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4H41M18.672S" table:style-name="ce2">
            <text:p>41:18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4H41M18.745S" table:style-name="ce2">
            <text:p>41:18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4H41M18.834S" table:style-name="ce2">
            <text:p>41:18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4H41M18.735S" table:style-name="ce2">
            <text:p>41:18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4H41M18.779S" table:style-name="ce2">
            <text:p>41:18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4H41M18.935S" table:style-name="ce2">
            <text:p>41:18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4H41M18.935S" table:style-name="ce2">
            <text:p>41:1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4H41M18.945S" table:style-name="ce2">
            <text:p>41:18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4H41M18.934S" table:style-name="ce2">
            <text:p>41:18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html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4H41M18.881S" table:style-name="ce2">
            <text:p>41:18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4H41M18.905S" table:style-name="ce2">
            <text:p>41:18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4H41M19.005S" table:style-name="ce2">
            <text:p>41:19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4H41M18.762S" table:style-name="ce2">
            <text:p>41:18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do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4H41M19.012S" table:style-name="ce2">
            <text:p>41:19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4H41M18.927S" table:style-name="ce2">
            <text:p>41:1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4H41M18.933S" table:style-name="ce2">
            <text:p>41:18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4H41M18.967S" table:style-name="ce2">
            <text:p>41:19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4H41M18.970S" table:style-name="ce2">
            <text:p>41:19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4H41M18.965S" table:style-name="ce2">
            <text:p>41:19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htm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4H41M19.035S" table:style-name="ce2">
            <text:p>41:19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4H41M19.050S" table:style-name="ce2">
            <text:p>41:19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4H41M19.043S" table:style-name="ce2">
            <text:p>41:19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4H41M19.067S" table:style-name="ce2">
            <text:p>41:19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4H41M19.067S" table:style-name="ce2">
            <text:p>41:19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4H41M19.091S" table:style-name="ce2">
            <text:p>41:19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4H41M19.097S" table:style-name="ce2">
            <text:p>41:19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html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4H41M19.129S" table:style-name="ce2">
            <text:p>41:19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4H41M19.109S" table:style-name="ce2">
            <text:p>41:19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html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4H41M19.159S" table:style-name="ce2">
            <text:p>41:19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4H41M19.149S" table:style-name="ce2">
            <text:p>41:19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4H41M19.178S" table:style-name="ce2">
            <text:p>41:19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4H41M19.183S" table:style-name="ce2">
            <text:p>41:19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4H41M19.187S" table:style-name="ce2">
            <text:p>41:19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4H41M19.198S" table:style-name="ce2">
            <text:p>41:19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4H41M19.209S" table:style-name="ce2">
            <text:p>41:19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4H41M19.218S" table:style-name="ce2">
            <text:p>41:19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4H41M19.227S" table:style-name="ce2">
            <text:p>41:19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4H41M19.240S" table:style-name="ce2">
            <text:p>41:19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4H41M19.254S" table:style-name="ce2">
            <text:p>41:19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4H41M19.282S" table:style-name="ce2">
            <text:p>41:19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4H41M19.288S" table:style-name="ce2">
            <text:p>41:19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4H41M19.291S" table:style-name="ce2">
            <text:p>41:19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4H41M19.307S" table:style-name="ce2">
            <text:p>41:19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4H41M19.319S" table:style-name="ce2">
            <text:p>41:19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4H41M19.330S" table:style-name="ce2">
            <text:p>41:19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4H41M19.337S" table:style-name="ce2">
            <text:p>41:19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4H41M19.358S" table:style-name="ce2">
            <text:p>41:19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4H41M19.360S" table:style-name="ce2">
            <text:p>41:19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4H41M19.370S" table:style-name="ce2">
            <text:p>41:19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4H41M19.393S" table:style-name="ce2">
            <text:p>41:19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4H41M19.406S" table:style-name="ce2">
            <text:p>41:19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4H41M19.425S" table:style-name="ce2">
            <text:p>41:19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4H41M19.440S" table:style-name="ce2">
            <text:p>41:19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4H41M19.444S" table:style-name="ce2">
            <text:p>41:19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4H41M19.468S" table:style-name="ce2">
            <text:p>41:19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4H41M19.477S" table:style-name="ce2">
            <text:p>41:19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4H41M19.479S" table:style-name="ce2">
            <text:p>41:19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4H41M19.477S" table:style-name="ce2">
            <text:p>41:19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4H41M19.518S" table:style-name="ce2">
            <text:p>41:19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4H41M19.521S" table:style-name="ce2">
            <text:p>41:19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4H41M19.528S" table:style-name="ce2">
            <text:p>41:19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4H41M19.552S" table:style-name="ce2">
            <text:p>41:19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4H41M19.569S" table:style-name="ce2">
            <text:p>41:19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4H41M19.579S" table:style-name="ce2">
            <text:p>41:19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4H41M19.589S" table:style-name="ce2">
            <text:p>41:19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4H41M19.592S" table:style-name="ce2">
            <text:p>41:19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4H41M19.593S" table:style-name="ce2">
            <text:p>41:19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4H41M19.624S" table:style-name="ce2">
            <text:p>41:19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4H41M19.626S" table:style-name="ce2">
            <text:p>41:19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4H41M19.642S" table:style-name="ce2">
            <text:p>41:19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4H41M19.078S" table:style-name="ce2">
            <text:p>41:19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do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4H41M19.661S" table:style-name="ce2">
            <text:p>41:19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4H41M19.027S" table:style-name="ce2">
            <text:p>41:19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do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4H41M19.662S" table:style-name="ce2">
            <text:p>41:19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4H41M19.669S" table:style-name="ce2">
            <text:p>41:19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4H41M19.694S" table:style-name="ce2">
            <text:p>41:19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4H41M19.699S" table:style-name="ce2">
            <text:p>41:19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4H41M19.700S" table:style-name="ce2">
            <text:p>41:19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4H41M19.726S" table:style-name="ce2">
            <text:p>41:19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4H41M19.731S" table:style-name="ce2">
            <text:p>41:19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4H41M19.767S" table:style-name="ce2">
            <text:p>41:19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4H41M19.775S" table:style-name="ce2">
            <text:p>41:19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4H41M19.776S" table:style-name="ce2">
            <text:p>41:19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4H41M19.083S" table:style-name="ce2">
            <text:p>41:19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do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4H41M19.810S" table:style-name="ce2">
            <text:p>41:19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4H41M19.819S" table:style-name="ce2">
            <text:p>41:19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4H41M19.821S" table:style-name="ce2">
            <text:p>41:19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4H41M19.838S" table:style-name="ce2">
            <text:p>41:19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4H41M19.848S" table:style-name="ce2">
            <text:p>41:19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4H41M19.881S" table:style-name="ce2">
            <text:p>41:19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4H41M19.885S" table:style-name="ce2">
            <text:p>41:19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4H41M19.909S" table:style-name="ce2">
            <text:p>41:19.9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4H41M19.955S" table:style-name="ce2">
            <text:p>41:20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4H41M19.983S" table:style-name="ce2">
            <text:p>41:20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4H41M19.082S" table:style-name="ce2">
            <text:p>41:19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do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4H41M19.056S" table:style-name="ce2">
            <text:p>41:19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do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4H41M19.059S" table:style-name="ce2">
            <text:p>41:19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do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4H41M19.057S" table:style-name="ce2">
            <text:p>41:19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do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4H41M19.069S" table:style-name="ce2">
            <text:p>41:19.1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do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4H41M19.079S" table:style-name="ce2">
            <text:p>41:19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do</text:p>
          </table:table-cell>
          <table:table-cell office:value-type="float" office:value="2148" table:style-name="ce1">
            <text:p>214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4H41M19.037S" table:style-name="ce2">
            <text:p>41:19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do</text:p>
          </table:table-cell>
          <table:table-cell office:value-type="float" office:value="2244" table:style-name="ce1">
            <text:p>224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4H41M19.099S" table:style-name="ce2">
            <text:p>41:19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do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4H41M19.068S" table:style-name="ce2">
            <text:p>41:19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do</text:p>
          </table:table-cell>
          <table:table-cell office:value-type="float" office:value="2288" table:style-name="ce1">
            <text:p>228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4H41M19.038S" table:style-name="ce2">
            <text:p>41:19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do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4H41M19.030S" table:style-name="ce2">
            <text:p>41:19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do</text:p>
          </table:table-cell>
          <table:table-cell office:value-type="float" office:value="2383" table:style-name="ce1">
            <text:p>2383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4H41M19.032S" table:style-name="ce2">
            <text:p>41:19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</text:p>
          </table:table-cell>
          <table:table-cell office:value-type="float" office:value="2429" table:style-name="ce1">
            <text:p>2429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4H41M19.046S" table:style-name="ce2">
            <text:p>41:19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do</text:p>
          </table:table-cell>
          <table:table-cell office:value-type="float" office:value="2430" table:style-name="ce1">
            <text:p>243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4H41M19.060S" table:style-name="ce2">
            <text:p>41:19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do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4H41M19.040S" table:style-name="ce2">
            <text:p>41:19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do</text:p>
          </table:table-cell>
          <table:table-cell office:value-type="float" office:value="2522" table:style-name="ce1">
            <text:p>2522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4H41M19.076S" table:style-name="ce2">
            <text:p>41:19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do</text:p>
          </table:table-cell>
          <table:table-cell office:value-type="float" office:value="2493" table:style-name="ce1">
            <text:p>2493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4H41M19.033S" table:style-name="ce2">
            <text:p>41:19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do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4H41M19.029S" table:style-name="ce2">
            <text:p>41:19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do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4H41M19.031S" table:style-name="ce2">
            <text:p>41:19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do</text:p>
          </table:table-cell>
          <table:table-cell office:value-type="float" office:value="2652" table:style-name="ce1">
            <text:p>265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4H41M21.570S" table:style-name="ce2">
            <text:p>41:21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4H41M21.460S" table:style-name="ce2">
            <text:p>41:21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home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4H41M21.415S" table:style-name="ce2">
            <text:p>41:21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4H41M21.400S" table:style-name="ce2">
            <text:p>41:21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4H41M21.520S" table:style-name="ce2">
            <text:p>41:21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4H41M21.560S" table:style-name="ce2">
            <text:p>41:21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4H41M21.315S" table:style-name="ce2">
            <text:p>41:21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4H41M21.280S" table:style-name="ce2">
            <text:p>41:21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4H41M21.355S" table:style-name="ce2">
            <text:p>41:21.4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4H41M21.225S" table:style-name="ce2">
            <text:p>41:21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4H41M21.475S" table:style-name="ce2">
            <text:p>41:21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4H41M20.970S" table:style-name="ce2">
            <text:p>41:21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4H41M20.945S" table:style-name="ce2">
            <text:p>41:20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4H41M20.530S" table:style-name="ce2">
            <text:p>41:20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4H41M20.520S" table:style-name="ce2">
            <text:p>41:20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4H41M20.065S" table:style-name="ce2">
            <text:p>41:20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4H41M19.985S" table:style-name="ce2">
            <text:p>41:20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login.do</text:p>
          </table:table-cell>
          <table:table-cell office:value-type="float" office:value="2166" table:style-name="ce1">
            <text:p>216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4H41M19.027S" table:style-name="ce2">
            <text:p>41:19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do</text:p>
          </table:table-cell>
          <table:table-cell office:value-type="float" office:value="3150" table:style-name="ce1">
            <text:p>315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4H41M19.960S" table:style-name="ce2">
            <text:p>41:20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login.do</text:p>
          </table:table-cell>
          <table:table-cell office:value-type="float" office:value="2215" table:style-name="ce1">
            <text:p>2215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4H41M19.914S" table:style-name="ce2">
            <text:p>41:19.9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login.do</text:p>
          </table:table-cell>
          <table:table-cell office:value-type="float" office:value="2308" table:style-name="ce1">
            <text:p>230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4H41M19.826S" table:style-name="ce2">
            <text:p>41:19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login.do</text:p>
          </table:table-cell>
          <table:table-cell office:value-type="float" office:value="2460" table:style-name="ce1">
            <text:p>246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4H41M19.887S" table:style-name="ce2">
            <text:p>41:19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login.do</text:p>
          </table:table-cell>
          <table:table-cell office:value-type="float" office:value="2408" table:style-name="ce1">
            <text:p>240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4H41M19.843S" table:style-name="ce2">
            <text:p>41:19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login.do</text:p>
          </table:table-cell>
          <table:table-cell office:value-type="float" office:value="2479" table:style-name="ce1">
            <text:p>247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4H41M19.824S" table:style-name="ce2">
            <text:p>41:19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login.do</text:p>
          </table:table-cell>
          <table:table-cell office:value-type="float" office:value="2513" table:style-name="ce1">
            <text:p>251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4H41M19.891S" table:style-name="ce2">
            <text:p>41:19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login.do</text:p>
          </table:table-cell>
          <table:table-cell office:value-type="float" office:value="2480" table:style-name="ce1">
            <text:p>248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4H41M19.815S" table:style-name="ce2">
            <text:p>41:19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login.do</text:p>
          </table:table-cell>
          <table:table-cell office:value-type="float" office:value="2596" table:style-name="ce1">
            <text:p>259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4H41M19.855S" table:style-name="ce2">
            <text:p>41:19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login.do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4H41M19.801S" table:style-name="ce2">
            <text:p>41:19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770" table:style-name="ce1">
            <text:p>277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4H41M19.782S" table:style-name="ce2">
            <text:p>41:19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login.do</text:p>
          </table:table-cell>
          <table:table-cell office:value-type="float" office:value="2828" table:style-name="ce1">
            <text:p>282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4H41M19.787S" table:style-name="ce2">
            <text:p>41:19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login.do</text:p>
          </table:table-cell>
          <table:table-cell office:value-type="float" office:value="2835" table:style-name="ce1">
            <text:p>2835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4H41M19.772S" table:style-name="ce2">
            <text:p>41:19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login.do</text:p>
          </table:table-cell>
          <table:table-cell office:value-type="float" office:value="2860" table:style-name="ce1">
            <text:p>286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4H41M19.735S" table:style-name="ce2">
            <text:p>41:19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login.do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4H41M19.731S" table:style-name="ce2">
            <text:p>41:19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login.do</text:p>
          </table:table-cell>
          <table:table-cell office:value-type="float" office:value="2979" table:style-name="ce1">
            <text:p>297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4H41M19.707S" table:style-name="ce2">
            <text:p>41:19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login.do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4H41M19.704S" table:style-name="ce2">
            <text:p>41:19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login.do</text:p>
          </table:table-cell>
          <table:table-cell office:value-type="float" office:value="3089" table:style-name="ce1">
            <text:p>308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4H41M19.699S" table:style-name="ce2">
            <text:p>41:19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login.do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4H41M19.672S" table:style-name="ce2">
            <text:p>41:19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login.do</text:p>
          </table:table-cell>
          <table:table-cell office:value-type="float" office:value="3190" table:style-name="ce1">
            <text:p>319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4H41M19.675S" table:style-name="ce2">
            <text:p>41:19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login.do</text:p>
          </table:table-cell>
          <table:table-cell office:value-type="float" office:value="3246" table:style-name="ce1">
            <text:p>324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4H41M19.634S" table:style-name="ce2">
            <text:p>41:19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do</text:p>
          </table:table-cell>
          <table:table-cell office:value-type="float" office:value="3336" table:style-name="ce1">
            <text:p>333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4H41M19.668S" table:style-name="ce2">
            <text:p>41:19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</text:p>
          </table:table-cell>
          <table:table-cell office:value-type="float" office:value="3359" table:style-name="ce1">
            <text:p>3359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4H41M19.673S" table:style-name="ce2">
            <text:p>41:19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</text:p>
          </table:table-cell>
          <table:table-cell office:value-type="float" office:value="3372" table:style-name="ce1">
            <text:p>3372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4H41M19.640S" table:style-name="ce2">
            <text:p>41:19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login.do</text:p>
          </table:table-cell>
          <table:table-cell office:value-type="float" office:value="3471" table:style-name="ce1">
            <text:p>347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4H41M19.666S" table:style-name="ce2">
            <text:p>41:19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login.do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4H41M19.651S" table:style-name="ce2">
            <text:p>41:19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login.do</text:p>
          </table:table-cell>
          <table:table-cell office:value-type="float" office:value="3549" table:style-name="ce1">
            <text:p>354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4H41M19.557S" table:style-name="ce2">
            <text:p>41:19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do</text:p>
          </table:table-cell>
          <table:table-cell office:value-type="float" office:value="3682" table:style-name="ce1">
            <text:p>368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4H41M19.595S" table:style-name="ce2">
            <text:p>41:19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do</text:p>
          </table:table-cell>
          <table:table-cell office:value-type="float" office:value="3665" table:style-name="ce1">
            <text:p>3665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4H41M19.534S" table:style-name="ce2">
            <text:p>41:19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do</text:p>
          </table:table-cell>
          <table:table-cell office:value-type="float" office:value="3726" table:style-name="ce1">
            <text:p>372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4H41M19.529S" table:style-name="ce2">
            <text:p>41:19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do</text:p>
          </table:table-cell>
          <table:table-cell office:value-type="float" office:value="3733" table:style-name="ce1">
            <text:p>373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4H41M19.584S" table:style-name="ce2">
            <text:p>41:19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login.do</text:p>
          </table:table-cell>
          <table:table-cell office:value-type="float" office:value="3681" table:style-name="ce1">
            <text:p>368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4H41M19.598S" table:style-name="ce2">
            <text:p>41:19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login.do</text:p>
          </table:table-cell>
          <table:table-cell office:value-type="float" office:value="3774" table:style-name="ce1">
            <text:p>377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4H41M19.575S" table:style-name="ce2">
            <text:p>41:19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login.do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4H41M19.526S" table:style-name="ce2">
            <text:p>41:19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login.do</text:p>
          </table:table-cell>
          <table:table-cell office:value-type="float" office:value="3933" table:style-name="ce1">
            <text:p>393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4H41M19.597S" table:style-name="ce2">
            <text:p>41:19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login.do</text:p>
          </table:table-cell>
          <table:table-cell office:value-type="float" office:value="3902" table:style-name="ce1">
            <text:p>390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4H41M19.400S" table:style-name="ce2">
            <text:p>41:19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do</text:p>
          </table:table-cell>
          <table:table-cell office:value-type="float" office:value="4139" table:style-name="ce1">
            <text:p>413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4H41M19.485S" table:style-name="ce2">
            <text:p>41:19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do</text:p>
          </table:table-cell>
          <table:table-cell office:value-type="float" office:value="4066" table:style-name="ce1">
            <text:p>406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4H41M19.430S" table:style-name="ce2">
            <text:p>41:19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do</text:p>
          </table:table-cell>
          <table:table-cell office:value-type="float" office:value="4198" table:style-name="ce1">
            <text:p>419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4H41M19.485S" table:style-name="ce2">
            <text:p>41:19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do</text:p>
          </table:table-cell>
          <table:table-cell office:value-type="float" office:value="4156" table:style-name="ce1">
            <text:p>415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4H41M19.446S" table:style-name="ce2">
            <text:p>41:19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login.do</text:p>
          </table:table-cell>
          <table:table-cell office:value-type="float" office:value="4233" table:style-name="ce1">
            <text:p>423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4H41M19.450S" table:style-name="ce2">
            <text:p>41:19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do</text:p>
          </table:table-cell>
          <table:table-cell office:value-type="float" office:value="4261" table:style-name="ce1">
            <text:p>426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4H41M19.484S" table:style-name="ce2">
            <text:p>41:19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login.do</text:p>
          </table:table-cell>
          <table:table-cell office:value-type="float" office:value="4268" table:style-name="ce1">
            <text:p>426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4H41M19.411S" table:style-name="ce2">
            <text:p>41:19.4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do</text:p>
          </table:table-cell>
          <table:table-cell office:value-type="float" office:value="4378" table:style-name="ce1">
            <text:p>437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4H41M19.379S" table:style-name="ce2">
            <text:p>41:19.4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do</text:p>
          </table:table-cell>
          <table:table-cell office:value-type="float" office:value="4469" table:style-name="ce1">
            <text:p>446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4H41M19.473S" table:style-name="ce2">
            <text:p>41:19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do</text:p>
          </table:table-cell>
          <table:table-cell office:value-type="float" office:value="4392" table:style-name="ce1">
            <text:p>439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4H41M19.365S" table:style-name="ce2">
            <text:p>41:19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do</text:p>
          </table:table-cell>
          <table:table-cell office:value-type="float" office:value="4526" table:style-name="ce1">
            <text:p>452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4H41M19.366S" table:style-name="ce2">
            <text:p>41:19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do</text:p>
          </table:table-cell>
          <table:table-cell office:value-type="float" office:value="4565" table:style-name="ce1">
            <text:p>4565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4H41M19.341S" table:style-name="ce2">
            <text:p>41:19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do</text:p>
          </table:table-cell>
          <table:table-cell office:value-type="float" office:value="4623" table:style-name="ce1">
            <text:p>462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4H41M19.335S" table:style-name="ce2">
            <text:p>41:19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do</text:p>
          </table:table-cell>
          <table:table-cell office:value-type="float" office:value="4664" table:style-name="ce1">
            <text:p>466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4H41M19.325S" table:style-name="ce2">
            <text:p>41:19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do</text:p>
          </table:table-cell>
          <table:table-cell office:value-type="float" office:value="4723" table:style-name="ce1">
            <text:p>472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4H41M19.312S" table:style-name="ce2">
            <text:p>41:19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do</text:p>
          </table:table-cell>
          <table:table-cell office:value-type="float" office:value="4763" table:style-name="ce1">
            <text:p>4763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4H41M19.299S" table:style-name="ce2">
            <text:p>41:19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do</text:p>
          </table:table-cell>
          <table:table-cell office:value-type="float" office:value="4807" table:style-name="ce1">
            <text:p>4807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4H41M19.297S" table:style-name="ce2">
            <text:p>41:19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do</text:p>
          </table:table-cell>
          <table:table-cell office:value-type="float" office:value="4846" table:style-name="ce1">
            <text:p>4846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4H41M19.291S" table:style-name="ce2">
            <text:p>41:19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do</text:p>
          </table:table-cell>
          <table:table-cell office:value-type="float" office:value="4887" table:style-name="ce1">
            <text:p>4887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4H41M19.262S" table:style-name="ce2">
            <text:p>41:19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do</text:p>
          </table:table-cell>
          <table:table-cell office:value-type="float" office:value="4948" table:style-name="ce1">
            <text:p>494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4H41M19.246S" table:style-name="ce2">
            <text:p>41:19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do</text:p>
          </table:table-cell>
          <table:table-cell office:value-type="float" office:value="5001" table:style-name="ce1">
            <text:p>500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4H41M19.235S" table:style-name="ce2">
            <text:p>41:19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do</text:p>
          </table:table-cell>
          <table:table-cell office:value-type="float" office:value="5048" table:style-name="ce1">
            <text:p>504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4H41M19.226S" table:style-name="ce2">
            <text:p>41:19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do</text:p>
          </table:table-cell>
          <table:table-cell office:value-type="float" office:value="5094" table:style-name="ce1">
            <text:p>509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4H41M19.216S" table:style-name="ce2">
            <text:p>41:19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do</text:p>
          </table:table-cell>
          <table:table-cell office:value-type="float" office:value="5174" table:style-name="ce1">
            <text:p>517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4H41M19.206S" table:style-name="ce2">
            <text:p>41:19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do</text:p>
          </table:table-cell>
          <table:table-cell office:value-type="float" office:value="5189" table:style-name="ce1">
            <text:p>518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4H41M19.195S" table:style-name="ce2">
            <text:p>41:19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do</text:p>
          </table:table-cell>
          <table:table-cell office:value-type="float" office:value="5232" table:style-name="ce1">
            <text:p>523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4H41M19.194S" table:style-name="ce2">
            <text:p>41:19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do</text:p>
          </table:table-cell>
          <table:table-cell office:value-type="float" office:value="5269" table:style-name="ce1">
            <text:p>526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4H41M19.185S" table:style-name="ce2">
            <text:p>41:19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do</text:p>
          </table:table-cell>
          <table:table-cell office:value-type="float" office:value="5314" table:style-name="ce1">
            <text:p>531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4H41M19.166S" table:style-name="ce2">
            <text:p>41:19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do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4H41M19.169S" table:style-name="ce2">
            <text:p>41:19.2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do</text:p>
          </table:table-cell>
          <table:table-cell office:value-type="float" office:value="5398" table:style-name="ce1">
            <text:p>539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4H41M19.166S" table:style-name="ce2">
            <text:p>41:19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do</text:p>
          </table:table-cell>
          <table:table-cell office:value-type="float" office:value="5441" table:style-name="ce1">
            <text:p>544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4H41M19.165S" table:style-name="ce2">
            <text:p>41:19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do</text:p>
          </table:table-cell>
          <table:table-cell office:value-type="float" office:value="5482" table:style-name="ce1">
            <text:p>548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4H41M19.161S" table:style-name="ce2">
            <text:p>41:19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do</text:p>
          </table:table-cell>
          <table:table-cell office:value-type="float" office:value="5564" table:style-name="ce1">
            <text:p>556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4H41M24.610S" table:style-name="ce2">
            <text:p>41:24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4H41M24.535S" table:style-name="ce2">
            <text:p>41:24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4H41M24.500S" table:style-name="ce2">
            <text:p>41:24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4H41M24.570S" table:style-name="ce2">
            <text:p>41:24.6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4H41M24.650S" table:style-name="ce2">
            <text:p>41:24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4H41M24.465S" table:style-name="ce2">
            <text:p>41:24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4H41M24.425S" table:style-name="ce2">
            <text:p>41:24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4H41M24.395S" table:style-name="ce2">
            <text:p>41:24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4H41M24.390S" table:style-name="ce2">
            <text:p>41:24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4H41M24.320S" table:style-name="ce2">
            <text:p>41:24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4H41M24.285S" table:style-name="ce2">
            <text:p>41:24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4H41M24.245S" table:style-name="ce2">
            <text:p>41:24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4H41M24.210S" table:style-name="ce2">
            <text:p>41:24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4H41M24.175S" table:style-name="ce2">
            <text:p>41:24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4H41M24.140S" table:style-name="ce2">
            <text:p>41:24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4H41M24.105S" table:style-name="ce2">
            <text:p>41:24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4H41M24.075S" table:style-name="ce2">
            <text:p>41:24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4H41M24.050S" table:style-name="ce2">
            <text:p>41:24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4H41M24.000S" table:style-name="ce2">
            <text:p>41:24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4H41M23.965S" table:style-name="ce2">
            <text:p>41:24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4H41M23.930S" table:style-name="ce2">
            <text:p>41:23.9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4H41M23.890S" table:style-name="ce2">
            <text:p>41:23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427" table:style-name="ce1">
            <text:p>142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4H41M21.685S" table:style-name="ce2">
            <text:p>41:21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</text:p>
          </table:table-cell>
          <table:table-cell office:value-type="float" office:value="3773" table:style-name="ce1">
            <text:p>377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4H41M21.890S" table:style-name="ce2">
            <text:p>41:21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home</text:p>
          </table:table-cell>
          <table:table-cell office:value-type="float" office:value="3584" table:style-name="ce1">
            <text:p>3584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4H41M23.865S" table:style-name="ce2">
            <text:p>41:23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4H41M23.850S" table:style-name="ce2">
            <text:p>41:23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4H41M23.750S" table:style-name="ce2">
            <text:p>41:23.8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</text:p>
          </table:table-cell>
          <table:table-cell office:value-type="float" office:value="2629" table:style-name="ce1">
            <text:p>262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4H41M23.710S" table:style-name="ce2">
            <text:p>41:23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2697" table:style-name="ce1">
            <text:p>269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4H41M23.680S" table:style-name="ce2">
            <text:p>41:23.7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</text:p>
          </table:table-cell>
          <table:table-cell office:value-type="float" office:value="2729" table:style-name="ce1">
            <text:p>272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4H41M23.640S" table:style-name="ce2">
            <text:p>41:23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784" table:style-name="ce1">
            <text:p>278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4H41M23.630S" table:style-name="ce2">
            <text:p>41:23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4H41M23.550S" table:style-name="ce2">
            <text:p>41:23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2904" table:style-name="ce1">
            <text:p>290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4H41M23.540S" table:style-name="ce2">
            <text:p>41:23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</text:p>
          </table:table-cell>
          <table:table-cell office:value-type="float" office:value="2925" table:style-name="ce1">
            <text:p>292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4H41M23.500S" table:style-name="ce2">
            <text:p>41:23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</text:p>
          </table:table-cell>
          <table:table-cell office:value-type="float" office:value="2980" table:style-name="ce1">
            <text:p>298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4H41M23.460S" table:style-name="ce2">
            <text:p>41:23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4H41M23.430S" table:style-name="ce2">
            <text:p>41:23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4H41M23.370S" table:style-name="ce2">
            <text:p>41:23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</text:p>
          </table:table-cell>
          <table:table-cell office:value-type="float" office:value="3146" table:style-name="ce1">
            <text:p>314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4H41M23.260S" table:style-name="ce2">
            <text:p>41:23.3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270" table:style-name="ce1">
            <text:p>327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4H41M23.265S" table:style-name="ce2">
            <text:p>41:23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275" table:style-name="ce1">
            <text:p>327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4H41M23.260S" table:style-name="ce2">
            <text:p>41:23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4H41M23.260S" table:style-name="ce2">
            <text:p>41:23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304" table:style-name="ce1">
            <text:p>330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4H41M23.245S" table:style-name="ce2">
            <text:p>41:23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327" table:style-name="ce1">
            <text:p>332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4H41M23.200S" table:style-name="ce2">
            <text:p>41:23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</text:p>
          </table:table-cell>
          <table:table-cell office:value-type="float" office:value="3388" table:style-name="ce1">
            <text:p>338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4H41M23.130S" table:style-name="ce2">
            <text:p>41:23.1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469" table:style-name="ce1">
            <text:p>346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4H41M23.110S" table:style-name="ce2">
            <text:p>41:23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4H41M23.045S" table:style-name="ce2">
            <text:p>41:23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home</text:p>
          </table:table-cell>
          <table:table-cell office:value-type="float" office:value="3575" table:style-name="ce1">
            <text:p>357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4H41M23.035S" table:style-name="ce2">
            <text:p>41:23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home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4H41M22.970S" table:style-name="ce2">
            <text:p>41:23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675" table:style-name="ce1">
            <text:p>367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4H41M22.920S" table:style-name="ce2">
            <text:p>41:22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737" table:style-name="ce1">
            <text:p>373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4H41M22.865S" table:style-name="ce2">
            <text:p>41:22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</text:p>
          </table:table-cell>
          <table:table-cell office:value-type="float" office:value="3807" table:style-name="ce1">
            <text:p>380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4H41M22.825S" table:style-name="ce2">
            <text:p>41:22.8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855" table:style-name="ce1">
            <text:p>385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4H41M22.790S" table:style-name="ce2">
            <text:p>41:22.8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3903" table:style-name="ce1">
            <text:p>390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4H41M22.750S" table:style-name="ce2">
            <text:p>41:22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</text:p>
          </table:table-cell>
          <table:table-cell office:value-type="float" office:value="3955" table:style-name="ce1">
            <text:p>395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4H41M22.710S" table:style-name="ce2">
            <text:p>41:22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4H41M22.675S" table:style-name="ce2">
            <text:p>41:22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064" table:style-name="ce1">
            <text:p>406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4H41M22.630S" table:style-name="ce2">
            <text:p>41:22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119" table:style-name="ce1">
            <text:p>4119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4H41M22.620S" table:style-name="ce2">
            <text:p>41:22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140" table:style-name="ce1">
            <text:p>414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4H41M22.610S" table:style-name="ce2">
            <text:p>41:22.6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</text:p>
          </table:table-cell>
          <table:table-cell office:value-type="float" office:value="4162" table:style-name="ce1">
            <text:p>4162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4H41M22.570S" table:style-name="ce2">
            <text:p>41:22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home</text:p>
          </table:table-cell>
          <table:table-cell office:value-type="float" office:value="4214" table:style-name="ce1">
            <text:p>421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4H41M22.445S" table:style-name="ce2">
            <text:p>41:22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351" table:style-name="ce1">
            <text:p>435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4H41M22.410S" table:style-name="ce2">
            <text:p>41:22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396" table:style-name="ce1">
            <text:p>439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4H41M22.370S" table:style-name="ce2">
            <text:p>41:22.4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446" table:style-name="ce1">
            <text:p>444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4H41M22.335S" table:style-name="ce2">
            <text:p>41:22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</text:p>
          </table:table-cell>
          <table:table-cell office:value-type="float" office:value="4496" table:style-name="ce1">
            <text:p>449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4H41M22.330S" table:style-name="ce2">
            <text:p>41:22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511" table:style-name="ce1">
            <text:p>451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4H41M22.300S" table:style-name="ce2">
            <text:p>41:22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554" table:style-name="ce1">
            <text:p>455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4H41M22.285S" table:style-name="ce2">
            <text:p>41:22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581" table:style-name="ce1">
            <text:p>458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4H41M22.180S" table:style-name="ce2">
            <text:p>41:22.2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696" table:style-name="ce1">
            <text:p>4696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4H41M22.220S" table:style-name="ce2">
            <text:p>41:22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668" table:style-name="ce1">
            <text:p>466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4H41M22.180S" table:style-name="ce2">
            <text:p>41:22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4720" table:style-name="ce1">
            <text:p>472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4H41M22.150S" table:style-name="ce2">
            <text:p>41:22.2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4762" table:style-name="ce1">
            <text:p>4762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4H41M22.110S" table:style-name="ce2">
            <text:p>41:22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home</text:p>
          </table:table-cell>
          <table:table-cell office:value-type="float" office:value="4816" table:style-name="ce1">
            <text:p>4816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4H41M22.090S" table:style-name="ce2">
            <text:p>41:22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home</text:p>
          </table:table-cell>
          <table:table-cell office:value-type="float" office:value="4842" table:style-name="ce1">
            <text:p>484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4H41M22.080S" table:style-name="ce2">
            <text:p>41:22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home</text:p>
          </table:table-cell>
          <table:table-cell office:value-type="float" office:value="4864" table:style-name="ce1">
            <text:p>486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4H41M22.040S" table:style-name="ce2">
            <text:p>41:22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home</text:p>
          </table:table-cell>
          <table:table-cell office:value-type="float" office:value="4919" table:style-name="ce1">
            <text:p>4919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4H41M22.025S" table:style-name="ce2">
            <text:p>41:22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home</text:p>
          </table:table-cell>
          <table:table-cell office:value-type="float" office:value="4943" table:style-name="ce1">
            <text:p>494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4H41M22.025S" table:style-name="ce2">
            <text:p>41:22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home</text:p>
          </table:table-cell>
          <table:table-cell office:value-type="float" office:value="4956" table:style-name="ce1">
            <text:p>495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4H41M22.025S" table:style-name="ce2">
            <text:p>41:22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home</text:p>
          </table:table-cell>
          <table:table-cell office:value-type="float" office:value="4967" table:style-name="ce1">
            <text:p>496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4H41M21.975S" table:style-name="ce2">
            <text:p>41:22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home</text:p>
          </table:table-cell>
          <table:table-cell office:value-type="float" office:value="5057" table:style-name="ce1">
            <text:p>505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4H41M21.975S" table:style-name="ce2">
            <text:p>41:22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home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4H41M21.975S" table:style-name="ce2">
            <text:p>41:22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home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4H41M21.945S" table:style-name="ce2">
            <text:p>41:21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home</text:p>
          </table:table-cell>
          <table:table-cell office:value-type="float" office:value="5104" table:style-name="ce1">
            <text:p>510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4H41M21.945S" table:style-name="ce2">
            <text:p>41:21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home</text:p>
          </table:table-cell>
          <table:table-cell office:value-type="float" office:value="5120" table:style-name="ce1">
            <text:p>5120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4H41M21.930S" table:style-name="ce2">
            <text:p>41:21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home</text:p>
          </table:table-cell>
          <table:table-cell office:value-type="float" office:value="5149" table:style-name="ce1">
            <text:p>5149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4H41M21.916S" table:style-name="ce2">
            <text:p>41:21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home</text:p>
          </table:table-cell>
          <table:table-cell office:value-type="float" office:value="5170" table:style-name="ce1">
            <text:p>5170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4H41M21.680S" table:style-name="ce2">
            <text:p>41:21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;jsessionid=1ulf4k4c0axy31vb3lvtfuz2hs</text:p>
          </table:table-cell>
          <table:table-cell office:value-type="float" office:value="5418" table:style-name="ce1">
            <text:p>541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4H41M21.680S" table:style-name="ce2">
            <text:p>41:2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</text:p>
          </table:table-cell>
          <table:table-cell office:value-type="float" office:value="5430" table:style-name="ce1">
            <text:p>5430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4H41M24.725S" table:style-name="ce2">
            <text:p>41:24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4H41M19.086S" table:style-name="ce2">
            <text:p>41:19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do</text:p>
          </table:table-cell>
          <table:table-cell office:value-type="float" office:value="8069" table:style-name="ce1">
            <text:p>806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4H41M24.985S" table:style-name="ce2">
            <text:p>41:25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home</text:p>
          </table:table-cell>
          <table:table-cell office:value-type="float" office:value="2247" table:style-name="ce1">
            <text:p>224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4H41M23.790S" table:style-name="ce2">
            <text:p>41:23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4H41M25.240S" table:style-name="ce2">
            <text:p>41:25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hom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4H41M25.230S" table:style-name="ce2">
            <text:p>41:25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home</text:p>
          </table:table-cell>
          <table:table-cell office:value-type="float" office:value="2039" table:style-name="ce1">
            <text:p>2039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4H41M25.180S" table:style-name="ce2">
            <text:p>41:25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home</text:p>
          </table:table-cell>
          <table:table-cell office:value-type="float" office:value="2136" table:style-name="ce1">
            <text:p>213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4H41M25.215S" table:style-name="ce2">
            <text:p>41:25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home</text:p>
          </table:table-cell>
          <table:table-cell office:value-type="float" office:value="2124" table:style-name="ce1">
            <text:p>212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4H41M25.205S" table:style-name="ce2">
            <text:p>41:25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home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4H41M25.190S" table:style-name="ce2">
            <text:p>41:25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home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4H41M25.165S" table:style-name="ce2">
            <text:p>41:25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home</text:p>
          </table:table-cell>
          <table:table-cell office:value-type="float" office:value="2227" table:style-name="ce1">
            <text:p>222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4H41M25.155S" table:style-name="ce2">
            <text:p>41:25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home</text:p>
          </table:table-cell>
          <table:table-cell office:value-type="float" office:value="2294" table:style-name="ce1">
            <text:p>229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4H41M25.145S" table:style-name="ce2">
            <text:p>41:25.1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home</text:p>
          </table:table-cell>
          <table:table-cell office:value-type="float" office:value="2330" table:style-name="ce1">
            <text:p>233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4H41M25.145S" table:style-name="ce2">
            <text:p>41:25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home</text:p>
          </table:table-cell>
          <table:table-cell office:value-type="float" office:value="2332" table:style-name="ce1">
            <text:p>233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4H41M25.140S" table:style-name="ce2">
            <text:p>41:25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home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4H41M25.140S" table:style-name="ce2">
            <text:p>41:25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home</text:p>
          </table:table-cell>
          <table:table-cell office:value-type="float" office:value="2426" table:style-name="ce1">
            <text:p>242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4H41M25.095S" table:style-name="ce2">
            <text:p>41:25.1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home</text:p>
          </table:table-cell>
          <table:table-cell office:value-type="float" office:value="2485" table:style-name="ce1">
            <text:p>248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4H41M25.075S" table:style-name="ce2">
            <text:p>41:25.1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home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4H41M25.135S" table:style-name="ce2">
            <text:p>41:25.1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home</text:p>
          </table:table-cell>
          <table:table-cell office:value-type="float" office:value="2527" table:style-name="ce1">
            <text:p>252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4H41M25.045S" table:style-name="ce2">
            <text:p>41:25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home</text:p>
          </table:table-cell>
          <table:table-cell office:value-type="float" office:value="2627" table:style-name="ce1">
            <text:p>262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4H41M25.065S" table:style-name="ce2">
            <text:p>41:25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home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4H41M25.030S" table:style-name="ce2">
            <text:p>41:25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home</text:p>
          </table:table-cell>
          <table:table-cell office:value-type="float" office:value="2677" table:style-name="ce1">
            <text:p>267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4H41M27.155S" table:style-name="ce2">
            <text:p>41:27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;jsessionid=1197tgiio6kkp17th1n7oib6uq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4H41M27.120S" table:style-name="ce2">
            <text:p>41:27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home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4H41M27.250S" table:style-name="ce2">
            <text:p>41:27.3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home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4H41M27.100S" table:style-name="ce2">
            <text:p>41:27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home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4H41M27.110S" table:style-name="ce2">
            <text:p>41:27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home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4H41M26.900S" table:style-name="ce2">
            <text:p>41:26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home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4H41M26.915S" table:style-name="ce2">
            <text:p>41:26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home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4H41M26.890S" table:style-name="ce2">
            <text:p>41:26.9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home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4H41M26.865S" table:style-name="ce2">
            <text:p>41:26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home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4H41M26.855S" table:style-name="ce2">
            <text:p>41:26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home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4H41M26.840S" table:style-name="ce2">
            <text:p>41:26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home</text:p>
          </table:table-cell>
          <table:table-cell office:value-type="float" office:value="1415" table:style-name="ce1">
            <text:p>141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4H41M26.830S" table:style-name="ce2">
            <text:p>41:26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home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4H41M26.880S" table:style-name="ce2">
            <text:p>41:26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home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4H41M26.820S" table:style-name="ce2">
            <text:p>41:26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home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4H41M26.805S" table:style-name="ce2">
            <text:p>41:26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home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4H41M26.795S" table:style-name="ce2">
            <text:p>41:26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home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4H41M26.760S" table:style-name="ce2">
            <text:p>41:26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home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4H41M26.775S" table:style-name="ce2">
            <text:p>41:26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home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4H41M26.750S" table:style-name="ce2">
            <text:p>41:26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home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4H41M26.740S" table:style-name="ce2">
            <text:p>41:2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home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4H41M26.705S" table:style-name="ce2">
            <text:p>41:26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home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4H41M26.695S" table:style-name="ce2">
            <text:p>41:26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home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4H41M26.680S" table:style-name="ce2">
            <text:p>41:2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home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4H41M26.670S" table:style-name="ce2">
            <text:p>41:26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home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4H41M26.660S" table:style-name="ce2">
            <text:p>41:26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home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4H41M26.720S" table:style-name="ce2">
            <text:p>41:26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home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4H41M26.645S" table:style-name="ce2">
            <text:p>41:26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home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4H41M26.610S" table:style-name="ce2">
            <text:p>41:26.6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home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4H41M26.545S" table:style-name="ce2">
            <text:p>41:2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home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4H41M26.585S" table:style-name="ce2">
            <text:p>41:26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home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4H41M26.575S" table:style-name="ce2">
            <text:p>41:26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home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4H41M26.565S" table:style-name="ce2">
            <text:p>41:26.6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home</text:p>
          </table:table-cell>
          <table:table-cell office:value-type="float" office:value="2367" table:style-name="ce1">
            <text:p>236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4H41M26.555S" table:style-name="ce2">
            <text:p>41:26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home</text:p>
          </table:table-cell>
          <table:table-cell office:value-type="float" office:value="2388" table:style-name="ce1">
            <text:p>238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4H41M26.530S" table:style-name="ce2">
            <text:p>41:26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home</text:p>
          </table:table-cell>
          <table:table-cell office:value-type="float" office:value="2446" table:style-name="ce1">
            <text:p>244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4H41M26.600S" table:style-name="ce2">
            <text:p>41:26.6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home</text:p>
          </table:table-cell>
          <table:table-cell office:value-type="float" office:value="2390" table:style-name="ce1">
            <text:p>239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4H41M26.515S" table:style-name="ce2">
            <text:p>41:26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home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4H41M26.490S" table:style-name="ce2">
            <text:p>41:26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home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4H41M26.480S" table:style-name="ce2">
            <text:p>41:26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home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4H41M26.465S" table:style-name="ce2">
            <text:p>41:26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home</text:p>
          </table:table-cell>
          <table:table-cell office:value-type="float" office:value="2701" table:style-name="ce1">
            <text:p>270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4H41M26.505S" table:style-name="ce2">
            <text:p>41:26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home</text:p>
          </table:table-cell>
          <table:table-cell office:value-type="float" office:value="2675" table:style-name="ce1">
            <text:p>267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4H41M26.455S" table:style-name="ce2">
            <text:p>41:26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home</text:p>
          </table:table-cell>
          <table:table-cell office:value-type="float" office:value="2735" table:style-name="ce1">
            <text:p>27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4H41M26.445S" table:style-name="ce2">
            <text:p>41:26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home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4H41M26.425S" table:style-name="ce2">
            <text:p>41:26.4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home</text:p>
          </table:table-cell>
          <table:table-cell office:value-type="float" office:value="2855" table:style-name="ce1">
            <text:p>285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4H41M26.410S" table:style-name="ce2">
            <text:p>41:26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home</text:p>
          </table:table-cell>
          <table:table-cell office:value-type="float" office:value="2888" table:style-name="ce1">
            <text:p>288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4H41M26.410S" table:style-name="ce2">
            <text:p>41:26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home</text:p>
          </table:table-cell>
          <table:table-cell office:value-type="float" office:value="2897" table:style-name="ce1">
            <text:p>289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4H41M26.380S" table:style-name="ce2">
            <text:p>41:26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home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4H41M25.780S" table:style-name="ce2">
            <text:p>41:25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home</text:p>
          </table:table-cell>
          <table:table-cell office:value-type="float" office:value="3548" table:style-name="ce1">
            <text:p>354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4H41M25.515S" table:style-name="ce2">
            <text:p>41:25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home</text:p>
          </table:table-cell>
          <table:table-cell office:value-type="float" office:value="3857" table:style-name="ce1">
            <text:p>385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4H41M25.460S" table:style-name="ce2">
            <text:p>41:25.5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home</text:p>
          </table:table-cell>
          <table:table-cell office:value-type="float" office:value="3973" table:style-name="ce1">
            <text:p>397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4H41M25.320S" table:style-name="ce2">
            <text:p>41:25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home</text:p>
          </table:table-cell>
          <table:table-cell office:value-type="float" office:value="4121" table:style-name="ce1">
            <text:p>412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4H41M25.305S" table:style-name="ce2">
            <text:p>41:25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home</text:p>
          </table:table-cell>
          <table:table-cell office:value-type="float" office:value="4147" table:style-name="ce1">
            <text:p>414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4H41M25.280S" table:style-name="ce2">
            <text:p>41:25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home</text:p>
          </table:table-cell>
          <table:table-cell office:value-type="float" office:value="4212" table:style-name="ce1">
            <text:p>421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4H41M27.840S" table:style-name="ce2">
            <text:p>41:27.8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home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4H41M28.135S" table:style-name="ce2">
            <text:p>41:28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Success</text:p>
          </table:table-cell>
          <table:table-cell office:value-type="float" office:value="217981" table:style-name="ce1">
            <text:p>217981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4H41M21.900S" table:style-name="ce2">
            <text:p>41:21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8657" table:style-name="ce1">
            <text:p>8657</text:p>
          </table:table-cell>
          <table:table-cell office:value-type="string" table:style-name="ce1">
            <text:p>Success</text:p>
          </table:table-cell>
          <table:table-cell office:value-type="float" office:value="218703" table:style-name="ce1">
            <text:p>218703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4H41M28.365S" table:style-name="ce2">
            <text:p>41:28.4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2228" table:style-name="ce1">
            <text:p>2228</text:p>
          </table:table-cell>
          <table:table-cell office:value-type="string" table:style-name="ce1">
            <text:p>Success</text:p>
          </table:table-cell>
          <table:table-cell office:value-type="float" office:value="217983" table:style-name="ce1">
            <text:p>217983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4H41M29.495S" table:style-name="ce2">
            <text:p>41:29.5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217986" table:style-name="ce1">
            <text:p>217986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4H41M28.455S" table:style-name="ce2">
            <text:p>41:28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288" table:style-name="ce1">
            <text:p>2288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4H41M28.445S" table:style-name="ce2">
            <text:p>41:28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2396" table:style-name="ce1">
            <text:p>2396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4H41M27.050S" table:style-name="ce2">
            <text:p>41:27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3819" table:style-name="ce1">
            <text:p>3819</text:p>
          </table:table-cell>
          <table:table-cell office:value-type="string" table:style-name="ce1">
            <text:p>Success</text:p>
          </table:table-cell>
          <table:table-cell office:value-type="float" office:value="217985" table:style-name="ce1">
            <text:p>217985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4H41M28.320S" table:style-name="ce2">
            <text:p>41:28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2738" table:style-name="ce1">
            <text:p>2738</text:p>
          </table:table-cell>
          <table:table-cell office:value-type="string" table:style-name="ce1">
            <text:p>Success</text:p>
          </table:table-cell>
          <table:table-cell office:value-type="float" office:value="217982" table:style-name="ce1">
            <text:p>217982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4H41M29.300S" table:style-name="ce2">
            <text:p>41:29.3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Success</text:p>
          </table:table-cell>
          <table:table-cell office:value-type="float" office:value="217985" table:style-name="ce1">
            <text:p>217985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4H41M28.690S" table:style-name="ce2">
            <text:p>41:28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393" table:style-name="ce1">
            <text:p>2393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4H41M28.260S" table:style-name="ce2">
            <text:p>41:28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2851" table:style-name="ce1">
            <text:p>2851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4H41M26.945S" table:style-name="ce2">
            <text:p>41:26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4177" table:style-name="ce1">
            <text:p>4177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4H41M28.705S" table:style-name="ce2">
            <text:p>41:28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Success</text:p>
          </table:table-cell>
          <table:table-cell office:value-type="float" office:value="217984" table:style-name="ce1">
            <text:p>217984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4H41M27.315S" table:style-name="ce2">
            <text:p>41:27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4226" table:style-name="ce1">
            <text:p>4226</text:p>
          </table:table-cell>
          <table:table-cell office:value-type="string" table:style-name="ce1">
            <text:p>Success</text:p>
          </table:table-cell>
          <table:table-cell office:value-type="float" office:value="218063" table:style-name="ce1">
            <text:p>218063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4H41M29.320S" table:style-name="ce2">
            <text:p>41:29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Success</text:p>
          </table:table-cell>
          <table:table-cell office:value-type="float" office:value="217985" table:style-name="ce1">
            <text:p>217985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4H41M28.915S" table:style-name="ce2">
            <text:p>41:28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658" table:style-name="ce1">
            <text:p>2658</text:p>
          </table:table-cell>
          <table:table-cell office:value-type="string" table:style-name="ce1">
            <text:p>Success</text:p>
          </table:table-cell>
          <table:table-cell office:value-type="float" office:value="218058" table:style-name="ce1">
            <text:p>218058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4H41M27.970S" table:style-name="ce2">
            <text:p>41:28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647" table:style-name="ce1">
            <text:p>3647</text:p>
          </table:table-cell>
          <table:table-cell office:value-type="string" table:style-name="ce1">
            <text:p>Success</text:p>
          </table:table-cell>
          <table:table-cell office:value-type="float" office:value="217973" table:style-name="ce1">
            <text:p>217973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4H41M27.270S" table:style-name="ce2">
            <text:p>41:27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4361" table:style-name="ce1">
            <text:p>4361</text:p>
          </table:table-cell>
          <table:table-cell office:value-type="string" table:style-name="ce1">
            <text:p>Success</text:p>
          </table:table-cell>
          <table:table-cell office:value-type="float" office:value="217986" table:style-name="ce1">
            <text:p>217986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4H41M28.490S" table:style-name="ce2">
            <text:p>41:28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3241" table:style-name="ce1">
            <text:p>3241</text:p>
          </table:table-cell>
          <table:table-cell office:value-type="string" table:style-name="ce1">
            <text:p>Success</text:p>
          </table:table-cell>
          <table:table-cell office:value-type="float" office:value="217989" table:style-name="ce1">
            <text:p>217989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4H41M28.940S" table:style-name="ce2">
            <text:p>41:28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798" table:style-name="ce1">
            <text:p>2798</text:p>
          </table:table-cell>
          <table:table-cell office:value-type="string" table:style-name="ce1">
            <text:p>Success</text:p>
          </table:table-cell>
          <table:table-cell office:value-type="float" office:value="217993" table:style-name="ce1">
            <text:p>217993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4H41M28.720S" table:style-name="ce2">
            <text:p>41:28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3167" table:style-name="ce1">
            <text:p>3167</text:p>
          </table:table-cell>
          <table:table-cell office:value-type="string" table:style-name="ce1">
            <text:p>Success</text:p>
          </table:table-cell>
          <table:table-cell office:value-type="float" office:value="218063" table:style-name="ce1">
            <text:p>218063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4H41M28.900S" table:style-name="ce2">
            <text:p>41:28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3001" table:style-name="ce1">
            <text:p>3001</text:p>
          </table:table-cell>
          <table:table-cell office:value-type="string" table:style-name="ce1">
            <text:p>Success</text:p>
          </table:table-cell>
          <table:table-cell office:value-type="float" office:value="217992" table:style-name="ce1">
            <text:p>217992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4H41M28.885S" table:style-name="ce2">
            <text:p>41:28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3055" table:style-name="ce1">
            <text:p>3055</text:p>
          </table:table-cell>
          <table:table-cell office:value-type="string" table:style-name="ce1">
            <text:p>Success</text:p>
          </table:table-cell>
          <table:table-cell office:value-type="float" office:value="218141" table:style-name="ce1">
            <text:p>21814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4H41M27.085S" table:style-name="ce2">
            <text:p>41:27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5007" table:style-name="ce1">
            <text:p>5007</text:p>
          </table:table-cell>
          <table:table-cell office:value-type="string" table:style-name="ce1">
            <text:p>Success</text:p>
          </table:table-cell>
          <table:table-cell office:value-type="float" office:value="217978" table:style-name="ce1">
            <text:p>217978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4H41M29.105S" table:style-name="ce2">
            <text:p>41:29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3001" table:style-name="ce1">
            <text:p>3001</text:p>
          </table:table-cell>
          <table:table-cell office:value-type="string" table:style-name="ce1">
            <text:p>Success</text:p>
          </table:table-cell>
          <table:table-cell office:value-type="float" office:value="217991" table:style-name="ce1">
            <text:p>217991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4H41M27.040S" table:style-name="ce2">
            <text:p>41:27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5074" table:style-name="ce1">
            <text:p>5074</text:p>
          </table:table-cell>
          <table:table-cell office:value-type="string" table:style-name="ce1">
            <text:p>Success</text:p>
          </table:table-cell>
          <table:table-cell office:value-type="float" office:value="218070" table:style-name="ce1">
            <text:p>218070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4H41M28.545S" table:style-name="ce2">
            <text:p>41:28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3580" table:style-name="ce1">
            <text:p>3580</text:p>
          </table:table-cell>
          <table:table-cell office:value-type="string" table:style-name="ce1">
            <text:p>Success</text:p>
          </table:table-cell>
          <table:table-cell office:value-type="float" office:value="218141" table:style-name="ce1">
            <text:p>218141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4H41M26.620S" table:style-name="ce2">
            <text:p>41:26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5572" table:style-name="ce1">
            <text:p>5572</text:p>
          </table:table-cell>
          <table:table-cell office:value-type="string" table:style-name="ce1">
            <text:p>Success</text:p>
          </table:table-cell>
          <table:table-cell office:value-type="float" office:value="218068" table:style-name="ce1">
            <text:p>218068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4H41M27.360S" table:style-name="ce2">
            <text:p>41:27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4835" table:style-name="ce1">
            <text:p>4835</text:p>
          </table:table-cell>
          <table:table-cell office:value-type="string" table:style-name="ce1">
            <text:p>Success</text:p>
          </table:table-cell>
          <table:table-cell office:value-type="float" office:value="217990" table:style-name="ce1">
            <text:p>217990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4H41M29.190S" table:style-name="ce2">
            <text:p>41:29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089" table:style-name="ce1">
            <text:p>3089</text:p>
          </table:table-cell>
          <table:table-cell office:value-type="string" table:style-name="ce1">
            <text:p>Success</text:p>
          </table:table-cell>
          <table:table-cell office:value-type="float" office:value="217992" table:style-name="ce1">
            <text:p>217992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4H41M28.645S" table:style-name="ce2">
            <text:p>41:28.6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3682" table:style-name="ce1">
            <text:p>3682</text:p>
          </table:table-cell>
          <table:table-cell office:value-type="string" table:style-name="ce1">
            <text:p>Success</text:p>
          </table:table-cell>
          <table:table-cell office:value-type="float" office:value="218070" table:style-name="ce1">
            <text:p>218070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4H41M29.920S" table:style-name="ce2">
            <text:p>41:29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412" table:style-name="ce1">
            <text:p>2412</text:p>
          </table:table-cell>
          <table:table-cell office:value-type="string" table:style-name="ce1">
            <text:p>Success</text:p>
          </table:table-cell>
          <table:table-cell office:value-type="float" office:value="218071" table:style-name="ce1">
            <text:p>218071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4H41M27.080S" table:style-name="ce2">
            <text:p>41:27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5275" table:style-name="ce1">
            <text:p>5275</text:p>
          </table:table-cell>
          <table:table-cell office:value-type="string" table:style-name="ce1">
            <text:p>Success</text:p>
          </table:table-cell>
          <table:table-cell office:value-type="float" office:value="218060" table:style-name="ce1">
            <text:p>218060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4H41M28.990S" table:style-name="ce2">
            <text:p>41:29.0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3394" table:style-name="ce1">
            <text:p>3394</text:p>
          </table:table-cell>
          <table:table-cell office:value-type="string" table:style-name="ce1">
            <text:p>Success</text:p>
          </table:table-cell>
          <table:table-cell office:value-type="float" office:value="217997" table:style-name="ce1">
            <text:p>217997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4H41M27.340S" table:style-name="ce2">
            <text:p>41:27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5047" table:style-name="ce1">
            <text:p>5047</text:p>
          </table:table-cell>
          <table:table-cell office:value-type="string" table:style-name="ce1">
            <text:p>Success</text:p>
          </table:table-cell>
          <table:table-cell office:value-type="float" office:value="218073" table:style-name="ce1">
            <text:p>218073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4H41M26.980S" table:style-name="ce2">
            <text:p>41:27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5452" table:style-name="ce1">
            <text:p>5452</text:p>
          </table:table-cell>
          <table:table-cell office:value-type="string" table:style-name="ce1">
            <text:p>Success</text:p>
          </table:table-cell>
          <table:table-cell office:value-type="float" office:value="217994" table:style-name="ce1">
            <text:p>217994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4H41M27.230S" table:style-name="ce2">
            <text:p>41:27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5237" table:style-name="ce1">
            <text:p>5237</text:p>
          </table:table-cell>
          <table:table-cell office:value-type="string" table:style-name="ce1">
            <text:p>Success</text:p>
          </table:table-cell>
          <table:table-cell office:value-type="float" office:value="217995" table:style-name="ce1">
            <text:p>217995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4H41M29.170S" table:style-name="ce2">
            <text:p>41:29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3326" table:style-name="ce1">
            <text:p>3326</text:p>
          </table:table-cell>
          <table:table-cell office:value-type="string" table:style-name="ce1">
            <text:p>Success</text:p>
          </table:table-cell>
          <table:table-cell office:value-type="float" office:value="218138" table:style-name="ce1">
            <text:p>218138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4H41M26.990S" table:style-name="ce2">
            <text:p>41:27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5508" table:style-name="ce1">
            <text:p>5508</text:p>
          </table:table-cell>
          <table:table-cell office:value-type="string" table:style-name="ce1">
            <text:p>Success</text:p>
          </table:table-cell>
          <table:table-cell office:value-type="float" office:value="218001" table:style-name="ce1">
            <text:p>218001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4H41M28.085S" table:style-name="ce2">
            <text:p>41:28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4440" table:style-name="ce1">
            <text:p>4440</text:p>
          </table:table-cell>
          <table:table-cell office:value-type="string" table:style-name="ce1">
            <text:p>Success</text:p>
          </table:table-cell>
          <table:table-cell office:value-type="float" office:value="218142" table:style-name="ce1">
            <text:p>218142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4H41M29.455S" table:style-name="ce2">
            <text:p>41:29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217996" table:style-name="ce1">
            <text:p>217996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4H41M27.475S" table:style-name="ce2">
            <text:p>41:27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5084" table:style-name="ce1">
            <text:p>5084</text:p>
          </table:table-cell>
          <table:table-cell office:value-type="string" table:style-name="ce1">
            <text:p>Success</text:p>
          </table:table-cell>
          <table:table-cell office:value-type="float" office:value="218073" table:style-name="ce1">
            <text:p>218073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4H41M27.260S" table:style-name="ce2">
            <text:p>41:27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5331" table:style-name="ce1">
            <text:p>5331</text:p>
          </table:table-cell>
          <table:table-cell office:value-type="string" table:style-name="ce1">
            <text:p>Success</text:p>
          </table:table-cell>
          <table:table-cell office:value-type="float" office:value="218222" table:style-name="ce1">
            <text:p>218222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4H41M29.285S" table:style-name="ce2">
            <text:p>41:29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3352" table:style-name="ce1">
            <text:p>3352</text:p>
          </table:table-cell>
          <table:table-cell office:value-type="string" table:style-name="ce1">
            <text:p>Success</text:p>
          </table:table-cell>
          <table:table-cell office:value-type="float" office:value="217993" table:style-name="ce1">
            <text:p>217993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4H41M29.095S" table:style-name="ce2">
            <text:p>41:29.1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3567" table:style-name="ce1">
            <text:p>3567</text:p>
          </table:table-cell>
          <table:table-cell office:value-type="string" table:style-name="ce1">
            <text:p>Success</text:p>
          </table:table-cell>
          <table:table-cell office:value-type="float" office:value="218143" table:style-name="ce1">
            <text:p>218143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4H41M27.665S" table:style-name="ce2">
            <text:p>41:27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Success</text:p>
          </table:table-cell>
          <table:table-cell office:value-type="float" office:value="217997" table:style-name="ce1">
            <text:p>217997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4H41M28.745S" table:style-name="ce2">
            <text:p>41:28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3966" table:style-name="ce1">
            <text:p>3966</text:p>
          </table:table-cell>
          <table:table-cell office:value-type="string" table:style-name="ce1">
            <text:p>Success</text:p>
          </table:table-cell>
          <table:table-cell office:value-type="float" office:value="217997" table:style-name="ce1">
            <text:p>217997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4H41M27.580S" table:style-name="ce2">
            <text:p>41:27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5134" table:style-name="ce1">
            <text:p>5134</text:p>
          </table:table-cell>
          <table:table-cell office:value-type="string" table:style-name="ce1">
            <text:p>Success</text:p>
          </table:table-cell>
          <table:table-cell office:value-type="float" office:value="218078" table:style-name="ce1">
            <text:p>218078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4H41M27.035S" table:style-name="ce2">
            <text:p>41:27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5705" table:style-name="ce1">
            <text:p>5705</text:p>
          </table:table-cell>
          <table:table-cell office:value-type="string" table:style-name="ce1">
            <text:p>Success</text:p>
          </table:table-cell>
          <table:table-cell office:value-type="float" office:value="218075" table:style-name="ce1">
            <text:p>218075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4H41M27.350S" table:style-name="ce2">
            <text:p>41:27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5420" table:style-name="ce1">
            <text:p>5420</text:p>
          </table:table-cell>
          <table:table-cell office:value-type="string" table:style-name="ce1">
            <text:p>Success</text:p>
          </table:table-cell>
          <table:table-cell office:value-type="float" office:value="218073" table:style-name="ce1">
            <text:p>218073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4H41M26.970S" table:style-name="ce2">
            <text:p>41:27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5929" table:style-name="ce1">
            <text:p>5929</text:p>
          </table:table-cell>
          <table:table-cell office:value-type="string" table:style-name="ce1">
            <text:p>Success</text:p>
          </table:table-cell>
          <table:table-cell office:value-type="float" office:value="217985" table:style-name="ce1">
            <text:p>217985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4H41M28.630S" table:style-name="ce2">
            <text:p>41:28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4321" table:style-name="ce1">
            <text:p>4321</text:p>
          </table:table-cell>
          <table:table-cell office:value-type="string" table:style-name="ce1">
            <text:p>Success</text:p>
          </table:table-cell>
          <table:table-cell office:value-type="float" office:value="218077" table:style-name="ce1">
            <text:p>218077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4H41M29.435S" table:style-name="ce2">
            <text:p>41:29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3531" table:style-name="ce1">
            <text:p>3531</text:p>
          </table:table-cell>
          <table:table-cell office:value-type="string" table:style-name="ce1">
            <text:p>Success</text:p>
          </table:table-cell>
          <table:table-cell office:value-type="float" office:value="218188" table:style-name="ce1">
            <text:p>218188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4H41M26.935S" table:style-name="ce2">
            <text:p>41:26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6048" table:style-name="ce1">
            <text:p>6048</text:p>
          </table:table-cell>
          <table:table-cell office:value-type="string" table:style-name="ce1">
            <text:p>Success</text:p>
          </table:table-cell>
          <table:table-cell office:value-type="float" office:value="218075" table:style-name="ce1">
            <text:p>218075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4H41M27.710S" table:style-name="ce2">
            <text:p>41:27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Success</text:p>
          </table:table-cell>
          <table:table-cell office:value-type="float" office:value="218190" table:style-name="ce1">
            <text:p>218190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4H41M28.620S" table:style-name="ce2">
            <text:p>41:28.6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4386" table:style-name="ce1">
            <text:p>4386</text:p>
          </table:table-cell>
          <table:table-cell office:value-type="string" table:style-name="ce1">
            <text:p>Success</text:p>
          </table:table-cell>
          <table:table-cell office:value-type="float" office:value="218186" table:style-name="ce1">
            <text:p>218186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4H41M28.105S" table:style-name="ce2">
            <text:p>41:28.1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4905" table:style-name="ce1">
            <text:p>4905</text:p>
          </table:table-cell>
          <table:table-cell office:value-type="string" table:style-name="ce1">
            <text:p>Success</text:p>
          </table:table-cell>
          <table:table-cell office:value-type="float" office:value="218220" table:style-name="ce1">
            <text:p>218220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4H41M27.945S" table:style-name="ce2">
            <text:p>41:27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218116" table:style-name="ce1">
            <text:p>218116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4H41M27.675S" table:style-name="ce2">
            <text:p>41:27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5351" table:style-name="ce1">
            <text:p>5351</text:p>
          </table:table-cell>
          <table:table-cell office:value-type="string" table:style-name="ce1">
            <text:p>Success</text:p>
          </table:table-cell>
          <table:table-cell office:value-type="float" office:value="218228" table:style-name="ce1">
            <text:p>218228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4H41M28.200S" table:style-name="ce2">
            <text:p>41:28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4829" table:style-name="ce1">
            <text:p>4829</text:p>
          </table:table-cell>
          <table:table-cell office:value-type="string" table:style-name="ce1">
            <text:p>Success</text:p>
          </table:table-cell>
          <table:table-cell office:value-type="float" office:value="218149" table:style-name="ce1">
            <text:p>218149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4H41M27.070S" table:style-name="ce2">
            <text:p>41:27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5976" table:style-name="ce1">
            <text:p>5976</text:p>
          </table:table-cell>
          <table:table-cell office:value-type="string" table:style-name="ce1">
            <text:p>Success</text:p>
          </table:table-cell>
          <table:table-cell office:value-type="float" office:value="217991" table:style-name="ce1">
            <text:p>217991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4H41M25.475S" table:style-name="ce2">
            <text:p>41:25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7581" table:style-name="ce1">
            <text:p>7581</text:p>
          </table:table-cell>
          <table:table-cell office:value-type="string" table:style-name="ce1">
            <text:p>Success</text:p>
          </table:table-cell>
          <table:table-cell office:value-type="float" office:value="218179" table:style-name="ce1">
            <text:p>218179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4H41M29.310S" table:style-name="ce2">
            <text:p>41:29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Success</text:p>
          </table:table-cell>
          <table:table-cell office:value-type="float" office:value="218151" table:style-name="ce1">
            <text:p>218151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4H41M29.180S" table:style-name="ce2">
            <text:p>41:29.2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3918" table:style-name="ce1">
            <text:p>3918</text:p>
          </table:table-cell>
          <table:table-cell office:value-type="string" table:style-name="ce1">
            <text:p>Success</text:p>
          </table:table-cell>
          <table:table-cell office:value-type="float" office:value="218005" table:style-name="ce1">
            <text:p>218005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4H41M27.880S" table:style-name="ce2">
            <text:p>41:27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5276" table:style-name="ce1">
            <text:p>5276</text:p>
          </table:table-cell>
          <table:table-cell office:value-type="string" table:style-name="ce1">
            <text:p>Success</text:p>
          </table:table-cell>
          <table:table-cell office:value-type="float" office:value="218121" table:style-name="ce1">
            <text:p>218121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4H41M28.470S" table:style-name="ce2">
            <text:p>41:28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4705" table:style-name="ce1">
            <text:p>4705</text:p>
          </table:table-cell>
          <table:table-cell office:value-type="string" table:style-name="ce1">
            <text:p>Success</text:p>
          </table:table-cell>
          <table:table-cell office:value-type="float" office:value="218155" table:style-name="ce1">
            <text:p>218155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4H41M27.050S" table:style-name="ce2">
            <text:p>41:27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6145" table:style-name="ce1">
            <text:p>6145</text:p>
          </table:table-cell>
          <table:table-cell office:value-type="string" table:style-name="ce1">
            <text:p>Success</text:p>
          </table:table-cell>
          <table:table-cell office:value-type="float" office:value="218080" table:style-name="ce1">
            <text:p>218080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4H41M28.980S" table:style-name="ce2">
            <text:p>41:29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4237" table:style-name="ce1">
            <text:p>4237</text:p>
          </table:table-cell>
          <table:table-cell office:value-type="string" table:style-name="ce1">
            <text:p>Success</text:p>
          </table:table-cell>
          <table:table-cell office:value-type="float" office:value="218195" table:style-name="ce1">
            <text:p>218195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4H41M27.895S" table:style-name="ce2">
            <text:p>41:27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5339" table:style-name="ce1">
            <text:p>5339</text:p>
          </table:table-cell>
          <table:table-cell office:value-type="string" table:style-name="ce1">
            <text:p>Success</text:p>
          </table:table-cell>
          <table:table-cell office:value-type="float" office:value="217994" table:style-name="ce1">
            <text:p>217994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4H41M27.450S" table:style-name="ce2">
            <text:p>41:27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5781" table:style-name="ce1">
            <text:p>5781</text:p>
          </table:table-cell>
          <table:table-cell office:value-type="string" table:style-name="ce1">
            <text:p>Success</text:p>
          </table:table-cell>
          <table:table-cell office:value-type="float" office:value="218191" table:style-name="ce1">
            <text:p>218191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4H41M27.605S" table:style-name="ce2">
            <text:p>41:27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5650" table:style-name="ce1">
            <text:p>5650</text:p>
          </table:table-cell>
          <table:table-cell office:value-type="string" table:style-name="ce1">
            <text:p>Success</text:p>
          </table:table-cell>
          <table:table-cell office:value-type="float" office:value="218230" table:style-name="ce1">
            <text:p>218230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4H41M26.960S" table:style-name="ce2">
            <text:p>41:27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6296" table:style-name="ce1">
            <text:p>6296</text:p>
          </table:table-cell>
          <table:table-cell office:value-type="string" table:style-name="ce1">
            <text:p>Success</text:p>
          </table:table-cell>
          <table:table-cell office:value-type="float" office:value="218232" table:style-name="ce1">
            <text:p>218232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4H41M29.015S" table:style-name="ce2">
            <text:p>41:29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218150" table:style-name="ce1">
            <text:p>218150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4H41M27.395S" table:style-name="ce2">
            <text:p>41:27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5860" table:style-name="ce1">
            <text:p>5860</text:p>
          </table:table-cell>
          <table:table-cell office:value-type="string" table:style-name="ce1">
            <text:p>Success</text:p>
          </table:table-cell>
          <table:table-cell office:value-type="float" office:value="218156" table:style-name="ce1">
            <text:p>218156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4H41M27.500S" table:style-name="ce2">
            <text:p>41:27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5762" table:style-name="ce1">
            <text:p>5762</text:p>
          </table:table-cell>
          <table:table-cell office:value-type="string" table:style-name="ce1">
            <text:p>Success</text:p>
          </table:table-cell>
          <table:table-cell office:value-type="float" office:value="218234" table:style-name="ce1">
            <text:p>218234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4H41M27.565S" table:style-name="ce2">
            <text:p>41:27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5709" table:style-name="ce1">
            <text:p>5709</text:p>
          </table:table-cell>
          <table:table-cell office:value-type="string" table:style-name="ce1">
            <text:p>Success</text:p>
          </table:table-cell>
          <table:table-cell office:value-type="float" office:value="218156" table:style-name="ce1">
            <text:p>218156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4H41M29.325S" table:style-name="ce2">
            <text:p>41:29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4727" table:style-name="ce1">
            <text:p>4727</text:p>
          </table:table-cell>
          <table:table-cell office:value-type="string" table:style-name="ce1">
            <text:p>Success</text:p>
          </table:table-cell>
          <table:table-cell office:value-type="float" office:value="218078" table:style-name="ce1">
            <text:p>218078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4H41M29.440S" table:style-name="ce2">
            <text:p>41:29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4613" table:style-name="ce1">
            <text:p>4613</text:p>
          </table:table-cell>
          <table:table-cell office:value-type="string" table:style-name="ce1">
            <text:p>Success</text:p>
          </table:table-cell>
          <table:table-cell office:value-type="float" office:value="218009" table:style-name="ce1">
            <text:p>218009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4H41M27.690S" table:style-name="ce2">
            <text:p>41:27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6385" table:style-name="ce1">
            <text:p>6385</text:p>
          </table:table-cell>
          <table:table-cell office:value-type="string" table:style-name="ce1">
            <text:p>Success</text:p>
          </table:table-cell>
          <table:table-cell office:value-type="float" office:value="218079" table:style-name="ce1">
            <text:p>218079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4H41M28.335S" table:style-name="ce2">
            <text:p>41:28.3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5758" table:style-name="ce1">
            <text:p>5758</text:p>
          </table:table-cell>
          <table:table-cell office:value-type="string" table:style-name="ce1">
            <text:p>Success</text:p>
          </table:table-cell>
          <table:table-cell office:value-type="float" office:value="218073" table:style-name="ce1">
            <text:p>218073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4H41M28.250S" table:style-name="ce2">
            <text:p>41:28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5879" table:style-name="ce1">
            <text:p>5879</text:p>
          </table:table-cell>
          <table:table-cell office:value-type="string" table:style-name="ce1">
            <text:p>Success</text:p>
          </table:table-cell>
          <table:table-cell office:value-type="float" office:value="218158" table:style-name="ce1">
            <text:p>218158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4H41M26.785S" table:style-name="ce2">
            <text:p>41:26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7343" table:style-name="ce1">
            <text:p>7343</text:p>
          </table:table-cell>
          <table:table-cell office:value-type="string" table:style-name="ce1">
            <text:p>Success</text:p>
          </table:table-cell>
          <table:table-cell office:value-type="float" office:value="218232" table:style-name="ce1">
            <text:p>218232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4H41M26.635S" table:style-name="ce2">
            <text:p>41:26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7512" table:style-name="ce1">
            <text:p>7512</text:p>
          </table:table-cell>
          <table:table-cell office:value-type="string" table:style-name="ce1">
            <text:p>Success</text:p>
          </table:table-cell>
          <table:table-cell office:value-type="float" office:value="218222" table:style-name="ce1">
            <text:p>218222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4H41M27.475S" table:style-name="ce2">
            <text:p>41:27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6672" table:style-name="ce1">
            <text:p>6672</text:p>
          </table:table-cell>
          <table:table-cell office:value-type="string" table:style-name="ce1">
            <text:p>Success</text:p>
          </table:table-cell>
          <table:table-cell office:value-type="float" office:value="218199" table:style-name="ce1">
            <text:p>218199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4H41M26.925S" table:style-name="ce2">
            <text:p>41:26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7225" table:style-name="ce1">
            <text:p>7225</text:p>
          </table:table-cell>
          <table:table-cell office:value-type="string" table:style-name="ce1">
            <text:p>Success</text:p>
          </table:table-cell>
          <table:table-cell office:value-type="float" office:value="218215" table:style-name="ce1">
            <text:p>218215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4H41M29.205S" table:style-name="ce2">
            <text:p>41:29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4964" table:style-name="ce1">
            <text:p>4964</text:p>
          </table:table-cell>
          <table:table-cell office:value-type="string" table:style-name="ce1">
            <text:p>Success</text:p>
          </table:table-cell>
          <table:table-cell office:value-type="float" office:value="218004" table:style-name="ce1">
            <text:p>218004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4H41M29.370S" table:style-name="ce2">
            <text:p>41:29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4803" table:style-name="ce1">
            <text:p>4803</text:p>
          </table:table-cell>
          <table:table-cell office:value-type="string" table:style-name="ce1">
            <text:p>Success</text:p>
          </table:table-cell>
          <table:table-cell office:value-type="float" office:value="218194" table:style-name="ce1">
            <text:p>218194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4H41M28.930S" table:style-name="ce2">
            <text:p>41:28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5245" table:style-name="ce1">
            <text:p>5245</text:p>
          </table:table-cell>
          <table:table-cell office:value-type="string" table:style-name="ce1">
            <text:p>Success</text:p>
          </table:table-cell>
          <table:table-cell office:value-type="float" office:value="218086" table:style-name="ce1">
            <text:p>218086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4H41M28.380S" table:style-name="ce2">
            <text:p>41:28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5801" table:style-name="ce1">
            <text:p>5801</text:p>
          </table:table-cell>
          <table:table-cell office:value-type="string" table:style-name="ce1">
            <text:p>Success</text:p>
          </table:table-cell>
          <table:table-cell office:value-type="float" office:value="218083" table:style-name="ce1">
            <text:p>218083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4H41M28.725S" table:style-name="ce2">
            <text:p>41:28.7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5458" table:style-name="ce1">
            <text:p>5458</text:p>
          </table:table-cell>
          <table:table-cell office:value-type="string" table:style-name="ce1">
            <text:p>Success</text:p>
          </table:table-cell>
          <table:table-cell office:value-type="float" office:value="218163" table:style-name="ce1">
            <text:p>218163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4H41M30.600S" table:style-name="ce2">
            <text:p>41:30.6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4247" table:style-name="ce1">
            <text:p>42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4H41M34.855S" table:style-name="ce2">
            <text:p>41:34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4H41M30.675S" table:style-name="ce2">
            <text:p>41:30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223" table:style-name="ce1">
            <text:p>42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4H41M34.905S" table:style-name="ce2">
            <text:p>41:34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4H41M34.960S" table:style-name="ce2">
            <text:p>41:35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4H41M34.995S" table:style-name="ce2">
            <text:p>41:35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4H41M30.425S" table:style-name="ce2">
            <text:p>41:30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5288" table:style-name="ce1">
            <text:p>5288</text:p>
          </table:table-cell>
          <table:table-cell office:value-type="string" table:style-name="ce1">
            <text:p>Success</text:p>
          </table:table-cell>
          <table:table-cell office:value-type="float" office:value="73276" table:style-name="ce1">
            <text:p>73276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4H41M35.025S" table:style-name="ce2">
            <text:p>41:35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179211" table:style-name="ce1">
            <text:p>179211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4H41M35.775S" table:style-name="ce2">
            <text:p>41:35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4H41M35.805S" table:style-name="ce2">
            <text:p>41:35.8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4H41M35.850S" table:style-name="ce2">
            <text:p>41:35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4H41M35.900S" table:style-name="ce2">
            <text:p>41:35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4H41M35.960S" table:style-name="ce2">
            <text:p>41:36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179211" table:style-name="ce1">
            <text:p>179211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4H41M36.140S" table:style-name="ce2">
            <text:p>41:36.1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4H41M36.185S" table:style-name="ce2">
            <text:p>41:36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4H41M32.970S" table:style-name="ce2">
            <text:p>41:33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2394" table:style-name="ce1">
            <text:p>12394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4H41M32.500S" table:style-name="ce2">
            <text:p>41:32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2868" table:style-name="ce1">
            <text:p>12868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4H41M35.720S" table:style-name="ce2">
            <text:p>41:35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689" table:style-name="ce1">
            <text:p>9689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4H41M34.180S" table:style-name="ce2">
            <text:p>41:34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237" table:style-name="ce1">
            <text:p>11237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4H41M34.135S" table:style-name="ce2">
            <text:p>41:34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1327" table:style-name="ce1">
            <text:p>11327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4H41M32.195S" table:style-name="ce2">
            <text:p>41:32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3265" table:style-name="ce1">
            <text:p>13265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4H41M30.565S" table:style-name="ce2">
            <text:p>41:30.6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4912" table:style-name="ce1">
            <text:p>14912</text:p>
          </table:table-cell>
          <table:table-cell office:value-type="string" table:style-name="ce1">
            <text:p>Success</text:p>
          </table:table-cell>
          <table:table-cell office:value-type="float" office:value="73287" table:style-name="ce1">
            <text:p>7328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4H41M32.670S" table:style-name="ce2">
            <text:p>41:32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2823" table:style-name="ce1">
            <text:p>12823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4H41M33.010S" table:style-name="ce2">
            <text:p>41:33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4091" table:style-name="ce1">
            <text:p>14091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4H41M45.418S" table:style-name="ce2">
            <text:p>41:45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4H41M32.535S" table:style-name="ce2">
            <text:p>41:32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4615" table:style-name="ce1">
            <text:p>14615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4H41M32.505S" table:style-name="ce2">
            <text:p>41:32.5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4706" table:style-name="ce1">
            <text:p>14706</text:p>
          </table:table-cell>
          <table:table-cell office:value-type="string" table:style-name="ce1">
            <text:p>Success</text:p>
          </table:table-cell>
          <table:table-cell office:value-type="float" office:value="73319" table:style-name="ce1">
            <text:p>73319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4H41M30.930S" table:style-name="ce2">
            <text:p>41:30.9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6302" table:style-name="ce1">
            <text:p>16302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4H41M34.095S" table:style-name="ce2">
            <text:p>41:34.1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3556" table:style-name="ce1">
            <text:p>13556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4H41M31.620S" table:style-name="ce2">
            <text:p>41:31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16035" table:style-name="ce1">
            <text:p>16035</text:p>
          </table:table-cell>
          <table:table-cell office:value-type="string" table:style-name="ce1">
            <text:p>Success</text:p>
          </table:table-cell>
          <table:table-cell office:value-type="float" office:value="73341" table:style-name="ce1">
            <text:p>73341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4H41M32.770S" table:style-name="ce2">
            <text:p>41:32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4907" table:style-name="ce1">
            <text:p>14907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4H41M31.065S" table:style-name="ce2">
            <text:p>41:31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6620" table:style-name="ce1">
            <text:p>16620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4H41M34.905S" table:style-name="ce2">
            <text:p>41:34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2798" table:style-name="ce1">
            <text:p>12798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4H41M32.100S" table:style-name="ce2">
            <text:p>41:32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5605" table:style-name="ce1">
            <text:p>15605</text:p>
          </table:table-cell>
          <table:table-cell office:value-type="string" table:style-name="ce1">
            <text:p>Success</text:p>
          </table:table-cell>
          <table:table-cell office:value-type="float" office:value="73341" table:style-name="ce1">
            <text:p>73341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4H41M34.185S" table:style-name="ce2">
            <text:p>41:34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4237" table:style-name="ce1">
            <text:p>14237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4H41M34.060S" table:style-name="ce2">
            <text:p>41:34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4364" table:style-name="ce1">
            <text:p>14364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4H41M34.150S" table:style-name="ce2">
            <text:p>41:34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4277" table:style-name="ce1">
            <text:p>14277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4H41M31.430S" table:style-name="ce2">
            <text:p>41:31.4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7011" table:style-name="ce1">
            <text:p>17011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4H41M47.653S" table:style-name="ce2">
            <text:p>41:47.7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4H41M31.575S" table:style-name="ce2">
            <text:p>41:31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6919" table:style-name="ce1">
            <text:p>16919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4H41M31.070S" table:style-name="ce2">
            <text:p>41:31.1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7435" table:style-name="ce1">
            <text:p>17435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4H41M33.235S" table:style-name="ce2">
            <text:p>41:33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5273" table:style-name="ce1">
            <text:p>15273</text:p>
          </table:table-cell>
          <table:table-cell office:value-type="string" table:style-name="ce1">
            <text:p>Success</text:p>
          </table:table-cell>
          <table:table-cell office:value-type="float" office:value="73289" table:style-name="ce1">
            <text:p>73289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4H41M36.225S" table:style-name="ce2">
            <text:p>41:36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12297" table:style-name="ce1">
            <text:p>12297</text:p>
          </table:table-cell>
          <table:table-cell office:value-type="string" table:style-name="ce1">
            <text:p>Success</text:p>
          </table:table-cell>
          <table:table-cell office:value-type="float" office:value="80203" table:style-name="ce1">
            <text:p>80203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4H41M33.095S" table:style-name="ce2">
            <text:p>41:33.1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5429" table:style-name="ce1">
            <text:p>15429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4H41M34.150S" table:style-name="ce2">
            <text:p>41:34.1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4380" table:style-name="ce1">
            <text:p>14380</text:p>
          </table:table-cell>
          <table:table-cell office:value-type="string" table:style-name="ce1">
            <text:p>Success</text:p>
          </table:table-cell>
          <table:table-cell office:value-type="float" office:value="73341" table:style-name="ce1">
            <text:p>73341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4H41M30.750S" table:style-name="ce2">
            <text:p>41:30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17789" table:style-name="ce1">
            <text:p>17789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4H41M47.683S" table:style-name="ce2">
            <text:p>41:47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4H41M34.080S" table:style-name="ce2">
            <text:p>41:34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4461" table:style-name="ce1">
            <text:p>14461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4H41M32.475S" table:style-name="ce2">
            <text:p>41:32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7168" table:style-name="ce1">
            <text:p>17168</text:p>
          </table:table-cell>
          <table:table-cell office:value-type="string" table:style-name="ce1">
            <text:p>Success</text:p>
          </table:table-cell>
          <table:table-cell office:value-type="float" office:value="72578" table:style-name="ce1">
            <text:p>72578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4H41M32.715S" table:style-name="ce2">
            <text:p>41:32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6943" table:style-name="ce1">
            <text:p>16943</text:p>
          </table:table-cell>
          <table:table-cell office:value-type="string" table:style-name="ce1">
            <text:p>Success</text:p>
          </table:table-cell>
          <table:table-cell office:value-type="float" office:value="73323" table:style-name="ce1">
            <text:p>73323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4H41M34.155S" table:style-name="ce2">
            <text:p>41:34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5526" table:style-name="ce1">
            <text:p>15526</text:p>
          </table:table-cell>
          <table:table-cell office:value-type="string" table:style-name="ce1">
            <text:p>Success</text:p>
          </table:table-cell>
          <table:table-cell office:value-type="float" office:value="72576" table:style-name="ce1">
            <text:p>7257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4H41M48.443S" table:style-name="ce2">
            <text:p>41:48.4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4H41M31.905S" table:style-name="ce2">
            <text:p>41:31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17800" table:style-name="ce1">
            <text:p>17800</text:p>
          </table:table-cell>
          <table:table-cell office:value-type="string" table:style-name="ce1">
            <text:p>Success</text:p>
          </table:table-cell>
          <table:table-cell office:value-type="float" office:value="73285" table:style-name="ce1">
            <text:p>73285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4H41M31.115S" table:style-name="ce2">
            <text:p>41:31.1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8613" table:style-name="ce1">
            <text:p>18613</text:p>
          </table:table-cell>
          <table:table-cell office:value-type="string" table:style-name="ce1">
            <text:p>Success</text:p>
          </table:table-cell>
          <table:table-cell office:value-type="float" office:value="73319" table:style-name="ce1">
            <text:p>73319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4H41M31.560S" table:style-name="ce2">
            <text:p>41:31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8167" table:style-name="ce1">
            <text:p>18167</text:p>
          </table:table-cell>
          <table:table-cell office:value-type="string" table:style-name="ce1">
            <text:p>Success</text:p>
          </table:table-cell>
          <table:table-cell office:value-type="float" office:value="73319" table:style-name="ce1">
            <text:p>73319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4H41M34.130S" table:style-name="ce2">
            <text:p>41:34.1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5597" table:style-name="ce1">
            <text:p>15597</text:p>
          </table:table-cell>
          <table:table-cell office:value-type="string" table:style-name="ce1">
            <text:p>Success</text:p>
          </table:table-cell>
          <table:table-cell office:value-type="float" office:value="73319" table:style-name="ce1">
            <text:p>73319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4H41M31.550S" table:style-name="ce2">
            <text:p>41:31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8183" table:style-name="ce1">
            <text:p>18183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4H41M31.635S" table:style-name="ce2">
            <text:p>41:31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8104" table:style-name="ce1">
            <text:p>18104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4H41M48.523S" table:style-name="ce2">
            <text:p>41:48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92426" table:style-name="ce1">
            <text:p>92426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4H41M50.353S" table:style-name="ce2">
            <text:p>41:50.4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4H41M50.378S" table:style-name="ce2">
            <text:p>41:50.4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4H41M50.423S" table:style-name="ce2">
            <text:p>41:50.4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4H41M45.493S" table:style-name="ce2">
            <text:p>41:45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680" table:style-name="ce1">
            <text:p>5680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4H41M48.543S" table:style-name="ce2">
            <text:p>41:48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39659" table:style-name="ce1">
            <text:p>39659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4H41M48.528S" table:style-name="ce2">
            <text:p>41:48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692" table:style-name="ce1">
            <text:p>2692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4H41M45.478S" table:style-name="ce2">
            <text:p>41:45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769" table:style-name="ce1">
            <text:p>5769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4H41M49.728S" table:style-name="ce2">
            <text:p>41:49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4H41M48.513S" table:style-name="ce2">
            <text:p>41:48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2769" table:style-name="ce1">
            <text:p>2769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4H41M33.270S" table:style-name="ce2">
            <text:p>41:33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8020" table:style-name="ce1">
            <text:p>18020</text:p>
          </table:table-cell>
          <table:table-cell office:value-type="string" table:style-name="ce1">
            <text:p>Success</text:p>
          </table:table-cell>
          <table:table-cell office:value-type="float" office:value="71161" table:style-name="ce1">
            <text:p>71161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4H41M30.845S" table:style-name="ce2">
            <text:p>41:30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20446" table:style-name="ce1">
            <text:p>20446</text:p>
          </table:table-cell>
          <table:table-cell office:value-type="string" table:style-name="ce1">
            <text:p>Success</text:p>
          </table:table-cell>
          <table:table-cell office:value-type="float" office:value="73416" table:style-name="ce1">
            <text:p>73416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4H41M48.543S" table:style-name="ce2">
            <text:p>41:48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765" table:style-name="ce1">
            <text:p>2765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4H41M32.110S" table:style-name="ce2">
            <text:p>41:32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9271" table:style-name="ce1">
            <text:p>19271</text:p>
          </table:table-cell>
          <table:table-cell office:value-type="string" table:style-name="ce1">
            <text:p>Success</text:p>
          </table:table-cell>
          <table:table-cell office:value-type="float" office:value="73319" table:style-name="ce1">
            <text:p>73319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4H41M33.200S" table:style-name="ce2">
            <text:p>41:33.2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8187" table:style-name="ce1">
            <text:p>18187</text:p>
          </table:table-cell>
          <table:table-cell office:value-type="string" table:style-name="ce1">
            <text:p>Success</text:p>
          </table:table-cell>
          <table:table-cell office:value-type="float" office:value="71057" table:style-name="ce1">
            <text:p>71057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4H41M31.735S" table:style-name="ce2">
            <text:p>41:31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9654" table:style-name="ce1">
            <text:p>19654</text:p>
          </table:table-cell>
          <table:table-cell office:value-type="string" table:style-name="ce1">
            <text:p>Success</text:p>
          </table:table-cell>
          <table:table-cell office:value-type="float" office:value="73421" table:style-name="ce1">
            <text:p>73421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4H41M48.428S" table:style-name="ce2">
            <text:p>41:48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2984" table:style-name="ce1">
            <text:p>2984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4H41M48.543S" table:style-name="ce2">
            <text:p>41:48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4H41M47.213S" table:style-name="ce2">
            <text:p>41:47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169" table:style-name="ce1">
            <text:p>5169</text:p>
          </table:table-cell>
          <table:table-cell office:value-type="string" table:style-name="ce1">
            <text:p>Success</text:p>
          </table:table-cell>
          <table:table-cell office:value-type="float" office:value="34489" table:style-name="ce1">
            <text:p>34489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4H41M51.388S" table:style-name="ce2">
            <text:p>41:51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4H41M33.235S" table:style-name="ce2">
            <text:p>41:33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9353" table:style-name="ce1">
            <text:p>19353</text:p>
          </table:table-cell>
          <table:table-cell office:value-type="string" table:style-name="ce1">
            <text:p>Success</text:p>
          </table:table-cell>
          <table:table-cell office:value-type="float" office:value="73386" table:style-name="ce1">
            <text:p>73386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4H41M33.105S" table:style-name="ce2">
            <text:p>41:33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9489" table:style-name="ce1">
            <text:p>19489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4H41M31.940S" table:style-name="ce2">
            <text:p>41:31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20663" table:style-name="ce1">
            <text:p>20663</text:p>
          </table:table-cell>
          <table:table-cell office:value-type="string" table:style-name="ce1">
            <text:p>Success</text:p>
          </table:table-cell>
          <table:table-cell office:value-type="float" office:value="73382" table:style-name="ce1">
            <text:p>73382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4H41M51.383S" table:style-name="ce2">
            <text:p>41:51.4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4H41M47.108S" table:style-name="ce2">
            <text:p>41:47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510" table:style-name="ce1">
            <text:p>5510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4H41M47.233S" table:style-name="ce2">
            <text:p>41:47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399" table:style-name="ce1">
            <text:p>5399</text:p>
          </table:table-cell>
          <table:table-cell office:value-type="string" table:style-name="ce1">
            <text:p>Success</text:p>
          </table:table-cell>
          <table:table-cell office:value-type="float" office:value="34489" table:style-name="ce1">
            <text:p>34489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4H41M32.905S" table:style-name="ce2">
            <text:p>41:32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9744" table:style-name="ce1">
            <text:p>19744</text:p>
          </table:table-cell>
          <table:table-cell office:value-type="string" table:style-name="ce1">
            <text:p>Success</text:p>
          </table:table-cell>
          <table:table-cell office:value-type="float" office:value="72600" table:style-name="ce1">
            <text:p>72600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4H41M48.508S" table:style-name="ce2">
            <text:p>41:48.5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4148" table:style-name="ce1">
            <text:p>4148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4H41M33.175S" table:style-name="ce2">
            <text:p>41:33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19560" table:style-name="ce1">
            <text:p>19560</text:p>
          </table:table-cell>
          <table:table-cell office:value-type="string" table:style-name="ce1">
            <text:p>Success</text:p>
          </table:table-cell>
          <table:table-cell office:value-type="float" office:value="73386" table:style-name="ce1">
            <text:p>73386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4H41M47.163S" table:style-name="ce2">
            <text:p>41:47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586" table:style-name="ce1">
            <text:p>5586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4H41M32.435S" table:style-name="ce2">
            <text:p>41:32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20317" table:style-name="ce1">
            <text:p>20317</text:p>
          </table:table-cell>
          <table:table-cell office:value-type="string" table:style-name="ce1">
            <text:p>Success</text:p>
          </table:table-cell>
          <table:table-cell office:value-type="float" office:value="72544" table:style-name="ce1">
            <text:p>72544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4H41M32.770S" table:style-name="ce2">
            <text:p>41:32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9981" table:style-name="ce1">
            <text:p>19981</text:p>
          </table:table-cell>
          <table:table-cell office:value-type="string" table:style-name="ce1">
            <text:p>Success</text:p>
          </table:table-cell>
          <table:table-cell office:value-type="float" office:value="71835" table:style-name="ce1">
            <text:p>71835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4H41M33.160S" table:style-name="ce2">
            <text:p>41:33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9603" table:style-name="ce1">
            <text:p>19603</text:p>
          </table:table-cell>
          <table:table-cell office:value-type="string" table:style-name="ce1">
            <text:p>Success</text:p>
          </table:table-cell>
          <table:table-cell office:value-type="float" office:value="73328" table:style-name="ce1">
            <text:p>73328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4H41M51.298S" table:style-name="ce2">
            <text:p>41:51.3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466" table:style-name="ce1">
            <text:p>1466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4H41M31.125S" table:style-name="ce2">
            <text:p>41:31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1636" table:style-name="ce1">
            <text:p>21636</text:p>
          </table:table-cell>
          <table:table-cell office:value-type="string" table:style-name="ce1">
            <text:p>Success</text:p>
          </table:table-cell>
          <table:table-cell office:value-type="float" office:value="71831" table:style-name="ce1">
            <text:p>71831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4H41M45.463S" table:style-name="ce2">
            <text:p>41:45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7302" table:style-name="ce1">
            <text:p>730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4H41M33.010S" table:style-name="ce2">
            <text:p>41:33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9754" table:style-name="ce1">
            <text:p>19754</text:p>
          </table:table-cell>
          <table:table-cell office:value-type="string" table:style-name="ce1">
            <text:p>Success</text:p>
          </table:table-cell>
          <table:table-cell office:value-type="float" office:value="73323" table:style-name="ce1">
            <text:p>73323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4H41M33.255S" table:style-name="ce2">
            <text:p>41:33.3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9523" table:style-name="ce1">
            <text:p>19523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4H41M32.640S" table:style-name="ce2">
            <text:p>41:32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0141" table:style-name="ce1">
            <text:p>20141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4H41M47.688S" table:style-name="ce2">
            <text:p>41:47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090" table:style-name="ce1">
            <text:p>5090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4H41M33.215S" table:style-name="ce2">
            <text:p>41:33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9565" table:style-name="ce1">
            <text:p>19565</text:p>
          </table:table-cell>
          <table:table-cell office:value-type="string" table:style-name="ce1">
            <text:p>Success</text:p>
          </table:table-cell>
          <table:table-cell office:value-type="float" office:value="73343" table:style-name="ce1">
            <text:p>73343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4H41M31.745S" table:style-name="ce2">
            <text:p>41:31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1045" table:style-name="ce1">
            <text:p>21045</text:p>
          </table:table-cell>
          <table:table-cell office:value-type="string" table:style-name="ce1">
            <text:p>Success</text:p>
          </table:table-cell>
          <table:table-cell office:value-type="float" office:value="73339" table:style-name="ce1">
            <text:p>73339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4H41M32.530S" table:style-name="ce2">
            <text:p>41:32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20318" table:style-name="ce1">
            <text:p>20318</text:p>
          </table:table-cell>
          <table:table-cell office:value-type="string" table:style-name="ce1">
            <text:p>Success</text:p>
          </table:table-cell>
          <table:table-cell office:value-type="float" office:value="73371" table:style-name="ce1">
            <text:p>73371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4H41M34.060S" table:style-name="ce2">
            <text:p>41:34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8808" table:style-name="ce1">
            <text:p>18808</text:p>
          </table:table-cell>
          <table:table-cell office:value-type="string" table:style-name="ce1">
            <text:p>Success</text:p>
          </table:table-cell>
          <table:table-cell office:value-type="float" office:value="73425" table:style-name="ce1">
            <text:p>73425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4H41M52.653S" table:style-name="ce2">
            <text:p>41:52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741" table:style-name="ce1">
            <text:p>27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4H41M52.633S" table:style-name="ce2">
            <text:p>41:52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4H41M55.413S" table:style-name="ce2">
            <text:p>41:55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Success</text:p>
          </table:table-cell>
          <table:table-cell office:value-type="float" office:value="5647" table:style-name="ce1">
            <text:p>5647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4H41M32.285S" table:style-name="ce2">
            <text:p>41:32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25194" table:style-name="ce1">
            <text:p>25194</text:p>
          </table:table-cell>
          <table:table-cell office:value-type="string" table:style-name="ce1">
            <text:p>Success</text:p>
          </table:table-cell>
          <table:table-cell office:value-type="float" office:value="72594" table:style-name="ce1">
            <text:p>72594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4H41M32.385S" table:style-name="ce2">
            <text:p>41:32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25118" table:style-name="ce1">
            <text:p>25118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4H41M52.873S" table:style-name="ce2">
            <text:p>41:52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4646" table:style-name="ce1">
            <text:p>464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4H41M48.498S" table:style-name="ce2">
            <text:p>41:48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034" table:style-name="ce1">
            <text:p>9034</text:p>
          </table:table-cell>
          <table:table-cell office:value-type="string" table:style-name="ce1">
            <text:p>Success</text:p>
          </table:table-cell>
          <table:table-cell office:value-type="float" office:value="34489" table:style-name="ce1">
            <text:p>34489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4H41M45.468S" table:style-name="ce2">
            <text:p>41:45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2065" table:style-name="ce1">
            <text:p>1206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4H41M49.733S" table:style-name="ce2">
            <text:p>41:49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7801" table:style-name="ce1">
            <text:p>780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4H41M34.170S" table:style-name="ce2">
            <text:p>41:34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3417" table:style-name="ce1">
            <text:p>23417</text:p>
          </table:table-cell>
          <table:table-cell office:value-type="string" table:style-name="ce1">
            <text:p>Success</text:p>
          </table:table-cell>
          <table:table-cell office:value-type="float" office:value="72676" table:style-name="ce1">
            <text:p>72676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4H41M32.955S" table:style-name="ce2">
            <text:p>41:33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24637" table:style-name="ce1">
            <text:p>24637</text:p>
          </table:table-cell>
          <table:table-cell office:value-type="string" table:style-name="ce1">
            <text:p>Success</text:p>
          </table:table-cell>
          <table:table-cell office:value-type="float" office:value="72578" table:style-name="ce1">
            <text:p>72578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4H41M33.260S" table:style-name="ce2">
            <text:p>41:33.3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24336" table:style-name="ce1">
            <text:p>24336</text:p>
          </table:table-cell>
          <table:table-cell office:value-type="string" table:style-name="ce1">
            <text:p>Success</text:p>
          </table:table-cell>
          <table:table-cell office:value-type="float" office:value="72578" table:style-name="ce1">
            <text:p>72578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4H41M32.200S" table:style-name="ce2">
            <text:p>41:32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5396" table:style-name="ce1">
            <text:p>25396</text:p>
          </table:table-cell>
          <table:table-cell office:value-type="string" table:style-name="ce1">
            <text:p>Success</text:p>
          </table:table-cell>
          <table:table-cell office:value-type="float" office:value="71048" table:style-name="ce1">
            <text:p>71048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4H41M32.130S" table:style-name="ce2">
            <text:p>41:32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25468" table:style-name="ce1">
            <text:p>25468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4H41M32.335S" table:style-name="ce2">
            <text:p>41:32.3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5267" table:style-name="ce1">
            <text:p>25267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4H41M32.355S" table:style-name="ce2">
            <text:p>41:32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5253" table:style-name="ce1">
            <text:p>25253</text:p>
          </table:table-cell>
          <table:table-cell office:value-type="string" table:style-name="ce1">
            <text:p>Success</text:p>
          </table:table-cell>
          <table:table-cell office:value-type="float" office:value="71055" table:style-name="ce1">
            <text:p>71055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4H41M31.890S" table:style-name="ce2">
            <text:p>41:31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25726" table:style-name="ce1">
            <text:p>25726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4H41M57.323S" table:style-name="ce2">
            <text:p>41:57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54821" table:style-name="ce1">
            <text:p>54821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4H41M33.260S" table:style-name="ce2">
            <text:p>41:33.3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4361" table:style-name="ce1">
            <text:p>24361</text:p>
          </table:table-cell>
          <table:table-cell office:value-type="string" table:style-name="ce1">
            <text:p>Success</text:p>
          </table:table-cell>
          <table:table-cell office:value-type="float" office:value="71057" table:style-name="ce1">
            <text:p>71057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4H41M48.433S" table:style-name="ce2">
            <text:p>41:48.4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192" table:style-name="ce1">
            <text:p>919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4H41M52.608S" table:style-name="ce2">
            <text:p>41:52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5017" table:style-name="ce1">
            <text:p>5017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4H41M49.733S" table:style-name="ce2">
            <text:p>41:49.7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7910" table:style-name="ce1">
            <text:p>7910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4H41M45.398S" table:style-name="ce2">
            <text:p>41:45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2253" table:style-name="ce1">
            <text:p>12253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4H41M48.528S" table:style-name="ce2">
            <text:p>41:48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130" table:style-name="ce1">
            <text:p>9130</text:p>
          </table:table-cell>
          <table:table-cell office:value-type="string" table:style-name="ce1">
            <text:p>Success</text:p>
          </table:table-cell>
          <table:table-cell office:value-type="float" office:value="34489" table:style-name="ce1">
            <text:p>34489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4H41M32.590S" table:style-name="ce2">
            <text:p>41:32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25067" table:style-name="ce1">
            <text:p>25067</text:p>
          </table:table-cell>
          <table:table-cell office:value-type="string" table:style-name="ce1">
            <text:p>Success</text:p>
          </table:table-cell>
          <table:table-cell office:value-type="float" office:value="71052" table:style-name="ce1">
            <text:p>71052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4H41M47.148S" table:style-name="ce2">
            <text:p>41:47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514" table:style-name="ce1">
            <text:p>10514</text:p>
          </table:table-cell>
          <table:table-cell office:value-type="string" table:style-name="ce1">
            <text:p>Success</text:p>
          </table:table-cell>
          <table:table-cell office:value-type="float" office:value="39655" table:style-name="ce1">
            <text:p>39655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4H41M31.090S" table:style-name="ce2">
            <text:p>41:31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6573" table:style-name="ce1">
            <text:p>26573</text:p>
          </table:table-cell>
          <table:table-cell office:value-type="string" table:style-name="ce1">
            <text:p>Success</text:p>
          </table:table-cell>
          <table:table-cell office:value-type="float" office:value="72574" table:style-name="ce1">
            <text:p>72574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4H41M57.623S" table:style-name="ce2">
            <text:p>41:57.6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4H41M57.703S" table:style-name="ce2">
            <text:p>41:57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4H41M57.743S" table:style-name="ce2">
            <text:p>41:57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4H41M33.000S" table:style-name="ce2">
            <text:p>41:33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25850" table:style-name="ce1">
            <text:p>25850</text:p>
          </table:table-cell>
          <table:table-cell office:value-type="string" table:style-name="ce1">
            <text:p>Success</text:p>
          </table:table-cell>
          <table:table-cell office:value-type="float" office:value="72578" table:style-name="ce1">
            <text:p>72578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4H41M33.060S" table:style-name="ce2">
            <text:p>41:33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5844" table:style-name="ce1">
            <text:p>25844</text:p>
          </table:table-cell>
          <table:table-cell office:value-type="string" table:style-name="ce1">
            <text:p>Success</text:p>
          </table:table-cell>
          <table:table-cell office:value-type="float" office:value="72580" table:style-name="ce1">
            <text:p>72580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4H41M32.720S" table:style-name="ce2">
            <text:p>41:32.7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26195" table:style-name="ce1">
            <text:p>26195</text:p>
          </table:table-cell>
          <table:table-cell office:value-type="string" table:style-name="ce1">
            <text:p>Success</text:p>
          </table:table-cell>
          <table:table-cell office:value-type="float" office:value="71912" table:style-name="ce1">
            <text:p>71912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4H41M52.853S" table:style-name="ce2">
            <text:p>41:52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4H41M49.663S" table:style-name="ce2">
            <text:p>41:49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9276" table:style-name="ce1">
            <text:p>9276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4H41M51.183S" table:style-name="ce2">
            <text:p>41:51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7764" table:style-name="ce1">
            <text:p>7764</text:p>
          </table:table-cell>
          <table:table-cell office:value-type="string" table:style-name="ce1">
            <text:p>Success</text:p>
          </table:table-cell>
          <table:table-cell office:value-type="float" office:value="59852" table:style-name="ce1">
            <text:p>59852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4H41M49.728S" table:style-name="ce2">
            <text:p>41:49.7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0892" table:style-name="ce1">
            <text:p>10892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4H41M32.665S" table:style-name="ce2">
            <text:p>41:32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7976" table:style-name="ce1">
            <text:p>27976</text:p>
          </table:table-cell>
          <table:table-cell office:value-type="string" table:style-name="ce1">
            <text:p>Success</text:p>
          </table:table-cell>
          <table:table-cell office:value-type="float" office:value="71917" table:style-name="ce1">
            <text:p>71917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4H41M51.178S" table:style-name="ce2">
            <text:p>41:51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9705" table:style-name="ce1">
            <text:p>9705</text:p>
          </table:table-cell>
          <table:table-cell office:value-type="string" table:style-name="ce1">
            <text:p>Success</text:p>
          </table:table-cell>
          <table:table-cell office:value-type="float" office:value="39689" table:style-name="ce1">
            <text:p>39689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4H41M34.180S" table:style-name="ce2">
            <text:p>41:34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26780" table:style-name="ce1">
            <text:p>26780</text:p>
          </table:table-cell>
          <table:table-cell office:value-type="string" table:style-name="ce1">
            <text:p>Success</text:p>
          </table:table-cell>
          <table:table-cell office:value-type="float" office:value="72594" table:style-name="ce1">
            <text:p>72594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4H41M33.045S" table:style-name="ce2">
            <text:p>41:33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7918" table:style-name="ce1">
            <text:p>27918</text:p>
          </table:table-cell>
          <table:table-cell office:value-type="string" table:style-name="ce1">
            <text:p>Success</text:p>
          </table:table-cell>
          <table:table-cell office:value-type="float" office:value="71097" table:style-name="ce1">
            <text:p>71097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4H41M33.035S" table:style-name="ce2">
            <text:p>41:33.0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27937" table:style-name="ce1">
            <text:p>27937</text:p>
          </table:table-cell>
          <table:table-cell office:value-type="string" table:style-name="ce1">
            <text:p>Success</text:p>
          </table:table-cell>
          <table:table-cell office:value-type="float" office:value="72641" table:style-name="ce1">
            <text:p>72641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4H41M32.565S" table:style-name="ce2">
            <text:p>41:32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8409" table:style-name="ce1">
            <text:p>28409</text:p>
          </table:table-cell>
          <table:table-cell office:value-type="string" table:style-name="ce1">
            <text:p>Success</text:p>
          </table:table-cell>
          <table:table-cell office:value-type="float" office:value="71057" table:style-name="ce1">
            <text:p>71057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4H41M51.393S" table:style-name="ce2">
            <text:p>41:51.4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582" table:style-name="ce1">
            <text:p>9582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4H41M45.398S" table:style-name="ce2">
            <text:p>41:45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5584" table:style-name="ce1">
            <text:p>15584</text:p>
          </table:table-cell>
          <table:table-cell office:value-type="string" table:style-name="ce1">
            <text:p>Success</text:p>
          </table:table-cell>
          <table:table-cell office:value-type="float" office:value="34489" table:style-name="ce1">
            <text:p>34489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4H41M32.330S" table:style-name="ce2">
            <text:p>41:32.3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28651" table:style-name="ce1">
            <text:p>28651</text:p>
          </table:table-cell>
          <table:table-cell office:value-type="string" table:style-name="ce1">
            <text:p>Success</text:p>
          </table:table-cell>
          <table:table-cell office:value-type="float" office:value="71859" table:style-name="ce1">
            <text:p>71859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4H41M33.260S" table:style-name="ce2">
            <text:p>41:33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7727" table:style-name="ce1">
            <text:p>27727</text:p>
          </table:table-cell>
          <table:table-cell office:value-type="string" table:style-name="ce1">
            <text:p>Success</text:p>
          </table:table-cell>
          <table:table-cell office:value-type="float" office:value="71835" table:style-name="ce1">
            <text:p>71835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4H41M47.703S" table:style-name="ce2">
            <text:p>41:47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3287" table:style-name="ce1">
            <text:p>13287</text:p>
          </table:table-cell>
          <table:table-cell office:value-type="string" table:style-name="ce1">
            <text:p>Success</text:p>
          </table:table-cell>
          <table:table-cell office:value-type="float" office:value="39870" table:style-name="ce1">
            <text:p>39870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4H41M32.120S" table:style-name="ce2">
            <text:p>41:32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8879" table:style-name="ce1">
            <text:p>28879</text:p>
          </table:table-cell>
          <table:table-cell office:value-type="string" table:style-name="ce1">
            <text:p>Success</text:p>
          </table:table-cell>
          <table:table-cell office:value-type="float" office:value="71111" table:style-name="ce1">
            <text:p>71111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4H41M52.368S" table:style-name="ce2">
            <text:p>41:52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8634" table:style-name="ce1">
            <text:p>8634</text:p>
          </table:table-cell>
          <table:table-cell office:value-type="string" table:style-name="ce1">
            <text:p>Success</text:p>
          </table:table-cell>
          <table:table-cell office:value-type="float" office:value="39874" table:style-name="ce1">
            <text:p>39874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4H41M33.280S" table:style-name="ce2">
            <text:p>41:33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7739" table:style-name="ce1">
            <text:p>27739</text:p>
          </table:table-cell>
          <table:table-cell office:value-type="string" table:style-name="ce1">
            <text:p>Success</text:p>
          </table:table-cell>
          <table:table-cell office:value-type="float" office:value="71835" table:style-name="ce1">
            <text:p>71835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4H41M47.708S" table:style-name="ce2">
            <text:p>41:47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3310" table:style-name="ce1">
            <text:p>13310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4H41M45.413S" table:style-name="ce2">
            <text:p>41:45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5604" table:style-name="ce1">
            <text:p>15604</text:p>
          </table:table-cell>
          <table:table-cell office:value-type="string" table:style-name="ce1">
            <text:p>Success</text:p>
          </table:table-cell>
          <table:table-cell office:value-type="float" office:value="39875" table:style-name="ce1">
            <text:p>39875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4H41M52.418S" table:style-name="ce2">
            <text:p>41:52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8609" table:style-name="ce1">
            <text:p>8609</text:p>
          </table:table-cell>
          <table:table-cell office:value-type="string" table:style-name="ce1">
            <text:p>Success</text:p>
          </table:table-cell>
          <table:table-cell office:value-type="float" office:value="39878" table:style-name="ce1">
            <text:p>3987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4H41M51.223S" table:style-name="ce2">
            <text:p>41:51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9804" table:style-name="ce1">
            <text:p>9804</text:p>
          </table:table-cell>
          <table:table-cell office:value-type="string" table:style-name="ce1">
            <text:p>Success</text:p>
          </table:table-cell>
          <table:table-cell office:value-type="float" office:value="39880" table:style-name="ce1">
            <text:p>39880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4H41M34.185S" table:style-name="ce2">
            <text:p>41:34.2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26845" table:style-name="ce1">
            <text:p>26845</text:p>
          </table:table-cell>
          <table:table-cell office:value-type="string" table:style-name="ce1">
            <text:p>Success</text:p>
          </table:table-cell>
          <table:table-cell office:value-type="float" office:value="72622" table:style-name="ce1">
            <text:p>72622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4H41M49.648S" table:style-name="ce2">
            <text:p>41:49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1384" table:style-name="ce1">
            <text:p>1138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4H41M32.990S" table:style-name="ce2">
            <text:p>41:33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28043" table:style-name="ce1">
            <text:p>28043</text:p>
          </table:table-cell>
          <table:table-cell office:value-type="string" table:style-name="ce1">
            <text:p>Success</text:p>
          </table:table-cell>
          <table:table-cell office:value-type="float" office:value="71095" table:style-name="ce1">
            <text:p>71095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4H41M32.390S" table:style-name="ce2">
            <text:p>41:32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8644" table:style-name="ce1">
            <text:p>28644</text:p>
          </table:table-cell>
          <table:table-cell office:value-type="string" table:style-name="ce1">
            <text:p>Success</text:p>
          </table:table-cell>
          <table:table-cell office:value-type="float" office:value="71835" table:style-name="ce1">
            <text:p>71835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4H41M51.413S" table:style-name="ce2">
            <text:p>41:51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39874" table:style-name="ce1">
            <text:p>39874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4H41M33.010S" table:style-name="ce2">
            <text:p>41:33.0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Success</text:p>
          </table:table-cell>
          <table:table-cell office:value-type="float" office:value="71863" table:style-name="ce1">
            <text:p>71863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4H42M1.028S" table:style-name="ce2">
            <text:p>42:01.0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533" table:style-name="ce1">
            <text:p>2533</text:p>
          </table:table-cell>
          <table:table-cell office:value-type="string" table:style-name="ce1">
            <text:p>Success</text:p>
          </table:table-cell>
          <table:table-cell office:value-type="float" office:value="7616" table:style-name="ce1">
            <text:p>7616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4H41M52.593S" table:style-name="ce2">
            <text:p>41:52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1336" table:style-name="ce1">
            <text:p>1133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4H41M57.653S" table:style-name="ce2">
            <text:p>41:57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6281" table:style-name="ce1">
            <text:p>6281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4H41M51.283S" table:style-name="ce2">
            <text:p>41:51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2675" table:style-name="ce1">
            <text:p>12675</text:p>
          </table:table-cell>
          <table:table-cell office:value-type="string" table:style-name="ce1">
            <text:p>Success</text:p>
          </table:table-cell>
          <table:table-cell office:value-type="float" office:value="39869" table:style-name="ce1">
            <text:p>39869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4H41M52.768S" table:style-name="ce2">
            <text:p>41:52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1244" table:style-name="ce1">
            <text:p>1124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4H41M57.603S" table:style-name="ce2">
            <text:p>41:57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425" table:style-name="ce1">
            <text:p>642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4H41M57.623S" table:style-name="ce2">
            <text:p>41:57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6425" table:style-name="ce1">
            <text:p>642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4H42M1.028S" table:style-name="ce2">
            <text:p>42:01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4H41M57.533S" table:style-name="ce2">
            <text:p>41:57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6600" table:style-name="ce1">
            <text:p>660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4H41M57.783S" table:style-name="ce2">
            <text:p>41:57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6349" table:style-name="ce1">
            <text:p>6349</text:p>
          </table:table-cell>
          <table:table-cell office:value-type="string" table:style-name="ce1">
            <text:p>Success</text:p>
          </table:table-cell>
          <table:table-cell office:value-type="float" office:value="22267" table:style-name="ce1">
            <text:p>22267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4H42M1.028S" table:style-name="ce2">
            <text:p>42:01.0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59930" table:style-name="ce1">
            <text:p>59930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4H41M52.748S" table:style-name="ce2">
            <text:p>41:52.7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428" table:style-name="ce1">
            <text:p>11428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4H41M51.268S" table:style-name="ce2">
            <text:p>41:51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2921" table:style-name="ce1">
            <text:p>12921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4H42M3.958S" table:style-name="ce2">
            <text:p>42:04.0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11550" table:style-name="ce1">
            <text:p>11550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4H41M58.913S" table:style-name="ce2">
            <text:p>41:58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5284" table:style-name="ce1">
            <text:p>528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4H42M3.933S" table:style-name="ce2">
            <text:p>42:03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11550" table:style-name="ce1">
            <text:p>11550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4H41M58.948S" table:style-name="ce2">
            <text:p>41:58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5332" table:style-name="ce1">
            <text:p>5332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4H41M52.763S" table:style-name="ce2">
            <text:p>41:52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3862" table:style-name="ce1">
            <text:p>1386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4H41M52.763S" table:style-name="ce2">
            <text:p>41:52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3904" table:style-name="ce1">
            <text:p>1390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4H41M51.308S" table:style-name="ce2">
            <text:p>41:51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15362" table:style-name="ce1">
            <text:p>15362</text:p>
          </table:table-cell>
          <table:table-cell office:value-type="string" table:style-name="ce1">
            <text:p>Success</text:p>
          </table:table-cell>
          <table:table-cell office:value-type="float" office:value="39879" table:style-name="ce1">
            <text:p>39879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4H41M52.778S" table:style-name="ce2">
            <text:p>41:52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3939" table:style-name="ce1">
            <text:p>13939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4H41M52.738S" table:style-name="ce2">
            <text:p>41:52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3981" table:style-name="ce1">
            <text:p>1398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4H41M52.383S" table:style-name="ce2">
            <text:p>41:52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4349" table:style-name="ce1">
            <text:p>14349</text:p>
          </table:table-cell>
          <table:table-cell office:value-type="string" table:style-name="ce1">
            <text:p>Success</text:p>
          </table:table-cell>
          <table:table-cell office:value-type="float" office:value="39879" table:style-name="ce1">
            <text:p>39879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4H41M52.793S" table:style-name="ce2">
            <text:p>41:52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3957" table:style-name="ce1">
            <text:p>13957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4H41M48.483S" table:style-name="ce2">
            <text:p>41:48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8278" table:style-name="ce1">
            <text:p>18278</text:p>
          </table:table-cell>
          <table:table-cell office:value-type="string" table:style-name="ce1">
            <text:p>Success</text:p>
          </table:table-cell>
          <table:table-cell office:value-type="float" office:value="39879" table:style-name="ce1">
            <text:p>39879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4H41M51.253S" table:style-name="ce2">
            <text:p>41:51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5513" table:style-name="ce1">
            <text:p>15513</text:p>
          </table:table-cell>
          <table:table-cell office:value-type="string" table:style-name="ce1">
            <text:p>Success</text:p>
          </table:table-cell>
          <table:table-cell office:value-type="float" office:value="39885" table:style-name="ce1">
            <text:p>39885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4H41M47.658S" table:style-name="ce2">
            <text:p>41:47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9111" table:style-name="ce1">
            <text:p>19111</text:p>
          </table:table-cell>
          <table:table-cell office:value-type="string" table:style-name="ce1">
            <text:p>Success</text:p>
          </table:table-cell>
          <table:table-cell office:value-type="float" office:value="33728" table:style-name="ce1">
            <text:p>3372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4H42M4.283S" table:style-name="ce2">
            <text:p>42:04.3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Success</text:p>
          </table:table-cell>
          <table:table-cell office:value-type="float" office:value="13523" table:style-name="ce1">
            <text:p>13523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4H42M4.053S" table:style-name="ce2">
            <text:p>42:04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741" table:style-name="ce1">
            <text:p>2741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4H41M55.393S" table:style-name="ce2">
            <text:p>41:55.4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1408" table:style-name="ce1">
            <text:p>11408</text:p>
          </table:table-cell>
          <table:table-cell office:value-type="string" table:style-name="ce1">
            <text:p>Success</text:p>
          </table:table-cell>
          <table:table-cell office:value-type="float" office:value="23390" table:style-name="ce1">
            <text:p>23390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4H42M6.783S" table:style-name="ce2">
            <text:p>42:06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4H42M4.028S" table:style-name="ce2">
            <text:p>42:04.0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2788" table:style-name="ce1">
            <text:p>2788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4H42M6.808S" table:style-name="ce2">
            <text:p>42:06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4H42M0.993S" table:style-name="ce2">
            <text:p>42:01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5872" table:style-name="ce1">
            <text:p>5872</text:p>
          </table:table-cell>
          <table:table-cell office:value-type="string" table:style-name="ce1">
            <text:p>Success</text:p>
          </table:table-cell>
          <table:table-cell office:value-type="float" office:value="59910" table:style-name="ce1">
            <text:p>59910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4H42M6.823S" table:style-name="ce2">
            <text:p>42:06.8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4H42M6.918S" table:style-name="ce2">
            <text:p>42:0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4H41M50.473S" table:style-name="ce2">
            <text:p>41:50.5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6471" table:style-name="ce1">
            <text:p>16471</text:p>
          </table:table-cell>
          <table:table-cell office:value-type="string" table:style-name="ce1">
            <text:p>Success</text:p>
          </table:table-cell>
          <table:table-cell office:value-type="float" office:value="44145" table:style-name="ce1">
            <text:p>44145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4H41M57.618S" table:style-name="ce2">
            <text:p>41:57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9342" table:style-name="ce1">
            <text:p>934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4H42M4.188S" table:style-name="ce2">
            <text:p>42:04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2786" table:style-name="ce1">
            <text:p>2786</text:p>
          </table:table-cell>
          <table:table-cell office:value-type="string" table:style-name="ce1">
            <text:p>Success</text:p>
          </table:table-cell>
          <table:table-cell office:value-type="float" office:value="15490" table:style-name="ce1">
            <text:p>15490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4H41M57.483S" table:style-name="ce2">
            <text:p>41:57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9495" table:style-name="ce1">
            <text:p>949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4H42M1.063S" table:style-name="ce2">
            <text:p>42:01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5931" table:style-name="ce1">
            <text:p>593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4H41M57.508S" table:style-name="ce2">
            <text:p>41:57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9496" table:style-name="ce1">
            <text:p>949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4H41M57.663S" table:style-name="ce2">
            <text:p>41:57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9339" table:style-name="ce1">
            <text:p>9339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4H42M4.178S" table:style-name="ce2">
            <text:p>42:04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825" table:style-name="ce1">
            <text:p>2825</text:p>
          </table:table-cell>
          <table:table-cell office:value-type="string" table:style-name="ce1">
            <text:p>Success</text:p>
          </table:table-cell>
          <table:table-cell office:value-type="float" office:value="17456" table:style-name="ce1">
            <text:p>17456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4H42M4.138S" table:style-name="ce2">
            <text:p>42:04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925" table:style-name="ce1">
            <text:p>2925</text:p>
          </table:table-cell>
          <table:table-cell office:value-type="string" table:style-name="ce1">
            <text:p>Success</text:p>
          </table:table-cell>
          <table:table-cell office:value-type="float" office:value="19422" table:style-name="ce1">
            <text:p>19422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4H42M6.768S" table:style-name="ce2">
            <text:p>42:06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Success</text:p>
          </table:table-cell>
          <table:table-cell office:value-type="float" office:value="21387" table:style-name="ce1">
            <text:p>21387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4H41M52.768S" table:style-name="ce2">
            <text:p>41:52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4345" table:style-name="ce1">
            <text:p>14345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4H42M6.933S" table:style-name="ce2">
            <text:p>42:0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1387" table:style-name="ce1">
            <text:p>21387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4H41M58.853S" table:style-name="ce2">
            <text:p>41:58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8266" table:style-name="ce1">
            <text:p>826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4H41M58.943S" table:style-name="ce2">
            <text:p>41:58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8185" table:style-name="ce1">
            <text:p>8185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4H41M58.903S" table:style-name="ce2">
            <text:p>41:5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8226" table:style-name="ce1">
            <text:p>8226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4H42M0.978S" table:style-name="ce2">
            <text:p>42:01.0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6153" table:style-name="ce1">
            <text:p>6153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4H41M49.693S" table:style-name="ce2">
            <text:p>41:49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7460" table:style-name="ce1">
            <text:p>1746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4H41M57.643S" table:style-name="ce2">
            <text:p>41:57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9530" table:style-name="ce1">
            <text:p>953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4H42M6.948S" table:style-name="ce2">
            <text:p>42:06.9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37" table:style-name="ce1">
            <text:p>237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4H41M52.613S" table:style-name="ce2">
            <text:p>41:52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4710" table:style-name="ce1">
            <text:p>1471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4H41M57.598S" table:style-name="ce2">
            <text:p>41:57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0501" table:style-name="ce1">
            <text:p>1050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4H41M58.913S" table:style-name="ce2">
            <text:p>41:58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9186" table:style-name="ce1">
            <text:p>9186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4H41M52.658S" table:style-name="ce2">
            <text:p>41:52.7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5448" table:style-name="ce1">
            <text:p>15448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4H41M52.778S" table:style-name="ce2">
            <text:p>41:52.8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5325" table:style-name="ce1">
            <text:p>15325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4H41M57.608S" table:style-name="ce2">
            <text:p>41:57.6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0558" table:style-name="ce1">
            <text:p>10558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4H41M52.623S" table:style-name="ce2">
            <text:p>41:52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5544" table:style-name="ce1">
            <text:p>15544</text:p>
          </table:table-cell>
          <table:table-cell office:value-type="string" table:style-name="ce1">
            <text:p>Success</text:p>
          </table:table-cell>
          <table:table-cell office:value-type="float" office:value="39941" table:style-name="ce1">
            <text:p>39941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4H42M0.973S" table:style-name="ce2">
            <text:p>42:01.0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7206" table:style-name="ce1">
            <text:p>720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4H42M0.973S" table:style-name="ce2">
            <text:p>42:01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7220" table:style-name="ce1">
            <text:p>7220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4H42M1.003S" table:style-name="ce2">
            <text:p>42:01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7194" table:style-name="ce1">
            <text:p>7194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4H41M57.658S" table:style-name="ce2">
            <text:p>41:57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0541" table:style-name="ce1">
            <text:p>10541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4H41M57.663S" table:style-name="ce2">
            <text:p>41:57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0542" table:style-name="ce1">
            <text:p>10542</text:p>
          </table:table-cell>
          <table:table-cell office:value-type="string" table:style-name="ce1">
            <text:p>Success</text:p>
          </table:table-cell>
          <table:table-cell office:value-type="float" office:value="59930" table:style-name="ce1">
            <text:p>59930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4H41M57.538S" table:style-name="ce2">
            <text:p>41:57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673" table:style-name="ce1">
            <text:p>10673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4H41M57.593S" table:style-name="ce2">
            <text:p>41:57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0622" table:style-name="ce1">
            <text:p>1062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4H41M49.738S" table:style-name="ce2">
            <text:p>41:49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8475" table:style-name="ce1">
            <text:p>1847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4H41M33.030S" table:style-name="ce2">
            <text:p>41:33.0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35193" table:style-name="ce1">
            <text:p>35193</text:p>
          </table:table-cell>
          <table:table-cell office:value-type="string" table:style-name="ce1">
            <text:p>Success</text:p>
          </table:table-cell>
          <table:table-cell office:value-type="float" office:value="73778" table:style-name="ce1">
            <text:p>73778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4H42M7.003S" table:style-name="ce2">
            <text:p>42:07.0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4H41M49.708S" table:style-name="ce2">
            <text:p>41:49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8522" table:style-name="ce1">
            <text:p>1852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4H42M1.018S" table:style-name="ce2">
            <text:p>42:01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7232" table:style-name="ce1">
            <text:p>7232</text:p>
          </table:table-cell>
          <table:table-cell office:value-type="string" table:style-name="ce1">
            <text:p>Success</text:p>
          </table:table-cell>
          <table:table-cell office:value-type="float" office:value="51559" table:style-name="ce1">
            <text:p>51559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4H42M0.988S" table:style-name="ce2">
            <text:p>42:01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7538" table:style-name="ce1">
            <text:p>7538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4H41M57.598S" table:style-name="ce2">
            <text:p>41:57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0935" table:style-name="ce1">
            <text:p>1093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4H41M57.613S" table:style-name="ce2">
            <text:p>41:57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0927" table:style-name="ce1">
            <text:p>10927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4H41M52.778S" table:style-name="ce2">
            <text:p>41:52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5791" table:style-name="ce1">
            <text:p>15791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4H41M57.603S" table:style-name="ce2">
            <text:p>41:57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0980" table:style-name="ce1">
            <text:p>10980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4H42M0.623S" table:style-name="ce2">
            <text:p>42:00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7960" table:style-name="ce1">
            <text:p>7960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4H41M48.428S" table:style-name="ce2">
            <text:p>41:48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20157" table:style-name="ce1">
            <text:p>20157</text:p>
          </table:table-cell>
          <table:table-cell office:value-type="string" table:style-name="ce1">
            <text:p>Success</text:p>
          </table:table-cell>
          <table:table-cell office:value-type="float" office:value="33726" table:style-name="ce1">
            <text:p>33726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4H41M57.663S" table:style-name="ce2">
            <text:p>41:57.7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0979" table:style-name="ce1">
            <text:p>10979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4H42M1.033S" table:style-name="ce2">
            <text:p>42:01.0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7605" table:style-name="ce1">
            <text:p>760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4H41M51.288S" table:style-name="ce2">
            <text:p>41:5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7356" table:style-name="ce1">
            <text:p>1735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4H41M52.753S" table:style-name="ce2">
            <text:p>41:52.8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5919" table:style-name="ce1">
            <text:p>15919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4H41M49.683S" table:style-name="ce2">
            <text:p>41:49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9000" table:style-name="ce1">
            <text:p>19000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4H42M0.963S" table:style-name="ce2">
            <text:p>42:01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7736" table:style-name="ce1">
            <text:p>7736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4H41M52.598S" table:style-name="ce2">
            <text:p>41:52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16105" table:style-name="ce1">
            <text:p>16105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4H42M6.868S" table:style-name="ce2">
            <text:p>42:06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Success</text:p>
          </table:table-cell>
          <table:table-cell office:value-type="float" office:value="33065" table:style-name="ce1">
            <text:p>33065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4H41M52.758S" table:style-name="ce2">
            <text:p>41:52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5973" table:style-name="ce1">
            <text:p>15973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4H41M52.783S" table:style-name="ce2">
            <text:p>41:52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15952" table:style-name="ce1">
            <text:p>1595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4H42M0.983S" table:style-name="ce2">
            <text:p>42:01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7761" table:style-name="ce1">
            <text:p>7761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4H42M4.013S" table:style-name="ce2">
            <text:p>42:04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4747" table:style-name="ce1">
            <text:p>4747</text:p>
          </table:table-cell>
          <table:table-cell office:value-type="string" table:style-name="ce1">
            <text:p>Success</text:p>
          </table:table-cell>
          <table:table-cell office:value-type="float" office:value="39942" table:style-name="ce1">
            <text:p>39942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4H41M52.763S" table:style-name="ce2">
            <text:p>41:52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5998" table:style-name="ce1">
            <text:p>15998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4H42M6.963S" table:style-name="ce2">
            <text:p>42:07.0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4H42M6.733S" table:style-name="ce2">
            <text:p>42:06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037" table:style-name="ce1">
            <text:p>2037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4H42M7.133S" table:style-name="ce2">
            <text:p>42:07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39948" table:style-name="ce1">
            <text:p>39948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4H42M0.968S" table:style-name="ce2">
            <text:p>42:01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7811" table:style-name="ce1">
            <text:p>7811</text:p>
          </table:table-cell>
          <table:table-cell office:value-type="string" table:style-name="ce1">
            <text:p>Success</text:p>
          </table:table-cell>
          <table:table-cell office:value-type="float" office:value="31405" table:style-name="ce1">
            <text:p>31405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4H42M7.328S" table:style-name="ce2">
            <text:p>42:07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Success</text:p>
          </table:table-cell>
          <table:table-cell office:value-type="float" office:value="23362" table:style-name="ce1">
            <text:p>23362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4H42M8.208S" table:style-name="ce2">
            <text:p>42:08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4H42M4.168S" table:style-name="ce2">
            <text:p>42:04.2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4948" table:style-name="ce1">
            <text:p>494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4H42M8.198S" table:style-name="ce2">
            <text:p>42:08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4H41M57.628S" table:style-name="ce2">
            <text:p>41:57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1844" table:style-name="ce1">
            <text:p>11844</text:p>
          </table:table-cell>
          <table:table-cell office:value-type="string" table:style-name="ce1">
            <text:p>Success</text:p>
          </table:table-cell>
          <table:table-cell office:value-type="float" office:value="39938" table:style-name="ce1">
            <text:p>39938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4H42M6.723S" table:style-name="ce2">
            <text:p>42:06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760" table:style-name="ce1">
            <text:p>2760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4H42M8.168S" table:style-name="ce2">
            <text:p>42:08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4H42M4.198S" table:style-name="ce2">
            <text:p>42:04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5362" table:style-name="ce1">
            <text:p>5362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4H42M1.033S" table:style-name="ce2">
            <text:p>42:01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8532" table:style-name="ce1">
            <text:p>853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4H42M1.018S" table:style-name="ce2">
            <text:p>42:01.0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8559" table:style-name="ce1">
            <text:p>8559</text:p>
          </table:table-cell>
          <table:table-cell office:value-type="string" table:style-name="ce1">
            <text:p>Success</text:p>
          </table:table-cell>
          <table:table-cell office:value-type="float" office:value="39944" table:style-name="ce1">
            <text:p>39944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4H42M0.983S" table:style-name="ce2">
            <text:p>42:01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?wicket:interface=:1:indicator:big-form:sg-editor:content:mo:aspect:name::IBehaviorListener:0:-1&amp;random=0.1551467140973828</text:p>
          </table:table-cell>
          <table:table-cell office:value-type="float" office:value="8742" table:style-name="ce1">
            <text:p>8742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4H41M57.533S" table:style-name="ce2">
            <text:p>41:57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2238" table:style-name="ce1">
            <text:p>12238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4H41M57.628S" table:style-name="ce2">
            <text:p>41:57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2147" table:style-name="ce1">
            <text:p>12147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4H42M6.753S" table:style-name="ce2">
            <text:p>42:06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3021" table:style-name="ce1">
            <text:p>3021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4H42M4.073S" table:style-name="ce2">
            <text:p>42:04.1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5708" table:style-name="ce1">
            <text:p>5708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4H42M6.628S" table:style-name="ce2">
            <text:p>42:06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156" table:style-name="ce1">
            <text:p>3156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4H42M6.978S" table:style-name="ce2">
            <text:p>42:07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2803" table:style-name="ce1">
            <text:p>2803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4H42M3.933S" table:style-name="ce2">
            <text:p>42:03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5863" table:style-name="ce1">
            <text:p>5863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4H42M0.883S" table:style-name="ce2">
            <text:p>42:00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8913" table:style-name="ce1">
            <text:p>8913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4H42M1.008S" table:style-name="ce2">
            <text:p>42:01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8791" table:style-name="ce1">
            <text:p>8791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4H41M57.518S" table:style-name="ce2">
            <text:p>41:57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2277" table:style-name="ce1">
            <text:p>12277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4H42M1.018S" table:style-name="ce2">
            <text:p>42:01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name::IBehaviorListener:0:-1&amp;random=0.25550437027989636</text:p>
          </table:table-cell>
          <table:table-cell office:value-type="float" office:value="8780" table:style-name="ce1">
            <text:p>8780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4H42M6.673S" table:style-name="ce2">
            <text:p>42:06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3131" table:style-name="ce1">
            <text:p>3131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4H42M8.183S" table:style-name="ce2">
            <text:p>42:08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4H42M6.673S" table:style-name="ce2">
            <text:p>42:06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3138" table:style-name="ce1">
            <text:p>313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4H42M6.993S" table:style-name="ce2">
            <text:p>42:07.0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823" table:style-name="ce1">
            <text:p>2823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4H42M0.643S" table:style-name="ce2">
            <text:p>42:00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9173" table:style-name="ce1">
            <text:p>9173</text:p>
          </table:table-cell>
          <table:table-cell office:value-type="string" table:style-name="ce1">
            <text:p>Success</text:p>
          </table:table-cell>
          <table:table-cell office:value-type="float" office:value="31403" table:style-name="ce1">
            <text:p>31403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4H42M8.168S" table:style-name="ce2">
            <text:p>42:08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4H42M8.223S" table:style-name="ce2">
            <text:p>42:08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g-editor:content:mo:aspect:name::IBehaviorListener:0:-1&amp;random=0.038543104425015406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Success</text:p>
          </table:table-cell>
          <table:table-cell office:value-type="float" office:value="35252" table:style-name="ce1">
            <text:p>35252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4H42M7.003S" table:style-name="ce2">
            <text:p>42:07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821" table:style-name="ce1">
            <text:p>2821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4H42M6.768S" table:style-name="ce2">
            <text:p>42:06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060" table:style-name="ce1">
            <text:p>3060</text:p>
          </table:table-cell>
          <table:table-cell office:value-type="string" table:style-name="ce1">
            <text:p>Success</text:p>
          </table:table-cell>
          <table:table-cell office:value-type="float" office:value="39944" table:style-name="ce1">
            <text:p>39944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4H42M7.128S" table:style-name="ce2">
            <text:p>42:07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2734" table:style-name="ce1">
            <text:p>2734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4H42M6.803S" table:style-name="ce2">
            <text:p>42:06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068" table:style-name="ce1">
            <text:p>3068</text:p>
          </table:table-cell>
          <table:table-cell office:value-type="string" table:style-name="ce1">
            <text:p>Success</text:p>
          </table:table-cell>
          <table:table-cell office:value-type="float" office:value="59933" table:style-name="ce1">
            <text:p>59933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4H42M8.103S" table:style-name="ce2">
            <text:p>42:08.1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4H42M8.583S" table:style-name="ce2">
            <text:p>42:08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4H42M7.113S" table:style-name="ce2">
            <text:p>42:07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2767" table:style-name="ce1">
            <text:p>2767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4H42M8.223S" table:style-name="ce2">
            <text:p>42:08.2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4H42M8.773S" table:style-name="ce2">
            <text:p>42:08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4H42M8.108S" table:style-name="ce2">
            <text:p>42:08.1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2082" table:style-name="ce1">
            <text:p>2082</text:p>
          </table:table-cell>
          <table:table-cell office:value-type="string" table:style-name="ce1">
            <text:p>Success</text:p>
          </table:table-cell>
          <table:table-cell office:value-type="float" office:value="31247" table:style-name="ce1">
            <text:p>31247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4H42M7.273S" table:style-name="ce2">
            <text:p>42:07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2938" table:style-name="ce1">
            <text:p>2938</text:p>
          </table:table-cell>
          <table:table-cell office:value-type="string" table:style-name="ce1">
            <text:p>Success</text:p>
          </table:table-cell>
          <table:table-cell office:value-type="float" office:value="23364" table:style-name="ce1">
            <text:p>23364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4H42M9.118S" table:style-name="ce2">
            <text:p>42:09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Success</text:p>
          </table:table-cell>
          <table:table-cell office:value-type="float" office:value="41089" table:style-name="ce1">
            <text:p>41089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4H42M8.778S" table:style-name="ce2">
            <text:p>42:08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35186" table:style-name="ce1">
            <text:p>35186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4H42M10.238S" table:style-name="ce2">
            <text:p>42:10.2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4H42M8.253S" table:style-name="ce2">
            <text:p>42:08.3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Success</text:p>
          </table:table-cell>
          <table:table-cell office:value-type="float" office:value="31246" table:style-name="ce1">
            <text:p>31246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4H42M8.748S" table:style-name="ce2">
            <text:p>42:08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Success</text:p>
          </table:table-cell>
          <table:table-cell office:value-type="float" office:value="37154" table:style-name="ce1">
            <text:p>37154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4H42M10.268S" table:style-name="ce2">
            <text:p>42:10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4H42M8.718S" table:style-name="ce2">
            <text:p>42:08.7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Success</text:p>
          </table:table-cell>
          <table:table-cell office:value-type="float" office:value="37154" table:style-name="ce1">
            <text:p>37154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4H42M8.208S" table:style-name="ce2">
            <text:p>42:08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116" table:style-name="ce1">
            <text:p>2116</text:p>
          </table:table-cell>
          <table:table-cell office:value-type="string" table:style-name="ce1">
            <text:p>Success</text:p>
          </table:table-cell>
          <table:table-cell office:value-type="float" office:value="31247" table:style-name="ce1">
            <text:p>31247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4H42M10.308S" table:style-name="ce2">
            <text:p>42:10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4H42M10.328S" table:style-name="ce2">
            <text:p>42:10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4H42M10.348S" table:style-name="ce2">
            <text:p>42:10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4H42M8.528S" table:style-name="ce2">
            <text:p>42:08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274" table:style-name="ce1">
            <text:p>2274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4H42M10.288S" table:style-name="ce2">
            <text:p>42:10.3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4H42M10.793S" table:style-name="ce2">
            <text:p>42:10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4H42M10.813S" table:style-name="ce2">
            <text:p>42:1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4H42M9.798S" table:style-name="ce2">
            <text:p>42:09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4H42M9.798S" table:style-name="ce2">
            <text:p>42:09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4H42M9.803S" table:style-name="ce2">
            <text:p>42:09.8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4H42M9.783S" table:style-name="ce2">
            <text:p>42:09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Success</text:p>
          </table:table-cell>
          <table:table-cell office:value-type="float" office:value="43067" table:style-name="ce1">
            <text:p>43067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4H42M8.688S" table:style-name="ce2">
            <text:p>42:08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857" table:style-name="ce1">
            <text:p>2857</text:p>
          </table:table-cell>
          <table:table-cell office:value-type="string" table:style-name="ce1">
            <text:p>Success</text:p>
          </table:table-cell>
          <table:table-cell office:value-type="float" office:value="39944" table:style-name="ce1">
            <text:p>39944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4H42M8.218S" table:style-name="ce2">
            <text:p>42:08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3376" table:style-name="ce1">
            <text:p>3376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4H42M9.728S" table:style-name="ce2">
            <text:p>42:09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4H42M8.733S" table:style-name="ce2">
            <text:p>42:08.7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879" table:style-name="ce1">
            <text:p>2879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4H42M8.778S" table:style-name="ce2">
            <text:p>42:08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037" table:style-name="ce1">
            <text:p>3037</text:p>
          </table:table-cell>
          <table:table-cell office:value-type="string" table:style-name="ce1">
            <text:p>Success</text:p>
          </table:table-cell>
          <table:table-cell office:value-type="float" office:value="39948" table:style-name="ce1">
            <text:p>3994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4H42M9.883S" table:style-name="ce2">
            <text:p>42:09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4H42M8.218S" table:style-name="ce2">
            <text:p>42:08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3655" table:style-name="ce1">
            <text:p>3655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4H42M8.533S" table:style-name="ce2">
            <text:p>42:08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4H42M6.723S" table:style-name="ce2">
            <text:p>42:06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5167" table:style-name="ce1">
            <text:p>5167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4H42M8.773S" table:style-name="ce2">
            <text:p>42:08.8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3134" table:style-name="ce1">
            <text:p>3134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4H42M1.033S" table:style-name="ce2">
            <text:p>42:01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0875" table:style-name="ce1">
            <text:p>10875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4H42M8.198S" table:style-name="ce2">
            <text:p>42:08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3712" table:style-name="ce1">
            <text:p>3712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4H42M8.643S" table:style-name="ce2">
            <text:p>42:08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3268" table:style-name="ce1">
            <text:p>326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4H42M8.703S" table:style-name="ce2">
            <text:p>42:08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4H42M9.883S" table:style-name="ce2">
            <text:p>42:09.9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2033" table:style-name="ce1">
            <text:p>2033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4H42M9.568S" table:style-name="ce2">
            <text:p>42:09.6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2358" table:style-name="ce1">
            <text:p>235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4H42M9.778S" table:style-name="ce2">
            <text:p>42:09.8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4H42M9.873S" table:style-name="ce2">
            <text:p>42:09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2130" table:style-name="ce1">
            <text:p>2130</text:p>
          </table:table-cell>
          <table:table-cell office:value-type="string" table:style-name="ce1">
            <text:p>Success</text:p>
          </table:table-cell>
          <table:table-cell office:value-type="float" office:value="33071" table:style-name="ce1">
            <text:p>33071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4H42M9.863S" table:style-name="ce2">
            <text:p>42:09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2167" table:style-name="ce1">
            <text:p>2167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4H42M7.118S" table:style-name="ce2">
            <text:p>42:07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5811" table:style-name="ce1">
            <text:p>5811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4H42M7.118S" table:style-name="ce2">
            <text:p>42:07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5826" table:style-name="ce1">
            <text:p>5826</text:p>
          </table:table-cell>
          <table:table-cell office:value-type="string" table:style-name="ce1">
            <text:p>Success</text:p>
          </table:table-cell>
          <table:table-cell office:value-type="float" office:value="61238" table:style-name="ce1">
            <text:p>61238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4H42M8.648S" table:style-name="ce2">
            <text:p>42:08.6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4328" table:style-name="ce1">
            <text:p>432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4H42M8.583S" table:style-name="ce2">
            <text:p>42:08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4396" table:style-name="ce1">
            <text:p>4396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4H42M8.738S" table:style-name="ce2">
            <text:p>42:08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4246" table:style-name="ce1">
            <text:p>4246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4H42M10.213S" table:style-name="ce2">
            <text:p>42:10.2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2776" table:style-name="ce1">
            <text:p>2776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4H42M11.228S" table:style-name="ce2">
            <text:p>42:11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4H42M10.258S" table:style-name="ce2">
            <text:p>42:10.3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739" table:style-name="ce1">
            <text:p>2739</text:p>
          </table:table-cell>
          <table:table-cell office:value-type="string" table:style-name="ce1">
            <text:p>Success</text:p>
          </table:table-cell>
          <table:table-cell office:value-type="float" office:value="45009" table:style-name="ce1">
            <text:p>45009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4H42M8.103S" table:style-name="ce2">
            <text:p>42:08.1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4897" table:style-name="ce1">
            <text:p>4897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4H42M8.233S" table:style-name="ce2">
            <text:p>42:08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4798" table:style-name="ce1">
            <text:p>4798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4H42M9.873S" table:style-name="ce2">
            <text:p>42:09.9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4H42M12.998S" table:style-name="ce2">
            <text:p>42:13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4H42M12.998S" table:style-name="ce2">
            <text:p>42:13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4H42M8.763S" table:style-name="ce2">
            <text:p>42:08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4309" table:style-name="ce1">
            <text:p>4309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4H42M11.593S" table:style-name="ce2">
            <text:p>42:11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4H42M9.583S" table:style-name="ce2">
            <text:p>42:09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3505" table:style-name="ce1">
            <text:p>3505</text:p>
          </table:table-cell>
          <table:table-cell office:value-type="string" table:style-name="ce1">
            <text:p>Success</text:p>
          </table:table-cell>
          <table:table-cell office:value-type="float" office:value="59933" table:style-name="ce1">
            <text:p>59933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4H42M11.913S" table:style-name="ce2">
            <text:p>42:11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4H42M13.043S" table:style-name="ce2">
            <text:p>42:13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4H42M13.073S" table:style-name="ce2">
            <text:p>42:13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4H42M11.908S" table:style-name="ce2">
            <text:p>42:11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4H42M10.053S" table:style-name="ce2">
            <text:p>42:10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118" table:style-name="ce1">
            <text:p>3118</text:p>
          </table:table-cell>
          <table:table-cell office:value-type="string" table:style-name="ce1">
            <text:p>Success</text:p>
          </table:table-cell>
          <table:table-cell office:value-type="float" office:value="45044" table:style-name="ce1">
            <text:p>45044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4H42M13.108S" table:style-name="ce2">
            <text:p>42:13.1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4H42M13.173S" table:style-name="ce2">
            <text:p>42:13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4H42M11.938S" table:style-name="ce2">
            <text:p>42:11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4H42M13.188S" table:style-name="ce2">
            <text:p>42:13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4H42M9.818S" table:style-name="ce2">
            <text:p>42:09.8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3406" table:style-name="ce1">
            <text:p>3406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4H42M13.138S" table:style-name="ce2">
            <text:p>42:13.1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4H42M12.988S" table:style-name="ce2">
            <text:p>42:13.0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4H42M13.253S" table:style-name="ce2">
            <text:p>42:13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4H42M13.288S" table:style-name="ce2">
            <text:p>42:13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4H42M13.298S" table:style-name="ce2">
            <text:p>42:13.3</text:p>
          </table:table-cell>
          <table:table-cell office:value-type="string" table:style-name="ce1">
            <text:p>TC0002_PlannerB 2-3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4H42M8.108S" table:style-name="ce2">
            <text:p>42:08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5457" table:style-name="ce1">
            <text:p>5457</text:p>
          </table:table-cell>
          <table:table-cell office:value-type="string" table:style-name="ce1">
            <text:p>Success</text:p>
          </table:table-cell>
          <table:table-cell office:value-type="float" office:value="41104" table:style-name="ce1">
            <text:p>41104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4H42M8.923S" table:style-name="ce2">
            <text:p>42:08.9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4664" table:style-name="ce1">
            <text:p>4664</text:p>
          </table:table-cell>
          <table:table-cell office:value-type="string" table:style-name="ce1">
            <text:p>Success</text:p>
          </table:table-cell>
          <table:table-cell office:value-type="float" office:value="39133" table:style-name="ce1">
            <text:p>39133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4H42M13.593S" table:style-name="ce2">
            <text:p>42:13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4H42M13.613S" table:style-name="ce2">
            <text:p>42:13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4H42M9.813S" table:style-name="ce2">
            <text:p>42:09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3877" table:style-name="ce1">
            <text:p>3877</text:p>
          </table:table-cell>
          <table:table-cell office:value-type="string" table:style-name="ce1">
            <text:p>Success</text:p>
          </table:table-cell>
          <table:table-cell office:value-type="float" office:value="52824" table:style-name="ce1">
            <text:p>52824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4H42M13.213S" table:style-name="ce2">
            <text:p>42:13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4H42M14.108S" table:style-name="ce2">
            <text:p>42:14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4H42M9.833S" table:style-name="ce2">
            <text:p>42:09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5373" table:style-name="ce1">
            <text:p>5373</text:p>
          </table:table-cell>
          <table:table-cell office:value-type="string" table:style-name="ce1">
            <text:p>Success</text:p>
          </table:table-cell>
          <table:table-cell office:value-type="float" office:value="48888" table:style-name="ce1">
            <text:p>48888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4H42M10.823S" table:style-name="ce2">
            <text:p>42:10.8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400" table:style-name="ce1">
            <text:p>4400</text:p>
          </table:table-cell>
          <table:table-cell office:value-type="string" table:style-name="ce1">
            <text:p>Success</text:p>
          </table:table-cell>
          <table:table-cell office:value-type="float" office:value="60708" table:style-name="ce1">
            <text:p>60708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4H42M3.563S" table:style-name="ce2">
            <text:p>42:03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1957" table:style-name="ce1">
            <text:p>11957</text:p>
          </table:table-cell>
          <table:table-cell office:value-type="string" table:style-name="ce1">
            <text:p>Success</text:p>
          </table:table-cell>
          <table:table-cell office:value-type="float" office:value="45009" table:style-name="ce1">
            <text:p>45009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4H42M15.523S" table:style-name="ce2">
            <text:p>42:15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4H42M15.543S" table:style-name="ce2">
            <text:p>42:15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4H42M15.573S" table:style-name="ce2">
            <text:p>42:15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4H42M1.038S" table:style-name="ce2">
            <text:p>42:01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4612" table:style-name="ce1">
            <text:p>14612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4H42M9.828S" table:style-name="ce2">
            <text:p>42:09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6230" table:style-name="ce1">
            <text:p>6230</text:p>
          </table:table-cell>
          <table:table-cell office:value-type="string" table:style-name="ce1">
            <text:p>Success</text:p>
          </table:table-cell>
          <table:table-cell office:value-type="float" office:value="58742" table:style-name="ce1">
            <text:p>58742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4H42M9.818S" table:style-name="ce2">
            <text:p>42:09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6293" table:style-name="ce1">
            <text:p>6293</text:p>
          </table:table-cell>
          <table:table-cell office:value-type="string" table:style-name="ce1">
            <text:p>Success</text:p>
          </table:table-cell>
          <table:table-cell office:value-type="float" office:value="52827" table:style-name="ce1">
            <text:p>52827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4H42M12.033S" table:style-name="ce2">
            <text:p>42:12.0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4125" table:style-name="ce1">
            <text:p>4125</text:p>
          </table:table-cell>
          <table:table-cell office:value-type="string" table:style-name="ce1">
            <text:p>Success</text:p>
          </table:table-cell>
          <table:table-cell office:value-type="float" office:value="70569" table:style-name="ce1">
            <text:p>70569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4H42M16.158S" table:style-name="ce2">
            <text:p>42:16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4H42M16.178S" table:style-name="ce2">
            <text:p>42:16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4H42M13.653S" table:style-name="ce2">
            <text:p>42:13.7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624" table:style-name="ce1">
            <text:p>262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4H42M11.893S" table:style-name="ce2">
            <text:p>42:11.9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4387" table:style-name="ce1">
            <text:p>4387</text:p>
          </table:table-cell>
          <table:table-cell office:value-type="string" table:style-name="ce1">
            <text:p>Success</text:p>
          </table:table-cell>
          <table:table-cell office:value-type="float" office:value="76477" table:style-name="ce1">
            <text:p>76477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4H42M16.188S" table:style-name="ce2">
            <text:p>42:16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4H42M16.283S" table:style-name="ce2">
            <text:p>42:16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4H42M16.278S" table:style-name="ce2">
            <text:p>42:16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4H42M11.818S" table:style-name="ce2">
            <text:p>42:11.8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4518" table:style-name="ce1">
            <text:p>4518</text:p>
          </table:table-cell>
          <table:table-cell office:value-type="string" table:style-name="ce1">
            <text:p>Success</text:p>
          </table:table-cell>
          <table:table-cell office:value-type="float" office:value="72538" table:style-name="ce1">
            <text:p>72538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4H42M11.028S" table:style-name="ce2">
            <text:p>42:11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5312" table:style-name="ce1">
            <text:p>5312</text:p>
          </table:table-cell>
          <table:table-cell office:value-type="string" table:style-name="ce1">
            <text:p>Success</text:p>
          </table:table-cell>
          <table:table-cell office:value-type="float" office:value="62687" table:style-name="ce1">
            <text:p>62687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4H42M11.028S" table:style-name="ce2">
            <text:p>42:11.0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5315" table:style-name="ce1">
            <text:p>5315</text:p>
          </table:table-cell>
          <table:table-cell office:value-type="string" table:style-name="ce1">
            <text:p>Success</text:p>
          </table:table-cell>
          <table:table-cell office:value-type="float" office:value="60714" table:style-name="ce1">
            <text:p>60714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4H42M11.918S" table:style-name="ce2">
            <text:p>42:11.9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4435" table:style-name="ce1">
            <text:p>4435</text:p>
          </table:table-cell>
          <table:table-cell office:value-type="string" table:style-name="ce1">
            <text:p>Success</text:p>
          </table:table-cell>
          <table:table-cell office:value-type="float" office:value="78544" table:style-name="ce1">
            <text:p>7854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4H42M13.198S" table:style-name="ce2">
            <text:p>42:13.2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3155" table:style-name="ce1">
            <text:p>3155</text:p>
          </table:table-cell>
          <table:table-cell office:value-type="string" table:style-name="ce1">
            <text:p>Success</text:p>
          </table:table-cell>
          <table:table-cell office:value-type="float" office:value="80419" table:style-name="ce1">
            <text:p>80419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4H42M16.343S" table:style-name="ce2">
            <text:p>42:16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4H42M10.838S" table:style-name="ce2">
            <text:p>42:10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5521" table:style-name="ce1">
            <text:p>5521</text:p>
          </table:table-cell>
          <table:table-cell office:value-type="string" table:style-name="ce1">
            <text:p>Success</text:p>
          </table:table-cell>
          <table:table-cell office:value-type="float" office:value="68599" table:style-name="ce1">
            <text:p>68599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4H42M16.353S" table:style-name="ce2">
            <text:p>42:16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4H42M16.343S" table:style-name="ce2">
            <text:p>42:16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4H42M16.358S" table:style-name="ce2">
            <text:p>42:16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4H42M10.848S" table:style-name="ce2">
            <text:p>42:10.8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5533" table:style-name="ce1">
            <text:p>5533</text:p>
          </table:table-cell>
          <table:table-cell office:value-type="string" table:style-name="ce1">
            <text:p>Success</text:p>
          </table:table-cell>
          <table:table-cell office:value-type="float" office:value="60714" table:style-name="ce1">
            <text:p>60714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4H42M16.368S" table:style-name="ce2">
            <text:p>42:16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4H42M11.868S" table:style-name="ce2">
            <text:p>42:11.9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4516" table:style-name="ce1">
            <text:p>4516</text:p>
          </table:table-cell>
          <table:table-cell office:value-type="string" table:style-name="ce1">
            <text:p>Success</text:p>
          </table:table-cell>
          <table:table-cell office:value-type="float" office:value="78548" table:style-name="ce1">
            <text:p>7854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4H42M16.368S" table:style-name="ce2">
            <text:p>42:16.4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4H42M16.358S" table:style-name="ce2">
            <text:p>42:16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4H42M11.873S" table:style-name="ce2">
            <text:p>42:11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4521" table:style-name="ce1">
            <text:p>4521</text:p>
          </table:table-cell>
          <table:table-cell office:value-type="string" table:style-name="ce1">
            <text:p>Success</text:p>
          </table:table-cell>
          <table:table-cell office:value-type="float" office:value="72537" table:style-name="ce1">
            <text:p>72537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4H42M16.383S" table:style-name="ce2">
            <text:p>42:16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4H42M16.373S" table:style-name="ce2">
            <text:p>42:16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4H42M16.388S" table:style-name="ce2">
            <text:p>42:16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4H42M12.003S" table:style-name="ce2">
            <text:p>42:12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454" table:style-name="ce1">
            <text:p>4454</text:p>
          </table:table-cell>
          <table:table-cell office:value-type="string" table:style-name="ce1">
            <text:p>Success</text:p>
          </table:table-cell>
          <table:table-cell office:value-type="float" office:value="70571" table:style-name="ce1">
            <text:p>70571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4H42M16.413S" table:style-name="ce2">
            <text:p>42:16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4H42M16.418S" table:style-name="ce2">
            <text:p>42:16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4H42M16.458S" table:style-name="ce2">
            <text:p>42:16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4H42M13.168S" table:style-name="ce2">
            <text:p>42:13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3321" table:style-name="ce1">
            <text:p>3321</text:p>
          </table:table-cell>
          <table:table-cell office:value-type="string" table:style-name="ce1">
            <text:p>Success</text:p>
          </table:table-cell>
          <table:table-cell office:value-type="float" office:value="82390" table:style-name="ce1">
            <text:p>82390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4H42M16.463S" table:style-name="ce2">
            <text:p>42:16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4H42M11.548S" table:style-name="ce2">
            <text:p>42:11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4966" table:style-name="ce1">
            <text:p>4966</text:p>
          </table:table-cell>
          <table:table-cell office:value-type="string" table:style-name="ce1">
            <text:p>Success</text:p>
          </table:table-cell>
          <table:table-cell office:value-type="float" office:value="62687" table:style-name="ce1">
            <text:p>62687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4H42M16.483S" table:style-name="ce2">
            <text:p>42:16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4H42M16.413S" table:style-name="ce2">
            <text:p>42:16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4H42M16.388S" table:style-name="ce2">
            <text:p>42:16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4H42M16.468S" table:style-name="ce2">
            <text:p>42:16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4H42M13.033S" table:style-name="ce2">
            <text:p>42:13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489" table:style-name="ce1">
            <text:p>3489</text:p>
          </table:table-cell>
          <table:table-cell office:value-type="string" table:style-name="ce1">
            <text:p>Success</text:p>
          </table:table-cell>
          <table:table-cell office:value-type="float" office:value="86324" table:style-name="ce1">
            <text:p>86324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4H42M16.383S" table:style-name="ce2">
            <text:p>42:16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4H42M16.518S" table:style-name="ce2">
            <text:p>42:16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4H42M16.488S" table:style-name="ce2">
            <text:p>42:16.5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4H42M16.523S" table:style-name="ce2">
            <text:p>42:16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4H42M13.233S" table:style-name="ce2">
            <text:p>42:13.2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314" table:style-name="ce1">
            <text:p>3314</text:p>
          </table:table-cell>
          <table:table-cell office:value-type="string" table:style-name="ce1">
            <text:p>Success</text:p>
          </table:table-cell>
          <table:table-cell office:value-type="float" office:value="19006" table:style-name="ce1">
            <text:p>19006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4H42M16.523S" table:style-name="ce2">
            <text:p>42:16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4H42M16.508S" table:style-name="ce2">
            <text:p>42:16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4H42M9.483S" table:style-name="ce2">
            <text:p>42:09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7069" table:style-name="ce1">
            <text:p>7069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4H42M16.388S" table:style-name="ce2">
            <text:p>42:16.4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4H42M16.518S" table:style-name="ce2">
            <text:p>42:16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4H42M16.543S" table:style-name="ce2">
            <text:p>42:16.5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4H42M8.538S" table:style-name="ce2">
            <text:p>42:08.5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8023" table:style-name="ce1">
            <text:p>8023</text:p>
          </table:table-cell>
          <table:table-cell office:value-type="string" table:style-name="ce1">
            <text:p>Success</text:p>
          </table:table-cell>
          <table:table-cell office:value-type="float" office:value="39944" table:style-name="ce1">
            <text:p>39944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4H42M16.533S" table:style-name="ce2">
            <text:p>42:16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4H42M16.543S" table:style-name="ce2">
            <text:p>42:16.5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4H42M16.558S" table:style-name="ce2">
            <text:p>42:16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4H42M13.033S" table:style-name="ce2">
            <text:p>42:13.0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3851" table:style-name="ce1">
            <text:p>3851</text:p>
          </table:table-cell>
          <table:table-cell office:value-type="string" table:style-name="ce1">
            <text:p>Success</text:p>
          </table:table-cell>
          <table:table-cell office:value-type="float" office:value="86425" table:style-name="ce1">
            <text:p>86425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4H42M16.578S" table:style-name="ce2">
            <text:p>42:16.6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4H42M17.003S" table:style-name="ce2">
            <text:p>42:17.0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4H42M12.978S" table:style-name="ce2">
            <text:p>42:13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4153" table:style-name="ce1">
            <text:p>4153</text:p>
          </table:table-cell>
          <table:table-cell office:value-type="string" table:style-name="ce1">
            <text:p>Success</text:p>
          </table:table-cell>
          <table:table-cell office:value-type="float" office:value="78457" table:style-name="ce1">
            <text:p>7845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4H42M16.563S" table:style-name="ce2">
            <text:p>42:16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4H42M16.513S" table:style-name="ce2">
            <text:p>42:16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4H42M17.198S" table:style-name="ce2">
            <text:p>42:17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4H42M17.203S" table:style-name="ce2">
            <text:p>42:17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4H42M10.808S" table:style-name="ce2">
            <text:p>42:10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6870" table:style-name="ce1">
            <text:p>6870</text:p>
          </table:table-cell>
          <table:table-cell office:value-type="string" table:style-name="ce1">
            <text:p>Success</text:p>
          </table:table-cell>
          <table:table-cell office:value-type="float" office:value="60726" table:style-name="ce1">
            <text:p>60726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4H42M14.123S" table:style-name="ce2">
            <text:p>42:14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679" table:style-name="ce1">
            <text:p>3679</text:p>
          </table:table-cell>
          <table:table-cell office:value-type="string" table:style-name="ce1">
            <text:p>Success</text:p>
          </table:table-cell>
          <table:table-cell office:value-type="float" office:value="86435" table:style-name="ce1">
            <text:p>86435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4H42M16.303S" table:style-name="ce2">
            <text:p>42:16.3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Success</text:p>
          </table:table-cell>
          <table:table-cell office:value-type="float" office:value="88406" table:style-name="ce1">
            <text:p>88406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4H42M13.228S" table:style-name="ce2">
            <text:p>42:13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4884" table:style-name="ce1">
            <text:p>4884</text:p>
          </table:table-cell>
          <table:table-cell office:value-type="string" table:style-name="ce1">
            <text:p>Success</text:p>
          </table:table-cell>
          <table:table-cell office:value-type="float" office:value="82401" table:style-name="ce1">
            <text:p>82401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4H42M18.113S" table:style-name="ce2">
            <text:p>42:18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4H42M9.493S" table:style-name="ce2">
            <text:p>42:09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8663" table:style-name="ce1">
            <text:p>866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4H42M7.008S" table:style-name="ce2">
            <text:p>42:07.0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1178" table:style-name="ce1">
            <text:p>1117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4H42M18.133S" table:style-name="ce2">
            <text:p>42:18.1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4H42M18.188S" table:style-name="ce2">
            <text:p>42:18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4H42M15.648S" table:style-name="ce2">
            <text:p>42:15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607" table:style-name="ce1">
            <text:p>2607</text:p>
          </table:table-cell>
          <table:table-cell office:value-type="string" table:style-name="ce1">
            <text:p>Success</text:p>
          </table:table-cell>
          <table:table-cell office:value-type="float" office:value="88406" table:style-name="ce1">
            <text:p>88406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4H42M16.578S" table:style-name="ce2">
            <text:p>42:16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Success</text:p>
          </table:table-cell>
          <table:table-cell office:value-type="float" office:value="90375" table:style-name="ce1">
            <text:p>90375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4H42M18.233S" table:style-name="ce2">
            <text:p>42:18.2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4H42M16.578S" table:style-name="ce2">
            <text:p>42:16.6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Success</text:p>
          </table:table-cell>
          <table:table-cell office:value-type="float" office:value="90376" table:style-name="ce1">
            <text:p>90376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4H42M16.538S" table:style-name="ce2">
            <text:p>42:16.5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Success</text:p>
          </table:table-cell>
          <table:table-cell office:value-type="float" office:value="90378" table:style-name="ce1">
            <text:p>90378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4H42M16.563S" table:style-name="ce2">
            <text:p>42:16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Success</text:p>
          </table:table-cell>
          <table:table-cell office:value-type="float" office:value="90376" table:style-name="ce1">
            <text:p>90376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4H42M17.228S" table:style-name="ce2">
            <text:p>42:17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Success</text:p>
          </table:table-cell>
          <table:table-cell office:value-type="float" office:value="90376" table:style-name="ce1">
            <text:p>90376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4H42M16.328S" table:style-name="ce2">
            <text:p>42:16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Success</text:p>
          </table:table-cell>
          <table:table-cell office:value-type="float" office:value="88407" table:style-name="ce1">
            <text:p>88407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4H42M17.018S" table:style-name="ce2">
            <text:p>42:17.0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Success</text:p>
          </table:table-cell>
          <table:table-cell office:value-type="float" office:value="90375" table:style-name="ce1">
            <text:p>90375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4H42M18.298S" table:style-name="ce2">
            <text:p>42:18.3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4H42M12.998S" table:style-name="ce2">
            <text:p>42:13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5372" table:style-name="ce1">
            <text:p>5372</text:p>
          </table:table-cell>
          <table:table-cell office:value-type="string" table:style-name="ce1">
            <text:p>Success</text:p>
          </table:table-cell>
          <table:table-cell office:value-type="float" office:value="88407" table:style-name="ce1">
            <text:p>88407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4H42M16.548S" table:style-name="ce2">
            <text:p>42:16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90377" table:style-name="ce1">
            <text:p>90377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4H42M16.548S" table:style-name="ce2">
            <text:p>42:16.5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Success</text:p>
          </table:table-cell>
          <table:table-cell office:value-type="float" office:value="90377" table:style-name="ce1">
            <text:p>90377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4H42M16.563S" table:style-name="ce2">
            <text:p>42:16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Success</text:p>
          </table:table-cell>
          <table:table-cell office:value-type="float" office:value="90377" table:style-name="ce1">
            <text:p>90377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4H42M17.213S" table:style-name="ce2">
            <text:p>42:17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Success</text:p>
          </table:table-cell>
          <table:table-cell office:value-type="float" office:value="90376" table:style-name="ce1">
            <text:p>90376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4H42M18.193S" table:style-name="ce2">
            <text:p>42:18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4H42M19.598S" table:style-name="ce2">
            <text:p>42:19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4H42M7.173S" table:style-name="ce2">
            <text:p>42:07.2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3158" table:style-name="ce1">
            <text:p>1315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4H42M18.158S" table:style-name="ce2">
            <text:p>42:18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Success</text:p>
          </table:table-cell>
          <table:table-cell office:value-type="float" office:value="92367" table:style-name="ce1">
            <text:p>9236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4H42M7.063S" table:style-name="ce2">
            <text:p>42:07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4032" table:style-name="ce1">
            <text:p>14032</text:p>
          </table:table-cell>
          <table:table-cell office:value-type="string" table:style-name="ce1">
            <text:p>Success</text:p>
          </table:table-cell>
          <table:table-cell office:value-type="float" office:value="44428" table:style-name="ce1">
            <text:p>44428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4H42M4.188S" table:style-name="ce2">
            <text:p>42:04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6907" table:style-name="ce1">
            <text:p>16907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4H42M6.978S" table:style-name="ce2">
            <text:p>42:07.0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4157" table:style-name="ce1">
            <text:p>14157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4H42M6.763S" table:style-name="ce2">
            <text:p>42:06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4383" table:style-name="ce1">
            <text:p>14383</text:p>
          </table:table-cell>
          <table:table-cell office:value-type="string" table:style-name="ce1">
            <text:p>Success</text:p>
          </table:table-cell>
          <table:table-cell office:value-type="float" office:value="44428" table:style-name="ce1">
            <text:p>4442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4H42M4.208S" table:style-name="ce2">
            <text:p>42:04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6939" table:style-name="ce1">
            <text:p>16939</text:p>
          </table:table-cell>
          <table:table-cell office:value-type="string" table:style-name="ce1">
            <text:p>Success</text:p>
          </table:table-cell>
          <table:table-cell office:value-type="float" office:value="44428" table:style-name="ce1">
            <text:p>44428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4H42M8.573S" table:style-name="ce2">
            <text:p>42:08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2580" table:style-name="ce1">
            <text:p>12580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4H42M21.098S" table:style-name="ce2">
            <text:p>42:21.1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4H42M9.823S" table:style-name="ce2">
            <text:p>42:09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1359" table:style-name="ce1">
            <text:p>11359</text:p>
          </table:table-cell>
          <table:table-cell office:value-type="string" table:style-name="ce1">
            <text:p>Success</text:p>
          </table:table-cell>
          <table:table-cell office:value-type="float" office:value="40689" table:style-name="ce1">
            <text:p>40689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4H42M9.773S" table:style-name="ce2">
            <text:p>42:09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1412" table:style-name="ce1">
            <text:p>11412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4H42M21.148S" table:style-name="ce2">
            <text:p>42:21.1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4H42M21.138S" table:style-name="ce2">
            <text:p>42:21.1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4H42M21.103S" table:style-name="ce2">
            <text:p>42:21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4H42M9.803S" table:style-name="ce2">
            <text:p>42:09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1449" table:style-name="ce1">
            <text:p>11449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4H42M8.198S" table:style-name="ce2">
            <text:p>42:08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3052" table:style-name="ce1">
            <text:p>13052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4H42M8.678S" table:style-name="ce2">
            <text:p>42:08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2590" table:style-name="ce1">
            <text:p>12590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4H42M8.703S" table:style-name="ce2">
            <text:p>42:08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2571" table:style-name="ce1">
            <text:p>12571</text:p>
          </table:table-cell>
          <table:table-cell office:value-type="string" table:style-name="ce1">
            <text:p>Success</text:p>
          </table:table-cell>
          <table:table-cell office:value-type="float" office:value="39943" table:style-name="ce1">
            <text:p>39943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4H42M12.983S" table:style-name="ce2">
            <text:p>42:13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8297" table:style-name="ce1">
            <text:p>8297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4H42M4.138S" table:style-name="ce2">
            <text:p>42:04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7142" table:style-name="ce1">
            <text:p>17142</text:p>
          </table:table-cell>
          <table:table-cell office:value-type="string" table:style-name="ce1">
            <text:p>Success</text:p>
          </table:table-cell>
          <table:table-cell office:value-type="float" office:value="103949" table:style-name="ce1">
            <text:p>103949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4H42M8.643S" table:style-name="ce2">
            <text:p>42:08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644" table:style-name="ce1">
            <text:p>12644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4H42M11.883S" table:style-name="ce2">
            <text:p>42:11.9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9408" table:style-name="ce1">
            <text:p>9408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4H42M9.783S" table:style-name="ce2">
            <text:p>42:09.8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11535" table:style-name="ce1">
            <text:p>11535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4H42M21.178S" table:style-name="ce2">
            <text:p>42:21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4H42M21.233S" table:style-name="ce2">
            <text:p>42:21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4H42M9.773S" table:style-name="ce2">
            <text:p>42:09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1563" table:style-name="ce1">
            <text:p>11563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4H42M13.088S" table:style-name="ce2">
            <text:p>42:13.1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8252" table:style-name="ce1">
            <text:p>8252</text:p>
          </table:table-cell>
          <table:table-cell office:value-type="string" table:style-name="ce1">
            <text:p>Success</text:p>
          </table:table-cell>
          <table:table-cell office:value-type="float" office:value="31844" table:style-name="ce1">
            <text:p>31844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4H42M21.228S" table:style-name="ce2">
            <text:p>42:21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4H42M9.808S" table:style-name="ce2">
            <text:p>42:09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1544" table:style-name="ce1">
            <text:p>11544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4H42M11.908S" table:style-name="ce2">
            <text:p>42:11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9454" table:style-name="ce1">
            <text:p>9454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4H42M9.468S" table:style-name="ce2">
            <text:p>42:09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1893" table:style-name="ce1">
            <text:p>11893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4H42M21.193S" table:style-name="ce2">
            <text:p>42:21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4H42M21.283S" table:style-name="ce2">
            <text:p>42:21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4H42M21.328S" table:style-name="ce2">
            <text:p>42:21.3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4H42M21.348S" table:style-name="ce2">
            <text:p>42:21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4H42M13.073S" table:style-name="ce2">
            <text:p>42:13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8326" table:style-name="ce1">
            <text:p>8326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4H42M11.598S" table:style-name="ce2">
            <text:p>42:11.6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9806" table:style-name="ce1">
            <text:p>9806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4H42M21.323S" table:style-name="ce2">
            <text:p>42:21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4H42M21.393S" table:style-name="ce2">
            <text:p>42:21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4H42M9.873S" table:style-name="ce2">
            <text:p>42:09.9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699" table:style-name="ce1">
            <text:p>12699</text:p>
          </table:table-cell>
          <table:table-cell office:value-type="string" table:style-name="ce1">
            <text:p>Success</text:p>
          </table:table-cell>
          <table:table-cell office:value-type="float" office:value="58429" table:style-name="ce1">
            <text:p>58429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4H42M8.763S" table:style-name="ce2">
            <text:p>42:08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3834" table:style-name="ce1">
            <text:p>13834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4H42M6.793S" table:style-name="ce2">
            <text:p>42:06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5829" table:style-name="ce1">
            <text:p>15829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4H42M10.328S" table:style-name="ce2">
            <text:p>42:10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2303" table:style-name="ce1">
            <text:p>1230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4H42M7.133S" table:style-name="ce2">
            <text:p>42:07.1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5505" table:style-name="ce1">
            <text:p>15505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4H42M9.788S" table:style-name="ce2">
            <text:p>42:09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2861" table:style-name="ce1">
            <text:p>12861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4H42M22.633S" table:style-name="ce2">
            <text:p>42:22.6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4H42M18.373S" table:style-name="ce2">
            <text:p>42:18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4317" table:style-name="ce1">
            <text:p>4317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4H42M9.798S" table:style-name="ce2">
            <text:p>42:09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2900" table:style-name="ce1">
            <text:p>12900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4H42M21.363S" table:style-name="ce2">
            <text:p>42:21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4H42M7.088S" table:style-name="ce2">
            <text:p>42:07.1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5620" table:style-name="ce1">
            <text:p>15620</text:p>
          </table:table-cell>
          <table:table-cell office:value-type="string" table:style-name="ce1">
            <text:p>Success</text:p>
          </table:table-cell>
          <table:table-cell office:value-type="float" office:value="44429" table:style-name="ce1">
            <text:p>44429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4H42M12.933S" table:style-name="ce2">
            <text:p>42:12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9778" table:style-name="ce1">
            <text:p>977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4H42M10.193S" table:style-name="ce2">
            <text:p>42:10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2519" table:style-name="ce1">
            <text:p>12519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4H42M7.153S" table:style-name="ce2">
            <text:p>42:07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5563" table:style-name="ce1">
            <text:p>1556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4H42M22.693S" table:style-name="ce2">
            <text:p>42:22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4H42M22.708S" table:style-name="ce2">
            <text:p>42:22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4H42M22.713S" table:style-name="ce2">
            <text:p>42:22.7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4H42M22.668S" table:style-name="ce2">
            <text:p>42:22.7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4H42M22.578S" table:style-name="ce2">
            <text:p>42:22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31843" table:style-name="ce1">
            <text:p>31843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4H42M22.733S" table:style-name="ce2">
            <text:p>42:22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4H42M22.728S" table:style-name="ce2">
            <text:p>42:22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4H42M22.778S" table:style-name="ce2">
            <text:p>42:22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4H42M22.758S" table:style-name="ce2">
            <text:p>42:22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4H42M22.733S" table:style-name="ce2">
            <text:p>42:22.7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4H42M22.818S" table:style-name="ce2">
            <text:p>42:22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4H42M22.893S" table:style-name="ce2">
            <text:p>42:22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4H42M9.473S" table:style-name="ce2">
            <text:p>42:09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4418" table:style-name="ce1">
            <text:p>1441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4H42M10.278S" table:style-name="ce2">
            <text:p>42:10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3638" table:style-name="ce1">
            <text:p>1363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4H42M9.568S" table:style-name="ce2">
            <text:p>42:09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4353" table:style-name="ce1">
            <text:p>1435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4H42M8.813S" table:style-name="ce2">
            <text:p>42:08.8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5114" table:style-name="ce1">
            <text:p>15114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4H42M15.208S" table:style-name="ce2">
            <text:p>42:15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8730" table:style-name="ce1">
            <text:p>8730</text:p>
          </table:table-cell>
          <table:table-cell office:value-type="string" table:style-name="ce1">
            <text:p>Success</text:p>
          </table:table-cell>
          <table:table-cell office:value-type="float" office:value="44429" table:style-name="ce1">
            <text:p>44429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4H42M16.883S" table:style-name="ce2">
            <text:p>42:16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7058" table:style-name="ce1">
            <text:p>7058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4H42M13.693S" table:style-name="ce2">
            <text:p>42:13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0255" table:style-name="ce1">
            <text:p>10255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4H42M23.918S" table:style-name="ce2">
            <text:p>42:23.9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4H42M23.933S" table:style-name="ce2">
            <text:p>42:23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4H42M13.568S" table:style-name="ce2">
            <text:p>42:13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0410" table:style-name="ce1">
            <text:p>10410</text:p>
          </table:table-cell>
          <table:table-cell office:value-type="string" table:style-name="ce1">
            <text:p>Success</text:p>
          </table:table-cell>
          <table:table-cell office:value-type="float" office:value="44428" table:style-name="ce1">
            <text:p>44428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4H42M9.798S" table:style-name="ce2">
            <text:p>42:09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4183" table:style-name="ce1">
            <text:p>1418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4H42M23.943S" table:style-name="ce2">
            <text:p>42:23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4H42M23.943S" table:style-name="ce2">
            <text:p>42:23.9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4H42M23.948S" table:style-name="ce2">
            <text:p>42:23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4H42M23.978S" table:style-name="ce2">
            <text:p>42:24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4H42M16.553S" table:style-name="ce2">
            <text:p>42:16.6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7472" table:style-name="ce1">
            <text:p>7472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4H42M10.278S" table:style-name="ce2">
            <text:p>42:10.3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3755" table:style-name="ce1">
            <text:p>13755</text:p>
          </table:table-cell>
          <table:table-cell office:value-type="string" table:style-name="ce1">
            <text:p>Success</text:p>
          </table:table-cell>
          <table:table-cell office:value-type="float" office:value="40975" table:style-name="ce1">
            <text:p>40975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4H42M13.098S" table:style-name="ce2">
            <text:p>42:13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0939" table:style-name="ce1">
            <text:p>10939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4H42M24.033S" table:style-name="ce2">
            <text:p>42:24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4H42M23.953S" table:style-name="ce2">
            <text:p>42:24.0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4H42M24.018S" table:style-name="ce2">
            <text:p>42:24.0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4H42M24.053S" table:style-name="ce2">
            <text:p>42:24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4H42M23.998S" table:style-name="ce2">
            <text:p>42:24.0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4H42M24.063S" table:style-name="ce2">
            <text:p>42:24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4H42M23.973S" table:style-name="ce2">
            <text:p>42:24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4H42M24.003S" table:style-name="ce2">
            <text:p>42:24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4H42M24.023S" table:style-name="ce2">
            <text:p>42:24.0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4H42M24.058S" table:style-name="ce2">
            <text:p>42:24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4H42M24.073S" table:style-name="ce2">
            <text:p>42:24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4H42M24.063S" table:style-name="ce2">
            <text:p>42:24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4H42M24.083S" table:style-name="ce2">
            <text:p>42:24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4H42M24.138S" table:style-name="ce2">
            <text:p>42:24.1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4H42M24.138S" table:style-name="ce2">
            <text:p>42:24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4H42M18.113S" table:style-name="ce2">
            <text:p>42:18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677" table:style-name="ce1">
            <text:p>6677</text:p>
          </table:table-cell>
          <table:table-cell office:value-type="string" table:style-name="ce1">
            <text:p>Success</text:p>
          </table:table-cell>
          <table:table-cell office:value-type="float" office:value="61238" table:style-name="ce1">
            <text:p>61238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4H42M21.443S" table:style-name="ce2">
            <text:p>42:21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3364" table:style-name="ce1">
            <text:p>3364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4H42M18.333S" table:style-name="ce2">
            <text:p>42:18.3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6490" table:style-name="ce1">
            <text:p>6490</text:p>
          </table:table-cell>
          <table:table-cell office:value-type="string" table:style-name="ce1">
            <text:p>Success</text:p>
          </table:table-cell>
          <table:table-cell office:value-type="float" office:value="45009" table:style-name="ce1">
            <text:p>45009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4H42M16.513S" table:style-name="ce2">
            <text:p>42:16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8325" table:style-name="ce1">
            <text:p>8325</text:p>
          </table:table-cell>
          <table:table-cell office:value-type="string" table:style-name="ce1">
            <text:p>Success</text:p>
          </table:table-cell>
          <table:table-cell office:value-type="float" office:value="45009" table:style-name="ce1">
            <text:p>45009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4H42M24.148S" table:style-name="ce2">
            <text:p>42:24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4H42M11.928S" table:style-name="ce2">
            <text:p>42:11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2936" table:style-name="ce1">
            <text:p>12936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4H42M8.583S" table:style-name="ce2">
            <text:p>42:08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6290" table:style-name="ce1">
            <text:p>16290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4H42M24.838S" table:style-name="ce2">
            <text:p>42:24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4H42M24.823S" table:style-name="ce2">
            <text:p>42:24.8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4H42M20.438S" table:style-name="ce2">
            <text:p>42:20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4481" table:style-name="ce1">
            <text:p>4481</text:p>
          </table:table-cell>
          <table:table-cell office:value-type="string" table:style-name="ce1">
            <text:p>Success</text:p>
          </table:table-cell>
          <table:table-cell office:value-type="float" office:value="39852" table:style-name="ce1">
            <text:p>39852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4H42M6.818S" table:style-name="ce2">
            <text:p>42:06.8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4H42M12.948S" table:style-name="ce2">
            <text:p>42:12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1978" table:style-name="ce1">
            <text:p>11978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4H42M24.918S" table:style-name="ce2">
            <text:p>42:24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4H42M24.883S" table:style-name="ce2">
            <text:p>42:24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4H42M13.078S" table:style-name="ce2">
            <text:p>42:13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1883" table:style-name="ce1">
            <text:p>11883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4H42M18.258S" table:style-name="ce2">
            <text:p>42:18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6725" table:style-name="ce1">
            <text:p>6725</text:p>
          </table:table-cell>
          <table:table-cell office:value-type="string" table:style-name="ce1">
            <text:p>Success</text:p>
          </table:table-cell>
          <table:table-cell office:value-type="float" office:value="39272" table:style-name="ce1">
            <text:p>39272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4H42M24.933S" table:style-name="ce2">
            <text:p>42:24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4H42M24.983S" table:style-name="ce2">
            <text:p>42:25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4H42M24.903S" table:style-name="ce2">
            <text:p>42:24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4H42M24.943S" table:style-name="ce2">
            <text:p>42:24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4H42M25.008S" table:style-name="ce2">
            <text:p>42:25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4H42M24.988S" table:style-name="ce2">
            <text:p>42:25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4H42M25.003S" table:style-name="ce2">
            <text:p>42:25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4H42M25.078S" table:style-name="ce2">
            <text:p>42:25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4H42M25.059S" table:style-name="ce2">
            <text:p>42:25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4H42M24.078S" table:style-name="ce2">
            <text:p>42:24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Success</text:p>
          </table:table-cell>
          <table:table-cell office:value-type="float" office:value="9314" table:style-name="ce1">
            <text:p>9314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4H42M25.188S" table:style-name="ce2">
            <text:p>42:25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4H42M25.168S" table:style-name="ce2">
            <text:p>42:25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4H42M25.273S" table:style-name="ce2">
            <text:p>42:25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4H42M21.318S" table:style-name="ce2">
            <text:p>42:21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5029" table:style-name="ce1">
            <text:p>5029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4H42M13.183S" table:style-name="ce2">
            <text:p>42:13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4313" table:style-name="ce1">
            <text:p>14313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4H42M21.413S" table:style-name="ce2">
            <text:p>42:21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6110" table:style-name="ce1">
            <text:p>6110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4H42M21.273S" table:style-name="ce2">
            <text:p>42:21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6257" table:style-name="ce1">
            <text:p>6257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4H42M21.393S" table:style-name="ce2">
            <text:p>42:21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6145" table:style-name="ce1">
            <text:p>6145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4H42M9.818S" table:style-name="ce2">
            <text:p>42:09.8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17728" table:style-name="ce1">
            <text:p>17728</text:p>
          </table:table-cell>
          <table:table-cell office:value-type="string" table:style-name="ce1">
            <text:p>Success</text:p>
          </table:table-cell>
          <table:table-cell office:value-type="float" office:value="39947" table:style-name="ce1">
            <text:p>39947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4H42M21.288S" table:style-name="ce2">
            <text:p>42:21.3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6268" table:style-name="ce1">
            <text:p>626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4H42M19.613S" table:style-name="ce2">
            <text:p>42:19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8301" table:style-name="ce1">
            <text:p>8301</text:p>
          </table:table-cell>
          <table:table-cell office:value-type="string" table:style-name="ce1">
            <text:p>Success</text:p>
          </table:table-cell>
          <table:table-cell office:value-type="float" office:value="94288" table:style-name="ce1">
            <text:p>94288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4H42M25.193S" table:style-name="ce2">
            <text:p>42:25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2783" table:style-name="ce1">
            <text:p>2783</text:p>
          </table:table-cell>
          <table:table-cell office:value-type="string" table:style-name="ce1">
            <text:p>Success</text:p>
          </table:table-cell>
          <table:table-cell office:value-type="float" office:value="6206" table:style-name="ce1">
            <text:p>6206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4H42M11.613S" table:style-name="ce2">
            <text:p>42:11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9276" table:style-name="ce1">
            <text:p>19276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4H42M11.908S" table:style-name="ce2">
            <text:p>42:11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9023" table:style-name="ce1">
            <text:p>19023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4H42M18.353S" table:style-name="ce2">
            <text:p>42:18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3758" table:style-name="ce1">
            <text:p>13758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4H42M11.914S" table:style-name="ce2">
            <text:p>42:11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0212" table:style-name="ce1">
            <text:p>20212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4H42M18.303S" table:style-name="ce2">
            <text:p>42:18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846" table:style-name="ce1">
            <text:p>13846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4H42M18.388S" table:style-name="ce2">
            <text:p>42:18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774" table:style-name="ce1">
            <text:p>13774</text:p>
          </table:table-cell>
          <table:table-cell office:value-type="string" table:style-name="ce1">
            <text:p>Success</text:p>
          </table:table-cell>
          <table:table-cell office:value-type="float" office:value="61216" table:style-name="ce1">
            <text:p>61216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4H42M17.683S" table:style-name="ce2">
            <text:p>42:17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4481" table:style-name="ce1">
            <text:p>14481</text:p>
          </table:table-cell>
          <table:table-cell office:value-type="string" table:style-name="ce1">
            <text:p>Success</text:p>
          </table:table-cell>
          <table:table-cell office:value-type="float" office:value="45008" table:style-name="ce1">
            <text:p>45008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4H42M21.278S" table:style-name="ce2">
            <text:p>42:21.3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0892" table:style-name="ce1">
            <text:p>10892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4H42M32.163S" table:style-name="ce2">
            <text:p>42:32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4H42M32.188S" table:style-name="ce2">
            <text:p>42:32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4H42M32.223S" table:style-name="ce2">
            <text:p>42:32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4H42M18.338S" table:style-name="ce2">
            <text:p>42:18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496" table:style-name="ce1">
            <text:p>14496</text:p>
          </table:table-cell>
          <table:table-cell office:value-type="string" table:style-name="ce1">
            <text:p>Success</text:p>
          </table:table-cell>
          <table:table-cell office:value-type="float" office:value="56280" table:style-name="ce1">
            <text:p>56280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4H42M22.873S" table:style-name="ce2">
            <text:p>42:22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9961" table:style-name="ce1">
            <text:p>9961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4H42M18.378S" table:style-name="ce2">
            <text:p>42:18.4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461" table:style-name="ce1">
            <text:p>14461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4H42M22.883S" table:style-name="ce2">
            <text:p>42:22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9970" table:style-name="ce1">
            <text:p>9970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4H42M15.608S" table:style-name="ce2">
            <text:p>42:15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7250" table:style-name="ce1">
            <text:p>17250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4H42M24.198S" table:style-name="ce2">
            <text:p>42:24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8661" table:style-name="ce1">
            <text:p>866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4H42M22.903S" table:style-name="ce2">
            <text:p>42:22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9966" table:style-name="ce1">
            <text:p>9966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4H42M15.228S" table:style-name="ce2">
            <text:p>42:15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656" table:style-name="ce1">
            <text:p>17656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4H42M22.923S" table:style-name="ce2">
            <text:p>42:22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9961" table:style-name="ce1">
            <text:p>996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4H42M20.333S" table:style-name="ce2">
            <text:p>42:20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2907" table:style-name="ce1">
            <text:p>12907</text:p>
          </table:table-cell>
          <table:table-cell office:value-type="string" table:style-name="ce1">
            <text:p>Success</text:p>
          </table:table-cell>
          <table:table-cell office:value-type="float" office:value="94186" table:style-name="ce1">
            <text:p>94186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4H42M22.603S" table:style-name="ce2">
            <text:p>42:22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1902" table:style-name="ce1">
            <text:p>11902</text:p>
          </table:table-cell>
          <table:table-cell office:value-type="string" table:style-name="ce1">
            <text:p>Success</text:p>
          </table:table-cell>
          <table:table-cell office:value-type="float" office:value="126426" table:style-name="ce1">
            <text:p>126426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4H42M21.188S" table:style-name="ce2">
            <text:p>42:21.2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3324" table:style-name="ce1">
            <text:p>13324</text:p>
          </table:table-cell>
          <table:table-cell office:value-type="string" table:style-name="ce1">
            <text:p>Success</text:p>
          </table:table-cell>
          <table:table-cell office:value-type="float" office:value="113117" table:style-name="ce1">
            <text:p>11311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4H42M22.623S" table:style-name="ce2">
            <text:p>42:22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1904" table:style-name="ce1">
            <text:p>11904</text:p>
          </table:table-cell>
          <table:table-cell office:value-type="string" table:style-name="ce1">
            <text:p>Success</text:p>
          </table:table-cell>
          <table:table-cell office:value-type="float" office:value="128497" table:style-name="ce1">
            <text:p>12849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4H42M22.703S" table:style-name="ce2">
            <text:p>42:22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1849" table:style-name="ce1">
            <text:p>11849</text:p>
          </table:table-cell>
          <table:table-cell office:value-type="string" table:style-name="ce1">
            <text:p>Success</text:p>
          </table:table-cell>
          <table:table-cell office:value-type="float" office:value="130175" table:style-name="ce1">
            <text:p>130175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4H42M24.038S" table:style-name="ce2">
            <text:p>42:24.0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0519" table:style-name="ce1">
            <text:p>10519</text:p>
          </table:table-cell>
          <table:table-cell office:value-type="string" table:style-name="ce1">
            <text:p>Success</text:p>
          </table:table-cell>
          <table:table-cell office:value-type="float" office:value="134308" table:style-name="ce1">
            <text:p>134308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4H42M21.343S" table:style-name="ce2">
            <text:p>42:21.3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3218" table:style-name="ce1">
            <text:p>13218</text:p>
          </table:table-cell>
          <table:table-cell office:value-type="string" table:style-name="ce1">
            <text:p>Success</text:p>
          </table:table-cell>
          <table:table-cell office:value-type="float" office:value="109271" table:style-name="ce1">
            <text:p>109271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4H42M22.698S" table:style-name="ce2">
            <text:p>42:22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1862" table:style-name="ce1">
            <text:p>11862</text:p>
          </table:table-cell>
          <table:table-cell office:value-type="string" table:style-name="ce1">
            <text:p>Success</text:p>
          </table:table-cell>
          <table:table-cell office:value-type="float" office:value="128297" table:style-name="ce1">
            <text:p>12829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4H42M22.718S" table:style-name="ce2">
            <text:p>42:22.7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1844" table:style-name="ce1">
            <text:p>11844</text:p>
          </table:table-cell>
          <table:table-cell office:value-type="string" table:style-name="ce1">
            <text:p>Success</text:p>
          </table:table-cell>
          <table:table-cell office:value-type="float" office:value="126427" table:style-name="ce1">
            <text:p>12642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4H42M22.763S" table:style-name="ce2">
            <text:p>42:22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1807" table:style-name="ce1">
            <text:p>11807</text:p>
          </table:table-cell>
          <table:table-cell office:value-type="string" table:style-name="ce1">
            <text:p>Success</text:p>
          </table:table-cell>
          <table:table-cell office:value-type="float" office:value="126136" table:style-name="ce1">
            <text:p>126136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4H42M34.563S" table:style-name="ce2">
            <text:p>42:34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4H42M34.553S" table:style-name="ce2">
            <text:p>42:34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4H42M30.894S" table:style-name="ce2">
            <text:p>42:30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3696" table:style-name="ce1">
            <text:p>3696</text:p>
          </table:table-cell>
          <table:table-cell office:value-type="string" table:style-name="ce1">
            <text:p>Success</text:p>
          </table:table-cell>
          <table:table-cell office:value-type="float" office:value="110174" table:style-name="ce1">
            <text:p>110174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4H42M24.878S" table:style-name="ce2">
            <text:p>42:24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9719" table:style-name="ce1">
            <text:p>9719</text:p>
          </table:table-cell>
          <table:table-cell office:value-type="string" table:style-name="ce1">
            <text:p>Success</text:p>
          </table:table-cell>
          <table:table-cell office:value-type="float" office:value="134406" table:style-name="ce1">
            <text:p>134406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4H42M34.578S" table:style-name="ce2">
            <text:p>42:34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4H42M34.563S" table:style-name="ce2">
            <text:p>42:34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4H42M34.568S" table:style-name="ce2">
            <text:p>42:34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4H42M34.583S" table:style-name="ce2">
            <text:p>42:34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4H42M24.918S" table:style-name="ce2">
            <text:p>42:24.9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9720" table:style-name="ce1">
            <text:p>9720</text:p>
          </table:table-cell>
          <table:table-cell office:value-type="string" table:style-name="ce1">
            <text:p>Success</text:p>
          </table:table-cell>
          <table:table-cell office:value-type="float" office:value="136087" table:style-name="ce1">
            <text:p>13608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4H42M21.143S" table:style-name="ce2">
            <text:p>42:21.1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3504" table:style-name="ce1">
            <text:p>13504</text:p>
          </table:table-cell>
          <table:table-cell office:value-type="string" table:style-name="ce1">
            <text:p>Success</text:p>
          </table:table-cell>
          <table:table-cell office:value-type="float" office:value="95170" table:style-name="ce1">
            <text:p>95170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4H42M34.628S" table:style-name="ce2">
            <text:p>42:34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4H42M27.558S" table:style-name="ce2">
            <text:p>42:27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7101" table:style-name="ce1">
            <text:p>7101</text:p>
          </table:table-cell>
          <table:table-cell office:value-type="string" table:style-name="ce1">
            <text:p>Success</text:p>
          </table:table-cell>
          <table:table-cell office:value-type="float" office:value="115766" table:style-name="ce1">
            <text:p>115766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4H42M34.623S" table:style-name="ce2">
            <text:p>42:34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4H42M34.663S" table:style-name="ce2">
            <text:p>42:34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4H42M34.683S" table:style-name="ce2">
            <text:p>42:34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4H42M30.938S" table:style-name="ce2">
            <text:p>42:30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3779" table:style-name="ce1">
            <text:p>3779</text:p>
          </table:table-cell>
          <table:table-cell office:value-type="string" table:style-name="ce1">
            <text:p>Success</text:p>
          </table:table-cell>
          <table:table-cell office:value-type="float" office:value="110178" table:style-name="ce1">
            <text:p>110178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4H42M22.638S" table:style-name="ce2">
            <text:p>42:22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2087" table:style-name="ce1">
            <text:p>12087</text:p>
          </table:table-cell>
          <table:table-cell office:value-type="string" table:style-name="ce1">
            <text:p>Success</text:p>
          </table:table-cell>
          <table:table-cell office:value-type="float" office:value="128500" table:style-name="ce1">
            <text:p>128500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4H42M21.183S" table:style-name="ce2">
            <text:p>42:21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3545" table:style-name="ce1">
            <text:p>13545</text:p>
          </table:table-cell>
          <table:table-cell office:value-type="string" table:style-name="ce1">
            <text:p>Success</text:p>
          </table:table-cell>
          <table:table-cell office:value-type="float" office:value="98750" table:style-name="ce1">
            <text:p>98750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4H42M32.173S" table:style-name="ce2">
            <text:p>42:32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611" table:style-name="ce1">
            <text:p>2611</text:p>
          </table:table-cell>
          <table:table-cell office:value-type="string" table:style-name="ce1">
            <text:p>Success</text:p>
          </table:table-cell>
          <table:table-cell office:value-type="float" office:value="110145" table:style-name="ce1">
            <text:p>110145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4H42M21.253S" table:style-name="ce2">
            <text:p>42:21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3533" table:style-name="ce1">
            <text:p>13533</text:p>
          </table:table-cell>
          <table:table-cell office:value-type="string" table:style-name="ce1">
            <text:p>Success</text:p>
          </table:table-cell>
          <table:table-cell office:value-type="float" office:value="112918" table:style-name="ce1">
            <text:p>112918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4H42M21.358S" table:style-name="ce2">
            <text:p>42:21.4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3461" table:style-name="ce1">
            <text:p>13461</text:p>
          </table:table-cell>
          <table:table-cell office:value-type="string" table:style-name="ce1">
            <text:p>Success</text:p>
          </table:table-cell>
          <table:table-cell office:value-type="float" office:value="112819" table:style-name="ce1">
            <text:p>112819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4H42M23.893S" table:style-name="ce2">
            <text:p>42:23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0941" table:style-name="ce1">
            <text:p>10941</text:p>
          </table:table-cell>
          <table:table-cell office:value-type="string" table:style-name="ce1">
            <text:p>Success</text:p>
          </table:table-cell>
          <table:table-cell office:value-type="float" office:value="128498" table:style-name="ce1">
            <text:p>128498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4H42M34.788S" table:style-name="ce2">
            <text:p>42:34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4H42M24.963S" table:style-name="ce2">
            <text:p>42:25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9893" table:style-name="ce1">
            <text:p>9893</text:p>
          </table:table-cell>
          <table:table-cell office:value-type="string" table:style-name="ce1">
            <text:p>Success</text:p>
          </table:table-cell>
          <table:table-cell office:value-type="float" office:value="134405" table:style-name="ce1">
            <text:p>134405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4H42M34.838S" table:style-name="ce2">
            <text:p>42:34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4H42M27.548S" table:style-name="ce2">
            <text:p>42:27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7328" table:style-name="ce1">
            <text:p>7328</text:p>
          </table:table-cell>
          <table:table-cell office:value-type="string" table:style-name="ce1">
            <text:p>Success</text:p>
          </table:table-cell>
          <table:table-cell office:value-type="float" office:value="113990" table:style-name="ce1">
            <text:p>113990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4H42M23.918S" table:style-name="ce2">
            <text:p>42:23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1009" table:style-name="ce1">
            <text:p>11009</text:p>
          </table:table-cell>
          <table:table-cell office:value-type="string" table:style-name="ce1">
            <text:p>Success</text:p>
          </table:table-cell>
          <table:table-cell office:value-type="float" office:value="136082" table:style-name="ce1">
            <text:p>136082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4H42M34.858S" table:style-name="ce2">
            <text:p>42:34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4H42M22.648S" table:style-name="ce2">
            <text:p>42:22.6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2316" table:style-name="ce1">
            <text:p>12316</text:p>
          </table:table-cell>
          <table:table-cell office:value-type="string" table:style-name="ce1">
            <text:p>Success</text:p>
          </table:table-cell>
          <table:table-cell office:value-type="float" office:value="126426" table:style-name="ce1">
            <text:p>126426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4H42M34.953S" table:style-name="ce2">
            <text:p>42:35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4H42M21.393S" table:style-name="ce2">
            <text:p>42:21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3621" table:style-name="ce1">
            <text:p>13621</text:p>
          </table:table-cell>
          <table:table-cell office:value-type="string" table:style-name="ce1">
            <text:p>Success</text:p>
          </table:table-cell>
          <table:table-cell office:value-type="float" office:value="98967" table:style-name="ce1">
            <text:p>9896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4H42M25.298S" table:style-name="ce2">
            <text:p>42:25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9733" table:style-name="ce1">
            <text:p>9733</text:p>
          </table:table-cell>
          <table:table-cell office:value-type="string" table:style-name="ce1">
            <text:p>Success</text:p>
          </table:table-cell>
          <table:table-cell office:value-type="float" office:value="136379" table:style-name="ce1">
            <text:p>136379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4H42M27.533S" table:style-name="ce2">
            <text:p>42:2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7501" table:style-name="ce1">
            <text:p>7501</text:p>
          </table:table-cell>
          <table:table-cell office:value-type="string" table:style-name="ce1">
            <text:p>Success</text:p>
          </table:table-cell>
          <table:table-cell office:value-type="float" office:value="127045" table:style-name="ce1">
            <text:p>127045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4H42M21.403S" table:style-name="ce2">
            <text:p>42:21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3634" table:style-name="ce1">
            <text:p>13634</text:p>
          </table:table-cell>
          <table:table-cell office:value-type="string" table:style-name="ce1">
            <text:p>Success</text:p>
          </table:table-cell>
          <table:table-cell office:value-type="float" office:value="103356" table:style-name="ce1">
            <text:p>103356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4H42M25.228S" table:style-name="ce2">
            <text:p>42:25.2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9811" table:style-name="ce1">
            <text:p>9811</text:p>
          </table:table-cell>
          <table:table-cell office:value-type="string" table:style-name="ce1">
            <text:p>Success</text:p>
          </table:table-cell>
          <table:table-cell office:value-type="float" office:value="134209" table:style-name="ce1">
            <text:p>134209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4H42M21.363S" table:style-name="ce2">
            <text:p>42:21.4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3679" table:style-name="ce1">
            <text:p>13679</text:p>
          </table:table-cell>
          <table:table-cell office:value-type="string" table:style-name="ce1">
            <text:p>Success</text:p>
          </table:table-cell>
          <table:table-cell office:value-type="float" office:value="110651" table:style-name="ce1">
            <text:p>110651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4H42M22.713S" table:style-name="ce2">
            <text:p>42:22.7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2335" table:style-name="ce1">
            <text:p>12335</text:p>
          </table:table-cell>
          <table:table-cell office:value-type="string" table:style-name="ce1">
            <text:p>Success</text:p>
          </table:table-cell>
          <table:table-cell office:value-type="float" office:value="126236" table:style-name="ce1">
            <text:p>126236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4H42M21.403S" table:style-name="ce2">
            <text:p>42:21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3647" table:style-name="ce1">
            <text:p>13647</text:p>
          </table:table-cell>
          <table:table-cell office:value-type="string" table:style-name="ce1">
            <text:p>Success</text:p>
          </table:table-cell>
          <table:table-cell office:value-type="float" office:value="101682" table:style-name="ce1">
            <text:p>101682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4H42M23.988S" table:style-name="ce2">
            <text:p>42:24.0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1064" table:style-name="ce1">
            <text:p>11064</text:p>
          </table:table-cell>
          <table:table-cell office:value-type="string" table:style-name="ce1">
            <text:p>Success</text:p>
          </table:table-cell>
          <table:table-cell office:value-type="float" office:value="136181" table:style-name="ce1">
            <text:p>136181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4H42M24.028S" table:style-name="ce2">
            <text:p>42:24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1031" table:style-name="ce1">
            <text:p>11031</text:p>
          </table:table-cell>
          <table:table-cell office:value-type="string" table:style-name="ce1">
            <text:p>Success</text:p>
          </table:table-cell>
          <table:table-cell office:value-type="float" office:value="140028" table:style-name="ce1">
            <text:p>140028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4H42M35.053S" table:style-name="ce2">
            <text:p>42:35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4H42M27.978S" table:style-name="ce2">
            <text:p>42:28.0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7114" table:style-name="ce1">
            <text:p>7114</text:p>
          </table:table-cell>
          <table:table-cell office:value-type="string" table:style-name="ce1">
            <text:p>Success</text:p>
          </table:table-cell>
          <table:table-cell office:value-type="float" office:value="115801" table:style-name="ce1">
            <text:p>11580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4H42M35.063S" table:style-name="ce2">
            <text:p>42:35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4H42M26.353S" table:style-name="ce2">
            <text:p>42:26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8744" table:style-name="ce1">
            <text:p>8744</text:p>
          </table:table-cell>
          <table:table-cell office:value-type="string" table:style-name="ce1">
            <text:p>Success</text:p>
          </table:table-cell>
          <table:table-cell office:value-type="float" office:value="134704" table:style-name="ce1">
            <text:p>134704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4H42M24.868S" table:style-name="ce2">
            <text:p>42:24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0231" table:style-name="ce1">
            <text:p>10231</text:p>
          </table:table-cell>
          <table:table-cell office:value-type="string" table:style-name="ce1">
            <text:p>Success</text:p>
          </table:table-cell>
          <table:table-cell office:value-type="float" office:value="134314" table:style-name="ce1">
            <text:p>134314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4H42M35.093S" table:style-name="ce2">
            <text:p>42:35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4H42M35.093S" table:style-name="ce2">
            <text:p>42:35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4H42M35.098S" table:style-name="ce2">
            <text:p>42:35.1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4H42M35.018S" table:style-name="ce2">
            <text:p>42:35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5" table:style-name="ce1">
            <text:p>305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4H42M35.138S" table:style-name="ce2">
            <text:p>42:35.1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4H42M35.158S" table:style-name="ce2">
            <text:p>42:35.2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4H42M35.433S" table:style-name="ce2">
            <text:p>42:35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4H42M16.398S" table:style-name="ce2">
            <text:p>42:16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0111" table:style-name="ce1">
            <text:p>20111</text:p>
          </table:table-cell>
          <table:table-cell office:value-type="string" table:style-name="ce1">
            <text:p>Success</text:p>
          </table:table-cell>
          <table:table-cell office:value-type="float" office:value="43973" table:style-name="ce1">
            <text:p>43973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4H42M35.133S" table:style-name="ce2">
            <text:p>42:35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4H42M34.873S" table:style-name="ce2">
            <text:p>42:34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79" table:style-name="ce1">
            <text:p>1679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4H42M36.508S" table:style-name="ce2">
            <text:p>42:36.5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4H42M35.008S" table:style-name="ce2">
            <text:p>42:35.0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4H42M34.703S" table:style-name="ce2">
            <text:p>42:34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4H42M34.653S" table:style-name="ce2">
            <text:p>42:34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4H42M34.618S" table:style-name="ce2">
            <text:p>42:34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4H42M16.113S" table:style-name="ce2">
            <text:p>42:16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0520" table:style-name="ce1">
            <text:p>20520</text:p>
          </table:table-cell>
          <table:table-cell office:value-type="string" table:style-name="ce1">
            <text:p>Success</text:p>
          </table:table-cell>
          <table:table-cell office:value-type="float" office:value="44553" table:style-name="ce1">
            <text:p>44553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4H42M36.618S" table:style-name="ce2">
            <text:p>42:36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4H42M34.633S" table:style-name="ce2">
            <text:p>42:34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46" table:style-name="ce1">
            <text:p>2046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4H42M34.668S" table:style-name="ce2">
            <text:p>42:34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4H42M36.593S" table:style-name="ce2">
            <text:p>42:36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4H42M36.608S" table:style-name="ce2">
            <text:p>42:36.6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4H42M35.128S" table:style-name="ce2">
            <text:p>42:35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4H42M36.608S" table:style-name="ce2">
            <text:p>42:36.6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4H42M36.533S" table:style-name="ce2">
            <text:p>42:36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4H42M36.553S" table:style-name="ce2">
            <text:p>42:36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881" table:style-name="ce1">
            <text:p>881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4H42M36.638S" table:style-name="ce2">
            <text:p>42:36.6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4H42M36.593S" table:style-name="ce2">
            <text:p>42:36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839" table:style-name="ce1">
            <text:p>839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4H42M36.763S" table:style-name="ce2">
            <text:p>42:36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4H42M16.058S" table:style-name="ce2">
            <text:p>42:16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0750" table:style-name="ce1">
            <text:p>20750</text:p>
          </table:table-cell>
          <table:table-cell office:value-type="string" table:style-name="ce1">
            <text:p>Success</text:p>
          </table:table-cell>
          <table:table-cell office:value-type="float" office:value="44553" table:style-name="ce1">
            <text:p>44553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4H42M36.808S" table:style-name="ce2">
            <text:p>42:36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4H42M36.803S" table:style-name="ce2">
            <text:p>42:36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4H42M36.768S" table:style-name="ce2">
            <text:p>42:36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4H42M36.833S" table:style-name="ce2">
            <text:p>42:36.8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4H42M36.883S" table:style-name="ce2">
            <text:p>42:36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4H42M17.133S" table:style-name="ce2">
            <text:p>42:17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9900" table:style-name="ce1">
            <text:p>19900</text:p>
          </table:table-cell>
          <table:table-cell office:value-type="string" table:style-name="ce1">
            <text:p>Success</text:p>
          </table:table-cell>
          <table:table-cell office:value-type="float" office:value="43973" table:style-name="ce1">
            <text:p>43973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4H42M16.278S" table:style-name="ce2">
            <text:p>42:16.3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20755" table:style-name="ce1">
            <text:p>20755</text:p>
          </table:table-cell>
          <table:table-cell office:value-type="string" table:style-name="ce1">
            <text:p>Success</text:p>
          </table:table-cell>
          <table:table-cell office:value-type="float" office:value="44553" table:style-name="ce1">
            <text:p>44553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4H42M37.038S" table:style-name="ce2">
            <text:p>42:37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4H42M37.038S" table:style-name="ce2">
            <text:p>42:37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4H42M37.058S" table:style-name="ce2">
            <text:p>42:37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4H42M37.063S" table:style-name="ce2">
            <text:p>42:37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4H42M37.098S" table:style-name="ce2">
            <text:p>42:37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4H42M37.103S" table:style-name="ce2">
            <text:p>42:37.1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4H42M24.153S" table:style-name="ce2">
            <text:p>42:24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13540" table:style-name="ce1">
            <text:p>13540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4H42M18.353S" table:style-name="ce2">
            <text:p>42:18.4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363" table:style-name="ce1">
            <text:p>19363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4H42M16.548S" table:style-name="ce2">
            <text:p>42:16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1172" table:style-name="ce1">
            <text:p>21172</text:p>
          </table:table-cell>
          <table:table-cell office:value-type="string" table:style-name="ce1">
            <text:p>Success</text:p>
          </table:table-cell>
          <table:table-cell office:value-type="float" office:value="79876" table:style-name="ce1">
            <text:p>79876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4H42M32.833S" table:style-name="ce2">
            <text:p>42:32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902" table:style-name="ce1">
            <text:p>4902</text:p>
          </table:table-cell>
          <table:table-cell office:value-type="string" table:style-name="ce1">
            <text:p>Success</text:p>
          </table:table-cell>
          <table:table-cell office:value-type="float" office:value="23351" table:style-name="ce1">
            <text:p>23351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4H42M37.723S" table:style-name="ce2">
            <text:p>42:37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4H42M32.128S" table:style-name="ce2">
            <text:p>42:32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5618" table:style-name="ce1">
            <text:p>5618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4H42M36.773S" table:style-name="ce2">
            <text:p>42:36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Success</text:p>
          </table:table-cell>
          <table:table-cell office:value-type="float" office:value="91915" table:style-name="ce1">
            <text:p>91915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84425" table:style-name="ce1">
            <text:p>84425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4H42M36.763S" table:style-name="ce2">
            <text:p>42:36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Success</text:p>
          </table:table-cell>
          <table:table-cell office:value-type="float" office:value="84522" table:style-name="ce1">
            <text:p>84522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4H42M36.688S" table:style-name="ce2">
            <text:p>42:36.7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154" table:style-name="ce1">
            <text:p>2154</text:p>
          </table:table-cell>
          <table:table-cell office:value-type="string" table:style-name="ce1">
            <text:p>Success</text:p>
          </table:table-cell>
          <table:table-cell office:value-type="float" office:value="84425" table:style-name="ce1">
            <text:p>84425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4H42M36.693S" table:style-name="ce2">
            <text:p>42:36.7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ccess</text:p>
          </table:table-cell>
          <table:table-cell office:value-type="float" office:value="84522" table:style-name="ce1">
            <text:p>84522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4H42M37.748S" table:style-name="ce2">
            <text:p>42:37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Success</text:p>
          </table:table-cell>
          <table:table-cell office:value-type="float" office:value="86491" table:style-name="ce1">
            <text:p>86491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4H42M36.768S" table:style-name="ce2">
            <text:p>42:36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92015" table:style-name="ce1">
            <text:p>92015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4H42M38.858S" table:style-name="ce2">
            <text:p>42:38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4H42M36.648S" table:style-name="ce2">
            <text:p>42:36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2267" table:style-name="ce1">
            <text:p>2267</text:p>
          </table:table-cell>
          <table:table-cell office:value-type="string" table:style-name="ce1">
            <text:p>Success</text:p>
          </table:table-cell>
          <table:table-cell office:value-type="float" office:value="92015" table:style-name="ce1">
            <text:p>92015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4H42M37.743S" table:style-name="ce2">
            <text:p>42:37.7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Success</text:p>
          </table:table-cell>
          <table:table-cell office:value-type="float" office:value="86538" table:style-name="ce1">
            <text:p>86538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4H42M35.453S" table:style-name="ce2">
            <text:p>42:35.5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3468" table:style-name="ce1">
            <text:p>3468</text:p>
          </table:table-cell>
          <table:table-cell office:value-type="string" table:style-name="ce1">
            <text:p>Success</text:p>
          </table:table-cell>
          <table:table-cell office:value-type="float" office:value="97833" table:style-name="ce1">
            <text:p>97833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4H42M38.888S" table:style-name="ce2">
            <text:p>42:38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2250" table:style-name="ce1">
            <text:p>2250</text:p>
          </table:table-cell>
          <table:table-cell office:value-type="string" table:style-name="ce1">
            <text:p>Success</text:p>
          </table:table-cell>
          <table:table-cell office:value-type="float" office:value="86491" table:style-name="ce1">
            <text:p>86491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4H42M36.683S" table:style-name="ce2">
            <text:p>42:36.7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255" table:style-name="ce1">
            <text:p>2255</text:p>
          </table:table-cell>
          <table:table-cell office:value-type="string" table:style-name="ce1">
            <text:p>Success</text:p>
          </table:table-cell>
          <table:table-cell office:value-type="float" office:value="90043" table:style-name="ce1">
            <text:p>90043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4H42M38.918S" table:style-name="ce2">
            <text:p>42:3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47" table:style-name="ce1">
            <text:p>347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4H42M38.923S" table:style-name="ce2">
            <text:p>42:38.9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4H42M39.328S" table:style-name="ce2">
            <text:p>42:39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81" table:style-name="ce1">
            <text:p>881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4H42M21.288S" table:style-name="ce2">
            <text:p>42:21.3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9371" table:style-name="ce1">
            <text:p>19371</text:p>
          </table:table-cell>
          <table:table-cell office:value-type="string" table:style-name="ce1">
            <text:p>Success</text:p>
          </table:table-cell>
          <table:table-cell office:value-type="float" office:value="44553" table:style-name="ce1">
            <text:p>44553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4H42M21.268S" table:style-name="ce2">
            <text:p>42:21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9430" table:style-name="ce1">
            <text:p>19430</text:p>
          </table:table-cell>
          <table:table-cell office:value-type="string" table:style-name="ce1">
            <text:p>Success</text:p>
          </table:table-cell>
          <table:table-cell office:value-type="float" office:value="44553" table:style-name="ce1">
            <text:p>44553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4H42M21.253S" table:style-name="ce2">
            <text:p>42:21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9468" table:style-name="ce1">
            <text:p>19468</text:p>
          </table:table-cell>
          <table:table-cell office:value-type="string" table:style-name="ce1">
            <text:p>Success</text:p>
          </table:table-cell>
          <table:table-cell office:value-type="float" office:value="59935" table:style-name="ce1">
            <text:p>59935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4H42M21.393S" table:style-name="ce2">
            <text:p>42:21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9411" table:style-name="ce1">
            <text:p>1941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4H42M40.723S" table:style-name="ce2">
            <text:p>42:40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33070" table:style-name="ce1">
            <text:p>33070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4H42M24.793S" table:style-name="ce2">
            <text:p>42:24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6069" table:style-name="ce1">
            <text:p>16069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4H42M18.263S" table:style-name="ce2">
            <text:p>42:18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607" table:style-name="ce1">
            <text:p>22607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4H42M18.373S" table:style-name="ce2">
            <text:p>42:18.4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496" table:style-name="ce1">
            <text:p>22496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4H42M17.803S" table:style-name="ce2">
            <text:p>42:17.8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3069" table:style-name="ce1">
            <text:p>23069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4H42M18.303S" table:style-name="ce2">
            <text:p>42:18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2572" table:style-name="ce1">
            <text:p>22572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4H42M21.338S" table:style-name="ce2">
            <text:p>42:21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9575" table:style-name="ce1">
            <text:p>19575</text:p>
          </table:table-cell>
          <table:table-cell office:value-type="string" table:style-name="ce1">
            <text:p>Success</text:p>
          </table:table-cell>
          <table:table-cell office:value-type="float" office:value="32423" table:style-name="ce1">
            <text:p>32423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4H42M40.663S" table:style-name="ce2">
            <text:p>42:40.7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Success</text:p>
          </table:table-cell>
          <table:table-cell office:value-type="float" office:value="88464" table:style-name="ce1">
            <text:p>88464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4H42M39.343S" table:style-name="ce2">
            <text:p>42:39.3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325" table:style-name="ce1">
            <text:p>2325</text:p>
          </table:table-cell>
          <table:table-cell office:value-type="string" table:style-name="ce1">
            <text:p>Success</text:p>
          </table:table-cell>
          <table:table-cell office:value-type="float" office:value="84527" table:style-name="ce1">
            <text:p>84527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4H42M40.703S" table:style-name="ce2">
            <text:p>42:40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Success</text:p>
          </table:table-cell>
          <table:table-cell office:value-type="float" office:value="88466" table:style-name="ce1">
            <text:p>88466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4H42M12.988S" table:style-name="ce2">
            <text:p>42:13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30521" table:style-name="ce1">
            <text:p>30521</text:p>
          </table:table-cell>
          <table:table-cell office:value-type="string" table:style-name="ce1">
            <text:p>Success</text:p>
          </table:table-cell>
          <table:table-cell office:value-type="float" office:value="43973" table:style-name="ce1">
            <text:p>43973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4H42M24.163S" table:style-name="ce2">
            <text:p>42:24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0340" table:style-name="ce1">
            <text:p>20340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4H42M24.178S" table:style-name="ce2">
            <text:p>42:24.2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20340" table:style-name="ce1">
            <text:p>20340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4H42M24.193S" table:style-name="ce2">
            <text:p>42:24.2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20358" table:style-name="ce1">
            <text:p>20358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4H42M32.163S" table:style-name="ce2">
            <text:p>42:32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2391" table:style-name="ce1">
            <text:p>12391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4H42M40.918S" table:style-name="ce2">
            <text:p>42:40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58879" table:style-name="ce1">
            <text:p>58879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4H42M44.923S" table:style-name="ce2">
            <text:p>42:44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4H42M44.938S" table:style-name="ce2">
            <text:p>42:44.9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4H42M43.513S" table:style-name="ce2">
            <text:p>42:4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Success</text:p>
          </table:table-cell>
          <table:table-cell office:value-type="float" office:value="58875" table:style-name="ce1">
            <text:p>58875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4H42M40.853S" table:style-name="ce2">
            <text:p>42:40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4189" table:style-name="ce1">
            <text:p>4189</text:p>
          </table:table-cell>
          <table:table-cell office:value-type="string" table:style-name="ce1">
            <text:p>Success</text:p>
          </table:table-cell>
          <table:table-cell office:value-type="float" office:value="58877" table:style-name="ce1">
            <text:p>5887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4H42M45.043S" table:style-name="ce2">
            <text:p>42:45.0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4H42M45.058S" table:style-name="ce2">
            <text:p>42:45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70" table:style-name="ce1">
            <text:p>270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4H42M45.098S" table:style-name="ce2">
            <text:p>42:45.1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4H42M44.953S" table:style-name="ce2">
            <text:p>42:45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1898" table:style-name="ce1">
            <text:p>1898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4H42M45.338S" table:style-name="ce2">
            <text:p>42:45.3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4H42M45.338S" table:style-name="ce2">
            <text:p>42:45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4H42M35.093S" table:style-name="ce2">
            <text:p>42:35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0517" table:style-name="ce1">
            <text:p>10517</text:p>
          </table:table-cell>
          <table:table-cell office:value-type="string" table:style-name="ce1">
            <text:p>Success</text:p>
          </table:table-cell>
          <table:table-cell office:value-type="float" office:value="30672" table:style-name="ce1">
            <text:p>30672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4H42M45.618S" table:style-name="ce2">
            <text:p>42:45.6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4H42M45.633S" table:style-name="ce2">
            <text:p>42:45.6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4H42M45.663S" table:style-name="ce2">
            <text:p>42:45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4H42M36.848S" table:style-name="ce2">
            <text:p>42:36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8882" table:style-name="ce1">
            <text:p>8882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4H42M32.273S" table:style-name="ce2">
            <text:p>42:32.3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3471" table:style-name="ce1">
            <text:p>13471</text:p>
          </table:table-cell>
          <table:table-cell office:value-type="string" table:style-name="ce1">
            <text:p>Success</text:p>
          </table:table-cell>
          <table:table-cell office:value-type="float" office:value="19005" table:style-name="ce1">
            <text:p>19005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4H42M45.043S" table:style-name="ce2">
            <text:p>42:45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Success</text:p>
          </table:table-cell>
          <table:table-cell office:value-type="float" office:value="41974" table:style-name="ce1">
            <text:p>41974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4H42M45.798S" table:style-name="ce2">
            <text:p>42:45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68" table:style-name="ce1">
            <text:p>268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4H42M45.808S" table:style-name="ce2">
            <text:p>42:45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4H42M45.823S" table:style-name="ce2">
            <text:p>42:45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4H42M34.563S" table:style-name="ce2">
            <text:p>42:34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1297" table:style-name="ce1">
            <text:p>11297</text:p>
          </table:table-cell>
          <table:table-cell office:value-type="string" table:style-name="ce1">
            <text:p>Success</text:p>
          </table:table-cell>
          <table:table-cell office:value-type="float" office:value="39272" table:style-name="ce1">
            <text:p>39272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4H42M34.563S" table:style-name="ce2">
            <text:p>42:34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1314" table:style-name="ce1">
            <text:p>11314</text:p>
          </table:table-cell>
          <table:table-cell office:value-type="string" table:style-name="ce1">
            <text:p>Success</text:p>
          </table:table-cell>
          <table:table-cell office:value-type="float" office:value="39272" table:style-name="ce1">
            <text:p>39272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4H42M45.863S" table:style-name="ce2">
            <text:p>42:45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4H42M45.878S" table:style-name="ce2">
            <text:p>42:45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4H42M45.883S" table:style-name="ce2">
            <text:p>42:45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4H42M45.903S" table:style-name="ce2">
            <text:p>42:45.9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4H42M45.933S" table:style-name="ce2">
            <text:p>42:45.9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4H42M45.963S" table:style-name="ce2">
            <text:p>42:46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4H42M46.008S" table:style-name="ce2">
            <text:p>42:46.0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4H42M46.048S" table:style-name="ce2">
            <text:p>42:46.0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4H42M46.028S" table:style-name="ce2">
            <text:p>42:46.0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4H42M46.088S" table:style-name="ce2">
            <text:p>42:46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4H42M45.363S" table:style-name="ce2">
            <text:p>42:45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Success</text:p>
          </table:table-cell>
          <table:table-cell office:value-type="float" office:value="49019" table:style-name="ce1">
            <text:p>49019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4H42M45.363S" table:style-name="ce2">
            <text:p>42:45.4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49017" table:style-name="ce1">
            <text:p>49017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4H42M34.838S" table:style-name="ce2">
            <text:p>42:34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2191" table:style-name="ce1">
            <text:p>12191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4H42M36.858S" table:style-name="ce2">
            <text:p>42:36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201" table:style-name="ce1">
            <text:p>1020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4H42M45.683S" table:style-name="ce2">
            <text:p>42:45.7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4H42M18.383S" table:style-name="ce2">
            <text:p>42:18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8692" table:style-name="ce1">
            <text:p>28692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4H42M34.534S" table:style-name="ce2">
            <text:p>42:34.5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2546" table:style-name="ce1">
            <text:p>12546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4H42M37.143S" table:style-name="ce2">
            <text:p>42:37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9941" table:style-name="ce1">
            <text:p>994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4H42M37.718S" table:style-name="ce2">
            <text:p>42:37.7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9380" table:style-name="ce1">
            <text:p>9380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4H42M24.843S" table:style-name="ce2">
            <text:p>42:24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22255" table:style-name="ce1">
            <text:p>22255</text:p>
          </table:table-cell>
          <table:table-cell office:value-type="string" table:style-name="ce1">
            <text:p>Success</text:p>
          </table:table-cell>
          <table:table-cell office:value-type="float" office:value="67193" table:style-name="ce1">
            <text:p>67193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4H42M46.068S" table:style-name="ce2">
            <text:p>42:46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52956" table:style-name="ce1">
            <text:p>52956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4H42M47.078S" table:style-name="ce2">
            <text:p>42:47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4H42M47.033S" table:style-name="ce2">
            <text:p>42:47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4H42M47.098S" table:style-name="ce2">
            <text:p>42:47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4H42M46.113S" table:style-name="ce2">
            <text:p>42:46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Success</text:p>
          </table:table-cell>
          <table:table-cell office:value-type="float" office:value="52956" table:style-name="ce1">
            <text:p>52956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4H42M16.358S" table:style-name="ce2">
            <text:p>42:16.4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778" table:style-name="ce1">
            <text:p>30778</text:p>
          </table:table-cell>
          <table:table-cell office:value-type="string" table:style-name="ce1">
            <text:p>Success</text:p>
          </table:table-cell>
          <table:table-cell office:value-type="float" office:value="58104" table:style-name="ce1">
            <text:p>58104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4H42M32.883S" table:style-name="ce2">
            <text:p>42:32.9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4262" table:style-name="ce1">
            <text:p>14262</text:p>
          </table:table-cell>
          <table:table-cell office:value-type="string" table:style-name="ce1">
            <text:p>Success</text:p>
          </table:table-cell>
          <table:table-cell office:value-type="float" office:value="23389" table:style-name="ce1">
            <text:p>23389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4H42M34.598S" table:style-name="ce2">
            <text:p>42:34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2561" table:style-name="ce1">
            <text:p>12561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4H42M34.508S" table:style-name="ce2">
            <text:p>42:34.5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2654" table:style-name="ce1">
            <text:p>12654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4H42M47.158S" table:style-name="ce2">
            <text:p>42:47.2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4H42M47.108S" table:style-name="ce2">
            <text:p>42:47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4H42M47.113S" table:style-name="ce2">
            <text:p>42:47.1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4H42M47.163S" table:style-name="ce2">
            <text:p>42:47.2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4H42M47.178S" table:style-name="ce2">
            <text:p>42:47.2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4H42M47.193S" table:style-name="ce2">
            <text:p>42:47.2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4H42M34.788S" table:style-name="ce2">
            <text:p>42:34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2554" table:style-name="ce1">
            <text:p>12554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4H42M34.818S" table:style-name="ce2">
            <text:p>42:34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2525" table:style-name="ce1">
            <text:p>12525</text:p>
          </table:table-cell>
          <table:table-cell office:value-type="string" table:style-name="ce1">
            <text:p>Success</text:p>
          </table:table-cell>
          <table:table-cell office:value-type="float" office:value="40708" table:style-name="ce1">
            <text:p>40708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4H42M34.933S" table:style-name="ce2">
            <text:p>42:34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2412" table:style-name="ce1">
            <text:p>12412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4H42M47.188S" table:style-name="ce2">
            <text:p>42:47.2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4H42M47.273S" table:style-name="ce2">
            <text:p>42:47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4H42M47.348S" table:style-name="ce2">
            <text:p>42:47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4H42M35.038S" table:style-name="ce2">
            <text:p>42:35.0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2339" table:style-name="ce1">
            <text:p>12339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4H42M35.043S" table:style-name="ce2">
            <text:p>42:35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2335" table:style-name="ce1">
            <text:p>12335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4H42M47.348S" table:style-name="ce2">
            <text:p>42:47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4H42M35.048S" table:style-name="ce2">
            <text:p>42:35.0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2393" table:style-name="ce1">
            <text:p>12393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4H42M47.238S" table:style-name="ce2">
            <text:p>42:47.2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4H42M47.348S" table:style-name="ce2">
            <text:p>42:47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4H42M47.333S" table:style-name="ce2">
            <text:p>42:47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4H42M47.443S" table:style-name="ce2">
            <text:p>42:47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4H42M47.378S" table:style-name="ce2">
            <text:p>42:47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4H42M33.243S" table:style-name="ce2">
            <text:p>42:33.2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4253" table:style-name="ce1">
            <text:p>14253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4H42M47.373S" table:style-name="ce2">
            <text:p>42:47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4H42M47.379S" table:style-name="ce2">
            <text:p>42:47.4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4H42M47.378S" table:style-name="ce2">
            <text:p>42:47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4H42M47.498S" table:style-name="ce2">
            <text:p>42:47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4H42M47.503S" table:style-name="ce2">
            <text:p>42:47.5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4H42M47.418S" table:style-name="ce2">
            <text:p>42:47.4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4H42M47.448S" table:style-name="ce2">
            <text:p>42:47.4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4H42M47.358S" table:style-name="ce2">
            <text:p>42:47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4H42M47.453S" table:style-name="ce2">
            <text:p>42:47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4H42M47.473S" table:style-name="ce2">
            <text:p>42:47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4H42M47.508S" table:style-name="ce2">
            <text:p>42:47.5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4H42M47.523S" table:style-name="ce2">
            <text:p>42:47.5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4H42M47.488S" table:style-name="ce2">
            <text:p>42:47.5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4H42M47.653S" table:style-name="ce2">
            <text:p>42:47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4H42M35.053S" table:style-name="ce2">
            <text:p>42:35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2666" table:style-name="ce1">
            <text:p>12666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4H42M34.718S" table:style-name="ce2">
            <text:p>42:34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Success</text:p>
          </table:table-cell>
          <table:table-cell office:value-type="float" office:value="40708" table:style-name="ce1">
            <text:p>40708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4H42M47.458S" table:style-name="ce2">
            <text:p>42:47.5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4H42M47.583S" table:style-name="ce2">
            <text:p>42:47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4H42M35.038S" table:style-name="ce2">
            <text:p>42:35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2694" table:style-name="ce1">
            <text:p>12694</text:p>
          </table:table-cell>
          <table:table-cell office:value-type="string" table:style-name="ce1">
            <text:p>Success</text:p>
          </table:table-cell>
          <table:table-cell office:value-type="float" office:value="40708" table:style-name="ce1">
            <text:p>40708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4H42M35.098S" table:style-name="ce2">
            <text:p>42:35.1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2641" table:style-name="ce1">
            <text:p>12641</text:p>
          </table:table-cell>
          <table:table-cell office:value-type="string" table:style-name="ce1">
            <text:p>Success</text:p>
          </table:table-cell>
          <table:table-cell office:value-type="float" office:value="40708" table:style-name="ce1">
            <text:p>40708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4H42M34.963S" table:style-name="ce2">
            <text:p>42:35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2777" table:style-name="ce1">
            <text:p>12777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4H42M34.728S" table:style-name="ce2">
            <text:p>42:34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3017" table:style-name="ce1">
            <text:p>13017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4H42M35.033S" table:style-name="ce2">
            <text:p>42:35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2722" table:style-name="ce1">
            <text:p>12722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4H42M47.748S" table:style-name="ce2">
            <text:p>42:47.7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4H42M47.743S" table:style-name="ce2">
            <text:p>42:47.7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4H42M47.573S" table:style-name="ce2">
            <text:p>42:47.6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4H42M47.638S" table:style-name="ce2">
            <text:p>42:47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4H42M47.743S" table:style-name="ce2">
            <text:p>42:47.7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4H42M47.758S" table:style-name="ce2">
            <text:p>42:47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4H42M47.703S" table:style-name="ce2">
            <text:p>42:47.7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4H42M34.648S" table:style-name="ce2">
            <text:p>42:34.6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3167" table:style-name="ce1">
            <text:p>13167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4H42M47.738S" table:style-name="ce2">
            <text:p>42:47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4H42M47.818S" table:style-name="ce2">
            <text:p>42:47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4H42M47.563S" table:style-name="ce2">
            <text:p>42:47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4H42M47.718S" table:style-name="ce2">
            <text:p>42:47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4H42M47.583S" table:style-name="ce2">
            <text:p>42:47.6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4H42M47.718S" table:style-name="ce2">
            <text:p>42:47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4H42M47.553S" table:style-name="ce2">
            <text:p>42:47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4H42M47.788S" table:style-name="ce2">
            <text:p>42:47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4H42M47.583S" table:style-name="ce2">
            <text:p>42:47.6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4H42M34.513S" table:style-name="ce2">
            <text:p>42:34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3451" table:style-name="ce1">
            <text:p>13451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4H42M47.843S" table:style-name="ce2">
            <text:p>42:47.8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4H42M47.878S" table:style-name="ce2">
            <text:p>42:47.9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4H42M34.588S" table:style-name="ce2">
            <text:p>42:34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3390" table:style-name="ce1">
            <text:p>13390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4H42M47.783S" table:style-name="ce2">
            <text:p>42:47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4H42M47.788S" table:style-name="ce2">
            <text:p>42:47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4H42M47.863S" table:style-name="ce2">
            <text:p>42:47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4H42M47.968S" table:style-name="ce2">
            <text:p>42:48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4H42M47.983S" table:style-name="ce2">
            <text:p>42:48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4H42M47.878S" table:style-name="ce2">
            <text:p>42:47.9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4H42M47.768S" table:style-name="ce2">
            <text:p>42:47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4H42M47.873S" table:style-name="ce2">
            <text:p>42:47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4H42M47.873S" table:style-name="ce2">
            <text:p>42:47.9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4H42M47.873S" table:style-name="ce2">
            <text:p>42:47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4H42M47.778S" table:style-name="ce2">
            <text:p>42:47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4H42M47.903S" table:style-name="ce2">
            <text:p>42:47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4H42M47.798S" table:style-name="ce2">
            <text:p>42:47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4H42M47.928S" table:style-name="ce2">
            <text:p>42:47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4H42M47.063S" table:style-name="ce2">
            <text:p>42:47.1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49014" table:style-name="ce1">
            <text:p>49014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4H42M47.118S" table:style-name="ce2">
            <text:p>42:47.1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Success</text:p>
          </table:table-cell>
          <table:table-cell office:value-type="float" office:value="51032" table:style-name="ce1">
            <text:p>51032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4H42M35.043S" table:style-name="ce2">
            <text:p>42:35.0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3177" table:style-name="ce1">
            <text:p>13177</text:p>
          </table:table-cell>
          <table:table-cell office:value-type="string" table:style-name="ce1">
            <text:p>Success</text:p>
          </table:table-cell>
          <table:table-cell office:value-type="float" office:value="40128" table:style-name="ce1">
            <text:p>40128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4H42M48.158S" table:style-name="ce2">
            <text:p>42:48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4H42M48.213S" table:style-name="ce2">
            <text:p>42:48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4H42M48.033S" table:style-name="ce2">
            <text:p>42:48.0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4H42M47.998S" table:style-name="ce2">
            <text:p>42:48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4H42M48.188S" table:style-name="ce2">
            <text:p>42:48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4H42M48.193S" table:style-name="ce2">
            <text:p>42:48.2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4H42M48.153S" table:style-name="ce2">
            <text:p>42:48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4H42M47.798S" table:style-name="ce2">
            <text:p>42:47.8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4H42M48.008S" table:style-name="ce2">
            <text:p>42:48.0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4H42M47.968S" table:style-name="ce2">
            <text:p>42:48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4H42M47.978S" table:style-name="ce2">
            <text:p>42:48.0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4H42M48.143S" table:style-name="ce2">
            <text:p>42:48.1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4H42M48.223S" table:style-name="ce2">
            <text:p>42:48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4H42M48.143S" table:style-name="ce2">
            <text:p>42:48.1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4H42M48.158S" table:style-name="ce2">
            <text:p>42:48.2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4H42M48.273S" table:style-name="ce2">
            <text:p>42:48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4H42M48.263S" table:style-name="ce2">
            <text:p>42:48.3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4H42M48.268S" table:style-name="ce2">
            <text:p>42:48.3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4H42M48.178S" table:style-name="ce2">
            <text:p>42:48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4H42M48.138S" table:style-name="ce2">
            <text:p>42:48.1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4H42M48.273S" table:style-name="ce2">
            <text:p>42:48.3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4H42M48.233S" table:style-name="ce2">
            <text:p>42:48.2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4H42M48.233S" table:style-name="ce2">
            <text:p>42:48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4H42M48.253S" table:style-name="ce2">
            <text:p>42:48.3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4H42M48.428S" table:style-name="ce2">
            <text:p>42:48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4H42M48.313S" table:style-name="ce2">
            <text:p>42:48.3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4H42M48.293S" table:style-name="ce2">
            <text:p>42:48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4H42M48.453S" table:style-name="ce2">
            <text:p>42:48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4H42M48.428S" table:style-name="ce2">
            <text:p>42:48.4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4H42M48.288S" table:style-name="ce2">
            <text:p>42:48.3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4H42M48.413S" table:style-name="ce2">
            <text:p>42:48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4H42M48.423S" table:style-name="ce2">
            <text:p>42:48.4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4H42M48.443S" table:style-name="ce2">
            <text:p>42:48.4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4H42M48.308S" table:style-name="ce2">
            <text:p>42:48.3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4H42M48.503S" table:style-name="ce2">
            <text:p>42:48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4H42M48.438S" table:style-name="ce2">
            <text:p>42:48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4H42M48.478S" table:style-name="ce2">
            <text:p>42:48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4H42M48.543S" table:style-name="ce2">
            <text:p>42:48.5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4H42M48.433S" table:style-name="ce2">
            <text:p>42:48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4H42M48.533S" table:style-name="ce2">
            <text:p>42:48.5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4H42M48.548S" table:style-name="ce2">
            <text:p>42:48.5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4H42M48.543S" table:style-name="ce2">
            <text:p>42:48.5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4H42M48.543S" table:style-name="ce2">
            <text:p>42:48.5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4H42M48.578S" table:style-name="ce2">
            <text:p>42:48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4H42M48.613S" table:style-name="ce2">
            <text:p>42:48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4H42M48.608S" table:style-name="ce2">
            <text:p>42:48.6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8559" table:style-name="ce1">
            <text:p>8559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4H42M48.653S" table:style-name="ce2">
            <text:p>42:48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4H42M48.668S" table:style-name="ce2">
            <text:p>42:48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4H42M48.738S" table:style-name="ce2">
            <text:p>42:48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4H42M16.338S" table:style-name="ce2">
            <text:p>42:16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5065" table:style-name="ce1">
            <text:p>35065</text:p>
          </table:table-cell>
          <table:table-cell office:value-type="string" table:style-name="ce1">
            <text:p>Success</text:p>
          </table:table-cell>
          <table:table-cell office:value-type="float" office:value="44554" table:style-name="ce1">
            <text:p>44554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4H42M51.408S" table:style-name="ce2">
            <text:p>42:51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4H42M51.433S" table:style-name="ce2">
            <text:p>42:51.4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4H42M51.493S" table:style-name="ce2">
            <text:p>42:51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4H42M45.833S" table:style-name="ce2">
            <text:p>42:45.8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879" table:style-name="ce1">
            <text:p>5879</text:p>
          </table:table-cell>
          <table:table-cell office:value-type="string" table:style-name="ce1">
            <text:p>Success</text:p>
          </table:table-cell>
          <table:table-cell office:value-type="float" office:value="10170" table:style-name="ce1">
            <text:p>10170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4H42M51.718S" table:style-name="ce2">
            <text:p>42:51.7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4H42M34.643S" table:style-name="ce2">
            <text:p>42:34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17462" table:style-name="ce1">
            <text:p>17462</text:p>
          </table:table-cell>
          <table:table-cell office:value-type="string" table:style-name="ce1">
            <text:p>Success</text:p>
          </table:table-cell>
          <table:table-cell office:value-type="float" office:value="39852" table:style-name="ce1">
            <text:p>39852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4H42M52.108S" table:style-name="ce2">
            <text:p>42:52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4H42M52.158S" table:style-name="ce2">
            <text:p>42:52.2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4H42M52.203S" table:style-name="ce2">
            <text:p>42:52.2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4H42M52.268S" table:style-name="ce2">
            <text:p>42:52.3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4H42M52.313S" table:style-name="ce2">
            <text:p>42:52.3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4H42M48.203S" table:style-name="ce2">
            <text:p>42:48.2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plan</text:p>
          </table:table-cell>
          <table:table-cell office:value-type="float" office:value="5205" table:style-name="ce1">
            <text:p>520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4H42M53.408S" table:style-name="ce2">
            <text:p>42:53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4H42M53.423S" table:style-name="ce2">
            <text:p>42:53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4H42M53.428S" table:style-name="ce2">
            <text:p>42:53.4</text:p>
          </table:table-cell>
          <table:table-cell office:value-type="string" table:style-name="ce1">
            <text:p>TC0003_PlannerC 3-2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4H42M40.878S" table:style-name="ce2">
            <text:p>42:40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3458" table:style-name="ce1">
            <text:p>13458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4H42M18.343S" table:style-name="ce2">
            <text:p>42:18.3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6022" table:style-name="ce1">
            <text:p>36022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4H42M38.853S" table:style-name="ce2">
            <text:p>42:38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516" table:style-name="ce1">
            <text:p>15516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4H42M38.843S" table:style-name="ce2">
            <text:p>42:38.8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539" table:style-name="ce1">
            <text:p>15539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4H42M25.008S" table:style-name="ce2">
            <text:p>42:25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9415" table:style-name="ce1">
            <text:p>29415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4H42M24.808S" table:style-name="ce2">
            <text:p>42:24.8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9618" table:style-name="ce1">
            <text:p>29618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4H42M25.053S" table:style-name="ce2">
            <text:p>42:25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9388" table:style-name="ce1">
            <text:p>29388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4H42M38.943S" table:style-name="ce2">
            <text:p>42:3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5509" table:style-name="ce1">
            <text:p>15509</text:p>
          </table:table-cell>
          <table:table-cell office:value-type="string" table:style-name="ce1">
            <text:p>Success</text:p>
          </table:table-cell>
          <table:table-cell office:value-type="float" office:value="38168" table:style-name="ce1">
            <text:p>38168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4H42M54.428S" table:style-name="ce2">
            <text:p>42:54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4H42M32.113S" table:style-name="ce2">
            <text:p>42:32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2350" table:style-name="ce1">
            <text:p>22350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4H42M54.468S" table:style-name="ce2">
            <text:p>42:54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4H42M54.453S" table:style-name="ce2">
            <text:p>42:54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4H42M54.508S" table:style-name="ce2">
            <text:p>42:54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4H42M54.538S" table:style-name="ce2">
            <text:p>42:54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4H42M48.588S" table:style-name="ce2">
            <text:p>42:48.6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6192" table:style-name="ce1">
            <text:p>6192</text:p>
          </table:table-cell>
          <table:table-cell office:value-type="string" table:style-name="ce1">
            <text:p>Success</text:p>
          </table:table-cell>
          <table:table-cell office:value-type="float" office:value="48916" table:style-name="ce1">
            <text:p>48916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4H42M48.548S" table:style-name="ce2">
            <text:p>42:48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6702" table:style-name="ce1">
            <text:p>6702</text:p>
          </table:table-cell>
          <table:table-cell office:value-type="string" table:style-name="ce1">
            <text:p>Success</text:p>
          </table:table-cell>
          <table:table-cell office:value-type="float" office:value="60737" table:style-name="ce1">
            <text:p>60737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4H42M48.333S" table:style-name="ce2">
            <text:p>42:48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6956" table:style-name="ce1">
            <text:p>6956</text:p>
          </table:table-cell>
          <table:table-cell office:value-type="string" table:style-name="ce1">
            <text:p>Success</text:p>
          </table:table-cell>
          <table:table-cell office:value-type="float" office:value="64682" table:style-name="ce1">
            <text:p>64682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4H42M48.758S" table:style-name="ce2">
            <text:p>42:48.8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Success</text:p>
          </table:table-cell>
          <table:table-cell office:value-type="float" office:value="82551" table:style-name="ce1">
            <text:p>82551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4H42M48.548S" table:style-name="ce2">
            <text:p>42:48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6755" table:style-name="ce1">
            <text:p>6755</text:p>
          </table:table-cell>
          <table:table-cell office:value-type="string" table:style-name="ce1">
            <text:p>Success</text:p>
          </table:table-cell>
          <table:table-cell office:value-type="float" office:value="82504" table:style-name="ce1">
            <text:p>82504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4H42M48.653S" table:style-name="ce2">
            <text:p>42:48.7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6685" table:style-name="ce1">
            <text:p>6685</text:p>
          </table:table-cell>
          <table:table-cell office:value-type="string" table:style-name="ce1">
            <text:p>Success</text:p>
          </table:table-cell>
          <table:table-cell office:value-type="float" office:value="44981" table:style-name="ce1">
            <text:p>44981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4H42M48.223S" table:style-name="ce2">
            <text:p>42:48.2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7114" table:style-name="ce1">
            <text:p>7114</text:p>
          </table:table-cell>
          <table:table-cell office:value-type="string" table:style-name="ce1">
            <text:p>Success</text:p>
          </table:table-cell>
          <table:table-cell office:value-type="float" office:value="74530" table:style-name="ce1">
            <text:p>74530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4H42M48.588S" table:style-name="ce2">
            <text:p>42:48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6762" table:style-name="ce1">
            <text:p>6762</text:p>
          </table:table-cell>
          <table:table-cell office:value-type="string" table:style-name="ce1">
            <text:p>Success</text:p>
          </table:table-cell>
          <table:table-cell office:value-type="float" office:value="56799" table:style-name="ce1">
            <text:p>56799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4H42M52.338S" table:style-name="ce2">
            <text:p>42:52.3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3056" table:style-name="ce1">
            <text:p>3056</text:p>
          </table:table-cell>
          <table:table-cell office:value-type="string" table:style-name="ce1">
            <text:p>Success</text:p>
          </table:table-cell>
          <table:table-cell office:value-type="float" office:value="82502" table:style-name="ce1">
            <text:p>82502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4H42M55.293S" table:style-name="ce2">
            <text:p>42:55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4H42M47.723S" table:style-name="ce2">
            <text:p>42:47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8625" table:style-name="ce1">
            <text:p>8625</text:p>
          </table:table-cell>
          <table:table-cell office:value-type="string" table:style-name="ce1">
            <text:p>Success</text:p>
          </table:table-cell>
          <table:table-cell office:value-type="float" office:value="80533" table:style-name="ce1">
            <text:p>80533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4H42M47.993S" table:style-name="ce2">
            <text:p>42:48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8354" table:style-name="ce1">
            <text:p>8354</text:p>
          </table:table-cell>
          <table:table-cell office:value-type="string" table:style-name="ce1">
            <text:p>Success</text:p>
          </table:table-cell>
          <table:table-cell office:value-type="float" office:value="82502" table:style-name="ce1">
            <text:p>82502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4H42M48.258S" table:style-name="ce2">
            <text:p>42:48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8094" table:style-name="ce1">
            <text:p>8094</text:p>
          </table:table-cell>
          <table:table-cell office:value-type="string" table:style-name="ce1">
            <text:p>Success</text:p>
          </table:table-cell>
          <table:table-cell office:value-type="float" office:value="78566" table:style-name="ce1">
            <text:p>78566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4H42M48.453S" table:style-name="ce2">
            <text:p>42:48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7904" table:style-name="ce1">
            <text:p>7904</text:p>
          </table:table-cell>
          <table:table-cell office:value-type="string" table:style-name="ce1">
            <text:p>Success</text:p>
          </table:table-cell>
          <table:table-cell office:value-type="float" office:value="66653" table:style-name="ce1">
            <text:p>66653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4H42M56.313S" table:style-name="ce2">
            <text:p>42:56.3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4H42M52.038S" table:style-name="ce2">
            <text:p>42:52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4362" table:style-name="ce1">
            <text:p>4362</text:p>
          </table:table-cell>
          <table:table-cell office:value-type="string" table:style-name="ce1">
            <text:p>Success</text:p>
          </table:table-cell>
          <table:table-cell office:value-type="float" office:value="82503" table:style-name="ce1">
            <text:p>82503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4H42M47.723S" table:style-name="ce2">
            <text:p>42:47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8676" table:style-name="ce1">
            <text:p>8676</text:p>
          </table:table-cell>
          <table:table-cell office:value-type="string" table:style-name="ce1">
            <text:p>Success</text:p>
          </table:table-cell>
          <table:table-cell office:value-type="float" office:value="80536" table:style-name="ce1">
            <text:p>80536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4H42M48.478S" table:style-name="ce2">
            <text:p>42:48.5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7925" table:style-name="ce1">
            <text:p>7925</text:p>
          </table:table-cell>
          <table:table-cell office:value-type="string" table:style-name="ce1">
            <text:p>Success</text:p>
          </table:table-cell>
          <table:table-cell office:value-type="float" office:value="64682" table:style-name="ce1">
            <text:p>64682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4H42M48.548S" table:style-name="ce2">
            <text:p>42:48.5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7866" table:style-name="ce1">
            <text:p>7866</text:p>
          </table:table-cell>
          <table:table-cell office:value-type="string" table:style-name="ce1">
            <text:p>Success</text:p>
          </table:table-cell>
          <table:table-cell office:value-type="float" office:value="56800" table:style-name="ce1">
            <text:p>56800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4H42M48.253S" table:style-name="ce2">
            <text:p>42:48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8175" table:style-name="ce1">
            <text:p>8175</text:p>
          </table:table-cell>
          <table:table-cell office:value-type="string" table:style-name="ce1">
            <text:p>Success</text:p>
          </table:table-cell>
          <table:table-cell office:value-type="float" office:value="82501" table:style-name="ce1">
            <text:p>82501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4H42M48.573S" table:style-name="ce2">
            <text:p>42:48.6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7854" table:style-name="ce1">
            <text:p>7854</text:p>
          </table:table-cell>
          <table:table-cell office:value-type="string" table:style-name="ce1">
            <text:p>Success</text:p>
          </table:table-cell>
          <table:table-cell office:value-type="float" office:value="60743" table:style-name="ce1">
            <text:p>60743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4H42M48.588S" table:style-name="ce2">
            <text:p>42:48.6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7841" table:style-name="ce1">
            <text:p>7841</text:p>
          </table:table-cell>
          <table:table-cell office:value-type="string" table:style-name="ce1">
            <text:p>Success</text:p>
          </table:table-cell>
          <table:table-cell office:value-type="float" office:value="82502" table:style-name="ce1">
            <text:p>82502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4H42M48.253S" table:style-name="ce2">
            <text:p>42:48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Success</text:p>
          </table:table-cell>
          <table:table-cell office:value-type="float" office:value="78567" table:style-name="ce1">
            <text:p>78567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4H42M47.553S" table:style-name="ce2">
            <text:p>42:47.6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8898" table:style-name="ce1">
            <text:p>8898</text:p>
          </table:table-cell>
          <table:table-cell office:value-type="string" table:style-name="ce1">
            <text:p>Success</text:p>
          </table:table-cell>
          <table:table-cell office:value-type="float" office:value="80533" table:style-name="ce1">
            <text:p>80533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4H42M47.993S" table:style-name="ce2">
            <text:p>42:48.0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8460" table:style-name="ce1">
            <text:p>8460</text:p>
          </table:table-cell>
          <table:table-cell office:value-type="string" table:style-name="ce1">
            <text:p>Success</text:p>
          </table:table-cell>
          <table:table-cell office:value-type="float" office:value="82503" table:style-name="ce1">
            <text:p>82503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4H42M27.543S" table:style-name="ce2">
            <text:p>42:27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31035" table:style-name="ce1">
            <text:p>31035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4H42M58.583S" table:style-name="ce2">
            <text:p>42:58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4H42M54.383S" table:style-name="ce2">
            <text:p>42:54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4476" table:style-name="ce1">
            <text:p>4476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4H42M21.153S" table:style-name="ce2">
            <text:p>42:21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7709" table:style-name="ce1">
            <text:p>37709</text:p>
          </table:table-cell>
          <table:table-cell office:value-type="string" table:style-name="ce1">
            <text:p>Success</text:p>
          </table:table-cell>
          <table:table-cell office:value-type="float" office:value="44427" table:style-name="ce1">
            <text:p>44427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4H42M54.578S" table:style-name="ce2">
            <text:p>42:54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307" table:style-name="ce1">
            <text:p>4307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4H42M58.888S" table:style-name="ce2">
            <text:p>42:5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4H42M24.928S" table:style-name="ce2">
            <text:p>42:24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34109" table:style-name="ce1">
            <text:p>34109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4H42M32.153S" table:style-name="ce2">
            <text:p>42:32.2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27391" table:style-name="ce1">
            <text:p>27391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4H42M32.883S" table:style-name="ce2">
            <text:p>42:32.9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26710" table:style-name="ce1">
            <text:p>26710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4H42M59.598S" table:style-name="ce2">
            <text:p>42:59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4H42M54.483S" table:style-name="ce2">
            <text:p>42:54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5326" table:style-name="ce1">
            <text:p>5326</text:p>
          </table:table-cell>
          <table:table-cell office:value-type="string" table:style-name="ce1">
            <text:p>Success</text:p>
          </table:table-cell>
          <table:table-cell office:value-type="float" office:value="64764" table:style-name="ce1">
            <text:p>64764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4H42M59.813S" table:style-name="ce2">
            <text:p>42:59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87" table:style-name="ce1">
            <text:p>387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4H42M54.453S" table:style-name="ce2">
            <text:p>42:54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5438" table:style-name="ce1">
            <text:p>5438</text:p>
          </table:table-cell>
          <table:table-cell office:value-type="string" table:style-name="ce1">
            <text:p>Success</text:p>
          </table:table-cell>
          <table:table-cell office:value-type="float" office:value="64764" table:style-name="ce1">
            <text:p>64764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4H42M59.893S" table:style-name="ce2">
            <text:p>42:59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87" table:style-name="ce1">
            <text:p>387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4H42M59.038S" table:style-name="ce2">
            <text:p>42:59.0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70670" table:style-name="ce1">
            <text:p>70670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4H42M58.868S" table:style-name="ce2">
            <text:p>42:58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68703" table:style-name="ce1">
            <text:p>68703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4H43M0.143S" table:style-name="ce2">
            <text:p>43:00.1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4H42M58.598S" table:style-name="ce2">
            <text:p>42:58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66733" table:style-name="ce1">
            <text:p>66733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4H43M0.163S" table:style-name="ce2">
            <text:p>43:00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87" table:style-name="ce1">
            <text:p>387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4H43M0.158S" table:style-name="ce2">
            <text:p>43:00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4H43M0.188S" table:style-name="ce2">
            <text:p>43:00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5" table:style-name="ce1">
            <text:p>335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4H42M44.503S" table:style-name="ce2">
            <text:p>42:44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6721" table:style-name="ce1">
            <text:p>16721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4H42M27.498S" table:style-name="ce2">
            <text:p>42:27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3728" table:style-name="ce1">
            <text:p>33728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4H42M36.923S" table:style-name="ce2">
            <text:p>42:36.9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4311" table:style-name="ce1">
            <text:p>2431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4H43M0.203S" table:style-name="ce2">
            <text:p>43:00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4H42M46.238S" table:style-name="ce2">
            <text:p>42:4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035" table:style-name="ce1">
            <text:p>15035</text:p>
          </table:table-cell>
          <table:table-cell office:value-type="string" table:style-name="ce1">
            <text:p>Success</text:p>
          </table:table-cell>
          <table:table-cell office:value-type="float" office:value="61238" table:style-name="ce1">
            <text:p>61238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4H42M32.838S" table:style-name="ce2">
            <text:p>42:32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28443" table:style-name="ce1">
            <text:p>28443</text:p>
          </table:table-cell>
          <table:table-cell office:value-type="string" table:style-name="ce1">
            <text:p>Success</text:p>
          </table:table-cell>
          <table:table-cell office:value-type="float" office:value="80605" table:style-name="ce1">
            <text:p>80605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4H42M32.843S" table:style-name="ce2">
            <text:p>42:32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28447" table:style-name="ce1">
            <text:p>28447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4H42M37.163S" table:style-name="ce2">
            <text:p>42:37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4126" table:style-name="ce1">
            <text:p>24126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4H43M1.228S" table:style-name="ce2">
            <text:p>43:01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503" table:style-name="ce1">
            <text:p>503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4H43M1.228S" table:style-name="ce2">
            <text:p>43:01.2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503" table:style-name="ce1">
            <text:p>503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4H42M35.138S" table:style-name="ce2">
            <text:p>42:35.1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6172" table:style-name="ce1">
            <text:p>26172</text:p>
          </table:table-cell>
          <table:table-cell office:value-type="string" table:style-name="ce1">
            <text:p>Success</text:p>
          </table:table-cell>
          <table:table-cell office:value-type="float" office:value="41429" table:style-name="ce1">
            <text:p>41429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4H43M1.283S" table:style-name="ce2">
            <text:p>43:01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503" table:style-name="ce1">
            <text:p>503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4H43M1.313S" table:style-name="ce2">
            <text:p>43:01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4H43M1.363S" table:style-name="ce2">
            <text:p>43:01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4H42M41.673S" table:style-name="ce2">
            <text:p>42:41.7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9751" table:style-name="ce1">
            <text:p>19751</text:p>
          </table:table-cell>
          <table:table-cell office:value-type="string" table:style-name="ce1">
            <text:p>Success</text:p>
          </table:table-cell>
          <table:table-cell office:value-type="float" office:value="37693" table:style-name="ce1">
            <text:p>37693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4H42M41.643S" table:style-name="ce2">
            <text:p>42:4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9798" table:style-name="ce1">
            <text:p>19798</text:p>
          </table:table-cell>
          <table:table-cell office:value-type="string" table:style-name="ce1">
            <text:p>Success</text:p>
          </table:table-cell>
          <table:table-cell office:value-type="float" office:value="37693" table:style-name="ce1">
            <text:p>37693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4H42M47.108S" table:style-name="ce2">
            <text:p>42:47.1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4338" table:style-name="ce1">
            <text:p>14338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4H43M1.443S" table:style-name="ce2">
            <text:p>43:01.4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4H43M1.428S" table:style-name="ce2">
            <text:p>43:01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4H43M1.448S" table:style-name="ce2">
            <text:p>43:01.4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4H43M1.393S" table:style-name="ce2">
            <text:p>43:01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4H43M1.458S" table:style-name="ce2">
            <text:p>43:01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4H43M1.458S" table:style-name="ce2">
            <text:p>43:01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4H43M1.468S" table:style-name="ce2">
            <text:p>43:01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4H43M1.518S" table:style-name="ce2">
            <text:p>43:01.5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4H43M1.523S" table:style-name="ce2">
            <text:p>43:01.5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4H43M1.518S" table:style-name="ce2">
            <text:p>43:01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4H43M1.568S" table:style-name="ce2">
            <text:p>43:01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4H43M1.578S" table:style-name="ce2">
            <text:p>43:0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4H43M1.598S" table:style-name="ce2">
            <text:p>43:01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4H43M1.613S" table:style-name="ce2">
            <text:p>43:0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12" table:style-name="ce1">
            <text:p>6112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4H42M59.618S" table:style-name="ce2">
            <text:p>42:59.6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66734" table:style-name="ce1">
            <text:p>66734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4H43M1.303S" table:style-name="ce2">
            <text:p>43:01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70673" table:style-name="ce1">
            <text:p>70673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4H43M2.478S" table:style-name="ce2">
            <text:p>43:02.5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55" table:style-name="ce1">
            <text:p>555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4H43M1.348S" table:style-name="ce2">
            <text:p>43:01.3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72642" table:style-name="ce1">
            <text:p>72642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4H43M2.493S" table:style-name="ce2">
            <text:p>43:02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55" table:style-name="ce1">
            <text:p>555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4H43M2.503S" table:style-name="ce2">
            <text:p>43:02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555" table:style-name="ce1">
            <text:p>555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4H42M32.873S" table:style-name="ce2">
            <text:p>42:32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30325" table:style-name="ce1">
            <text:p>30325</text:p>
          </table:table-cell>
          <table:table-cell office:value-type="string" table:style-name="ce1">
            <text:p>Success</text:p>
          </table:table-cell>
          <table:table-cell office:value-type="float" office:value="71660" table:style-name="ce1">
            <text:p>7166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4H42M32.858S" table:style-name="ce2">
            <text:p>42:32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30342" table:style-name="ce1">
            <text:p>30342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4H43M3.203S" table:style-name="ce2">
            <text:p>43:03.2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4H43M3.203S" table:style-name="ce2">
            <text:p>43:03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43" table:style-name="ce1">
            <text:p>543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4H42M34.878S" table:style-name="ce2">
            <text:p>42:34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8999" table:style-name="ce1">
            <text:p>28999</text:p>
          </table:table-cell>
          <table:table-cell office:value-type="string" table:style-name="ce1">
            <text:p>Success</text:p>
          </table:table-cell>
          <table:table-cell office:value-type="float" office:value="44428" table:style-name="ce1">
            <text:p>44428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4H43M3.883S" table:style-name="ce2">
            <text:p>43:03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4H43M3.913S" table:style-name="ce2">
            <text:p>43:03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4H43M3.938S" table:style-name="ce2">
            <text:p>43:03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4H43M1.623S" table:style-name="ce2">
            <text:p>43:01.6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312" table:style-name="ce1">
            <text:p>3312</text:p>
          </table:table-cell>
          <table:table-cell office:value-type="string" table:style-name="ce1">
            <text:p>Success</text:p>
          </table:table-cell>
          <table:table-cell office:value-type="float" office:value="76621" table:style-name="ce1">
            <text:p>76621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4H43M1.628S" table:style-name="ce2">
            <text:p>43:01.6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3313" table:style-name="ce1">
            <text:p>3313</text:p>
          </table:table-cell>
          <table:table-cell office:value-type="string" table:style-name="ce1">
            <text:p>Success</text:p>
          </table:table-cell>
          <table:table-cell office:value-type="float" office:value="76619" table:style-name="ce1">
            <text:p>76619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4H43M1.298S" table:style-name="ce2">
            <text:p>43:01.3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Success</text:p>
          </table:table-cell>
          <table:table-cell office:value-type="float" office:value="76619" table:style-name="ce1">
            <text:p>76619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4H43M4.963S" table:style-name="ce2">
            <text:p>43:05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79" table:style-name="ce1">
            <text:p>679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4H42M47.138S" table:style-name="ce2">
            <text:p>42:47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7954" table:style-name="ce1">
            <text:p>17954</text:p>
          </table:table-cell>
          <table:table-cell office:value-type="string" table:style-name="ce1">
            <text:p>Success</text:p>
          </table:table-cell>
          <table:table-cell office:value-type="float" office:value="22770" table:style-name="ce1">
            <text:p>22770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4H42M38.788S" table:style-name="ce2">
            <text:p>42:38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6406" table:style-name="ce1">
            <text:p>26406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4H43M3.218S" table:style-name="ce2">
            <text:p>43:03.2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2591" table:style-name="ce1">
            <text:p>2591</text:p>
          </table:table-cell>
          <table:table-cell office:value-type="string" table:style-name="ce1">
            <text:p>Success</text:p>
          </table:table-cell>
          <table:table-cell office:value-type="float" office:value="80603" table:style-name="ce1">
            <text:p>80603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4H43M3.233S" table:style-name="ce2">
            <text:p>43:03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593" table:style-name="ce1">
            <text:p>2593</text:p>
          </table:table-cell>
          <table:table-cell office:value-type="string" table:style-name="ce1">
            <text:p>Success</text:p>
          </table:table-cell>
          <table:table-cell office:value-type="float" office:value="80556" table:style-name="ce1">
            <text:p>80556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4H43M5.813S" table:style-name="ce2">
            <text:p>43:05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4H43M5.833S" table:style-name="ce2">
            <text:p>43:05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721" table:style-name="ce1">
            <text:p>721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4H43M5.843S" table:style-name="ce2">
            <text:p>43:05.8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4H43M5.858S" table:style-name="ce2">
            <text:p>43:05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4H43M5.878S" table:style-name="ce2">
            <text:p>43:05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4H43M5.898S" table:style-name="ce2">
            <text:p>43:05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4H43M5.928S" table:style-name="ce2">
            <text:p>43:05.9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4H43M5.973S" table:style-name="ce2">
            <text:p>43:06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4H43M5.988S" table:style-name="ce2">
            <text:p>43:06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4H42M47.703S" table:style-name="ce2">
            <text:p>42:47.7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18651" table:style-name="ce1">
            <text:p>1865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4H42M56.393S" table:style-name="ce2">
            <text:p>42:56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0006" table:style-name="ce1">
            <text:p>10006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4H42M40.873S" table:style-name="ce2">
            <text:p>42:40.9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5526" table:style-name="ce1">
            <text:p>25526</text:p>
          </table:table-cell>
          <table:table-cell office:value-type="string" table:style-name="ce1">
            <text:p>Success</text:p>
          </table:table-cell>
          <table:table-cell office:value-type="float" office:value="22770" table:style-name="ce1">
            <text:p>2277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4H42M38.933S" table:style-name="ce2">
            <text:p>42:38.9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482" table:style-name="ce1">
            <text:p>27482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4H42M38.873S" table:style-name="ce2">
            <text:p>42:38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550" table:style-name="ce1">
            <text:p>27550</text:p>
          </table:table-cell>
          <table:table-cell office:value-type="string" table:style-name="ce1">
            <text:p>Success</text:p>
          </table:table-cell>
          <table:table-cell office:value-type="float" office:value="58068" table:style-name="ce1">
            <text:p>58068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4H42M27.918S" table:style-name="ce2">
            <text:p>42:27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8510" table:style-name="ce1">
            <text:p>38510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4H42M38.918S" table:style-name="ce2">
            <text:p>42:3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524" table:style-name="ce1">
            <text:p>27524</text:p>
          </table:table-cell>
          <table:table-cell office:value-type="string" table:style-name="ce1">
            <text:p>Success</text:p>
          </table:table-cell>
          <table:table-cell office:value-type="float" office:value="58064" table:style-name="ce1">
            <text:p>58064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4H42M40.863S" table:style-name="ce2">
            <text:p>42:40.9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25603" table:style-name="ce1">
            <text:p>25603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4H42M55.293S" table:style-name="ce2">
            <text:p>42:55.3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1191" table:style-name="ce1">
            <text:p>11191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4H42M56.353S" table:style-name="ce2">
            <text:p>42:56.4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0137" table:style-name="ce1">
            <text:p>10137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4H42M55.303S" table:style-name="ce2">
            <text:p>42:55.3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1197" table:style-name="ce1">
            <text:p>11197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4H42M27.528S" table:style-name="ce2">
            <text:p>42:27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38989" table:style-name="ce1">
            <text:p>38989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4H43M6.483S" table:style-name="ce2">
            <text:p>43:06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4H43M6.493S" table:style-name="ce2">
            <text:p>43:06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4H42M47.123S" table:style-name="ce2">
            <text:p>42:47.1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9413" table:style-name="ce1">
            <text:p>19413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4H43M6.503S" table:style-name="ce2">
            <text:p>43:06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4H43M6.538S" table:style-name="ce2">
            <text:p>43:06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4H43M6.518S" table:style-name="ce2">
            <text:p>43:06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4H43M6.523S" table:style-name="ce2">
            <text:p>43:06.5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4H43M6.588S" table:style-name="ce2">
            <text:p>43:06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4H42M55.393S" table:style-name="ce2">
            <text:p>42:55.4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11247" table:style-name="ce1">
            <text:p>11247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4H42M56.358S" table:style-name="ce2">
            <text:p>42:56.4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0291" table:style-name="ce1">
            <text:p>10291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4H42M54.783S" table:style-name="ce2">
            <text:p>42:54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1882" table:style-name="ce1">
            <text:p>11882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4H43M6.643S" table:style-name="ce2">
            <text:p>43:06.6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4H43M6.653S" table:style-name="ce2">
            <text:p>43:0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4H43M6.543S" table:style-name="ce2">
            <text:p>43:06.5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4H43M6.553S" table:style-name="ce2">
            <text:p>43:06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4H42M56.348S" table:style-name="ce2">
            <text:p>42:56.3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0387" table:style-name="ce1">
            <text:p>10387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4H42M56.398S" table:style-name="ce2">
            <text:p>42:56.4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0342" table:style-name="ce1">
            <text:p>10342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4H42M56.348S" table:style-name="ce2">
            <text:p>42:56.3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0403" table:style-name="ce1">
            <text:p>10403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4H43M6.743S" table:style-name="ce2">
            <text:p>43:06.7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4H43M6.733S" table:style-name="ce2">
            <text:p>43:06.7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4H43M6.663S" table:style-name="ce2">
            <text:p>43:06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4H42M55.348S" table:style-name="ce2">
            <text:p>42:55.3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1414" table:style-name="ce1">
            <text:p>11414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4H43M6.533S" table:style-name="ce2">
            <text:p>43:06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4H43M6.738S" table:style-name="ce2">
            <text:p>43:06.7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4H43M6.753S" table:style-name="ce2">
            <text:p>43:06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4H42M55.253S" table:style-name="ce2">
            <text:p>42:55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1554" table:style-name="ce1">
            <text:p>11554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4H43M6.718S" table:style-name="ce2">
            <text:p>43:06.7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4H43M6.733S" table:style-name="ce2">
            <text:p>43:06.7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4H43M6.768S" table:style-name="ce2">
            <text:p>43:06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4H43M6.768S" table:style-name="ce2">
            <text:p>43:06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4H43M6.808S" table:style-name="ce2">
            <text:p>43:06.8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4H43M6.763S" table:style-name="ce2">
            <text:p>43:06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4H43M6.758S" table:style-name="ce2">
            <text:p>43:06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4H43M6.803S" table:style-name="ce2">
            <text:p>43:06.8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4H43M6.718S" table:style-name="ce2">
            <text:p>43:06.7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4H43M6.848S" table:style-name="ce2">
            <text:p>43:06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4H43M6.868S" table:style-name="ce2">
            <text:p>43:06.9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4H43M6.848S" table:style-name="ce2">
            <text:p>43:06.8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4H43M6.803S" table:style-name="ce2">
            <text:p>43:06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4H43M6.788S" table:style-name="ce2">
            <text:p>43:06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4H43M6.848S" table:style-name="ce2">
            <text:p>43:06.8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4H43M6.853S" table:style-name="ce2">
            <text:p>43:06.9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4H43M6.948S" table:style-name="ce2">
            <text:p>43:06.9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4H43M6.963S" table:style-name="ce2">
            <text:p>43:07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4H43M6.963S" table:style-name="ce2">
            <text:p>43:07.0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4H43M6.958S" table:style-name="ce2">
            <text:p>43:07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4H43M6.003S" table:style-name="ce2">
            <text:p>43:06.0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76667" table:style-name="ce1">
            <text:p>7666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4H43M7.403S" table:style-name="ce2">
            <text:p>43:07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4H43M7.423S" table:style-name="ce2">
            <text:p>43:07.4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4H43M6.398S" table:style-name="ce2">
            <text:p>43:06.4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plan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4H42M40.873S" table:style-name="ce2">
            <text:p>42:40.9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6749" table:style-name="ce1">
            <text:p>26749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4H42M38.938S" table:style-name="ce2">
            <text:p>42:38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8692" table:style-name="ce1">
            <text:p>28692</text:p>
          </table:table-cell>
          <table:table-cell office:value-type="string" table:style-name="ce1">
            <text:p>Success</text:p>
          </table:table-cell>
          <table:table-cell office:value-type="float" office:value="61234" table:style-name="ce1">
            <text:p>61234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4H42M47.078S" table:style-name="ce2">
            <text:p>42:47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0570" table:style-name="ce1">
            <text:p>20570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4H42M56.453S" table:style-name="ce2">
            <text:p>42:56.5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1198" table:style-name="ce1">
            <text:p>11198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4H42M40.873S" table:style-name="ce2">
            <text:p>42:40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6789" table:style-name="ce1">
            <text:p>26789</text:p>
          </table:table-cell>
          <table:table-cell office:value-type="string" table:style-name="ce1">
            <text:p>Success</text:p>
          </table:table-cell>
          <table:table-cell office:value-type="float" office:value="22770" table:style-name="ce1">
            <text:p>2277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4H43M7.588S" table:style-name="ce2">
            <text:p>43:07.6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out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4H43M7.653S" table:style-name="ce2">
            <text:p>43:07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4H42M51.528S" table:style-name="ce2">
            <text:p>42:51.5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6157" table:style-name="ce1">
            <text:p>16157</text:p>
          </table:table-cell>
          <table:table-cell office:value-type="string" table:style-name="ce1">
            <text:p>Success</text:p>
          </table:table-cell>
          <table:table-cell office:value-type="float" office:value="18426" table:style-name="ce1">
            <text:p>18426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4H42M47.063S" table:style-name="ce2">
            <text:p>42:47.1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0626" table:style-name="ce1">
            <text:p>20626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4H43M7.678S" table:style-name="ce2">
            <text:p>43:07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4H43M7.693S" table:style-name="ce2">
            <text:p>43:07.7</text:p>
          </table:table-cell>
          <table:table-cell office:value-type="string" table:style-name="ce1">
            <text:p>TC0001_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4H43M7.688S" table:style-name="ce2">
            <text:p>43:07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4H42M55.343S" table:style-name="ce2">
            <text:p>42:55.3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2410" table:style-name="ce1">
            <text:p>12410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4H43M7.753S" table:style-name="ce2">
            <text:p>43:07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4H42M56.413S" table:style-name="ce2">
            <text:p>42:56.4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1401" table:style-name="ce1">
            <text:p>11401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4H43M7.683S" table:style-name="ce2">
            <text:p>43:07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4H42M56.453S" table:style-name="ce2">
            <text:p>42:56.5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1385" table:style-name="ce1">
            <text:p>11385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4H43M7.768S" table:style-name="ce2">
            <text:p>43:07.8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4H43M7.838S" table:style-name="ce2">
            <text:p>43:07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4H43M7.818S" table:style-name="ce2">
            <text:p>43:07.8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4H43M7.823S" table:style-name="ce2">
            <text:p>43:07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4H43M7.858S" table:style-name="ce2">
            <text:p>43:07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4H42M56.433S" table:style-name="ce2">
            <text:p>42:56.4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1480" table:style-name="ce1">
            <text:p>11480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4H42M56.408S" table:style-name="ce2">
            <text:p>42:56.4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1518" table:style-name="ce1">
            <text:p>11518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4H43M7.878S" table:style-name="ce2">
            <text:p>43:07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4H43M7.913S" table:style-name="ce2">
            <text:p>43:0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4H43M7.928S" table:style-name="ce2">
            <text:p>43:07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4H43M7.933S" table:style-name="ce2">
            <text:p>43:07.9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4H43M7.883S" table:style-name="ce2">
            <text:p>43:07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4H42M55.338S" table:style-name="ce2">
            <text:p>42:55.3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2709" table:style-name="ce1">
            <text:p>12709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4H43M8.018S" table:style-name="ce2">
            <text:p>43:08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4H43M7.933S" table:style-name="ce2">
            <text:p>43:0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4H43M7.983S" table:style-name="ce2">
            <text:p>43:08.0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4H43M8.073S" table:style-name="ce2">
            <text:p>43:08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4H42M56.428S" table:style-name="ce2">
            <text:p>42:56.4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1668" table:style-name="ce1">
            <text:p>11668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4H43M8.053S" table:style-name="ce2">
            <text:p>43:0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4H42M56.398S" table:style-name="ce2">
            <text:p>42:56.4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1730" table:style-name="ce1">
            <text:p>11730</text:p>
          </table:table-cell>
          <table:table-cell office:value-type="string" table:style-name="ce1">
            <text:p>Success</text:p>
          </table:table-cell>
          <table:table-cell office:value-type="float" office:value="34954" table:style-name="ce1">
            <text:p>34954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4H43M8.098S" table:style-name="ce2">
            <text:p>43:08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4H42M56.428S" table:style-name="ce2">
            <text:p>42:56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11709" table:style-name="ce1">
            <text:p>11709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4H43M8.103S" table:style-name="ce2">
            <text:p>43:0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4H43M8.073S" table:style-name="ce2">
            <text:p>43:08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4H43M4.958S" table:style-name="ce2">
            <text:p>43:05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3185" table:style-name="ce1">
            <text:p>3185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4H43M8.133S" table:style-name="ce2">
            <text:p>43:08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4H43M8.138S" table:style-name="ce2">
            <text:p>43:08.1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4H43M8.138S" table:style-name="ce2">
            <text:p>43:08.1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4H43M8.138S" table:style-name="ce2">
            <text:p>43:08.1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4H43M8.158S" table:style-name="ce2">
            <text:p>43:08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740" table:style-name="ce1">
            <text:p>2740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4H43M8.148S" table:style-name="ce2">
            <text:p>43:08.1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4H43M8.223S" table:style-name="ce2">
            <text:p>43:08.2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4H43M8.213S" table:style-name="ce2">
            <text:p>43:08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4H43M8.238S" table:style-name="ce2">
            <text:p>43:08.2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4H43M8.273S" table:style-name="ce2">
            <text:p>43:08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4H43M8.268S" table:style-name="ce2">
            <text:p>43:08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4H42M56.443S" table:style-name="ce2">
            <text:p>42:56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1871" table:style-name="ce1">
            <text:p>11871</text:p>
          </table:table-cell>
          <table:table-cell office:value-type="string" table:style-name="ce1">
            <text:p>Success</text:p>
          </table:table-cell>
          <table:table-cell office:value-type="float" office:value="30673" table:style-name="ce1">
            <text:p>30673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4H43M8.313S" table:style-name="ce2">
            <text:p>43:08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4H43M8.328S" table:style-name="ce2">
            <text:p>43:08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4H43M8.363S" table:style-name="ce2">
            <text:p>43:08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4H43M6.358S" table:style-name="ce2">
            <text:p>43:06.4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573" table:style-name="ce1">
            <text:p>2573</text:p>
          </table:table-cell>
          <table:table-cell office:value-type="string" table:style-name="ce1">
            <text:p>Success</text:p>
          </table:table-cell>
          <table:table-cell office:value-type="float" office:value="76610" table:style-name="ce1">
            <text:p>76610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4H43M7.743S" table:style-name="ce2">
            <text:p>43:07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Success</text:p>
          </table:table-cell>
          <table:table-cell office:value-type="float" office:value="78579" table:style-name="ce1">
            <text:p>78579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4H43M6.468S" table:style-name="ce2">
            <text:p>43:06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2493" table:style-name="ce1">
            <text:p>2493</text:p>
          </table:table-cell>
          <table:table-cell office:value-type="string" table:style-name="ce1">
            <text:p>Success</text:p>
          </table:table-cell>
          <table:table-cell office:value-type="float" office:value="76611" table:style-name="ce1">
            <text:p>76611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4H43M6.568S" table:style-name="ce2">
            <text:p>43:06.6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394" table:style-name="ce1">
            <text:p>2394</text:p>
          </table:table-cell>
          <table:table-cell office:value-type="string" table:style-name="ce1">
            <text:p>Success</text:p>
          </table:table-cell>
          <table:table-cell office:value-type="float" office:value="74547" table:style-name="ce1">
            <text:p>7454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4H43M8.938S" table:style-name="ce2">
            <text:p>43:08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763" table:style-name="ce1">
            <text:p>763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4H43M8.963S" table:style-name="ce2">
            <text:p>43:09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763" table:style-name="ce1">
            <text:p>763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4H43M8.963S" table:style-name="ce2">
            <text:p>43:09.0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4H43M8.993S" table:style-name="ce2">
            <text:p>43:09.0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4H43M9.173S" table:style-name="ce2">
            <text:p>43:09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711" table:style-name="ce1">
            <text:p>711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4H42M38.848S" table:style-name="ce2">
            <text:p>42:38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1908" table:style-name="ce1">
            <text:p>31908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4H43M8.933S" table:style-name="ce2">
            <text:p>43:08.9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plan</text:p>
          </table:table-cell>
          <table:table-cell office:value-type="float" office:value="2096" table:style-name="ce1">
            <text:p>209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4H43M11.033S" table:style-name="ce2">
            <text:p>43:11.0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4H43M11.078S" table:style-name="ce2">
            <text:p>43:11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4H43M11.098S" table:style-name="ce2">
            <text:p>43:11.1</text:p>
          </table:table-cell>
          <table:table-cell office:value-type="string" table:style-name="ce1">
            <text:p>TC0003_PlannerC 3-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4H43M1.493S" table:style-name="ce2">
            <text:p>43:01.5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0870" table:style-name="ce1">
            <text:p>10870</text:p>
          </table:table-cell>
          <table:table-cell office:value-type="string" table:style-name="ce1">
            <text:p>Success</text:p>
          </table:table-cell>
          <table:table-cell office:value-type="float" office:value="39115" table:style-name="ce1">
            <text:p>39115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4H42M59.843S" table:style-name="ce2">
            <text:p>42:59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2540" table:style-name="ce1">
            <text:p>12540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4H43M12.388S" table:style-name="ce2">
            <text:p>43:12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4H43M12.368S" table:style-name="ce2">
            <text:p>43:12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4H42M47.098S" table:style-name="ce2">
            <text:p>42:47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25343" table:style-name="ce1">
            <text:p>25343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4H42M44.553S" table:style-name="ce2">
            <text:p>42:44.6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27892" table:style-name="ce1">
            <text:p>27892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4H42M44.553S" table:style-name="ce2">
            <text:p>42:44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27899" table:style-name="ce1">
            <text:p>27899</text:p>
          </table:table-cell>
          <table:table-cell office:value-type="string" table:style-name="ce1">
            <text:p>Success</text:p>
          </table:table-cell>
          <table:table-cell office:value-type="float" office:value="80605" table:style-name="ce1">
            <text:p>80605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4H42M47.083S" table:style-name="ce2">
            <text:p>42:47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25388" table:style-name="ce1">
            <text:p>25388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4H42M45.733S" table:style-name="ce2">
            <text:p>42:45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6748" table:style-name="ce1">
            <text:p>26748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4H42M41.668S" table:style-name="ce2">
            <text:p>42:41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0811" table:style-name="ce1">
            <text:p>30811</text:p>
          </table:table-cell>
          <table:table-cell office:value-type="string" table:style-name="ce1">
            <text:p>Success</text:p>
          </table:table-cell>
          <table:table-cell office:value-type="float" office:value="58069" table:style-name="ce1">
            <text:p>58069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4H43M12.473S" table:style-name="ce2">
            <text:p>43:12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4H42M34.728S" table:style-name="ce2">
            <text:p>42:34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37763" table:style-name="ce1">
            <text:p>37763</text:p>
          </table:table-cell>
          <table:table-cell office:value-type="string" table:style-name="ce1">
            <text:p>Success</text:p>
          </table:table-cell>
          <table:table-cell office:value-type="float" office:value="48573" table:style-name="ce1">
            <text:p>48573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4H43M1.278S" table:style-name="ce2">
            <text:p>43:01.3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1224" table:style-name="ce1">
            <text:p>11224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4H42M58.908S" table:style-name="ce2">
            <text:p>42:5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3595" table:style-name="ce1">
            <text:p>13595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4H43M12.438S" table:style-name="ce2">
            <text:p>43:12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4H43M12.483S" table:style-name="ce2">
            <text:p>43:12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4H43M12.453S" table:style-name="ce2">
            <text:p>43:1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4H42M32.858S" table:style-name="ce2">
            <text:p>42:32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9659" table:style-name="ce1">
            <text:p>39659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4H43M12.498S" table:style-name="ce2">
            <text:p>43:12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4H43M12.503S" table:style-name="ce2">
            <text:p>43:12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4H43M12.523S" table:style-name="ce2">
            <text:p>43:12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4H43M12.538S" table:style-name="ce2">
            <text:p>43:12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4H43M0.153S" table:style-name="ce2">
            <text:p>43:00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2474" table:style-name="ce1">
            <text:p>12474</text:p>
          </table:table-cell>
          <table:table-cell office:value-type="string" table:style-name="ce1">
            <text:p>Success</text:p>
          </table:table-cell>
          <table:table-cell office:value-type="float" office:value="39272" table:style-name="ce1">
            <text:p>39272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4H43M12.603S" table:style-name="ce2">
            <text:p>43:12.6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4H43M12.628S" table:style-name="ce2">
            <text:p>43:12.6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4H43M12.668S" table:style-name="ce2">
            <text:p>43:12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4H43M12.708S" table:style-name="ce2">
            <text:p>43:12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4H43M12.738S" table:style-name="ce2">
            <text:p>43:12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4H43M12.768S" table:style-name="ce2">
            <text:p>43:12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7703" table:style-name="ce1">
            <text:p>7703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4H43M10.758S" table:style-name="ce2">
            <text:p>43:10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4156" table:style-name="ce1">
            <text:p>4156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4H43M8.208S" table:style-name="ce2">
            <text:p>43:08.2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6704" table:style-name="ce1">
            <text:p>6704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4H43M8.228S" table:style-name="ce2">
            <text:p>43:08.2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783" table:style-name="ce1">
            <text:p>6783</text:p>
          </table:table-cell>
          <table:table-cell office:value-type="string" table:style-name="ce1">
            <text:p>Success</text:p>
          </table:table-cell>
          <table:table-cell office:value-type="float" office:value="31661" table:style-name="ce1">
            <text:p>31661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4H43M12.443S" table:style-name="ce2">
            <text:p>43:12.4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2681" table:style-name="ce1">
            <text:p>2681</text:p>
          </table:table-cell>
          <table:table-cell office:value-type="string" table:style-name="ce1">
            <text:p>Success</text:p>
          </table:table-cell>
          <table:table-cell office:value-type="float" office:value="37178" table:style-name="ce1">
            <text:p>37178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4H43M15.128S" table:style-name="ce2">
            <text:p>43:15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4H43M15.148S" table:style-name="ce2">
            <text:p>43:15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4H43M15.203S" table:style-name="ce2">
            <text:p>43:15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4H43M12.783S" table:style-name="ce2">
            <text:p>43:12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2935" table:style-name="ce1">
            <text:p>2935</text:p>
          </table:table-cell>
          <table:table-cell office:value-type="string" table:style-name="ce1">
            <text:p>Success</text:p>
          </table:table-cell>
          <table:table-cell office:value-type="float" office:value="39181" table:style-name="ce1">
            <text:p>39181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4H43M12.448S" table:style-name="ce2">
            <text:p>43:12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293" table:style-name="ce1">
            <text:p>3293</text:p>
          </table:table-cell>
          <table:table-cell office:value-type="string" table:style-name="ce1">
            <text:p>Success</text:p>
          </table:table-cell>
          <table:table-cell office:value-type="float" office:value="48991" table:style-name="ce1">
            <text:p>48991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4H43M12.493S" table:style-name="ce2">
            <text:p>43:12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3260" table:style-name="ce1">
            <text:p>3260</text:p>
          </table:table-cell>
          <table:table-cell office:value-type="string" table:style-name="ce1">
            <text:p>Success</text:p>
          </table:table-cell>
          <table:table-cell office:value-type="float" office:value="48991" table:style-name="ce1">
            <text:p>48991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4H43M12.508S" table:style-name="ce2">
            <text:p>43:12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3250" table:style-name="ce1">
            <text:p>3250</text:p>
          </table:table-cell>
          <table:table-cell office:value-type="string" table:style-name="ce1">
            <text:p>Success</text:p>
          </table:table-cell>
          <table:table-cell office:value-type="float" office:value="48991" table:style-name="ce1">
            <text:p>48991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4H43M12.508S" table:style-name="ce2">
            <text:p>43:12.5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3253" table:style-name="ce1">
            <text:p>3253</text:p>
          </table:table-cell>
          <table:table-cell office:value-type="string" table:style-name="ce1">
            <text:p>Success</text:p>
          </table:table-cell>
          <table:table-cell office:value-type="float" office:value="49036" table:style-name="ce1">
            <text:p>49036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4H43M14.918S" table:style-name="ce2">
            <text:p>43:14.9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Success</text:p>
          </table:table-cell>
          <table:table-cell office:value-type="float" office:value="48993" table:style-name="ce1">
            <text:p>48993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4H43M12.563S" table:style-name="ce2">
            <text:p>43:12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209" table:style-name="ce1">
            <text:p>3209</text:p>
          </table:table-cell>
          <table:table-cell office:value-type="string" table:style-name="ce1">
            <text:p>Success</text:p>
          </table:table-cell>
          <table:table-cell office:value-type="float" office:value="48993" table:style-name="ce1">
            <text:p>48993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4H43M15.743S" table:style-name="ce2">
            <text:p>43:15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4H43M12.518S" table:style-name="ce2">
            <text:p>43:12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264" table:style-name="ce1">
            <text:p>3264</text:p>
          </table:table-cell>
          <table:table-cell office:value-type="string" table:style-name="ce1">
            <text:p>Success</text:p>
          </table:table-cell>
          <table:table-cell office:value-type="float" office:value="48993" table:style-name="ce1">
            <text:p>48993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4H43M15.758S" table:style-name="ce2">
            <text:p>43:15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889" table:style-name="ce1">
            <text:p>88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4H43M15.753S" table:style-name="ce2">
            <text:p>43:15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889" table:style-name="ce1">
            <text:p>889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4H43M15.783S" table:style-name="ce2">
            <text:p>43:15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4H43M15.784S" table:style-name="ce2">
            <text:p>43:15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889" table:style-name="ce1">
            <text:p>889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4H43M15.773S" table:style-name="ce2">
            <text:p>43:15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889" table:style-name="ce1">
            <text:p>889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4H43M15.803S" table:style-name="ce2">
            <text:p>43:15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837" table:style-name="ce1">
            <text:p>837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4H43M15.758S" table:style-name="ce2">
            <text:p>43:15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4H43M15.763S" table:style-name="ce2">
            <text:p>43:15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4H43M16.773S" table:style-name="ce2">
            <text:p>43:16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4H43M16.788S" table:style-name="ce2">
            <text:p>43:16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4H43M16.808S" table:style-name="ce2">
            <text:p>43:16.8</text:p>
          </table:table-cell>
          <table:table-cell office:value-type="string" table:style-name="ce1">
            <text:p>TC0003_PlannerC 3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4H43M7.493S" table:style-name="ce2">
            <text:p>43:07.5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Success</text:p>
          </table:table-cell>
          <table:table-cell office:value-type="float" office:value="10141" table:style-name="ce1">
            <text:p>10141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4H43M1.563S" table:style-name="ce2">
            <text:p>43:01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4H43M17.573S" table:style-name="ce2">
            <text:p>43:17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4H43M16.033S" table:style-name="ce2">
            <text:p>43:16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4H43M6.608S" table:style-name="ce2">
            <text:p>43:06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1028" table:style-name="ce1">
            <text:p>11028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4H42M54.373S" table:style-name="ce2">
            <text:p>42:54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3268" table:style-name="ce1">
            <text:p>23268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4H42M40.808S" table:style-name="ce2">
            <text:p>42:40.8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6836" table:style-name="ce1">
            <text:p>36836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4H43M17.619S" table:style-name="ce2">
            <text:p>43:17.6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4H43M17.653S" table:style-name="ce2">
            <text:p>43:17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4H42M38.918S" table:style-name="ce2">
            <text:p>42:38.9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8737" table:style-name="ce1">
            <text:p>38737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4H43M17.658S" table:style-name="ce2">
            <text:p>43:17.7</text:p>
          </table:table-cell>
          <table:table-cell office:value-type="string" table:style-name="ce1">
            <text:p>TC0001_PlannerA 1-2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4H43M17.648S" table:style-name="ce2">
            <text:p>43:17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085" table:style-name="ce1">
            <text:p>1085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4H42M54.368S" table:style-name="ce2">
            <text:p>42:54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23446" table:style-name="ce1">
            <text:p>23446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4H43M5.198S" table:style-name="ce2">
            <text:p>43:05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2628" table:style-name="ce1">
            <text:p>12628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4H43M6.989S" table:style-name="ce2">
            <text:p>43:07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10840" table:style-name="ce1">
            <text:p>10840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4H43M6.888S" table:style-name="ce2">
            <text:p>43:06.9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10958" table:style-name="ce1">
            <text:p>10958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4H43M6.938S" table:style-name="ce2">
            <text:p>43:06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10909" table:style-name="ce1">
            <text:p>10909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4H43M6.983S" table:style-name="ce2">
            <text:p>43:07.0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0880" table:style-name="ce1">
            <text:p>10880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4H42M38.758S" table:style-name="ce2">
            <text:p>42:38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9106" table:style-name="ce1">
            <text:p>39106</text:p>
          </table:table-cell>
          <table:table-cell office:value-type="string" table:style-name="ce1">
            <text:p>Success</text:p>
          </table:table-cell>
          <table:table-cell office:value-type="float" office:value="58105" table:style-name="ce1">
            <text:p>58105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4H43M5.098S" table:style-name="ce2">
            <text:p>43:05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2788" table:style-name="ce1">
            <text:p>12788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4H43M6.428S" table:style-name="ce2">
            <text:p>43:06.4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1462" table:style-name="ce1">
            <text:p>11462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4H43M4.948S" table:style-name="ce2">
            <text:p>43:04.9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097" table:style-name="ce1">
            <text:p>13097</text:p>
          </table:table-cell>
          <table:table-cell office:value-type="string" table:style-name="ce1">
            <text:p>Success</text:p>
          </table:table-cell>
          <table:table-cell office:value-type="float" office:value="31673" table:style-name="ce1">
            <text:p>31673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4H43M18.048S" table:style-name="ce2">
            <text:p>43:18.0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4H43M18.063S" table:style-name="ce2">
            <text:p>43:18.1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4H43M18.153S" table:style-name="ce2">
            <text:p>43:18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4H43M17.588S" table:style-name="ce2">
            <text:p>43:17.6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45065" table:style-name="ce1">
            <text:p>45065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4H43M17.638S" table:style-name="ce2">
            <text:p>43:17.6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Success</text:p>
          </table:table-cell>
          <table:table-cell office:value-type="float" office:value="49003" table:style-name="ce1">
            <text:p>49003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4H43M17.688S" table:style-name="ce2">
            <text:p>43:17.7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49005" table:style-name="ce1">
            <text:p>49005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4H43M18.423S" table:style-name="ce2">
            <text:p>43:18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137" table:style-name="ce1">
            <text:p>1137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4H43M18.423S" table:style-name="ce2">
            <text:p>43:18.4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pla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4H43M20.183S" table:style-name="ce2">
            <text:p>43:20.2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4H43M18.403S" table:style-name="ce2">
            <text:p>43:18.4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plan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4H43M20.198S" table:style-name="ce2">
            <text:p>43:20.2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4H43M20.223S" table:style-name="ce2">
            <text:p>43:20.2</text:p>
          </table:table-cell>
          <table:table-cell office:value-type="string" table:style-name="ce1">
            <text:p>TC0003_PlannerC 3-2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4H43M20.203S" table:style-name="ce2">
            <text:p>43:20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4H43M20.228S" table:style-name="ce2">
            <text:p>43:20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4H43M20.238S" table:style-name="ce2">
            <text:p>43:20.2</text:p>
          </table:table-cell>
          <table:table-cell office:value-type="string" table:style-name="ce1">
            <text:p>TC0003_PlannerC 3-2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4H43M3.973S" table:style-name="ce2">
            <text:p>43:04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17181" table:style-name="ce1">
            <text:p>1718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4H43M6.968S" table:style-name="ce2">
            <text:p>43:07.0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4199" table:style-name="ce1">
            <text:p>14199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4H43M6.758S" table:style-name="ce2">
            <text:p>43:06.8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4419" table:style-name="ce1">
            <text:p>14419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4H43M6.813S" table:style-name="ce2">
            <text:p>43:06.8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4378" table:style-name="ce1">
            <text:p>14378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4H42M48.403S" table:style-name="ce2">
            <text:p>42:48.4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32793" table:style-name="ce1">
            <text:p>32793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4H43M6.423S" table:style-name="ce2">
            <text:p>43:06.4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14777" table:style-name="ce1">
            <text:p>14777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4H43M6.443S" table:style-name="ce2">
            <text:p>43:06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5286" table:style-name="ce1">
            <text:p>15286</text:p>
          </table:table-cell>
          <table:table-cell office:value-type="string" table:style-name="ce1">
            <text:p>Success</text:p>
          </table:table-cell>
          <table:table-cell office:value-type="float" office:value="23351" table:style-name="ce1">
            <text:p>23351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4H43M7.993S" table:style-name="ce2">
            <text:p>43:08.0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3761" table:style-name="ce1">
            <text:p>1376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4H42M46.243S" table:style-name="ce2">
            <text:p>42:46.2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35547" table:style-name="ce1">
            <text:p>35547</text:p>
          </table:table-cell>
          <table:table-cell office:value-type="string" table:style-name="ce1">
            <text:p>Success</text:p>
          </table:table-cell>
          <table:table-cell office:value-type="float" office:value="58065" table:style-name="ce1">
            <text:p>58065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4H43M8.098S" table:style-name="ce2">
            <text:p>43:08.1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3693" table:style-name="ce1">
            <text:p>13693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4H43M8.148S" table:style-name="ce2">
            <text:p>43:08.1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13673" table:style-name="ce1">
            <text:p>13673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4H43M8.258S" table:style-name="ce2">
            <text:p>43:08.3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3572" table:style-name="ce1">
            <text:p>13572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4H43M7.888S" table:style-name="ce2">
            <text:p>43:07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13945" table:style-name="ce1">
            <text:p>13945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4H43M7.633S" table:style-name="ce2">
            <text:p>43:07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4199" table:style-name="ce1">
            <text:p>14199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4H43M2.528S" table:style-name="ce2">
            <text:p>43:02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9319" table:style-name="ce1">
            <text:p>19319</text:p>
          </table:table-cell>
          <table:table-cell office:value-type="string" table:style-name="ce1">
            <text:p>Success</text:p>
          </table:table-cell>
          <table:table-cell office:value-type="float" office:value="42666" table:style-name="ce1">
            <text:p>42666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4H42M37.743S" table:style-name="ce2">
            <text:p>42:37.7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4117" table:style-name="ce1">
            <text:p>44117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4H42M54.443S" table:style-name="ce2">
            <text:p>42:54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7423" table:style-name="ce1">
            <text:p>27423</text:p>
          </table:table-cell>
          <table:table-cell office:value-type="string" table:style-name="ce1">
            <text:p>Success</text:p>
          </table:table-cell>
          <table:table-cell office:value-type="float" office:value="80605" table:style-name="ce1">
            <text:p>80605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4H42M32.858S" table:style-name="ce2">
            <text:p>42:32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49006" table:style-name="ce1">
            <text:p>49006</text:p>
          </table:table-cell>
          <table:table-cell office:value-type="string" table:style-name="ce1">
            <text:p>Success</text:p>
          </table:table-cell>
          <table:table-cell office:value-type="float" office:value="79895" table:style-name="ce1">
            <text:p>79895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4H42M59.543S" table:style-name="ce2">
            <text:p>42:59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22323" table:style-name="ce1">
            <text:p>22323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4H43M21.868S" table:style-name="ce2">
            <text:p>43:21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4H43M21.848S" table:style-name="ce2">
            <text:p>43:21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4H43M21.868S" table:style-name="ce2">
            <text:p>43:21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4H43M21.893S" table:style-name="ce2">
            <text:p>43:21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4H43M15.723S" table:style-name="ce2">
            <text:p>43:15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6220" table:style-name="ce1">
            <text:p>6220</text:p>
          </table:table-cell>
          <table:table-cell office:value-type="string" table:style-name="ce1">
            <text:p>Success</text:p>
          </table:table-cell>
          <table:table-cell office:value-type="float" office:value="35666" table:style-name="ce1">
            <text:p>35666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4H43M21.943S" table:style-name="ce2">
            <text:p>43:21.9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4H43M21.933S" table:style-name="ce2">
            <text:p>43:21.9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4H43M21.963S" table:style-name="ce2">
            <text:p>43:22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61" table:style-name="ce1">
            <text:p>61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4H43M17.883S" table:style-name="ce2">
            <text:p>43:17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4602" table:style-name="ce1">
            <text:p>4602</text:p>
          </table:table-cell>
          <table:table-cell office:value-type="string" table:style-name="ce1">
            <text:p>Success</text:p>
          </table:table-cell>
          <table:table-cell office:value-type="float" office:value="40922" table:style-name="ce1">
            <text:p>40922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4H43M22.488S" table:style-name="ce2">
            <text:p>43:22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4H43M21.198S" table:style-name="ce2">
            <text:p>43:21.2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ccess</text:p>
          </table:table-cell>
          <table:table-cell office:value-type="float" office:value="50949" table:style-name="ce1">
            <text:p>50949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4H43M17.853S" table:style-name="ce2">
            <text:p>43:17.9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4726" table:style-name="ce1">
            <text:p>4726</text:p>
          </table:table-cell>
          <table:table-cell office:value-type="string" table:style-name="ce1">
            <text:p>Success</text:p>
          </table:table-cell>
          <table:table-cell office:value-type="float" office:value="46924" table:style-name="ce1">
            <text:p>46924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4H43M21.178S" table:style-name="ce2">
            <text:p>43:21.2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Success</text:p>
          </table:table-cell>
          <table:table-cell office:value-type="float" office:value="50951" table:style-name="ce1">
            <text:p>50951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4H43M17.833S" table:style-name="ce2">
            <text:p>43:17.8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4772" table:style-name="ce1">
            <text:p>4772</text:p>
          </table:table-cell>
          <table:table-cell office:value-type="string" table:style-name="ce1">
            <text:p>Success</text:p>
          </table:table-cell>
          <table:table-cell office:value-type="float" office:value="46924" table:style-name="ce1">
            <text:p>46924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4H43M21.173S" table:style-name="ce2">
            <text:p>43:21.2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Success</text:p>
          </table:table-cell>
          <table:table-cell office:value-type="float" office:value="48980" table:style-name="ce1">
            <text:p>48980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4H43M17.848S" table:style-name="ce2">
            <text:p>43:17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4773" table:style-name="ce1">
            <text:p>4773</text:p>
          </table:table-cell>
          <table:table-cell office:value-type="string" table:style-name="ce1">
            <text:p>Success</text:p>
          </table:table-cell>
          <table:table-cell office:value-type="float" office:value="46922" table:style-name="ce1">
            <text:p>46922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4H43M21.193S" table:style-name="ce2">
            <text:p>43:21.2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Success</text:p>
          </table:table-cell>
          <table:table-cell office:value-type="float" office:value="50659" table:style-name="ce1">
            <text:p>50659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4H43M17.863S" table:style-name="ce2">
            <text:p>43:17.9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4772" table:style-name="ce1">
            <text:p>4772</text:p>
          </table:table-cell>
          <table:table-cell office:value-type="string" table:style-name="ce1">
            <text:p>Success</text:p>
          </table:table-cell>
          <table:table-cell office:value-type="float" office:value="50949" table:style-name="ce1">
            <text:p>50949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4H43M22.518S" table:style-name="ce2">
            <text:p>43:22.5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4H43M22.733S" table:style-name="ce2">
            <text:p>43:22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127" table:style-name="ce1">
            <text:p>1127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4H43M22.633S" table:style-name="ce2">
            <text:p>43:22.6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plan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4H43M24.458S" table:style-name="ce2">
            <text:p>43:24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4H43M24.483S" table:style-name="ce2">
            <text:p>43:24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4H43M24.493S" table:style-name="ce2">
            <text:p>43:24.5</text:p>
          </table:table-cell>
          <table:table-cell office:value-type="string" table:style-name="ce1">
            <text:p>TC0003_PlannerC 3-14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4H43M22.638S" table:style-name="ce2">
            <text:p>43:22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plan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4H43M24.603S" table:style-name="ce2">
            <text:p>43:24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4H43M24.623S" table:style-name="ce2">
            <text:p>43:24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4H43M24.638S" table:style-name="ce2">
            <text:p>43:24.6</text:p>
          </table:table-cell>
          <table:table-cell office:value-type="string" table:style-name="ce1">
            <text:p>TC0003_PlannerC 3-2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4H43M22.623S" table:style-name="ce2">
            <text:p>43:22.6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plan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4H43M24.678S" table:style-name="ce2">
            <text:p>43:24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4H43M22.608S" table:style-name="ce2">
            <text:p>43:22.6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plan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4H43M24.738S" table:style-name="ce2">
            <text:p>43:24.7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4H43M24.743S" table:style-name="ce2">
            <text:p>43:24.7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4H43M24.763S" table:style-name="ce2">
            <text:p>43:24.8</text:p>
          </table:table-cell>
          <table:table-cell office:value-type="string" table:style-name="ce1">
            <text:p>TC0003_PlannerC 3-13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4H43M24.773S" table:style-name="ce2">
            <text:p>43:24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4H43M24.788S" table:style-name="ce2">
            <text:p>43:24.8</text:p>
          </table:table-cell>
          <table:table-cell office:value-type="string" table:style-name="ce1">
            <text:p>TC0003_PlannerC 3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4H43M22.603S" table:style-name="ce2">
            <text:p>43:22.6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plan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4H43M24.923S" table:style-name="ce2">
            <text:p>43:24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4H43M24.943S" table:style-name="ce2">
            <text:p>43:24.9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4H43M24.958S" table:style-name="ce2">
            <text:p>43:25.0</text:p>
          </table:table-cell>
          <table:table-cell office:value-type="string" table:style-name="ce1">
            <text:p>TC0003_PlannerC 3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4H43M22.603S" table:style-name="ce2">
            <text:p>43:22.6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plan</text:p>
          </table:table-cell>
          <table:table-cell office:value-type="float" office:value="2377" table:style-name="ce1">
            <text:p>237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4H43M24.983S" table:style-name="ce2">
            <text:p>43:25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4H43M22.578S" table:style-name="ce2">
            <text:p>43:22.6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plan</text:p>
          </table:table-cell>
          <table:table-cell office:value-type="float" office:value="2420" table:style-name="ce1">
            <text:p>242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4H43M24.993S" table:style-name="ce2">
            <text:p>43:25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4H43M22.563S" table:style-name="ce2">
            <text:p>43:22.6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plan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4H43M25.003S" table:style-name="ce2">
            <text:p>43:25.0</text:p>
          </table:table-cell>
          <table:table-cell office:value-type="string" table:style-name="ce1">
            <text:p>TC0003_PlannerC 3-3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4H43M24.998S" table:style-name="ce2">
            <text:p>43:25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4H43M25.018S" table:style-name="ce2">
            <text:p>43:25.0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4H43M25.053S" table:style-name="ce2">
            <text:p>43:25.1</text:p>
          </table:table-cell>
          <table:table-cell office:value-type="string" table:style-name="ce1">
            <text:p>TC0003_PlannerC 3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4H43M25.018S" table:style-name="ce2">
            <text:p>43:25.0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4H43M25.063S" table:style-name="ce2">
            <text:p>43:25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4H43M25.078S" table:style-name="ce2">
            <text:p>43:25.1</text:p>
          </table:table-cell>
          <table:table-cell office:value-type="string" table:style-name="ce1">
            <text:p>TC0003_PlannerC 3-20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4H42M58.863S" table:style-name="ce2">
            <text:p>42:58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26251" table:style-name="ce1">
            <text:p>26251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4H43M7.903S" table:style-name="ce2">
            <text:p>43:07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7242" table:style-name="ce1">
            <text:p>17242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4H43M22.043S" table:style-name="ce2">
            <text:p>43:22.0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116" table:style-name="ce1">
            <text:p>3116</text:p>
          </table:table-cell>
          <table:table-cell office:value-type="string" table:style-name="ce1">
            <text:p>Success</text:p>
          </table:table-cell>
          <table:table-cell office:value-type="float" office:value="35478" table:style-name="ce1">
            <text:p>35478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4H43M1.248S" table:style-name="ce2">
            <text:p>43:01.2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272" table:style-name="ce1">
            <text:p>24272</text:p>
          </table:table-cell>
          <table:table-cell office:value-type="string" table:style-name="ce1">
            <text:p>Success</text:p>
          </table:table-cell>
          <table:table-cell office:value-type="float" office:value="44129" table:style-name="ce1">
            <text:p>44129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4H43M8.973S" table:style-name="ce2">
            <text:p>43:0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6579" table:style-name="ce1">
            <text:p>16579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4H42M44.518S" table:style-name="ce2">
            <text:p>42:44.5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41043" table:style-name="ce1">
            <text:p>41043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4H43M2.508S" table:style-name="ce2">
            <text:p>43:02.5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3057" table:style-name="ce1">
            <text:p>23057</text:p>
          </table:table-cell>
          <table:table-cell office:value-type="string" table:style-name="ce1">
            <text:p>Success</text:p>
          </table:table-cell>
          <table:table-cell office:value-type="float" office:value="43410" table:style-name="ce1">
            <text:p>43410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4H42M37.693S" table:style-name="ce2">
            <text:p>42:37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47886" table:style-name="ce1">
            <text:p>47886</text:p>
          </table:table-cell>
          <table:table-cell office:value-type="string" table:style-name="ce1">
            <text:p>Success</text:p>
          </table:table-cell>
          <table:table-cell office:value-type="float" office:value="79895" table:style-name="ce1">
            <text:p>79895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4H42M59.913S" table:style-name="ce2">
            <text:p>42:59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5678" table:style-name="ce1">
            <text:p>25678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4H43M8.063S" table:style-name="ce2">
            <text:p>43:08.1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17537" table:style-name="ce1">
            <text:p>17537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4H43M25.553S" table:style-name="ce2">
            <text:p>43:25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4H43M25.593S" table:style-name="ce2">
            <text:p>43:25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4H43M25.608S" table:style-name="ce2">
            <text:p>43:25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4H43M25.583S" table:style-name="ce2">
            <text:p>43:25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4H43M25.563S" table:style-name="ce2">
            <text:p>43:25.6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4H43M25.568S" table:style-name="ce2">
            <text:p>43:25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4H43M25.613S" table:style-name="ce2">
            <text:p>43:25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4H43M25.643S" table:style-name="ce2">
            <text:p>43:25.6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4H43M25.663S" table:style-name="ce2">
            <text:p>43:25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4H43M25.658S" table:style-name="ce2">
            <text:p>43:25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4H43M25.713S" table:style-name="ce2">
            <text:p>43:25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4H43M21.888S" table:style-name="ce2">
            <text:p>43:21.9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4728" table:style-name="ce1">
            <text:p>4728</text:p>
          </table:table-cell>
          <table:table-cell office:value-type="string" table:style-name="ce1">
            <text:p>Success</text:p>
          </table:table-cell>
          <table:table-cell office:value-type="float" office:value="54626" table:style-name="ce1">
            <text:p>54626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4H43M26.618S" table:style-name="ce2">
            <text:p>43:26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22" table:style-name="ce1">
            <text:p>1222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4H43M21.893S" table:style-name="ce2">
            <text:p>43:21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4754" table:style-name="ce1">
            <text:p>4754</text:p>
          </table:table-cell>
          <table:table-cell office:value-type="string" table:style-name="ce1">
            <text:p>Success</text:p>
          </table:table-cell>
          <table:table-cell office:value-type="float" office:value="54724" table:style-name="ce1">
            <text:p>54724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4H43M26.653S" table:style-name="ce2">
            <text:p>43:26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222" table:style-name="ce1">
            <text:p>1222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4H43M21.873S" table:style-name="ce2">
            <text:p>43:21.9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4866" table:style-name="ce1">
            <text:p>4866</text:p>
          </table:table-cell>
          <table:table-cell office:value-type="string" table:style-name="ce1">
            <text:p>Success</text:p>
          </table:table-cell>
          <table:table-cell office:value-type="float" office:value="58373" table:style-name="ce1">
            <text:p>58373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4H43M26.738S" table:style-name="ce2">
            <text:p>43:26.7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4H43M21.858S" table:style-name="ce2">
            <text:p>43:21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912" table:style-name="ce1">
            <text:p>4912</text:p>
          </table:table-cell>
          <table:table-cell office:value-type="string" table:style-name="ce1">
            <text:p>Success</text:p>
          </table:table-cell>
          <table:table-cell office:value-type="float" office:value="58761" table:style-name="ce1">
            <text:p>58761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4H43M21.753S" table:style-name="ce2">
            <text:p>43:21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Success</text:p>
          </table:table-cell>
          <table:table-cell office:value-type="float" office:value="46938" table:style-name="ce1">
            <text:p>46938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4H43M26.763S" table:style-name="ce2">
            <text:p>43:26.8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4H43M26.798S" table:style-name="ce2">
            <text:p>43:26.8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4H43M26.773S" table:style-name="ce2">
            <text:p>43:26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4H43M26.823S" table:style-name="ce2">
            <text:p>43:26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4H43M21.828S" table:style-name="ce2">
            <text:p>43:21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Success</text:p>
          </table:table-cell>
          <table:table-cell office:value-type="float" office:value="62017" table:style-name="ce1">
            <text:p>62017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4H43M21.798S" table:style-name="ce2">
            <text:p>43:21.8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5055" table:style-name="ce1">
            <text:p>5055</text:p>
          </table:table-cell>
          <table:table-cell office:value-type="string" table:style-name="ce1">
            <text:p>Success</text:p>
          </table:table-cell>
          <table:table-cell office:value-type="float" office:value="63991" table:style-name="ce1">
            <text:p>63991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4H43M21.823S" table:style-name="ce2">
            <text:p>43:21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5034" table:style-name="ce1">
            <text:p>5034</text:p>
          </table:table-cell>
          <table:table-cell office:value-type="string" table:style-name="ce1">
            <text:p>Success</text:p>
          </table:table-cell>
          <table:table-cell office:value-type="float" office:value="65865" table:style-name="ce1">
            <text:p>65865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4H43M21.833S" table:style-name="ce2">
            <text:p>43:21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5024" table:style-name="ce1">
            <text:p>5024</text:p>
          </table:table-cell>
          <table:table-cell office:value-type="string" table:style-name="ce1">
            <text:p>Success</text:p>
          </table:table-cell>
          <table:table-cell office:value-type="float" office:value="62016" table:style-name="ce1">
            <text:p>62016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4H43M26.843S" table:style-name="ce2">
            <text:p>43:26.8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4H43M25.118S" table:style-name="ce2">
            <text:p>43:25.1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50970" table:style-name="ce1">
            <text:p>50970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4H43M26.893S" table:style-name="ce2">
            <text:p>43:26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4H43M25.143S" table:style-name="ce2">
            <text:p>43:25.1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50970" table:style-name="ce1">
            <text:p>50970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4H43M25.523S" table:style-name="ce2">
            <text:p>43:25.5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Success</text:p>
          </table:table-cell>
          <table:table-cell office:value-type="float" office:value="51014" table:style-name="ce1">
            <text:p>51014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4H43M26.903S" table:style-name="ce2">
            <text:p>43:26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4H43M26.918S" table:style-name="ce2">
            <text:p>43:26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169" table:style-name="ce1">
            <text:p>1169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4H43M8.378S" table:style-name="ce2">
            <text:p>43:08.4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18897" table:style-name="ce1">
            <text:p>18897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4H43M26.903S" table:style-name="ce2">
            <text:p>43:26.9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plan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4H43M27.623S" table:style-name="ce2">
            <text:p>43:27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4H43M27.643S" table:style-name="ce2">
            <text:p>43:27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4H43M27.648S" table:style-name="ce2">
            <text:p>43:27.6</text:p>
          </table:table-cell>
          <table:table-cell office:value-type="string" table:style-name="ce1">
            <text:p>TC0003_PlannerC 3-25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4H43M26.858S" table:style-name="ce2">
            <text:p>43:26.9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plan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4H43M27.723S" table:style-name="ce2">
            <text:p>43:27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4H43M27.743S" table:style-name="ce2">
            <text:p>43:27.7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4H43M27.758S" table:style-name="ce2">
            <text:p>43:27.8</text:p>
          </table:table-cell>
          <table:table-cell office:value-type="string" table:style-name="ce1">
            <text:p>TC0003_PlannerC 3-30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4H43M26.858S" table:style-name="ce2">
            <text:p>43:26.9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plan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4H43M27.773S" table:style-name="ce2">
            <text:p>43:27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4H43M27.788S" table:style-name="ce2">
            <text:p>43:27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4H43M27.793S" table:style-name="ce2">
            <text:p>43:27.8</text:p>
          </table:table-cell>
          <table:table-cell office:value-type="string" table:style-name="ce1">
            <text:p>TC0003_PlannerC 3-16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4H43M26.853S" table:style-name="ce2">
            <text:p>43:26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plan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4H43M27.873S" table:style-name="ce2">
            <text:p>43:2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4H43M27.893S" table:style-name="ce2">
            <text:p>43:2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4H43M26.848S" table:style-name="ce2">
            <text:p>43:26.8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plan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4H43M27.913S" table:style-name="ce2">
            <text:p>43:27.9</text:p>
          </table:table-cell>
          <table:table-cell office:value-type="string" table:style-name="ce1">
            <text:p>TC0003_PlannerC 3-18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4H43M27.913S" table:style-name="ce2">
            <text:p>43:27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4H43M27.928S" table:style-name="ce2">
            <text:p>43:27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4H43M27.943S" table:style-name="ce2">
            <text:p>43:27.9</text:p>
          </table:table-cell>
          <table:table-cell office:value-type="string" table:style-name="ce1">
            <text:p>TC0003_PlannerC 3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4H43M25.603S" table:style-name="ce2">
            <text:p>43:25.6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2436" table:style-name="ce1">
            <text:p>2436</text:p>
          </table:table-cell>
          <table:table-cell office:value-type="string" table:style-name="ce1">
            <text:p>Success</text:p>
          </table:table-cell>
          <table:table-cell office:value-type="float" office:value="56685" table:style-name="ce1">
            <text:p>56685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4H43M25.658S" table:style-name="ce2">
            <text:p>43:25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Success</text:p>
          </table:table-cell>
          <table:table-cell office:value-type="float" office:value="52748" table:style-name="ce1">
            <text:p>527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4H43M28.073S" table:style-name="ce2">
            <text:p>43:28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4H43M25.648S" table:style-name="ce2">
            <text:p>43:25.6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Success</text:p>
          </table:table-cell>
          <table:table-cell office:value-type="float" office:value="56685" table:style-name="ce1">
            <text:p>56685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4H43M28.113S" table:style-name="ce2">
            <text:p>43:28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46" table:style-name="ce1">
            <text:p>1346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4H43M26.778S" table:style-name="ce2">
            <text:p>43:26.8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plan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4H43M28.338S" table:style-name="ce2">
            <text:p>43:28.3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4H43M28.363S" table:style-name="ce2">
            <text:p>43:28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4H43M28.373S" table:style-name="ce2">
            <text:p>43:28.4</text:p>
          </table:table-cell>
          <table:table-cell office:value-type="string" table:style-name="ce1">
            <text:p>TC0003_PlannerC 3-26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4H43M28.043S" table:style-name="ce2">
            <text:p>43:28.0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4H43M28.873S" table:style-name="ce2">
            <text:p>43:28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4H43M28.893S" table:style-name="ce2">
            <text:p>43:28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4H43M28.903S" table:style-name="ce2">
            <text:p>43:28.9</text:p>
          </table:table-cell>
          <table:table-cell office:value-type="string" table:style-name="ce1">
            <text:p>TC0003_PlannerC 3-2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4H43M6.433S" table:style-name="ce2">
            <text:p>43:06.4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22563" table:style-name="ce1">
            <text:p>22563</text:p>
          </table:table-cell>
          <table:table-cell office:value-type="string" table:style-name="ce1">
            <text:p>Success</text:p>
          </table:table-cell>
          <table:table-cell office:value-type="float" office:value="22770" table:style-name="ce1">
            <text:p>22770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4H43M6.978S" table:style-name="ce2">
            <text:p>43:07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22057" table:style-name="ce1">
            <text:p>22057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4H43M6.933S" table:style-name="ce2">
            <text:p>43:06.9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22134" table:style-name="ce1">
            <text:p>22134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4H43M17.868S" table:style-name="ce2">
            <text:p>43:17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1204" table:style-name="ce1">
            <text:p>11204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4H42M47.148S" table:style-name="ce2">
            <text:p>42:47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1944" table:style-name="ce1">
            <text:p>41944</text:p>
          </table:table-cell>
          <table:table-cell office:value-type="string" table:style-name="ce1">
            <text:p>Success</text:p>
          </table:table-cell>
          <table:table-cell office:value-type="float" office:value="81938" table:style-name="ce1">
            <text:p>81938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4H43M6.848S" table:style-name="ce2">
            <text:p>43:06.8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22261" table:style-name="ce1">
            <text:p>2226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4H43M17.643S" table:style-name="ce2">
            <text:p>43:17.6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1479" table:style-name="ce1">
            <text:p>11479</text:p>
          </table:table-cell>
          <table:table-cell office:value-type="string" table:style-name="ce1">
            <text:p>Success</text:p>
          </table:table-cell>
          <table:table-cell office:value-type="float" office:value="81921" table:style-name="ce1">
            <text:p>81921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4H43M2.498S" table:style-name="ce2">
            <text:p>43:02.5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6626" table:style-name="ce1">
            <text:p>26626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4H43M15.013S" table:style-name="ce2">
            <text:p>43:15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4113" table:style-name="ce1">
            <text:p>14113</text:p>
          </table:table-cell>
          <table:table-cell office:value-type="string" table:style-name="ce1">
            <text:p>Success</text:p>
          </table:table-cell>
          <table:table-cell office:value-type="float" office:value="39931" table:style-name="ce1">
            <text:p>39931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4H43M12.483S" table:style-name="ce2">
            <text:p>43:12.5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6640" table:style-name="ce1">
            <text:p>16640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4H43M6.813S" table:style-name="ce2">
            <text:p>43:06.8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22314" table:style-name="ce1">
            <text:p>22314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4H42M54.428S" table:style-name="ce2">
            <text:p>42:54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34712" table:style-name="ce1">
            <text:p>34712</text:p>
          </table:table-cell>
          <table:table-cell office:value-type="string" table:style-name="ce1">
            <text:p>Success</text:p>
          </table:table-cell>
          <table:table-cell office:value-type="float" office:value="80605" table:style-name="ce1">
            <text:p>80605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4H43M7.648S" table:style-name="ce2">
            <text:p>43:07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1493" table:style-name="ce1">
            <text:p>21493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4H43M7.663S" table:style-name="ce2">
            <text:p>43:07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21517" table:style-name="ce1">
            <text:p>21517</text:p>
          </table:table-cell>
          <table:table-cell office:value-type="string" table:style-name="ce1">
            <text:p>Success</text:p>
          </table:table-cell>
          <table:table-cell office:value-type="float" office:value="81946" table:style-name="ce1">
            <text:p>81946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4H43M29.123S" table:style-name="ce2">
            <text:p>43:29.1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4H43M29.143S" table:style-name="ce2">
            <text:p>43:29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4H43M29.183S" table:style-name="ce2">
            <text:p>43:29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4H43M29.213S" table:style-name="ce2">
            <text:p>43:29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4H43M27.278S" table:style-name="ce2">
            <text:p>43:27.3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2209" table:style-name="ce1">
            <text:p>2209</text:p>
          </table:table-cell>
          <table:table-cell office:value-type="string" table:style-name="ce1">
            <text:p>Success</text:p>
          </table:table-cell>
          <table:table-cell office:value-type="float" office:value="39150" table:style-name="ce1">
            <text:p>39150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4H43M29.488S" table:style-name="ce2">
            <text:p>43:29.5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4H43M29.843S" table:style-name="ce2">
            <text:p>43:29.8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4H43M29.864S" table:style-name="ce2">
            <text:p>43:29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4H43M29.873S" table:style-name="ce2">
            <text:p>43:29.9</text:p>
          </table:table-cell>
          <table:table-cell office:value-type="string" table:style-name="ce1">
            <text:p>TC0003_PlannerC 3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4H43M29.193S" table:style-name="ce2">
            <text:p>43:29.2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Success</text:p>
          </table:table-cell>
          <table:table-cell office:value-type="float" office:value="41117" table:style-name="ce1">
            <text:p>41117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4H43M29.143S" table:style-name="ce2">
            <text:p>43:29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329" table:style-name="ce1">
            <text:p>1329</text:p>
          </table:table-cell>
          <table:table-cell office:value-type="string" table:style-name="ce1">
            <text:p>Success</text:p>
          </table:table-cell>
          <table:table-cell office:value-type="float" office:value="47021" table:style-name="ce1">
            <text:p>47021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4H43M29.133S" table:style-name="ce2">
            <text:p>43:29.1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ccess</text:p>
          </table:table-cell>
          <table:table-cell office:value-type="float" office:value="47023" table:style-name="ce1">
            <text:p>47023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4H43M29.038S" table:style-name="ce2">
            <text:p>43:29.0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Success</text:p>
          </table:table-cell>
          <table:table-cell office:value-type="float" office:value="47023" table:style-name="ce1">
            <text:p>47023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4H43M30.473S" table:style-name="ce2">
            <text:p>43:30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12" table:style-name="ce1">
            <text:p>1512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4H43M30.478S" table:style-name="ce2">
            <text:p>43:30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4H43M29.184S" table:style-name="ce2">
            <text:p>43:29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Success</text:p>
          </table:table-cell>
          <table:table-cell office:value-type="float" office:value="47023" table:style-name="ce1">
            <text:p>47023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4H43M30.508S" table:style-name="ce2">
            <text:p>43:30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4H43M30.503S" table:style-name="ce2">
            <text:p>43:30.5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4H43M30.523S" table:style-name="ce2">
            <text:p>43:30.5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4H43M30.648S" table:style-name="ce2">
            <text:p>43:30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4H43M30.643S" table:style-name="ce2">
            <text:p>43:30.6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460" table:style-name="ce1">
            <text:p>1460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4H43M30.483S" table:style-name="ce2">
            <text:p>43:30.5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4H43M30.488S" table:style-name="ce2">
            <text:p>43:30.5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4H43M31.168S" table:style-name="ce2">
            <text:p>43:31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4H43M31.223S" table:style-name="ce2">
            <text:p>43:31.2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4H43M31.203S" table:style-name="ce2">
            <text:p>43:31.2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out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4H43M31.258S" table:style-name="ce2">
            <text:p>43:31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4H43M31.263S" table:style-name="ce2">
            <text:p>43:31.3</text:p>
          </table:table-cell>
          <table:table-cell office:value-type="string" table:style-name="ce1">
            <text:p>TC0003_PlannerC 3-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4H43M31.273S" table:style-name="ce2">
            <text:p>43:31.3</text:p>
          </table:table-cell>
          <table:table-cell office:value-type="string" table:style-name="ce1">
            <text:p>TC0003_PlannerC 3-1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4H43M12.658S" table:style-name="ce2">
            <text:p>43:12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18682" table:style-name="ce1">
            <text:p>18682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4H43M15.788S" table:style-name="ce2">
            <text:p>43:15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5565" table:style-name="ce1">
            <text:p>1556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4H43M30.498S" table:style-name="ce2">
            <text:p>43:30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4H43M7.628S" table:style-name="ce2">
            <text:p>43:07.6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3754" table:style-name="ce1">
            <text:p>23754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4H43M0.173S" table:style-name="ce2">
            <text:p>43:00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31226" table:style-name="ce1">
            <text:p>31226</text:p>
          </table:table-cell>
          <table:table-cell office:value-type="string" table:style-name="ce1">
            <text:p>Success</text:p>
          </table:table-cell>
          <table:table-cell office:value-type="float" office:value="38167" table:style-name="ce1">
            <text:p>38167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4H43M29.248S" table:style-name="ce2">
            <text:p>43:29.2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2170" table:style-name="ce1">
            <text:p>2170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4H43M8.298S" table:style-name="ce2">
            <text:p>43:08.3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23131" table:style-name="ce1">
            <text:p>23131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4H43M17.828S" table:style-name="ce2">
            <text:p>43:17.8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13605" table:style-name="ce1">
            <text:p>13605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4H43M15.793S" table:style-name="ce2">
            <text:p>43:15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5648" table:style-name="ce1">
            <text:p>15648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4H43M4.978S" table:style-name="ce2">
            <text:p>43:05.0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6471" table:style-name="ce1">
            <text:p>26471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4H43M12.553S" table:style-name="ce2">
            <text:p>43:12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8901" table:style-name="ce1">
            <text:p>18901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4H43M8.983S" table:style-name="ce2">
            <text:p>43:09.0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2475" table:style-name="ce1">
            <text:p>22475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4H43M31.423S" table:style-name="ce2">
            <text:p>43:31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4H43M31.403S" table:style-name="ce2">
            <text:p>43:31.4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4H42M45.748S" table:style-name="ce2">
            <text:p>42:45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45735" table:style-name="ce1">
            <text:p>45735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4H43M15.803S" table:style-name="ce2">
            <text:p>43:15.8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5685" table:style-name="ce1">
            <text:p>15685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4H43M31.353S" table:style-name="ce2">
            <text:p>43:31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4H43M15.808S" table:style-name="ce2">
            <text:p>43:15.8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5712" table:style-name="ce1">
            <text:p>15712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4H43M31.463S" table:style-name="ce2">
            <text:p>43:31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4H43M31.378S" table:style-name="ce2">
            <text:p>43:31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4H43M31.493S" table:style-name="ce2">
            <text:p>43:31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4H43M31.453S" table:style-name="ce2">
            <text:p>43:31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4H43M31.483S" table:style-name="ce2">
            <text:p>43:31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4H43M31.443S" table:style-name="ce2">
            <text:p>43:31.4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4H43M31.523S" table:style-name="ce2">
            <text:p>43:31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4H43M31.513S" table:style-name="ce2">
            <text:p>43:31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4H43M1.293S" table:style-name="ce2">
            <text:p>43:01.3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30281" table:style-name="ce1">
            <text:p>30281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4H43M31.458S" table:style-name="ce2">
            <text:p>43:31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4H43M31.533S" table:style-name="ce2">
            <text:p>43:31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4H43M31.483S" table:style-name="ce2">
            <text:p>43:31.5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4H43M31.533S" table:style-name="ce2">
            <text:p>43:31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4H43M31.548S" table:style-name="ce2">
            <text:p>43:31.5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4H43M31.548S" table:style-name="ce2">
            <text:p>43:31.5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4H43M31.538S" table:style-name="ce2">
            <text:p>43:31.5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4H43M31.528S" table:style-name="ce2">
            <text:p>43:31.5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4H43M31.588S" table:style-name="ce2">
            <text:p>43:31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4H43M31.548S" table:style-name="ce2">
            <text:p>43:31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4H43M31.563S" table:style-name="ce2">
            <text:p>43:31.6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4H43M31.648S" table:style-name="ce2">
            <text:p>43:31.6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4H43M31.658S" table:style-name="ce2">
            <text:p>43:3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4H43M31.663S" table:style-name="ce2">
            <text:p>43:31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4H43M31.658S" table:style-name="ce2">
            <text:p>43:31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4H43M31.603S" table:style-name="ce2">
            <text:p>43:31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41" table:style-name="ce1">
            <text:p>341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4H43M29.128S" table:style-name="ce2">
            <text:p>43:29.1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2854" table:style-name="ce1">
            <text:p>2854</text:p>
          </table:table-cell>
          <table:table-cell office:value-type="string" table:style-name="ce1">
            <text:p>Success</text:p>
          </table:table-cell>
          <table:table-cell office:value-type="float" office:value="50866" table:style-name="ce1">
            <text:p>50866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4H43M29.123S" table:style-name="ce2">
            <text:p>43:29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2880" table:style-name="ce1">
            <text:p>2880</text:p>
          </table:table-cell>
          <table:table-cell office:value-type="string" table:style-name="ce1">
            <text:p>Success</text:p>
          </table:table-cell>
          <table:table-cell office:value-type="float" office:value="50966" table:style-name="ce1">
            <text:p>50966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4H43M29.093S" table:style-name="ce2">
            <text:p>43:29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2923" table:style-name="ce1">
            <text:p>2923</text:p>
          </table:table-cell>
          <table:table-cell office:value-type="string" table:style-name="ce1">
            <text:p>Success</text:p>
          </table:table-cell>
          <table:table-cell office:value-type="float" office:value="56871" table:style-name="ce1">
            <text:p>56871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4H43M32.008S" table:style-name="ce2">
            <text:p>43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4H43M29.113S" table:style-name="ce2">
            <text:p>43:29.1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2910" table:style-name="ce1">
            <text:p>2910</text:p>
          </table:table-cell>
          <table:table-cell office:value-type="string" table:style-name="ce1">
            <text:p>Success</text:p>
          </table:table-cell>
          <table:table-cell office:value-type="float" office:value="52835" table:style-name="ce1">
            <text:p>52835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4H43M32.021S" table:style-name="ce2">
            <text:p>43:3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4H43M29.073S" table:style-name="ce2">
            <text:p>43:29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Success</text:p>
          </table:table-cell>
          <table:table-cell office:value-type="float" office:value="56679" table:style-name="ce1">
            <text:p>56679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4H43M32.024S" table:style-name="ce2">
            <text:p>43:32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4H43M32.044S" table:style-name="ce2">
            <text:p>43:32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4H43M32.098S" table:style-name="ce2">
            <text:p>43:32.1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4H43M32.103S" table:style-name="ce2">
            <text:p>43:32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84" table:style-name="ce1">
            <text:p>1584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4H43M32.070S" table:style-name="ce2">
            <text:p>43:32.1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plan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4H43M33.465S" table:style-name="ce2">
            <text:p>43:33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4H43M32.026S" table:style-name="ce2">
            <text:p>43:32.0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plan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4H43M33.478S" table:style-name="ce2">
            <text:p>43:33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4H43M31.984S" table:style-name="ce2">
            <text:p>43:32.0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plan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4H43M33.481S" table:style-name="ce2">
            <text:p>43:33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4H43M33.492S" table:style-name="ce2">
            <text:p>43:33.5</text:p>
          </table:table-cell>
          <table:table-cell office:value-type="string" table:style-name="ce1">
            <text:p>TC0003_PlannerC 3-2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4H43M33.496S" table:style-name="ce2">
            <text:p>43:33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4H43M33.503S" table:style-name="ce2">
            <text:p>43:33.5</text:p>
          </table:table-cell>
          <table:table-cell office:value-type="string" table:style-name="ce1">
            <text:p>TC0003_PlannerC 3-2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4H43M33.494S" table:style-name="ce2">
            <text:p>43:3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4H43M33.513S" table:style-name="ce2">
            <text:p>43:3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4H43M33.519S" table:style-name="ce2">
            <text:p>43:33.5</text:p>
          </table:table-cell>
          <table:table-cell office:value-type="string" table:style-name="ce1">
            <text:p>TC0003_PlannerC 3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4H43M31.383S" table:style-name="ce2">
            <text:p>43:31.4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3751" table:style-name="ce1">
            <text:p>3751</text:p>
          </table:table-cell>
          <table:table-cell office:value-type="string" table:style-name="ce1">
            <text:p>Success</text:p>
          </table:table-cell>
          <table:table-cell office:value-type="float" office:value="48995" table:style-name="ce1">
            <text:p>48995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4H43M31.588S" table:style-name="ce2">
            <text:p>43:31.6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545" table:style-name="ce1">
            <text:p>3545</text:p>
          </table:table-cell>
          <table:table-cell office:value-type="string" table:style-name="ce1">
            <text:p>Success</text:p>
          </table:table-cell>
          <table:table-cell office:value-type="float" office:value="48908" table:style-name="ce1">
            <text:p>48908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4H43M31.433S" table:style-name="ce2">
            <text:p>43:31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3702" table:style-name="ce1">
            <text:p>3702</text:p>
          </table:table-cell>
          <table:table-cell office:value-type="string" table:style-name="ce1">
            <text:p>Success</text:p>
          </table:table-cell>
          <table:table-cell office:value-type="float" office:value="48995" table:style-name="ce1">
            <text:p>48995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4H43M31.573S" table:style-name="ce2">
            <text:p>43:31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3567" table:style-name="ce1">
            <text:p>3567</text:p>
          </table:table-cell>
          <table:table-cell office:value-type="string" table:style-name="ce1">
            <text:p>Success</text:p>
          </table:table-cell>
          <table:table-cell office:value-type="float" office:value="48997" table:style-name="ce1">
            <text:p>48997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4H43M31.433S" table:style-name="ce2">
            <text:p>43:31.4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48997" table:style-name="ce1">
            <text:p>48997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4H43M35.146S" table:style-name="ce2">
            <text:p>43:35.1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4H43M35.140S" table:style-name="ce2">
            <text:p>43:35.1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720" table:style-name="ce1">
            <text:p>1720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4H43M35.146S" table:style-name="ce2">
            <text:p>43:35.1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4H43M35.143S" table:style-name="ce2">
            <text:p>43:35.1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4H43M35.192S" table:style-name="ce2">
            <text:p>43:3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4H43M35.185S" table:style-name="ce2">
            <text:p>43:35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4H43M35.199S" table:style-name="ce2">
            <text:p>43:35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4H43M35.224S" table:style-name="ce2">
            <text:p>43:3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4H43M35.228S" table:style-name="ce2">
            <text:p>43:35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4H43M35.224S" table:style-name="ce2">
            <text:p>43:35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668" table:style-name="ce1">
            <text:p>1668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4H43M35.174S" table:style-name="ce2">
            <text:p>43:35.2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4H43M35.832S" table:style-name="ce2">
            <text:p>43:35.8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4H43M35.852S" table:style-name="ce2">
            <text:p>43:35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4H43M35.917S" table:style-name="ce2">
            <text:p>43:35.9</text:p>
          </table:table-cell>
          <table:table-cell office:value-type="string" table:style-name="ce1">
            <text:p>TC0003_PlannerC 3-11</text:p>
          </table:table-cell>
          <table:table-cell office:value-type="string" table:style-name="ce1">
            <text:p>/channels/login.html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4H43M1.293S" table:style-name="ce2">
            <text:p>43:01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4652" table:style-name="ce1">
            <text:p>34652</text:p>
          </table:table-cell>
          <table:table-cell office:value-type="string" table:style-name="ce1">
            <text:p>Success</text:p>
          </table:table-cell>
          <table:table-cell office:value-type="float" office:value="80608" table:style-name="ce1">
            <text:p>80608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4H43M21.793S" table:style-name="ce2">
            <text:p>43:21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4171" table:style-name="ce1">
            <text:p>14171</text:p>
          </table:table-cell>
          <table:table-cell office:value-type="string" table:style-name="ce1">
            <text:p>Success</text:p>
          </table:table-cell>
          <table:table-cell office:value-type="float" office:value="23350" table:style-name="ce1">
            <text:p>23350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4H43M8.288S" table:style-name="ce2">
            <text:p>43:08.3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27678" table:style-name="ce1">
            <text:p>27678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4H43M21.973S" table:style-name="ce2">
            <text:p>43:22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4001" table:style-name="ce1">
            <text:p>14001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4H43M1.238S" table:style-name="ce2">
            <text:p>43:01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34756" table:style-name="ce1">
            <text:p>34756</text:p>
          </table:table-cell>
          <table:table-cell office:value-type="string" table:style-name="ce1">
            <text:p>Success</text:p>
          </table:table-cell>
          <table:table-cell office:value-type="float" office:value="80604" table:style-name="ce1">
            <text:p>80604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4H43M35.947S" table:style-name="ce2">
            <text:p>43:35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836" table:style-name="ce1">
            <text:p>1836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4H43M21.198S" table:style-name="ce2">
            <text:p>43:21.2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14823" table:style-name="ce1">
            <text:p>14823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4H43M35.977S" table:style-name="ce2">
            <text:p>43:36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4H43M31.728S" table:style-name="ce2">
            <text:p>43:31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4307" table:style-name="ce1">
            <text:p>4307</text:p>
          </table:table-cell>
          <table:table-cell office:value-type="string" table:style-name="ce1">
            <text:p>Success</text:p>
          </table:table-cell>
          <table:table-cell office:value-type="float" office:value="41841" table:style-name="ce1">
            <text:p>41841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4H43M35.997S" table:style-name="ce2">
            <text:p>43:36.0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836" table:style-name="ce1">
            <text:p>1836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4H43M36.037S" table:style-name="ce2">
            <text:p>43:36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4H43M26.918S" table:style-name="ce2">
            <text:p>43:2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9755" table:style-name="ce1">
            <text:p>9755</text:p>
          </table:table-cell>
          <table:table-cell office:value-type="string" table:style-name="ce1">
            <text:p>Success</text:p>
          </table:table-cell>
          <table:table-cell office:value-type="float" office:value="16309" table:style-name="ce1">
            <text:p>16309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4H43M17.658S" table:style-name="ce2">
            <text:p>43:17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19029" table:style-name="ce1">
            <text:p>19029</text:p>
          </table:table-cell>
          <table:table-cell office:value-type="string" table:style-name="ce1">
            <text:p>Success</text:p>
          </table:table-cell>
          <table:table-cell office:value-type="float" office:value="22770" table:style-name="ce1">
            <text:p>22770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4H43M15.818S" table:style-name="ce2">
            <text:p>43:15.8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0871" table:style-name="ce1">
            <text:p>20871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4H43M12.438S" table:style-name="ce2">
            <text:p>43:12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4257" table:style-name="ce1">
            <text:p>24257</text:p>
          </table:table-cell>
          <table:table-cell office:value-type="string" table:style-name="ce1">
            <text:p>Success</text:p>
          </table:table-cell>
          <table:table-cell office:value-type="float" office:value="39112" table:style-name="ce1">
            <text:p>39112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4H43M26.933S" table:style-name="ce2">
            <text:p>43:26.9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785" table:style-name="ce1">
            <text:p>978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4H43M25.783S" table:style-name="ce2">
            <text:p>43:25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0941" table:style-name="ce1">
            <text:p>10941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4H43M14.918S" table:style-name="ce2">
            <text:p>43:14.9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1831" table:style-name="ce1">
            <text:p>21831</text:p>
          </table:table-cell>
          <table:table-cell office:value-type="string" table:style-name="ce1">
            <text:p>Success</text:p>
          </table:table-cell>
          <table:table-cell office:value-type="float" office:value="81946" table:style-name="ce1">
            <text:p>81946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4H43M17.818S" table:style-name="ce2">
            <text:p>43:17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8939" table:style-name="ce1">
            <text:p>18939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4H43M36.726S" table:style-name="ce2">
            <text:p>43:36.7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4H42M54.338S" table:style-name="ce2">
            <text:p>42:54.3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42439" table:style-name="ce1">
            <text:p>42439</text:p>
          </table:table-cell>
          <table:table-cell office:value-type="string" table:style-name="ce1">
            <text:p>Success</text:p>
          </table:table-cell>
          <table:table-cell office:value-type="float" office:value="81234" table:style-name="ce1">
            <text:p>81234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4H43M36.698S" table:style-name="ce2">
            <text:p>43:36.7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4H43M36.886S" table:style-name="ce2">
            <text:p>43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4H43M36.906S" table:style-name="ce2">
            <text:p>43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4H43M36.916S" table:style-name="ce2">
            <text:p>43:36.9</text:p>
          </table:table-cell>
          <table:table-cell office:value-type="string" table:style-name="ce1">
            <text:p>TC0002_PlannerB 2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4H43M36.027S" table:style-name="ce2">
            <text:p>43:36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43087" table:style-name="ce1">
            <text:p>43087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4H43M36.700S" table:style-name="ce2">
            <text:p>43:36.7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47071" table:style-name="ce1">
            <text:p>47071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4H43M35.967S" table:style-name="ce2">
            <text:p>43:36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Success</text:p>
          </table:table-cell>
          <table:table-cell office:value-type="float" office:value="46928" table:style-name="ce1">
            <text:p>46928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4H43M36.022S" table:style-name="ce2">
            <text:p>43:36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330" table:style-name="ce1">
            <text:p>1330</text:p>
          </table:table-cell>
          <table:table-cell office:value-type="string" table:style-name="ce1">
            <text:p>Success</text:p>
          </table:table-cell>
          <table:table-cell office:value-type="float" office:value="45057" table:style-name="ce1">
            <text:p>45057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4H43M36.052S" table:style-name="ce2">
            <text:p>43:36.1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47026" table:style-name="ce1">
            <text:p>47026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4H43M37.343S" table:style-name="ce2">
            <text:p>43:37.3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836" table:style-name="ce1">
            <text:p>1836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4H43M37.344S" table:style-name="ce2">
            <text:p>43:37.3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4H43M37.357S" table:style-name="ce2">
            <text:p>43:37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888" table:style-name="ce1">
            <text:p>1888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4H43M37.368S" table:style-name="ce2">
            <text:p>43:37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888" table:style-name="ce1">
            <text:p>1888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4H43M37.368S" table:style-name="ce2">
            <text:p>43:37.4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836" table:style-name="ce1">
            <text:p>1836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4H43M37.454S" table:style-name="ce2">
            <text:p>43:37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836" table:style-name="ce1">
            <text:p>1836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4H43M37.353S" table:style-name="ce2">
            <text:p>43:37.4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plan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4H43M38.024S" table:style-name="ce2">
            <text:p>43:38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4H43M38.039S" table:style-name="ce2">
            <text:p>43:38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4H43M38.048S" table:style-name="ce2">
            <text:p>43:38.0</text:p>
          </table:table-cell>
          <table:table-cell office:value-type="string" table:style-name="ce1">
            <text:p>TC0003_PlannerC 3-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4H43M17.623S" table:style-name="ce2">
            <text:p>43:17.6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21134" table:style-name="ce1">
            <text:p>21134</text:p>
          </table:table-cell>
          <table:table-cell office:value-type="string" table:style-name="ce1">
            <text:p>Success</text:p>
          </table:table-cell>
          <table:table-cell office:value-type="float" office:value="17010" table:style-name="ce1">
            <text:p>17010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4H43M28.128S" table:style-name="ce2">
            <text:p>43:28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0664" table:style-name="ce1">
            <text:p>10664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4H43M5.858S" table:style-name="ce2">
            <text:p>43:05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32984" table:style-name="ce1">
            <text:p>32984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4H43M15.218S" table:style-name="ce2">
            <text:p>43:15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3631" table:style-name="ce1">
            <text:p>23631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4H43M30.673S" table:style-name="ce2">
            <text:p>43:30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8180" table:style-name="ce1">
            <text:p>8180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4H43M25.698S" table:style-name="ce2">
            <text:p>43:25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3152" table:style-name="ce1">
            <text:p>13152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4H43M7.688S" table:style-name="ce2">
            <text:p>43:07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1168" table:style-name="ce1">
            <text:p>31168</text:p>
          </table:table-cell>
          <table:table-cell office:value-type="string" table:style-name="ce1">
            <text:p>Success</text:p>
          </table:table-cell>
          <table:table-cell office:value-type="float" office:value="80609" table:style-name="ce1">
            <text:p>80609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4H43M25.708S" table:style-name="ce2">
            <text:p>43:25.7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3147" table:style-name="ce1">
            <text:p>13147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4H43M26.818S" table:style-name="ce2">
            <text:p>43:26.8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2054" table:style-name="ce1">
            <text:p>12054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4H43M21.833S" table:style-name="ce2">
            <text:p>43:21.8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7039" table:style-name="ce1">
            <text:p>17039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4H43M21.728S" table:style-name="ce2">
            <text:p>43:21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7150" table:style-name="ce1">
            <text:p>17150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4H43M36.760S" table:style-name="ce2">
            <text:p>43:36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131" table:style-name="ce1">
            <text:p>2131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4H43M38.844S" table:style-name="ce2">
            <text:p>43:38.8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4H43M38.764S" table:style-name="ce2">
            <text:p>43:38.8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4H43M38.795S" table:style-name="ce2">
            <text:p>43:38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4H43M38.858S" table:style-name="ce2">
            <text:p>43:38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4H43M38.910S" table:style-name="ce2">
            <text:p>43:3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4H43M38.861S" table:style-name="ce2">
            <text:p>43:38.9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4H43M38.908S" table:style-name="ce2">
            <text:p>43:38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4H43M38.856S" table:style-name="ce2">
            <text:p>43:38.9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4H43M38.935S" table:style-name="ce2">
            <text:p>43:38.9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4H43M38.911S" table:style-name="ce2">
            <text:p>43:38.9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4H43M38.967S" table:style-name="ce2">
            <text:p>43:39.0</text:p>
          </table:table-cell>
          <table:table-cell office:value-type="string" table:style-name="ce1">
            <text:p>TC0001_PlannerA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4H43M21.163S" table:style-name="ce2">
            <text:p>43:21.2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17819" table:style-name="ce1">
            <text:p>17819</text:p>
          </table:table-cell>
          <table:table-cell office:value-type="string" table:style-name="ce1">
            <text:p>Success</text:p>
          </table:table-cell>
          <table:table-cell office:value-type="float" office:value="80586" table:style-name="ce1">
            <text:p>80586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4H43M38.956S" table:style-name="ce2">
            <text:p>43:39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4H43M38.969S" table:style-name="ce2">
            <text:p>43:39.0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4H43M38.988S" table:style-name="ce2">
            <text:p>43:39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4H43M36.760S" table:style-name="ce2">
            <text:p>43:36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Success</text:p>
          </table:table-cell>
          <table:table-cell office:value-type="float" office:value="47026" table:style-name="ce1">
            <text:p>47026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4H43M39.030S" table:style-name="ce2">
            <text:p>43:39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4H43M39.042S" table:style-name="ce2">
            <text:p>43:39.0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4H43M39.170S" table:style-name="ce2">
            <text:p>43:3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4H43M36.780S" table:style-name="ce2">
            <text:p>43:36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Success</text:p>
          </table:table-cell>
          <table:table-cell office:value-type="float" office:value="49001" table:style-name="ce1">
            <text:p>4900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4H43M40.007S" table:style-name="ce2">
            <text:p>43:40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4H43M40.027S" table:style-name="ce2">
            <text:p>43:40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4H43M40.042S" table:style-name="ce2">
            <text:p>43:40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4H43M38.876S" table:style-name="ce2">
            <text:p>43:38.9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Success</text:p>
          </table:table-cell>
          <table:table-cell office:value-type="float" office:value="54907" table:style-name="ce1">
            <text:p>54907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4H43M40.182S" table:style-name="ce2">
            <text:p>43:40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4H43M36.751S" table:style-name="ce2">
            <text:p>43:36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3468" table:style-name="ce1">
            <text:p>3468</text:p>
          </table:table-cell>
          <table:table-cell office:value-type="string" table:style-name="ce1">
            <text:p>Success</text:p>
          </table:table-cell>
          <table:table-cell office:value-type="float" office:value="49000" table:style-name="ce1">
            <text:p>49000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4H43M40.202S" table:style-name="ce2">
            <text:p>43:40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4H43M40.217S" table:style-name="ce2">
            <text:p>43:40.2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4H43M40.227S" table:style-name="ce2">
            <text:p>43:40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4H43M40.247S" table:style-name="ce2">
            <text:p>43:40.2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4H43M40.262S" table:style-name="ce2">
            <text:p>43:40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962" table:style-name="ce1">
            <text:p>1962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4H43M38.891S" table:style-name="ce2">
            <text:p>43:38.9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Success</text:p>
          </table:table-cell>
          <table:table-cell office:value-type="float" office:value="52985" table:style-name="ce1">
            <text:p>52985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4H43M40.307S" table:style-name="ce2">
            <text:p>43:40.3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4H43M38.884S" table:style-name="ce2">
            <text:p>43:38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52945" table:style-name="ce1">
            <text:p>52945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4H43M40.602S" table:style-name="ce2">
            <text:p>43:40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4H43M39.019S" table:style-name="ce2">
            <text:p>43:39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Success</text:p>
          </table:table-cell>
          <table:table-cell office:value-type="float" office:value="56884" table:style-name="ce1">
            <text:p>56884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4H43M38.934S" table:style-name="ce2">
            <text:p>43:38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58854" table:style-name="ce1">
            <text:p>58854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4H43M40.617S" table:style-name="ce2">
            <text:p>43:40.6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4H43M40.637S" table:style-name="ce2">
            <text:p>43:40.6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56" table:style-name="ce1">
            <text:p>2056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4H43M40.632S" table:style-name="ce2">
            <text:p>43:40.6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56" table:style-name="ce1">
            <text:p>2056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4H43M40.656S" table:style-name="ce2">
            <text:p>43:40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04" table:style-name="ce1">
            <text:p>2004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4H43M30.673S" table:style-name="ce2">
            <text:p>43:30.7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523" table:style-name="ce1">
            <text:p>10523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4H43M18.178S" table:style-name="ce2">
            <text:p>43:18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23026" table:style-name="ce1">
            <text:p>23026</text:p>
          </table:table-cell>
          <table:table-cell office:value-type="string" table:style-name="ce1">
            <text:p>Success</text:p>
          </table:table-cell>
          <table:table-cell office:value-type="float" office:value="18425" table:style-name="ce1">
            <text:p>18425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4H43M25.163S" table:style-name="ce2">
            <text:p>43:25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6052" table:style-name="ce1">
            <text:p>16052</text:p>
          </table:table-cell>
          <table:table-cell office:value-type="string" table:style-name="ce1">
            <text:p>Success</text:p>
          </table:table-cell>
          <table:table-cell office:value-type="float" office:value="38644" table:style-name="ce1">
            <text:p>38644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4H43M32.169S" table:style-name="ce2">
            <text:p>43:32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049" table:style-name="ce1">
            <text:p>9049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4H43M31.743S" table:style-name="ce2">
            <text:p>43:31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9966" table:style-name="ce1">
            <text:p>9966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4H43M12.503S" table:style-name="ce2">
            <text:p>43:12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9270" table:style-name="ce1">
            <text:p>29270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4H43M41.712S" table:style-name="ce2">
            <text:p>43:41.7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4H43M35.190S" table:style-name="ce2">
            <text:p>43:35.2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6599" table:style-name="ce1">
            <text:p>6599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4H43M9.188S" table:style-name="ce2">
            <text:p>43:09.2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32604" table:style-name="ce1">
            <text:p>32604</text:p>
          </table:table-cell>
          <table:table-cell office:value-type="string" table:style-name="ce1">
            <text:p>Success</text:p>
          </table:table-cell>
          <table:table-cell office:value-type="float" office:value="37465" table:style-name="ce1">
            <text:p>37465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4H43M31.583S" table:style-name="ce2">
            <text:p>43:3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0214" table:style-name="ce1">
            <text:p>10214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4H43M41.787S" table:style-name="ce2">
            <text:p>43:41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4H43M40.567S" table:style-name="ce2">
            <text:p>43:40.6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4H43M32.168S" table:style-name="ce2">
            <text:p>43:32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651" table:style-name="ce1">
            <text:p>9651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4H43M39.225S" table:style-name="ce2">
            <text:p>43:39.2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602" table:style-name="ce1">
            <text:p>2602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4H43M41.812S" table:style-name="ce2">
            <text:p>43:41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4H43M41.837S" table:style-name="ce2">
            <text:p>43:41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4H43M41.777S" table:style-name="ce2">
            <text:p>43:41.8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62800" table:style-name="ce1">
            <text:p>62800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4H43M41.210S" table:style-name="ce2">
            <text:p>43:41.2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Success</text:p>
          </table:table-cell>
          <table:table-cell office:value-type="float" office:value="60831" table:style-name="ce1">
            <text:p>6083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4H43M41.802S" table:style-name="ce2">
            <text:p>43:41.8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64811" table:style-name="ce1">
            <text:p>6481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4H43M41.218S" table:style-name="ce2">
            <text:p>43:41.2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Success</text:p>
          </table:table-cell>
          <table:table-cell office:value-type="float" office:value="60831" table:style-name="ce1">
            <text:p>60831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4H43M42.521S" table:style-name="ce2">
            <text:p>43:42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4H43M42.528S" table:style-name="ce2">
            <text:p>43:42.5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4H43M42.541S" table:style-name="ce2">
            <text:p>43:42.5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4H43M42.682S" table:style-name="ce2">
            <text:p>43:42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252" table:style-name="ce1">
            <text:p>2252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4H43M42.543S" table:style-name="ce2">
            <text:p>43:42.5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plan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4H43M43.740S" table:style-name="ce2">
            <text:p>43:43.7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4H43M42.525S" table:style-name="ce2">
            <text:p>43:42.5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plan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4H43M43.757S" table:style-name="ce2">
            <text:p>43:43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4H43M43.756S" table:style-name="ce2">
            <text:p>43:43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4H43M43.769S" table:style-name="ce2">
            <text:p>43:43.8</text:p>
          </table:table-cell>
          <table:table-cell office:value-type="string" table:style-name="ce1">
            <text:p>TC0003_PlannerC 3-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4H43M43.771S" table:style-name="ce2">
            <text:p>43:43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4H43M43.781S" table:style-name="ce2">
            <text:p>43:43.8</text:p>
          </table:table-cell>
          <table:table-cell office:value-type="string" table:style-name="ce1">
            <text:p>TC0003_PlannerC 3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4H43M26.873S" table:style-name="ce2">
            <text:p>43:26.9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7095" table:style-name="ce1">
            <text:p>17095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4H43M41.797S" table:style-name="ce2">
            <text:p>43:41.8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249" table:style-name="ce1">
            <text:p>2249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4H43M31.698S" table:style-name="ce2">
            <text:p>43:31.7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2359" table:style-name="ce1">
            <text:p>12359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4H43M18.453S" table:style-name="ce2">
            <text:p>43:18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5616" table:style-name="ce1">
            <text:p>25616</text:p>
          </table:table-cell>
          <table:table-cell office:value-type="string" table:style-name="ce1">
            <text:p>Success</text:p>
          </table:table-cell>
          <table:table-cell office:value-type="float" office:value="42665" table:style-name="ce1">
            <text:p>42665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4H43M6.403S" table:style-name="ce2">
            <text:p>43:06.4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7662" table:style-name="ce1">
            <text:p>37662</text:p>
          </table:table-cell>
          <table:table-cell office:value-type="string" table:style-name="ce1">
            <text:p>Success</text:p>
          </table:table-cell>
          <table:table-cell office:value-type="float" office:value="81234" table:style-name="ce1">
            <text:p>81234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4H43M26.663S" table:style-name="ce2">
            <text:p>43:26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7406" table:style-name="ce1">
            <text:p>17406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4H43M26.643S" table:style-name="ce2">
            <text:p>43:26.6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7434" table:style-name="ce1">
            <text:p>17434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4H43M42.553S" table:style-name="ce2">
            <text:p>43:42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4H43M22.783S" table:style-name="ce2">
            <text:p>43:22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1302" table:style-name="ce1">
            <text:p>21302</text:p>
          </table:table-cell>
          <table:table-cell office:value-type="string" table:style-name="ce1">
            <text:p>Success</text:p>
          </table:table-cell>
          <table:table-cell office:value-type="float" office:value="43410" table:style-name="ce1">
            <text:p>43410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4H43M44.063S" table:style-name="ce2">
            <text:p>43:44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4H43M44.076S" table:style-name="ce2">
            <text:p>43:44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4H43M44.072S" table:style-name="ce2">
            <text:p>43:44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4H43M44.079S" table:style-name="ce2">
            <text:p>43:44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4H43M44.098S" table:style-name="ce2">
            <text:p>43:44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4H43M44.112S" table:style-name="ce2">
            <text:p>43:44.1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4H43M44.110S" table:style-name="ce2">
            <text:p>43:44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4H43M44.125S" table:style-name="ce2">
            <text:p>43:44.1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4H43M44.151S" table:style-name="ce2">
            <text:p>43:44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52" table:style-name="ce1">
            <text:p>252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4H43M44.169S" table:style-name="ce2">
            <text:p>43:44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4H43M44.050S" table:style-name="ce2">
            <text:p>43:44.0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Success</text:p>
          </table:table-cell>
          <table:table-cell office:value-type="float" office:value="54962" table:style-name="ce1">
            <text:p>54962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4H43M44.073S" table:style-name="ce2">
            <text:p>43:44.1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56890" table:style-name="ce1">
            <text:p>56890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4H43M45.563S" table:style-name="ce2">
            <text:p>43:45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294" table:style-name="ce1">
            <text:p>2294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4H43M45.594S" table:style-name="ce2">
            <text:p>43:45.6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2294" table:style-name="ce1">
            <text:p>2294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4H43M45.661S" table:style-name="ce2">
            <text:p>43:45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294" table:style-name="ce1">
            <text:p>2294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4H43M44.238S" table:style-name="ce2">
            <text:p>43:44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4H43M35.253S" table:style-name="ce2">
            <text:p>43:35.3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928" table:style-name="ce1">
            <text:p>10928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4H43M46.126S" table:style-name="ce2">
            <text:p>43:46.1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4H43M36.057S" table:style-name="ce2">
            <text:p>43:36.1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0151" table:style-name="ce1">
            <text:p>10151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4H43M31.688S" table:style-name="ce2">
            <text:p>43:31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4532" table:style-name="ce1">
            <text:p>14532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4H43M29.128S" table:style-name="ce2">
            <text:p>43:29.1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7101" table:style-name="ce1">
            <text:p>17101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4H43M36.032S" table:style-name="ce2">
            <text:p>43:36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0197" table:style-name="ce1">
            <text:p>10197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4H43M44.089S" table:style-name="ce2">
            <text:p>43:44.1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4H43M31.743S" table:style-name="ce2">
            <text:p>43:31.7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4489" table:style-name="ce1">
            <text:p>14489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4H43M37.410S" table:style-name="ce2">
            <text:p>43:37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8827" table:style-name="ce1">
            <text:p>8827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4H43M17.888S" table:style-name="ce2">
            <text:p>43:17.9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8348" table:style-name="ce1">
            <text:p>28348</text:p>
          </table:table-cell>
          <table:table-cell office:value-type="string" table:style-name="ce1">
            <text:p>Success</text:p>
          </table:table-cell>
          <table:table-cell office:value-type="float" office:value="81238" table:style-name="ce1">
            <text:p>81238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4H43M46.224S" table:style-name="ce2">
            <text:p>43:46.2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4H43M46.237S" table:style-name="ce2">
            <text:p>43:46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4H43M46.239S" table:style-name="ce2">
            <text:p>43:46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4H43M46.258S" table:style-name="ce2">
            <text:p>43:46.3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4H43M46.274S" table:style-name="ce2">
            <text:p>43:46.3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41" table:style-name="ce1">
            <text:p>34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4H43M31.673S" table:style-name="ce2">
            <text:p>43:31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5844" table:style-name="ce1">
            <text:p>15844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4H43M42.718S" table:style-name="ce2">
            <text:p>43:42.7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4858" table:style-name="ce1">
            <text:p>4858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4H43M47.521S" table:style-name="ce2">
            <text:p>43:47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4H43M44.219S" table:style-name="ce2">
            <text:p>43:44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3381" table:style-name="ce1">
            <text:p>3381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4H43M46.250S" table:style-name="ce2">
            <text:p>43:46.3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4H43M46.255S" table:style-name="ce2">
            <text:p>43:46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4H43M31.753S" table:style-name="ce2">
            <text:p>43:31.8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5868" table:style-name="ce1">
            <text:p>15868</text:p>
          </table:table-cell>
          <table:table-cell office:value-type="string" table:style-name="ce1">
            <text:p>Success</text:p>
          </table:table-cell>
          <table:table-cell office:value-type="float" office:value="41842" table:style-name="ce1">
            <text:p>41842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4H43M40.252S" table:style-name="ce2">
            <text:p>43:40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7371" table:style-name="ce1">
            <text:p>7371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4H43M47.600S" table:style-name="ce2">
            <text:p>43:47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4H43M47.624S" table:style-name="ce2">
            <text:p>43:47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4H43M38.957S" table:style-name="ce2">
            <text:p>43:39.0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8700" table:style-name="ce1">
            <text:p>8700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4H43M46.242S" table:style-name="ce2">
            <text:p>43:46.2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527" table:style-name="ce1">
            <text:p>1527</text:p>
          </table:table-cell>
          <table:table-cell office:value-type="string" table:style-name="ce1">
            <text:p>Success</text:p>
          </table:table-cell>
          <table:table-cell office:value-type="float" office:value="62801" table:style-name="ce1">
            <text:p>6280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4H43M47.771S" table:style-name="ce2">
            <text:p>43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4H43M46.233S" table:style-name="ce2">
            <text:p>43:46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Success</text:p>
          </table:table-cell>
          <table:table-cell office:value-type="float" office:value="62801" table:style-name="ce1">
            <text:p>628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4H43M46.211S" table:style-name="ce2">
            <text:p>43:46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Success</text:p>
          </table:table-cell>
          <table:table-cell office:value-type="float" office:value="64814" table:style-name="ce1">
            <text:p>64814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4H43M46.235S" table:style-name="ce2">
            <text:p>43:46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Success</text:p>
          </table:table-cell>
          <table:table-cell office:value-type="float" office:value="62846" table:style-name="ce1">
            <text:p>62846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4H43M47.797S" table:style-name="ce2">
            <text:p>43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4H43M46.233S" table:style-name="ce2">
            <text:p>43:46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Success</text:p>
          </table:table-cell>
          <table:table-cell office:value-type="float" office:value="64814" table:style-name="ce1">
            <text:p>64814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4H43M47.805S" table:style-name="ce2">
            <text:p>43:47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4H43M47.815S" table:style-name="ce2">
            <text:p>43:47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4H43M47.828S" table:style-name="ce2">
            <text:p>43:47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4H43M47.826S" table:style-name="ce2">
            <text:p>43:47.8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4H43M47.815S" table:style-name="ce2">
            <text:p>43:47.8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4H43M47.823S" table:style-name="ce2">
            <text:p>43:47.8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4H43M47.845S" table:style-name="ce2">
            <text:p>43:47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2336" table:style-name="ce1">
            <text:p>2336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4H43M47.604S" table:style-name="ce2">
            <text:p>43:47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Success</text:p>
          </table:table-cell>
          <table:table-cell office:value-type="float" office:value="64827" table:style-name="ce1">
            <text:p>64827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4H43M47.616S" table:style-name="ce2">
            <text:p>43:47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64827" table:style-name="ce1">
            <text:p>64827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4H43M49.571S" table:style-name="ce2">
            <text:p>43:49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4H43M49.584S" table:style-name="ce2">
            <text:p>43:49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4H43M29.073S" table:style-name="ce2">
            <text:p>43:29.1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20688" table:style-name="ce1">
            <text:p>20688</text:p>
          </table:table-cell>
          <table:table-cell office:value-type="string" table:style-name="ce1">
            <text:p>Success</text:p>
          </table:table-cell>
          <table:table-cell office:value-type="float" office:value="81947" table:style-name="ce1">
            <text:p>81947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4H43M47.660S" table:style-name="ce2">
            <text:p>43:47.7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Success</text:p>
          </table:table-cell>
          <table:table-cell office:value-type="float" office:value="66800" table:style-name="ce1">
            <text:p>66800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4H43M50.244S" table:style-name="ce2">
            <text:p>43:50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4H43M40.680S" table:style-name="ce2">
            <text:p>43:40.7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9785" table:style-name="ce1">
            <text:p>9785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4H43M38.854S" table:style-name="ce2">
            <text:p>43:38.9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901" table:style-name="ce1">
            <text:p>11901</text:p>
          </table:table-cell>
          <table:table-cell office:value-type="string" table:style-name="ce1">
            <text:p>Success</text:p>
          </table:table-cell>
          <table:table-cell office:value-type="float" office:value="37115" table:style-name="ce1">
            <text:p>37115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4H43M40.272S" table:style-name="ce2">
            <text:p>43:40.3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533" table:style-name="ce1">
            <text:p>10533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4H43M41.817S" table:style-name="ce2">
            <text:p>43:41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8996" table:style-name="ce1">
            <text:p>8996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4H43M35.244S" table:style-name="ce2">
            <text:p>43:3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5575" table:style-name="ce1">
            <text:p>1557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4H43M40.062S" table:style-name="ce2">
            <text:p>43:40.1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0777" table:style-name="ce1">
            <text:p>10777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4H43M37.393S" table:style-name="ce2">
            <text:p>43:37.4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3449" table:style-name="ce1">
            <text:p>13449</text:p>
          </table:table-cell>
          <table:table-cell office:value-type="string" table:style-name="ce1">
            <text:p>Success</text:p>
          </table:table-cell>
          <table:table-cell office:value-type="float" office:value="39136" table:style-name="ce1">
            <text:p>39136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4H43M31.738S" table:style-name="ce2">
            <text:p>43:31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9104" table:style-name="ce1">
            <text:p>19104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4H43M48.669S" table:style-name="ce2">
            <text:p>43:48.7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4H43M31.478S" table:style-name="ce2">
            <text:p>43:31.5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9365" table:style-name="ce1">
            <text:p>19365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4H43M41.199S" table:style-name="ce2">
            <text:p>43:41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664" table:style-name="ce1">
            <text:p>9664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4H43M50.843S" table:style-name="ce2">
            <text:p>43:50.8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4H43M50.817S" table:style-name="ce2">
            <text:p>43:50.8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4H43M51.068S" table:style-name="ce2">
            <text:p>43:51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4H43M41.222S" table:style-name="ce2">
            <text:p>43:41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873" table:style-name="ce1">
            <text:p>9873</text:p>
          </table:table-cell>
          <table:table-cell office:value-type="string" table:style-name="ce1">
            <text:p>Success</text:p>
          </table:table-cell>
          <table:table-cell office:value-type="float" office:value="42725" table:style-name="ce1">
            <text:p>42725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4H43M51.092S" table:style-name="ce2">
            <text:p>43:51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4H43M51.102S" table:style-name="ce2">
            <text:p>43:51.1</text:p>
          </table:table-cell>
          <table:table-cell office:value-type="string" table:style-name="ce1">
            <text:p>TC0001_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4H43M36.723S" table:style-name="ce2">
            <text:p>43:36.7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631" table:style-name="ce1">
            <text:p>14631</text:p>
          </table:table-cell>
          <table:table-cell office:value-type="string" table:style-name="ce1">
            <text:p>Success</text:p>
          </table:table-cell>
          <table:table-cell office:value-type="float" office:value="42725" table:style-name="ce1">
            <text:p>42725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4H43M37.480S" table:style-name="ce2">
            <text:p>43:37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3880" table:style-name="ce1">
            <text:p>13880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4H43M44.224S" table:style-name="ce2">
            <text:p>43:44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7141" table:style-name="ce1">
            <text:p>7141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4H43M44.086S" table:style-name="ce2">
            <text:p>43:44.1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7282" table:style-name="ce1">
            <text:p>7282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4H43M41.892S" table:style-name="ce2">
            <text:p>43:41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9487" table:style-name="ce1">
            <text:p>9487</text:p>
          </table:table-cell>
          <table:table-cell office:value-type="string" table:style-name="ce1">
            <text:p>Success</text:p>
          </table:table-cell>
          <table:table-cell office:value-type="float" office:value="41841" table:style-name="ce1">
            <text:p>41841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4H43M36.698S" table:style-name="ce2">
            <text:p>43:36.7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708" table:style-name="ce1">
            <text:p>14708</text:p>
          </table:table-cell>
          <table:table-cell office:value-type="string" table:style-name="ce1">
            <text:p>Success</text:p>
          </table:table-cell>
          <table:table-cell office:value-type="float" office:value="37115" table:style-name="ce1">
            <text:p>37115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4H43M51.366S" table:style-name="ce2">
            <text:p>43:51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4H43M51.381S" table:style-name="ce2">
            <text:p>43:51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4H43M51.370S" table:style-name="ce2">
            <text:p>43:51.4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4H43M51.581S" table:style-name="ce2">
            <text:p>43:5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4H43M51.601S" table:style-name="ce2">
            <text:p>43:5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4H43M51.616S" table:style-name="ce2">
            <text:p>43:51.6</text:p>
          </table:table-cell>
          <table:table-cell office:value-type="string" table:style-name="ce1">
            <text:p>TC0001_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4H43M41.787S" table:style-name="ce2">
            <text:p>43:41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0512" table:style-name="ce1">
            <text:p>10512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4H43M38.874S" table:style-name="ce2">
            <text:p>43:38.9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502" table:style-name="ce1">
            <text:p>13502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4H43M31.343S" table:style-name="ce2">
            <text:p>43:31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1037" table:style-name="ce1">
            <text:p>21037</text:p>
          </table:table-cell>
          <table:table-cell office:value-type="string" table:style-name="ce1">
            <text:p>Success</text:p>
          </table:table-cell>
          <table:table-cell office:value-type="float" office:value="79930" table:style-name="ce1">
            <text:p>79930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4H43M51.416S" table:style-name="ce2">
            <text:p>43:51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4H43M40.660S" table:style-name="ce2">
            <text:p>43:40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1729" table:style-name="ce1">
            <text:p>11729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4H43M41.827S" table:style-name="ce2">
            <text:p>43:41.8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564" table:style-name="ce1">
            <text:p>10564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4H43M47.626S" table:style-name="ce2">
            <text:p>43:47.6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4771" table:style-name="ce1">
            <text:p>4771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4H43M50.841S" table:style-name="ce2">
            <text:p>43:50.8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4H43M38.855S" table:style-name="ce2">
            <text:p>43:38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552" table:style-name="ce1">
            <text:p>13552</text:p>
          </table:table-cell>
          <table:table-cell office:value-type="string" table:style-name="ce1">
            <text:p>Success</text:p>
          </table:table-cell>
          <table:table-cell office:value-type="float" office:value="37115" table:style-name="ce1">
            <text:p>37115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4H43M36.694S" table:style-name="ce2">
            <text:p>43:36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15733" table:style-name="ce1">
            <text:p>15733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4H43M39.014S" table:style-name="ce2">
            <text:p>43:39.0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3415" table:style-name="ce1">
            <text:p>13415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4H43M46.310S" table:style-name="ce2">
            <text:p>43:46.3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6124" table:style-name="ce1">
            <text:p>6124</text:p>
          </table:table-cell>
          <table:table-cell office:value-type="string" table:style-name="ce1">
            <text:p>Success</text:p>
          </table:table-cell>
          <table:table-cell office:value-type="float" office:value="41841" table:style-name="ce1">
            <text:p>4184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4H43M52.390S" table:style-name="ce2">
            <text:p>43:52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4H43M46.211S" table:style-name="ce2">
            <text:p>43:46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6227" table:style-name="ce1">
            <text:p>6227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4H43M50.261S" table:style-name="ce2">
            <text:p>43:50.3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178" table:style-name="ce1">
            <text:p>217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4H43M47.659S" table:style-name="ce2">
            <text:p>43:47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4783" table:style-name="ce1">
            <text:p>4783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4H43M52.436S" table:style-name="ce2">
            <text:p>43:5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4H43M52.436S" table:style-name="ce2">
            <text:p>43:52.4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4H43M52.382S" table:style-name="ce2">
            <text:p>43:52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420" table:style-name="ce1">
            <text:p>2420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4H43M52.430S" table:style-name="ce2">
            <text:p>43:52.4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4H43M52.461S" table:style-name="ce2">
            <text:p>43:52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83" table:style-name="ce1">
            <text:p>383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4H43M49.766S" table:style-name="ce2">
            <text:p>43:49.8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62713" table:style-name="ce1">
            <text:p>62713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4H43M52.541S" table:style-name="ce2">
            <text:p>43:52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20" table:style-name="ce1">
            <text:p>2420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4H43M52.560S" table:style-name="ce2">
            <text:p>43:52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20" table:style-name="ce1">
            <text:p>2420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4H43M52.596S" table:style-name="ce2">
            <text:p>43:52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20" table:style-name="ce1">
            <text:p>2420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4H43M48.666S" table:style-name="ce2">
            <text:p>43:48.7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6350" table:style-name="ce1">
            <text:p>6350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4H43M44.694S" table:style-name="ce2">
            <text:p>43:44.7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10375" table:style-name="ce1">
            <text:p>10375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time" office:time-value="PT14H43M50.809S" table:style-name="ce2">
            <text:p>43:50.8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42" table:style-name="ce1">
            <text:p>4342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302" table:style-name="ce1">
            <text:p>2302</text:p>
          </table:table-cell>
          <table:table-cell office:value-type="time" office:time-value="PT14H43M48.653S" table:style-name="ce2">
            <text:p>43:48.7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time" office:time-value="PT14H43M48.657S" table:style-name="ce2">
            <text:p>43:48.7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6508" table:style-name="ce1">
            <text:p>650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time" office:time-value="PT14H43M52.440S" table:style-name="ce2">
            <text:p>43:52.4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2729" table:style-name="ce1">
            <text:p>2729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time" office:time-value="PT14H43M44.088S" table:style-name="ce2">
            <text:p>43:44.1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1088" table:style-name="ce1">
            <text:p>11088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time" office:time-value="PT14H43M50.843S" table:style-name="ce2">
            <text:p>43:50.8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4339" table:style-name="ce1">
            <text:p>4339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time" office:time-value="PT14H43M50.820S" table:style-name="ce2">
            <text:p>43:50.8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62" table:style-name="ce1">
            <text:p>4362</text:p>
          </table:table-cell>
          <table:table-cell office:value-type="string" table:style-name="ce1">
            <text:p>Success</text:p>
          </table:table-cell>
          <table:table-cell office:value-type="float" office:value="44874" table:style-name="ce1">
            <text:p>44874</text:p>
          </table:table-cell>
          <table:table-cell table:number-columns-repeated="16377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time" office:time-value="PT14H43M41.822S" table:style-name="ce2">
            <text:p>43:41.8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370" table:style-name="ce1">
            <text:p>13370</text:p>
          </table:table-cell>
          <table:table-cell office:value-type="string" table:style-name="ce1">
            <text:p>Success</text:p>
          </table:table-cell>
          <table:table-cell office:value-type="float" office:value="41005" table:style-name="ce1">
            <text:p>41005</text:p>
          </table:table-cell>
          <table:table-cell table:number-columns-repeated="16377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time" office:time-value="PT14H43M35.967S" table:style-name="ce2">
            <text:p>43:36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9227" table:style-name="ce1">
            <text:p>19227</text:p>
          </table:table-cell>
          <table:table-cell office:value-type="string" table:style-name="ce1">
            <text:p>Success</text:p>
          </table:table-cell>
          <table:table-cell office:value-type="float" office:value="81943" table:style-name="ce1">
            <text:p>81943</text:p>
          </table:table-cell>
          <table:table-cell table:number-columns-repeated="16377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time" office:time-value="PT14H43M47.838S" table:style-name="ce2">
            <text:p>43:47.8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7359" table:style-name="ce1">
            <text:p>7359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time" office:time-value="PT14H43M37.399S" table:style-name="ce2">
            <text:p>43:37.4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7800" table:style-name="ce1">
            <text:p>17800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time" office:time-value="PT14H43M50.845S" table:style-name="ce2">
            <text:p>43:50.8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357" table:style-name="ce1">
            <text:p>4357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time" office:time-value="PT14H43M40.659S" table:style-name="ce2">
            <text:p>43:40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14543" table:style-name="ce1">
            <text:p>14543</text:p>
          </table:table-cell>
          <table:table-cell office:value-type="string" table:style-name="ce1">
            <text:p>Success</text:p>
          </table:table-cell>
          <table:table-cell office:value-type="float" office:value="44156" table:style-name="ce1">
            <text:p>44156</text:p>
          </table:table-cell>
          <table:table-cell table:number-columns-repeated="16377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time" office:time-value="PT14H43M28.093S" table:style-name="ce2">
            <text:p>43:28.1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27109" table:style-name="ce1">
            <text:p>27109</text:p>
          </table:table-cell>
          <table:table-cell office:value-type="string" table:style-name="ce1">
            <text:p>Success</text:p>
          </table:table-cell>
          <table:table-cell office:value-type="float" office:value="41261" table:style-name="ce1">
            <text:p>41261</text:p>
          </table:table-cell>
          <table:table-cell table:number-columns-repeated="16377"/>
        </table:table-row>
        <table:table-row table:style-name="ro1">
          <table:table-cell office:value-type="float" office:value="2315" table:style-name="ce1">
            <text:p>2315</text:p>
          </table:table-cell>
          <table:table-cell office:value-type="time" office:time-value="PT14H43M47.626S" table:style-name="ce2">
            <text:p>43:47.6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580" table:style-name="ce1">
            <text:p>7580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time" office:time-value="PT14H43M38.955S" table:style-name="ce2">
            <text:p>43:39.0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6250" table:style-name="ce1">
            <text:p>16250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317" table:style-name="ce1">
            <text:p>2317</text:p>
          </table:table-cell>
          <table:table-cell office:value-type="time" office:time-value="PT14H43M50.467S" table:style-name="ce2">
            <text:p>43:50.5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739" table:style-name="ce1">
            <text:p>4739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time" office:time-value="PT14H43M49.600S" table:style-name="ce2">
            <text:p>43:49.6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5607" table:style-name="ce1">
            <text:p>5607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time" office:time-value="PT14H43M46.184S" table:style-name="ce2">
            <text:p>43:46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025" table:style-name="ce1">
            <text:p>9025</text:p>
          </table:table-cell>
          <table:table-cell office:value-type="string" table:style-name="ce1">
            <text:p>Success</text:p>
          </table:table-cell>
          <table:table-cell office:value-type="float" office:value="43017" table:style-name="ce1">
            <text:p>43017</text:p>
          </table:table-cell>
          <table:table-cell table:number-columns-repeated="16377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time" office:time-value="PT14H43M39.009S" table:style-name="ce2">
            <text:p>43:39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6201" table:style-name="ce1">
            <text:p>16201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time" office:time-value="PT14H43M28.998S" table:style-name="ce2">
            <text:p>43:29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26209" table:style-name="ce1">
            <text:p>26209</text:p>
          </table:table-cell>
          <table:table-cell office:value-type="string" table:style-name="ce1">
            <text:p>Success</text:p>
          </table:table-cell>
          <table:table-cell office:value-type="float" office:value="80654" table:style-name="ce1">
            <text:p>80654</text:p>
          </table:table-cell>
          <table:table-cell table:number-columns-repeated="16377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time" office:time-value="PT14H43M47.578S" table:style-name="ce2">
            <text:p>43:47.6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7634" table:style-name="ce1">
            <text:p>7634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time" office:time-value="PT14H43M55.200S" table:style-name="ce2">
            <text:p>43:55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24" table:style-name="ce1">
            <text:p>2324</text:p>
          </table:table-cell>
          <table:table-cell office:value-type="time" office:time-value="PT14H43M55.205S" table:style-name="ce2">
            <text:p>43:55.2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time" office:time-value="PT14H43M55.210S" table:style-name="ce2">
            <text:p>43:55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time" office:time-value="PT14H43M55.200S" table:style-name="ce2">
            <text:p>43:55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time" office:time-value="PT14H43M55.225S" table:style-name="ce2">
            <text:p>43:55.2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time" office:time-value="PT14H43M55.220S" table:style-name="ce2">
            <text:p>43:55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time" office:time-value="PT14H43M55.245S" table:style-name="ce2">
            <text:p>43:55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time" office:time-value="PT14H43M55.260S" table:style-name="ce2">
            <text:p>43:55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time" office:time-value="PT14H43M55.265S" table:style-name="ce2">
            <text:p>43:55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96" table:style-name="ce1">
            <text:p>296</text:p>
          </table:table-cell>
          <table:table-cell table:number-columns-repeated="16377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time" office:time-value="PT14H43M55.270S" table:style-name="ce2">
            <text:p>43:55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83" table:style-name="ce1">
            <text:p>383</text:p>
          </table:table-cell>
          <table:table-cell table:number-columns-repeated="16377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time" office:time-value="PT14H43M50.847S" table:style-name="ce2">
            <text:p>43:50.8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4524" table:style-name="ce1">
            <text:p>4524</text:p>
          </table:table-cell>
          <table:table-cell office:value-type="string" table:style-name="ce1">
            <text:p>Success</text:p>
          </table:table-cell>
          <table:table-cell office:value-type="float" office:value="62657" table:style-name="ce1">
            <text:p>62657</text:p>
          </table:table-cell>
          <table:table-cell table:number-columns-repeated="16377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time" office:time-value="PT14H43M51.096S" table:style-name="ce2">
            <text:p>43:51.1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4299" table:style-name="ce1">
            <text:p>4299</text:p>
          </table:table-cell>
          <table:table-cell office:value-type="string" table:style-name="ce1">
            <text:p>Success</text:p>
          </table:table-cell>
          <table:table-cell office:value-type="float" office:value="64624" table:style-name="ce1">
            <text:p>64624</text:p>
          </table:table-cell>
          <table:table-cell table:number-columns-repeated="16377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time" office:time-value="PT14H43M55.370S" table:style-name="ce2">
            <text:p>43:55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time" office:time-value="PT14H43M55.070S" table:style-name="ce2">
            <text:p>43:55.1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plan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time" office:time-value="PT14H43M55.470S" table:style-name="ce2">
            <text:p>43:55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time" office:time-value="PT14H43M55.480S" table:style-name="ce2">
            <text:p>43:55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time" office:time-value="PT14H43M55.495S" table:style-name="ce2">
            <text:p>43:55.5</text:p>
          </table:table-cell>
          <table:table-cell office:value-type="string" table:style-name="ce1">
            <text:p>TC0002_PlannerB 2-2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time" office:time-value="PT14H43M50.758S" table:style-name="ce2">
            <text:p>43:50.8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4752" table:style-name="ce1">
            <text:p>4752</text:p>
          </table:table-cell>
          <table:table-cell office:value-type="string" table:style-name="ce1">
            <text:p>Success</text:p>
          </table:table-cell>
          <table:table-cell office:value-type="float" office:value="62655" table:style-name="ce1">
            <text:p>62655</text:p>
          </table:table-cell>
          <table:table-cell table:number-columns-repeated="16377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time" office:time-value="PT14H43M50.864S" table:style-name="ce2">
            <text:p>43:50.9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4724" table:style-name="ce1">
            <text:p>4724</text:p>
          </table:table-cell>
          <table:table-cell office:value-type="string" table:style-name="ce1">
            <text:p>Success</text:p>
          </table:table-cell>
          <table:table-cell office:value-type="float" office:value="62658" table:style-name="ce1">
            <text:p>62658</text:p>
          </table:table-cell>
          <table:table-cell table:number-columns-repeated="16377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time" office:time-value="PT14H43M51.357S" table:style-name="ce2">
            <text:p>43:51.4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5105" table:style-name="ce1">
            <text:p>5105</text:p>
          </table:table-cell>
          <table:table-cell office:value-type="string" table:style-name="ce1">
            <text:p>Success</text:p>
          </table:table-cell>
          <table:table-cell office:value-type="float" office:value="64725" table:style-name="ce1">
            <text:p>64725</text:p>
          </table:table-cell>
          <table:table-cell table:number-columns-repeated="16377"/>
        </table:table-row>
        <table:table-row table:style-name="ro1">
          <table:table-cell office:value-type="float" office:value="2343" table:style-name="ce1">
            <text:p>2343</text:p>
          </table:table-cell>
          <table:table-cell office:value-type="time" office:time-value="PT14H43M52.407S" table:style-name="ce2">
            <text:p>43:52.4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4450" table:style-name="ce1">
            <text:p>4450</text:p>
          </table:table-cell>
          <table:table-cell office:value-type="string" table:style-name="ce1">
            <text:p>Success</text:p>
          </table:table-cell>
          <table:table-cell office:value-type="float" office:value="76309" table:style-name="ce1">
            <text:p>76309</text:p>
          </table:table-cell>
          <table:table-cell table:number-columns-repeated="16377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time" office:time-value="PT14H43M51.407S" table:style-name="ce2">
            <text:p>43:51.4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5557" table:style-name="ce1">
            <text:p>5557</text:p>
          </table:table-cell>
          <table:table-cell office:value-type="string" table:style-name="ce1">
            <text:p>Success</text:p>
          </table:table-cell>
          <table:table-cell office:value-type="float" office:value="66699" table:style-name="ce1">
            <text:p>66699</text:p>
          </table:table-cell>
          <table:table-cell table:number-columns-repeated="16377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time" office:time-value="PT14H43M52.440S" table:style-name="ce2">
            <text:p>43:52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5057" table:style-name="ce1">
            <text:p>5057</text:p>
          </table:table-cell>
          <table:table-cell office:value-type="string" table:style-name="ce1">
            <text:p>Success</text:p>
          </table:table-cell>
          <table:table-cell office:value-type="float" office:value="76355" table:style-name="ce1">
            <text:p>76355</text:p>
          </table:table-cell>
          <table:table-cell table:number-columns-repeated="16377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time" office:time-value="PT14H43M52.378S" table:style-name="ce2">
            <text:p>43:52.4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5163" table:style-name="ce1">
            <text:p>5163</text:p>
          </table:table-cell>
          <table:table-cell office:value-type="string" table:style-name="ce1">
            <text:p>Success</text:p>
          </table:table-cell>
          <table:table-cell office:value-type="float" office:value="80293" table:style-name="ce1">
            <text:p>80293</text:p>
          </table:table-cell>
          <table:table-cell table:number-columns-repeated="16377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time" office:time-value="PT14H43M57.500S" table:style-name="ce2">
            <text:p>43:57.5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time" office:time-value="PT14H43M52.301S" table:style-name="ce2">
            <text:p>43:52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5465" table:style-name="ce1">
            <text:p>5465</text:p>
          </table:table-cell>
          <table:table-cell office:value-type="string" table:style-name="ce1">
            <text:p>Success</text:p>
          </table:table-cell>
          <table:table-cell office:value-type="float" office:value="74386" table:style-name="ce1">
            <text:p>74386</text:p>
          </table:table-cell>
          <table:table-cell table:number-columns-repeated="16377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time" office:time-value="PT14H43M57.770S" table:style-name="ce2">
            <text:p>43:57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time" office:time-value="PT14H43M55.180S" table:style-name="ce2">
            <text:p>43:55.2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plan</text:p>
          </table:table-cell>
          <table:table-cell office:value-type="float" office:value="2774" table:style-name="ce1">
            <text:p>277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time" office:time-value="PT14H43M57.955S" table:style-name="ce2">
            <text:p>43:58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time" office:time-value="PT14H43M57.980S" table:style-name="ce2">
            <text:p>43:58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time" office:time-value="PT14H43M57.995S" table:style-name="ce2">
            <text:p>43:58.0</text:p>
          </table:table-cell>
          <table:table-cell office:value-type="string" table:style-name="ce1">
            <text:p>TC0001_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time" office:time-value="PT14H43M52.430S" table:style-name="ce2">
            <text:p>43:52.4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6121" table:style-name="ce1">
            <text:p>6121</text:p>
          </table:table-cell>
          <table:table-cell office:value-type="string" table:style-name="ce1">
            <text:p>Success</text:p>
          </table:table-cell>
          <table:table-cell office:value-type="float" office:value="76310" table:style-name="ce1">
            <text:p>76310</text:p>
          </table:table-cell>
          <table:table-cell table:number-columns-repeated="16377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time" office:time-value="PT14H43M52.394S" table:style-name="ce2">
            <text:p>43:52.4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6189" table:style-name="ce1">
            <text:p>6189</text:p>
          </table:table-cell>
          <table:table-cell office:value-type="string" table:style-name="ce1">
            <text:p>Success</text:p>
          </table:table-cell>
          <table:table-cell office:value-type="float" office:value="76305" table:style-name="ce1">
            <text:p>76305</text:p>
          </table:table-cell>
          <table:table-cell table:number-columns-repeated="16377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time" office:time-value="PT14H43M58.550S" table:style-name="ce2">
            <text:p>43:58.6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time" office:time-value="PT14H43M58.610S" table:style-name="ce2">
            <text:p>43:58.6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time" office:time-value="PT14H43M58.685S" table:style-name="ce2">
            <text:p>43:58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62" table:style-name="ce1">
            <text:p>2462</text:p>
          </table:table-cell>
          <table:table-cell table:number-columns-repeated="16377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time" office:time-value="PT14H43M55.170S" table:style-name="ce2">
            <text:p>43:55.2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plan</text:p>
          </table:table-cell>
          <table:table-cell office:value-type="float" office:value="3581" table:style-name="ce1">
            <text:p>358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time" office:time-value="PT14H43M58.750S" table:style-name="ce2">
            <text:p>43:58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time" office:time-value="PT14H43M58.770S" table:style-name="ce2">
            <text:p>43:58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time" office:time-value="PT14H43M58.780S" table:style-name="ce2">
            <text:p>43:58.8</text:p>
          </table:table-cell>
          <table:table-cell office:value-type="string" table:style-name="ce1">
            <text:p>TC0001_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time" office:time-value="PT14H43M52.615S" table:style-name="ce2">
            <text:p>43:52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6255" table:style-name="ce1">
            <text:p>625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time" office:time-value="PT14H43M55.165S" table:style-name="ce2">
            <text:p>43:55.2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3757" table:style-name="ce1">
            <text:p>3757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time" office:time-value="PT14H43M52.409S" table:style-name="ce2">
            <text:p>43:52.4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6926" table:style-name="ce1">
            <text:p>6926</text:p>
          </table:table-cell>
          <table:table-cell office:value-type="string" table:style-name="ce1">
            <text:p>Success</text:p>
          </table:table-cell>
          <table:table-cell office:value-type="float" office:value="80095" table:style-name="ce1">
            <text:p>80095</text:p>
          </table:table-cell>
          <table:table-cell table:number-columns-repeated="16377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time" office:time-value="PT14H43M52.385S" table:style-name="ce2">
            <text:p>43:52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6973" table:style-name="ce1">
            <text:p>6973</text:p>
          </table:table-cell>
          <table:table-cell office:value-type="string" table:style-name="ce1">
            <text:p>Success</text:p>
          </table:table-cell>
          <table:table-cell office:value-type="float" office:value="80099" table:style-name="ce1">
            <text:p>80099</text:p>
          </table:table-cell>
          <table:table-cell table:number-columns-repeated="16377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time" office:time-value="PT14H43M59.360S" table:style-name="ce2">
            <text:p>43:59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time" office:time-value="PT14H43M52.443S" table:style-name="ce2">
            <text:p>43:52.4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7450" table:style-name="ce1">
            <text:p>7450</text:p>
          </table:table-cell>
          <table:table-cell office:value-type="string" table:style-name="ce1">
            <text:p>Success</text:p>
          </table:table-cell>
          <table:table-cell office:value-type="float" office:value="76160" table:style-name="ce1">
            <text:p>76160</text:p>
          </table:table-cell>
          <table:table-cell table:number-columns-repeated="16377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time" office:time-value="PT14H43M52.399S" table:style-name="ce2">
            <text:p>43:52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7530" table:style-name="ce1">
            <text:p>7530</text:p>
          </table:table-cell>
          <table:table-cell office:value-type="string" table:style-name="ce1">
            <text:p>Success</text:p>
          </table:table-cell>
          <table:table-cell office:value-type="float" office:value="76256" table:style-name="ce1">
            <text:p>76256</text:p>
          </table:table-cell>
          <table:table-cell table:number-columns-repeated="16377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time" office:time-value="PT14H43M59.895S" table:style-name="ce2">
            <text:p>43:59.9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66" table:style-name="ce1">
            <text:p>266</text:p>
          </table:table-cell>
          <table:table-cell table:number-columns-repeated="16377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time" office:time-value="PT14H43M59.930S" table:style-name="ce2">
            <text:p>43:59.9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72" table:style-name="ce1">
            <text:p>2372</text:p>
          </table:table-cell>
          <table:table-cell office:value-type="time" office:time-value="PT14H43M55.205S" table:style-name="ce2">
            <text:p>43:55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5157" table:style-name="ce1">
            <text:p>5157</text:p>
          </table:table-cell>
          <table:table-cell office:value-type="string" table:style-name="ce1">
            <text:p>Success</text:p>
          </table:table-cell>
          <table:table-cell office:value-type="float" office:value="76497" table:style-name="ce1">
            <text:p>76497</text:p>
          </table:table-cell>
          <table:table-cell table:number-columns-repeated="16377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time" office:time-value="PT14H43M52.463S" table:style-name="ce2">
            <text:p>43:52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7904" table:style-name="ce1">
            <text:p>7904</text:p>
          </table:table-cell>
          <table:table-cell office:value-type="string" table:style-name="ce1">
            <text:p>Success</text:p>
          </table:table-cell>
          <table:table-cell office:value-type="float" office:value="76246" table:style-name="ce1">
            <text:p>76246</text:p>
          </table:table-cell>
          <table:table-cell table:number-columns-repeated="16377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time" office:time-value="PT14H43M55.190S" table:style-name="ce2">
            <text:p>43:55.2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5202" table:style-name="ce1">
            <text:p>5202</text:p>
          </table:table-cell>
          <table:table-cell office:value-type="string" table:style-name="ce1">
            <text:p>Success</text:p>
          </table:table-cell>
          <table:table-cell office:value-type="float" office:value="76539" table:style-name="ce1">
            <text:p>76539</text:p>
          </table:table-cell>
          <table:table-cell table:number-columns-repeated="16377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time" office:time-value="PT14H43M55.205S" table:style-name="ce2">
            <text:p>43:55.2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5195" table:style-name="ce1">
            <text:p>5195</text:p>
          </table:table-cell>
          <table:table-cell office:value-type="string" table:style-name="ce1">
            <text:p>Success</text:p>
          </table:table-cell>
          <table:table-cell office:value-type="float" office:value="70586" table:style-name="ce1">
            <text:p>70586</text:p>
          </table:table-cell>
          <table:table-cell table:number-columns-repeated="16377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time" office:time-value="PT14H43M55.205S" table:style-name="ce2">
            <text:p>43:55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5209" table:style-name="ce1">
            <text:p>5209</text:p>
          </table:table-cell>
          <table:table-cell office:value-type="string" table:style-name="ce1">
            <text:p>Success</text:p>
          </table:table-cell>
          <table:table-cell office:value-type="float" office:value="74666" table:style-name="ce1">
            <text:p>74666</text:p>
          </table:table-cell>
          <table:table-cell table:number-columns-repeated="16377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time" office:time-value="PT14H43M55.195S" table:style-name="ce2">
            <text:p>43:55.2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5220" table:style-name="ce1">
            <text:p>5220</text:p>
          </table:table-cell>
          <table:table-cell office:value-type="string" table:style-name="ce1">
            <text:p>Success</text:p>
          </table:table-cell>
          <table:table-cell office:value-type="float" office:value="76497" table:style-name="ce1">
            <text:p>76497</text:p>
          </table:table-cell>
          <table:table-cell table:number-columns-repeated="16377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time" office:time-value="PT14H43M55.210S" table:style-name="ce2">
            <text:p>43:55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5206" table:style-name="ce1">
            <text:p>5206</text:p>
          </table:table-cell>
          <table:table-cell office:value-type="string" table:style-name="ce1">
            <text:p>Success</text:p>
          </table:table-cell>
          <table:table-cell office:value-type="float" office:value="74239" table:style-name="ce1">
            <text:p>74239</text:p>
          </table:table-cell>
          <table:table-cell table:number-columns-repeated="16377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time" office:time-value="PT14H43M55.210S" table:style-name="ce2">
            <text:p>43:55.2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5223" table:style-name="ce1">
            <text:p>5223</text:p>
          </table:table-cell>
          <table:table-cell office:value-type="string" table:style-name="ce1">
            <text:p>Success</text:p>
          </table:table-cell>
          <table:table-cell office:value-type="float" office:value="70726" table:style-name="ce1">
            <text:p>70726</text:p>
          </table:table-cell>
          <table:table-cell table:number-columns-repeated="16377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time" office:time-value="PT14H44M0.365S" table:style-name="ce2">
            <text:p>44:00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2556" table:style-name="ce1">
            <text:p>2556</text:p>
          </table:table-cell>
          <table:table-cell table:number-columns-repeated="16377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time" office:time-value="PT14H44M0.415S" table:style-name="ce2">
            <text:p>44:00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time" office:time-value="PT14H44M0.415S" table:style-name="ce2">
            <text:p>44:00.4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time" office:time-value="PT14H43M55.150S" table:style-name="ce2">
            <text:p>43:55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5398" table:style-name="ce1">
            <text:p>5398</text:p>
          </table:table-cell>
          <table:table-cell office:value-type="string" table:style-name="ce1">
            <text:p>Success</text:p>
          </table:table-cell>
          <table:table-cell office:value-type="float" office:value="78607" table:style-name="ce1">
            <text:p>78607</text:p>
          </table:table-cell>
          <table:table-cell table:number-columns-repeated="16377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time" office:time-value="PT14H43M55.175S" table:style-name="ce2">
            <text:p>43:55.2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5375" table:style-name="ce1">
            <text:p>5375</text:p>
          </table:table-cell>
          <table:table-cell office:value-type="string" table:style-name="ce1">
            <text:p>Success</text:p>
          </table:table-cell>
          <table:table-cell office:value-type="float" office:value="78610" table:style-name="ce1">
            <text:p>78610</text:p>
          </table:table-cell>
          <table:table-cell table:number-columns-repeated="16377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time" office:time-value="PT14H43M55.180S" table:style-name="ce2">
            <text:p>43:55.2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5379" table:style-name="ce1">
            <text:p>5379</text:p>
          </table:table-cell>
          <table:table-cell office:value-type="string" table:style-name="ce1">
            <text:p>Success</text:p>
          </table:table-cell>
          <table:table-cell office:value-type="float" office:value="78514" table:style-name="ce1">
            <text:p>78514</text:p>
          </table:table-cell>
          <table:table-cell table:number-columns-repeated="16377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time" office:time-value="PT14H43M55.200S" table:style-name="ce2">
            <text:p>43:55.2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5358" table:style-name="ce1">
            <text:p>5358</text:p>
          </table:table-cell>
          <table:table-cell office:value-type="string" table:style-name="ce1">
            <text:p>Success</text:p>
          </table:table-cell>
          <table:table-cell office:value-type="float" office:value="76592" table:style-name="ce1">
            <text:p>76592</text:p>
          </table:table-cell>
          <table:table-cell table:number-columns-repeated="16377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time" office:time-value="PT14H43M55.210S" table:style-name="ce2">
            <text:p>43:55.2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5369" table:style-name="ce1">
            <text:p>5369</text:p>
          </table:table-cell>
          <table:table-cell office:value-type="string" table:style-name="ce1">
            <text:p>Success</text:p>
          </table:table-cell>
          <table:table-cell office:value-type="float" office:value="74623" table:style-name="ce1">
            <text:p>74623</text:p>
          </table:table-cell>
          <table:table-cell table:number-columns-repeated="16377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time" office:time-value="PT14H44M0.580S" table:style-name="ce2">
            <text:p>44:00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time" office:time-value="PT14H44M0.520S" table:style-name="ce2">
            <text:p>44:00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time" office:time-value="PT14H44M0.595S" table:style-name="ce2">
            <text:p>44:00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time" office:time-value="PT14H44M0.605S" table:style-name="ce2">
            <text:p>44:00.6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time" office:time-value="PT14H44M0.630S" table:style-name="ce2">
            <text:p>44:00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04" table:style-name="ce1">
            <text:p>2504</text:p>
          </table:table-cell>
          <table:table-cell table:number-columns-repeated="16377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time" office:time-value="PT14H43M58.925S" table:style-name="ce2">
            <text:p>43:58.9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plan</text:p>
          </table:table-cell>
          <table:table-cell office:value-type="float" office:value="6061" table:style-name="ce1">
            <text:p>606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time" office:time-value="PT14H43M43.976S" table:style-name="ce2">
            <text:p>43:44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1035" table:style-name="ce1">
            <text:p>21035</text:p>
          </table:table-cell>
          <table:table-cell office:value-type="string" table:style-name="ce1">
            <text:p>Success</text:p>
          </table:table-cell>
          <table:table-cell office:value-type="float" office:value="36530" table:style-name="ce1">
            <text:p>36530</text:p>
          </table:table-cell>
          <table:table-cell table:number-columns-repeated="16377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time" office:time-value="PT14H43M47.593S" table:style-name="ce2">
            <text:p>43:47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7421" table:style-name="ce1">
            <text:p>17421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time" office:time-value="PT14H44M4.989S" table:style-name="ce2">
            <text:p>44:05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time" office:time-value="PT14H44M5.019S" table:style-name="ce2">
            <text:p>44:05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time" office:time-value="PT14H44M5.025S" table:style-name="ce2">
            <text:p>44:05.0</text:p>
          </table:table-cell>
          <table:table-cell office:value-type="string" table:style-name="ce1">
            <text:p>TC0001_PlannerA 1-3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time" office:time-value="PT14H43M50.868S" table:style-name="ce2">
            <text:p>43:50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4785" table:style-name="ce1">
            <text:p>14785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time" office:time-value="PT14H43M35.253S" table:style-name="ce2">
            <text:p>43:35.3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30402" table:style-name="ce1">
            <text:p>30402</text:p>
          </table:table-cell>
          <table:table-cell office:value-type="string" table:style-name="ce1">
            <text:p>Success</text:p>
          </table:table-cell>
          <table:table-cell office:value-type="float" office:value="41963" table:style-name="ce1">
            <text:p>41963</text:p>
          </table:table-cell>
          <table:table-cell table:number-columns-repeated="16377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time" office:time-value="PT14H43M59.335S" table:style-name="ce2">
            <text:p>43:59.3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6330" table:style-name="ce1">
            <text:p>6330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402" table:style-name="ce1">
            <text:p>2402</text:p>
          </table:table-cell>
          <table:table-cell office:value-type="time" office:time-value="PT14H43M59.385S" table:style-name="ce2">
            <text:p>43:59.4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6298" table:style-name="ce1">
            <text:p>629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time" office:time-value="PT14H43M52.458S" table:style-name="ce2">
            <text:p>43:52.5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3250" table:style-name="ce1">
            <text:p>13250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time" office:time-value="PT14H44M0.555S" table:style-name="ce2">
            <text:p>44:00.6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5162" table:style-name="ce1">
            <text:p>5162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time" office:time-value="PT14H43M45.678S" table:style-name="ce2">
            <text:p>43:45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20048" table:style-name="ce1">
            <text:p>20048</text:p>
          </table:table-cell>
          <table:table-cell office:value-type="string" table:style-name="ce1">
            <text:p>Success</text:p>
          </table:table-cell>
          <table:table-cell office:value-type="float" office:value="43410" table:style-name="ce1">
            <text:p>43410</text:p>
          </table:table-cell>
          <table:table-cell table:number-columns-repeated="16377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time" office:time-value="PT14H43M49.591S" table:style-name="ce2">
            <text:p>43:49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6142" table:style-name="ce1">
            <text:p>16142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time" office:time-value="PT14H43M55.400S" table:style-name="ce2">
            <text:p>43:55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0337" table:style-name="ce1">
            <text:p>10337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time" office:time-value="PT14H44M5.720S" table:style-name="ce2">
            <text:p>44:05.7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09" table:style-name="ce1">
            <text:p>2409</text:p>
          </table:table-cell>
          <table:table-cell office:value-type="time" office:time-value="PT14H44M5.845S" table:style-name="ce2">
            <text:p>44:05.8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time" office:time-value="PT14H44M5.857S" table:style-name="ce2">
            <text:p>44:05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time" office:time-value="PT14H44M5.865S" table:style-name="ce2">
            <text:p>44:05.9</text:p>
          </table:table-cell>
          <table:table-cell office:value-type="string" table:style-name="ce1">
            <text:p>TC0002_PlannerB 2-7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time" office:time-value="PT14H44M5.671S" table:style-name="ce2">
            <text:p>44:05.7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time" office:time-value="PT14H43M55.205S" table:style-name="ce2">
            <text:p>43:55.2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0702" table:style-name="ce1">
            <text:p>10702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time" office:time-value="PT14H44M0.420S" table:style-name="ce2">
            <text:p>44:00.4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5517" table:style-name="ce1">
            <text:p>5517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time" office:time-value="PT14H44M0.400S" table:style-name="ce2">
            <text:p>44:00.4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5534" table:style-name="ce1">
            <text:p>5534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time" office:time-value="PT14H43M55.155S" table:style-name="ce2">
            <text:p>43:55.2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0803" table:style-name="ce1">
            <text:p>10803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time" office:time-value="PT14H43M55.195S" table:style-name="ce2">
            <text:p>43:55.2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0763" table:style-name="ce1">
            <text:p>10763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time" office:time-value="PT14H44M0.395S" table:style-name="ce2">
            <text:p>44:00.4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5575" table:style-name="ce1">
            <text:p>5575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time" office:time-value="PT14H43M55.395S" table:style-name="ce2">
            <text:p>43:55.4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0581" table:style-name="ce1">
            <text:p>10581</text:p>
          </table:table-cell>
          <table:table-cell office:value-type="string" table:style-name="ce1">
            <text:p>Success</text:p>
          </table:table-cell>
          <table:table-cell office:value-type="float" office:value="15599" table:style-name="ce1">
            <text:p>15599</text:p>
          </table:table-cell>
          <table:table-cell table:number-columns-repeated="16377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time" office:time-value="PT14H44M0.550S" table:style-name="ce2">
            <text:p>44:00.5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5428" table:style-name="ce1">
            <text:p>5428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time" office:time-value="PT14H44M0.660S" table:style-name="ce2">
            <text:p>44:00.7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5331" table:style-name="ce1">
            <text:p>5331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time" office:time-value="PT14H44M5.726S" table:style-name="ce2">
            <text:p>44:05.7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38519" table:style-name="ce1">
            <text:p>38519</text:p>
          </table:table-cell>
          <table:table-cell table:number-columns-repeated="16377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time" office:time-value="PT14H43M56.860S" table:style-name="ce2">
            <text:p>43:56.9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9146" table:style-name="ce1">
            <text:p>9146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time" office:time-value="PT14H44M5.734S" table:style-name="ce2">
            <text:p>44:05.7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time" office:time-value="PT14H44M0.560S" table:style-name="ce2">
            <text:p>44:00.6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5460" table:style-name="ce1">
            <text:p>5460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time" office:time-value="PT14H44M0.435S" table:style-name="ce2">
            <text:p>44:00.4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5598" table:style-name="ce1">
            <text:p>5598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time" office:time-value="PT14H43M51.418S" table:style-name="ce2">
            <text:p>43:51.4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4629" table:style-name="ce1">
            <text:p>14629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time" office:time-value="PT14H43M52.474S" table:style-name="ce2">
            <text:p>43:52.5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3581" table:style-name="ce1">
            <text:p>13581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time" office:time-value="PT14H43M59.955S" table:style-name="ce2">
            <text:p>44:00.0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6099" table:style-name="ce1">
            <text:p>6099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time" office:time-value="PT14H44M0.445S" table:style-name="ce2">
            <text:p>44:00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task::IBehaviorListener:0:-1&amp;random=0.20841698115484586</text:p>
          </table:table-cell>
          <table:table-cell office:value-type="float" office:value="5619" table:style-name="ce1">
            <text:p>5619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time" office:time-value="PT14H43M52.524S" table:style-name="ce2">
            <text:p>43:52.5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3558" table:style-name="ce1">
            <text:p>13558</text:p>
          </table:table-cell>
          <table:table-cell office:value-type="string" table:style-name="ce1">
            <text:p>Success</text:p>
          </table:table-cell>
          <table:table-cell office:value-type="float" office:value="40351" table:style-name="ce1">
            <text:p>40351</text:p>
          </table:table-cell>
          <table:table-cell table:number-columns-repeated="16377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time" office:time-value="PT14H44M5.912S" table:style-name="ce2">
            <text:p>44:05.9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out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time" office:time-value="PT14H44M6.097S" table:style-name="ce2">
            <text:p>44:06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time" office:time-value="PT14H44M6.070S" table:style-name="ce2">
            <text:p>44:0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time" office:time-value="PT14H44M6.112S" table:style-name="ce2">
            <text:p>44:06.1</text:p>
          </table:table-cell>
          <table:table-cell office:value-type="string" table:style-name="ce1">
            <text:p>TC0002_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time" office:time-value="PT14H44M6.083S" table:style-name="ce2">
            <text:p>44:06.1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time" office:time-value="PT14H44M6.117S" table:style-name="ce2">
            <text:p>44:0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location:name::IBehaviorListener:0:-1&amp;random=0.874504328047666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5" table:style-name="ce1">
            <text:p>235</text:p>
          </table:table-cell>
          <table:table-cell table:number-columns-repeated="16377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time" office:time-value="PT14H44M5.938S" table:style-name="ce2">
            <text:p>44:05.9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plan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time" office:time-value="PT14H44M6.138S" table:style-name="ce2">
            <text:p>44:06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993" table:style-name="ce1">
            <text:p>993</text:p>
          </table:table-cell>
          <table:table-cell table:number-columns-repeated="16377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time" office:time-value="PT14H44M6.182S" table:style-name="ce2">
            <text:p>44:0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time" office:time-value="PT14H44M6.198S" table:style-name="ce2">
            <text:p>44:0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time" office:time-value="PT14H44M6.204S" table:style-name="ce2">
            <text:p>44:06.2</text:p>
          </table:table-cell>
          <table:table-cell office:value-type="string" table:style-name="ce1">
            <text:p>TC0002_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time" office:time-value="PT14H44M6.035S" table:style-name="ce2">
            <text:p>44:06.0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plan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time" office:time-value="PT14H44M6.490S" table:style-name="ce2">
            <text:p>44:06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time" office:time-value="PT14H44M6.505S" table:style-name="ce2">
            <text:p>44:06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time" office:time-value="PT14H44M6.518S" table:style-name="ce2">
            <text:p>44:06.5</text:p>
          </table:table-cell>
          <table:table-cell office:value-type="string" table:style-name="ce1">
            <text:p>TC0002_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time" office:time-value="PT14H44M6.016S" table:style-name="ce2">
            <text:p>44:06.0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time" office:time-value="PT14H44M6.528S" table:style-name="ce2">
            <text:p>44:06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time" office:time-value="PT14H44M6.541S" table:style-name="ce2">
            <text:p>44:06.5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time" office:time-value="PT14H44M6.551S" table:style-name="ce2">
            <text:p>44:06.6</text:p>
          </table:table-cell>
          <table:table-cell office:value-type="string" table:style-name="ce1">
            <text:p>TC0001_PlannerA 1-22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time" office:time-value="PT14H44M6.026S" table:style-name="ce2">
            <text:p>44:06.0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plan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time" office:time-value="PT14H44M6.673S" table:style-name="ce2">
            <text:p>44:0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time" office:time-value="PT14H44M6.689S" table:style-name="ce2">
            <text:p>44:0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time" office:time-value="PT14H44M6.699S" table:style-name="ce2">
            <text:p>44:06.7</text:p>
          </table:table-cell>
          <table:table-cell office:value-type="string" table:style-name="ce1">
            <text:p>TC0002_PlannerB 2-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time" office:time-value="PT14H44M6.008S" table:style-name="ce2">
            <text:p>44:06.0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plan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time" office:time-value="PT14H44M6.711S" table:style-name="ce2">
            <text:p>44:06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time" office:time-value="PT14H44M6.727S" table:style-name="ce2">
            <text:p>44:06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time" office:time-value="PT14H44M6.739S" table:style-name="ce2">
            <text:p>44:06.7</text:p>
          </table:table-cell>
          <table:table-cell office:value-type="string" table:style-name="ce1">
            <text:p>TC0002_PlannerB 2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time" office:time-value="PT14H44M5.940S" table:style-name="ce2">
            <text:p>44:05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plan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time" office:time-value="PT14H44M6.863S" table:style-name="ce2">
            <text:p>44:06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time" office:time-value="PT14H44M6.879S" table:style-name="ce2">
            <text:p>44:06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time" office:time-value="PT14H44M6.889S" table:style-name="ce2">
            <text:p>44:06.9</text:p>
          </table:table-cell>
          <table:table-cell office:value-type="string" table:style-name="ce1">
            <text:p>TC0002_PlannerB 2-1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time" office:time-value="PT14H44M5.973S" table:style-name="ce2">
            <text:p>44:06.0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plan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time" office:time-value="PT14H44M6.918S" table:style-name="ce2">
            <text:p>44:06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time" office:time-value="PT14H44M6.930S" table:style-name="ce2">
            <text:p>44:06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time" office:time-value="PT14H44M6.937S" table:style-name="ce2">
            <text:p>44:06.9</text:p>
          </table:table-cell>
          <table:table-cell office:value-type="string" table:style-name="ce1">
            <text:p>TC0002_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67" table:style-name="ce1">
            <text:p>2467</text:p>
          </table:table-cell>
          <table:table-cell office:value-type="time" office:time-value="PT14H44M5.983S" table:style-name="ce2">
            <text:p>44:06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time" office:time-value="PT14H44M6.986S" table:style-name="ce2">
            <text:p>44:07.0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time" office:time-value="PT14H44M7.062S" table:style-name="ce2">
            <text:p>44:07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time" office:time-value="PT14H44M7.074S" table:style-name="ce2">
            <text:p>44:07.1</text:p>
          </table:table-cell>
          <table:table-cell office:value-type="string" table:style-name="ce1">
            <text:p>TC0002_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time" office:time-value="PT14H44M5.979S" table:style-name="ce2">
            <text:p>44:06.0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plan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time" office:time-value="PT14H44M7.237S" table:style-name="ce2">
            <text:p>44:07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time" office:time-value="PT14H44M7.248S" table:style-name="ce2">
            <text:p>44:07.2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time" office:time-value="PT14H44M7.257S" table:style-name="ce2">
            <text:p>44:07.3</text:p>
          </table:table-cell>
          <table:table-cell office:value-type="string" table:style-name="ce1">
            <text:p>TC0002_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time" office:time-value="PT14H44M5.912S" table:style-name="ce2">
            <text:p>44:05.9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plan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time" office:time-value="PT14H44M7.275S" table:style-name="ce2">
            <text:p>44:07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time" office:time-value="PT14H44M7.285S" table:style-name="ce2">
            <text:p>44:07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time" office:time-value="PT14H44M7.297S" table:style-name="ce2">
            <text:p>44:07.3</text:p>
          </table:table-cell>
          <table:table-cell office:value-type="string" table:style-name="ce1">
            <text:p>TC0001_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time" office:time-value="PT14H44M5.963S" table:style-name="ce2">
            <text:p>44:06.0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time" office:time-value="PT14H44M0.560S" table:style-name="ce2">
            <text:p>44:00.6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6880" table:style-name="ce1">
            <text:p>6880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time" office:time-value="PT14H44M5.959S" table:style-name="ce2">
            <text:p>44:06.0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plan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time" office:time-value="PT14H44M7.435S" table:style-name="ce2">
            <text:p>44:07.4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time" office:time-value="PT14H44M5.740S" table:style-name="ce2">
            <text:p>44:05.7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time" office:time-value="PT14H43M51.363S" table:style-name="ce2">
            <text:p>43:51.4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6101" table:style-name="ce1">
            <text:p>16101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time" office:time-value="PT14H44M7.458S" table:style-name="ce2">
            <text:p>44:07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time" office:time-value="PT14H44M7.447S" table:style-name="ce2">
            <text:p>44:07.4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time" office:time-value="PT14H44M7.467S" table:style-name="ce2">
            <text:p>44:07.5</text:p>
          </table:table-cell>
          <table:table-cell office:value-type="string" table:style-name="ce1">
            <text:p>TC0001_PlannerA 1-2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time" office:time-value="PT14H44M7.470S" table:style-name="ce2">
            <text:p>44:07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time" office:time-value="PT14H44M7.476S" table:style-name="ce2">
            <text:p>44:07.5</text:p>
          </table:table-cell>
          <table:table-cell office:value-type="string" table:style-name="ce1">
            <text:p>TC0001_PlannerA 1-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time" office:time-value="PT14H44M6.056S" table:style-name="ce2">
            <text:p>44:06.1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2110" table:style-name="ce1">
            <text:p>2110</text:p>
          </table:table-cell>
          <table:table-cell office:value-type="string" table:style-name="ce1">
            <text:p>Success</text:p>
          </table:table-cell>
          <table:table-cell office:value-type="float" office:value="66407" table:style-name="ce1">
            <text:p>66407</text:p>
          </table:table-cell>
          <table:table-cell table:number-columns-repeated="16377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time" office:time-value="PT14H44M5.656S" table:style-name="ce2">
            <text:p>44:05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514" table:style-name="ce1">
            <text:p>2514</text:p>
          </table:table-cell>
          <table:table-cell office:value-type="string" table:style-name="ce1">
            <text:p>Success</text:p>
          </table:table-cell>
          <table:table-cell office:value-type="float" office:value="73806" table:style-name="ce1">
            <text:p>73806</text:p>
          </table:table-cell>
          <table:table-cell table:number-columns-repeated="16377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time" office:time-value="PT14H44M5.013S" table:style-name="ce2">
            <text:p>44:05.0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3160" table:style-name="ce1">
            <text:p>3160</text:p>
          </table:table-cell>
          <table:table-cell office:value-type="string" table:style-name="ce1">
            <text:p>Success</text:p>
          </table:table-cell>
          <table:table-cell office:value-type="float" office:value="73904" table:style-name="ce1">
            <text:p>73904</text:p>
          </table:table-cell>
          <table:table-cell table:number-columns-repeated="16377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time" office:time-value="PT14H44M5.710S" table:style-name="ce2">
            <text:p>44:05.7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478" table:style-name="ce1">
            <text:p>2478</text:p>
          </table:table-cell>
          <table:table-cell office:value-type="string" table:style-name="ce1">
            <text:p>Success</text:p>
          </table:table-cell>
          <table:table-cell office:value-type="float" office:value="74006" table:style-name="ce1">
            <text:p>74006</text:p>
          </table:table-cell>
          <table:table-cell table:number-columns-repeated="16377"/>
        </table:table-row>
        <table:table-row table:style-name="ro1">
          <table:table-cell office:value-type="float" office:value="2494" table:style-name="ce1">
            <text:p>2494</text:p>
          </table:table-cell>
          <table:table-cell office:value-type="time" office:time-value="PT14H44M8.172S" table:style-name="ce2">
            <text:p>44:0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time" office:time-value="PT14H44M8.169S" table:style-name="ce2">
            <text:p>44:08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time" office:time-value="PT14H44M8.190S" table:style-name="ce2">
            <text:p>44:08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66" table:style-name="ce1">
            <text:p>266</text:p>
          </table:table-cell>
          <table:table-cell table:number-columns-repeated="16377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time" office:time-value="PT14H44M7.461S" table:style-name="ce2">
            <text:p>44:07.5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plan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time" office:time-value="PT14H44M8.357S" table:style-name="ce2">
            <text:p>44:08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time" office:time-value="PT14H44M7.447S" table:style-name="ce2">
            <text:p>44:07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plan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time" office:time-value="PT14H44M8.376S" table:style-name="ce2">
            <text:p>44:08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time" office:time-value="PT14H44M8.382S" table:style-name="ce2">
            <text:p>44:08.4</text:p>
          </table:table-cell>
          <table:table-cell office:value-type="string" table:style-name="ce1">
            <text:p>TC0001_PlannerA 1-2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time" office:time-value="PT14H44M8.377S" table:style-name="ce2">
            <text:p>44:08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time" office:time-value="PT14H44M8.396S" table:style-name="ce2">
            <text:p>44:08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time" office:time-value="PT14H44M8.403S" table:style-name="ce2">
            <text:p>44:08.4</text:p>
          </table:table-cell>
          <table:table-cell office:value-type="string" table:style-name="ce1">
            <text:p>TC0002_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time" office:time-value="PT14H44M5.017S" table:style-name="ce2">
            <text:p>44:05.0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464" table:style-name="ce1">
            <text:p>3464</text:p>
          </table:table-cell>
          <table:table-cell office:value-type="string" table:style-name="ce1">
            <text:p>Success</text:p>
          </table:table-cell>
          <table:table-cell office:value-type="float" office:value="72138" table:style-name="ce1">
            <text:p>72138</text:p>
          </table:table-cell>
          <table:table-cell table:number-columns-repeated="16377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time" office:time-value="PT14H44M8.484S" table:style-name="ce2">
            <text:p>44:08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time" office:time-value="PT14H44M6.048S" table:style-name="ce2">
            <text:p>44:06.0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2742" table:style-name="ce1">
            <text:p>2742</text:p>
          </table:table-cell>
          <table:table-cell office:value-type="string" table:style-name="ce1">
            <text:p>Success</text:p>
          </table:table-cell>
          <table:table-cell office:value-type="float" office:value="62567" table:style-name="ce1">
            <text:p>62567</text:p>
          </table:table-cell>
          <table:table-cell table:number-columns-repeated="16377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time" office:time-value="PT14H44M8.792S" table:style-name="ce2">
            <text:p>44:08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time" office:time-value="PT14H44M5.999S" table:style-name="ce2">
            <text:p>44:06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3008" table:style-name="ce1">
            <text:p>3008</text:p>
          </table:table-cell>
          <table:table-cell office:value-type="string" table:style-name="ce1">
            <text:p>Success</text:p>
          </table:table-cell>
          <table:table-cell office:value-type="float" office:value="54976" table:style-name="ce1">
            <text:p>54976</text:p>
          </table:table-cell>
          <table:table-cell table:number-columns-repeated="16377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time" office:time-value="PT14H44M7.466S" table:style-name="ce2">
            <text:p>44:07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56742" table:style-name="ce1">
            <text:p>56742</text:p>
          </table:table-cell>
          <table:table-cell table:number-columns-repeated="16377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time" office:time-value="PT14H43M55.590S" table:style-name="ce2">
            <text:p>43:55.6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14565" table:style-name="ce1">
            <text:p>14565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time" office:time-value="PT14H44M8.209S" table:style-name="ce2">
            <text:p>44:08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time" office:time-value="PT14H43M56.965S" table:style-name="ce2">
            <text:p>43:57.0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13234" table:style-name="ce1">
            <text:p>13234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time" office:time-value="PT14H43M57.540S" table:style-name="ce2">
            <text:p>43:57.5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2659" table:style-name="ce1">
            <text:p>12659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time" office:time-value="PT14H43M56.465S" table:style-name="ce2">
            <text:p>43:56.5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13740" table:style-name="ce1">
            <text:p>13740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time" office:time-value="PT14H43M57.795S" table:style-name="ce2">
            <text:p>43:57.8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2410" table:style-name="ce1">
            <text:p>12410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time" office:time-value="PT14H43M55.315S" table:style-name="ce2">
            <text:p>43:55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4901" table:style-name="ce1">
            <text:p>14901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time" office:time-value="PT14H44M10.159S" table:style-name="ce2">
            <text:p>44:10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time" office:time-value="PT14H44M10.228S" table:style-name="ce2">
            <text:p>44:10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time" office:time-value="PT14H44M10.206S" table:style-name="ce2">
            <text:p>44:10.2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time" office:time-value="PT14H44M10.219S" table:style-name="ce2">
            <text:p>44:10.2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time" office:time-value="PT14H44M10.243S" table:style-name="ce2">
            <text:p>44:10.2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time" office:time-value="PT14H44M10.255S" table:style-name="ce2">
            <text:p>44:10.3</text:p>
          </table:table-cell>
          <table:table-cell office:value-type="string" table:style-name="ce1">
            <text:p>TC0002_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time" office:time-value="PT14H44M10.203S" table:style-name="ce2">
            <text:p>44:10.2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time" office:time-value="PT14H44M10.246S" table:style-name="ce2">
            <text:p>44:10.2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time" office:time-value="PT14H44M10.288S" table:style-name="ce2">
            <text:p>44:10.3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time" office:time-value="PT14H44M10.281S" table:style-name="ce2">
            <text:p>44:10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time" office:time-value="PT14H44M10.300S" table:style-name="ce2">
            <text:p>44:10.3</text:p>
          </table:table-cell>
          <table:table-cell office:value-type="string" table:style-name="ce1">
            <text:p>TC0002_PlannerB 2-2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time" office:time-value="PT14H44M10.203S" table:style-name="ce2">
            <text:p>44:10.2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time" office:time-value="PT14H44M10.305S" table:style-name="ce2">
            <text:p>44:10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time" office:time-value="PT14H44M10.309S" table:style-name="ce2">
            <text:p>44:10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time" office:time-value="PT14H44M10.316S" table:style-name="ce2">
            <text:p>44:10.3</text:p>
          </table:table-cell>
          <table:table-cell office:value-type="string" table:style-name="ce1">
            <text:p>TC0002_PlannerB 2-5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time" office:time-value="PT14H44M10.324S" table:style-name="ce2">
            <text:p>44:10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time" office:time-value="PT14H44M10.333S" table:style-name="ce2">
            <text:p>44:10.3</text:p>
          </table:table-cell>
          <table:table-cell office:value-type="string" table:style-name="ce1">
            <text:p>TC0002_PlannerB 2-2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time" office:time-value="PT14H43M59.965S" table:style-name="ce2">
            <text:p>44:00.0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0393" table:style-name="ce1">
            <text:p>10393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time" office:time-value="PT14H43M55.510S" table:style-name="ce2">
            <text:p>43:55.5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15595" table:style-name="ce1">
            <text:p>15595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time" office:time-value="PT14H44M0.365S" table:style-name="ce2">
            <text:p>44:00.4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0740" table:style-name="ce1">
            <text:p>10740</text:p>
          </table:table-cell>
          <table:table-cell office:value-type="string" table:style-name="ce1">
            <text:p>Success</text:p>
          </table:table-cell>
          <table:table-cell office:value-type="float" office:value="16305" table:style-name="ce1">
            <text:p>16305</text:p>
          </table:table-cell>
          <table:table-cell table:number-columns-repeated="16377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time" office:time-value="PT14H43M58.585S" table:style-name="ce2">
            <text:p>43:58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12546" table:style-name="ce1">
            <text:p>12546</text:p>
          </table:table-cell>
          <table:table-cell office:value-type="string" table:style-name="ce1">
            <text:p>Success</text:p>
          </table:table-cell>
          <table:table-cell office:value-type="float" office:value="16305" table:style-name="ce1">
            <text:p>16305</text:p>
          </table:table-cell>
          <table:table-cell table:number-columns-repeated="16377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time" office:time-value="PT14H43M55.320S" table:style-name="ce2">
            <text:p>43:55.3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5834" table:style-name="ce1">
            <text:p>15834</text:p>
          </table:table-cell>
          <table:table-cell office:value-type="string" table:style-name="ce1">
            <text:p>Success</text:p>
          </table:table-cell>
          <table:table-cell office:value-type="float" office:value="35853" table:style-name="ce1">
            <text:p>35853</text:p>
          </table:table-cell>
          <table:table-cell table:number-columns-repeated="16377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time" office:time-value="PT14H44M11.108S" table:style-name="ce2">
            <text:p>44:11.1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time" office:time-value="PT14H43M55.335S" table:style-name="ce2">
            <text:p>43:55.3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15837" table:style-name="ce1">
            <text:p>15837</text:p>
          </table:table-cell>
          <table:table-cell office:value-type="string" table:style-name="ce1">
            <text:p>Success</text:p>
          </table:table-cell>
          <table:table-cell office:value-type="float" office:value="35854" table:style-name="ce1">
            <text:p>35854</text:p>
          </table:table-cell>
          <table:table-cell table:number-columns-repeated="16377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time" office:time-value="PT14H43M58.870S" table:style-name="ce2">
            <text:p>43:58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2304" table:style-name="ce1">
            <text:p>12304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time" office:time-value="PT14H43M57.605S" table:style-name="ce2">
            <text:p>43:57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3581" table:style-name="ce1">
            <text:p>1358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time" office:time-value="PT14H44M0.450S" table:style-name="ce2">
            <text:p>44:00.4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0738" table:style-name="ce1">
            <text:p>1073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time" office:time-value="PT14H44M5.687S" table:style-name="ce2">
            <text:p>44:05.7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5505" table:style-name="ce1">
            <text:p>5505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time" office:time-value="PT14H44M9.009S" table:style-name="ce2">
            <text:p>44:09.0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time" office:time-value="PT14H44M11.159S" table:style-name="ce2">
            <text:p>44:11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0" table:style-name="ce1">
            <text:p>250</text:p>
          </table:table-cell>
          <table:table-cell table:number-columns-repeated="16377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time" office:time-value="PT14H44M11.177S" table:style-name="ce2">
            <text:p>44:11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92" table:style-name="ce1">
            <text:p>292</text:p>
          </table:table-cell>
          <table:table-cell table:number-columns-repeated="16377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time" office:time-value="PT14H44M11.163S" table:style-name="ce2">
            <text:p>44:11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logout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time" office:time-value="PT14H44M11.108S" table:style-name="ce2">
            <text:p>44:11.1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51" table:style-name="ce1">
            <text:p>2551</text:p>
          </table:table-cell>
          <table:table-cell office:value-type="time" office:time-value="PT14H44M11.228S" table:style-name="ce2">
            <text:p>44:11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time" office:time-value="PT14H44M11.239S" table:style-name="ce2">
            <text:p>44:11.2</text:p>
          </table:table-cell>
          <table:table-cell office:value-type="string" table:style-name="ce1">
            <text:p>TC0002_PlannerB 2-2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time" office:time-value="PT14H44M11.234S" table:style-name="ce2">
            <text:p>44:11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time" office:time-value="PT14H44M11.246S" table:style-name="ce2">
            <text:p>44:11.2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time" office:time-value="PT14H44M11.251S" table:style-name="ce2">
            <text:p>44:11.3</text:p>
          </table:table-cell>
          <table:table-cell office:value-type="string" table:style-name="ce1">
            <text:p>TC0002_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time" office:time-value="PT14H44M11.195S" table:style-name="ce2">
            <text:p>44:11.2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time" office:time-value="PT14H44M11.282S" table:style-name="ce2">
            <text:p>44:11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time" office:time-value="PT14H44M11.292S" table:style-name="ce2">
            <text:p>44:11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time" office:time-value="PT14H44M11.193S" table:style-name="ce2">
            <text:p>44:11.2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time" office:time-value="PT14H44M11.302S" table:style-name="ce2">
            <text:p>44:11.3</text:p>
          </table:table-cell>
          <table:table-cell office:value-type="string" table:style-name="ce1">
            <text:p>TC0002_PlannerB 2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time" office:time-value="PT14H44M11.303S" table:style-name="ce2">
            <text:p>44:11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time" office:time-value="PT14H44M11.314S" table:style-name="ce2">
            <text:p>44:11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time" office:time-value="PT14H44M11.322S" table:style-name="ce2">
            <text:p>44:11.3</text:p>
          </table:table-cell>
          <table:table-cell office:value-type="string" table:style-name="ce1">
            <text:p>TC0001_PlannerA 1-2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time" office:time-value="PT14H44M11.134S" table:style-name="ce2">
            <text:p>44:11.1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plan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time" office:time-value="PT14H44M11.525S" table:style-name="ce2">
            <text:p>44:11.5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time" office:time-value="PT14H44M11.551S" table:style-name="ce2">
            <text:p>44:11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time" office:time-value="PT14H44M11.564S" table:style-name="ce2">
            <text:p>44:11.6</text:p>
          </table:table-cell>
          <table:table-cell office:value-type="string" table:style-name="ce1">
            <text:p>TC0002_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time" office:time-value="PT14H44M11.179S" table:style-name="ce2">
            <text:p>44:11.2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35212" table:style-name="ce1">
            <text:p>35212</text:p>
          </table:table-cell>
          <table:table-cell table:number-columns-repeated="16377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time" office:time-value="PT14H44M5.658S" table:style-name="ce2">
            <text:p>44:05.7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578" table:style-name="ce1">
            <text:p>6578</text:p>
          </table:table-cell>
          <table:table-cell office:value-type="string" table:style-name="ce1">
            <text:p>Success</text:p>
          </table:table-cell>
          <table:table-cell office:value-type="float" office:value="36529" table:style-name="ce1">
            <text:p>36529</text:p>
          </table:table-cell>
          <table:table-cell table:number-columns-repeated="16377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time" office:time-value="PT14H44M9.046S" table:style-name="ce2">
            <text:p>44:09.0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3224" table:style-name="ce1">
            <text:p>3224</text:p>
          </table:table-cell>
          <table:table-cell office:value-type="string" table:style-name="ce1">
            <text:p>Success</text:p>
          </table:table-cell>
          <table:table-cell office:value-type="float" office:value="15607" table:style-name="ce1">
            <text:p>15607</text:p>
          </table:table-cell>
          <table:table-cell table:number-columns-repeated="16377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time" office:time-value="PT14H44M8.175S" table:style-name="ce2">
            <text:p>44:08.2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4098" table:style-name="ce1">
            <text:p>4098</text:p>
          </table:table-cell>
          <table:table-cell office:value-type="string" table:style-name="ce1">
            <text:p>Success</text:p>
          </table:table-cell>
          <table:table-cell office:value-type="float" office:value="15606" table:style-name="ce1">
            <text:p>15606</text:p>
          </table:table-cell>
          <table:table-cell table:number-columns-repeated="16377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time" office:time-value="PT14H44M10.170S" table:style-name="ce2">
            <text:p>44:10.2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time" office:time-value="PT14H44M10.210S" table:style-name="ce2">
            <text:p>44:10.2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2070" table:style-name="ce1">
            <text:p>2070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time" office:time-value="PT14H43M55.230S" table:style-name="ce2">
            <text:p>43:55.2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7051" table:style-name="ce1">
            <text:p>17051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time" office:time-value="PT14H43M55.015S" table:style-name="ce2">
            <text:p>43:55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275" table:style-name="ce1">
            <text:p>17275</text:p>
          </table:table-cell>
          <table:table-cell office:value-type="string" table:style-name="ce1">
            <text:p>Success</text:p>
          </table:table-cell>
          <table:table-cell office:value-type="float" office:value="38519" table:style-name="ce1">
            <text:p>38519</text:p>
          </table:table-cell>
          <table:table-cell table:number-columns-repeated="16377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time" office:time-value="PT14H44M12.281S" table:style-name="ce2">
            <text:p>44:12.3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time" office:time-value="PT14H44M12.364S" table:style-name="ce2">
            <text:p>44:12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time" office:time-value="PT14H44M12.380S" table:style-name="ce2">
            <text:p>44:12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time" office:time-value="PT14H44M12.279S" table:style-name="ce2">
            <text:p>44:12.3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plan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time" office:time-value="PT14H44M12.392S" table:style-name="ce2">
            <text:p>44:12.4</text:p>
          </table:table-cell>
          <table:table-cell office:value-type="string" table:style-name="ce1">
            <text:p>TC0001_PlannerA 1-9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81" table:style-name="ce1">
            <text:p>2581</text:p>
          </table:table-cell>
          <table:table-cell office:value-type="time" office:time-value="PT14H44M12.399S" table:style-name="ce2">
            <text:p>44:1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time" office:time-value="PT14H44M12.416S" table:style-name="ce2">
            <text:p>44:1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time" office:time-value="PT14H44M12.422S" table:style-name="ce2">
            <text:p>44:12.4</text:p>
          </table:table-cell>
          <table:table-cell office:value-type="string" table:style-name="ce1">
            <text:p>TC0001_PlannerA 1-2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time" office:time-value="PT14H44M12.276S" table:style-name="ce2">
            <text:p>44:12.3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time" office:time-value="PT14H44M12.467S" table:style-name="ce2">
            <text:p>44:12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time" office:time-value="PT14H44M12.272S" table:style-name="ce2">
            <text:p>44:12.3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plan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time" office:time-value="PT14H44M6.059S" table:style-name="ce2">
            <text:p>44:06.1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6433" table:style-name="ce1">
            <text:p>6433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time" office:time-value="PT14H44M12.476S" table:style-name="ce2">
            <text:p>44:12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time" office:time-value="PT14H44M12.495S" table:style-name="ce2">
            <text:p>44:12.5</text:p>
          </table:table-cell>
          <table:table-cell office:value-type="string" table:style-name="ce1">
            <text:p>TC0002_PlannerB 2-2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time" office:time-value="PT14H44M12.490S" table:style-name="ce2">
            <text:p>44:12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time" office:time-value="PT14H44M12.506S" table:style-name="ce2">
            <text:p>44:12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time" office:time-value="PT14H44M12.509S" table:style-name="ce2">
            <text:p>44:12.5</text:p>
          </table:table-cell>
          <table:table-cell office:value-type="string" table:style-name="ce1">
            <text:p>TC0002_PlannerB 2-2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time" office:time-value="PT14H44M11.871S" table:style-name="ce2">
            <text:p>44:11.9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time" office:time-value="PT14H44M11.191S" table:style-name="ce2">
            <text:p>44:11.2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time" office:time-value="PT14H44M12.494S" table:style-name="ce2">
            <text:p>44:12.5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time" office:time-value="PT14H44M11.191S" table:style-name="ce2">
            <text:p>44:11.2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time" office:time-value="PT14H44M8.194S" table:style-name="ce2">
            <text:p>44:08.2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4448" table:style-name="ce1">
            <text:p>444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time" office:time-value="PT14H44M10.254S" table:style-name="ce2">
            <text:p>44:10.3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2417" table:style-name="ce1">
            <text:p>2417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time" office:time-value="PT14H44M11.210S" table:style-name="ce2">
            <text:p>44:11.2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35851" table:style-name="ce1">
            <text:p>35851</text:p>
          </table:table-cell>
          <table:table-cell table:number-columns-repeated="16377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time" office:time-value="PT14H44M0.670S" table:style-name="ce2">
            <text:p>44:00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2016" table:style-name="ce1">
            <text:p>12016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time" office:time-value="PT14H44M12.629S" table:style-name="ce2">
            <text:p>44:12.6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out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time" office:time-value="PT14H44M12.695S" table:style-name="ce2">
            <text:p>44:12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time" office:time-value="PT14H44M5.992S" table:style-name="ce2">
            <text:p>44:06.0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726" table:style-name="ce1">
            <text:p>6726</text:p>
          </table:table-cell>
          <table:table-cell office:value-type="string" table:style-name="ce1">
            <text:p>Success</text:p>
          </table:table-cell>
          <table:table-cell office:value-type="float" office:value="45619" table:style-name="ce1">
            <text:p>45619</text:p>
          </table:table-cell>
          <table:table-cell table:number-columns-repeated="16377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time" office:time-value="PT14H44M8.509S" table:style-name="ce2">
            <text:p>44:08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4214" table:style-name="ce1">
            <text:p>421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time" office:time-value="PT14H44M8.824S" table:style-name="ce2">
            <text:p>44:08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3898" table:style-name="ce1">
            <text:p>389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time" office:time-value="PT14H43M58.740S" table:style-name="ce2">
            <text:p>43:58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egment:part:task::IBehaviorListener:0:-1&amp;random=0.30991328760861503</text:p>
          </table:table-cell>
          <table:table-cell office:value-type="float" office:value="13985" table:style-name="ce1">
            <text:p>13985</text:p>
          </table:table-cell>
          <table:table-cell office:value-type="string" table:style-name="ce1">
            <text:p>Success</text:p>
          </table:table-cell>
          <table:table-cell office:value-type="float" office:value="44155" table:style-name="ce1">
            <text:p>44155</text:p>
          </table:table-cell>
          <table:table-cell table:number-columns-repeated="16377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time" office:time-value="PT14H44M12.715S" table:style-name="ce2">
            <text:p>44:12.7</text:p>
          </table:table-cell>
          <table:table-cell office:value-type="string" table:style-name="ce1">
            <text:p>TC0001_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time" office:time-value="PT14H44M10.361S" table:style-name="ce2">
            <text:p>44:10.4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time" office:time-value="PT14H44M8.199S" table:style-name="ce2">
            <text:p>44:08.2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4531" table:style-name="ce1">
            <text:p>453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time" office:time-value="PT14H44M6.188S" table:style-name="ce2">
            <text:p>44:06.2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actor:name::IBehaviorListener:0:-1&amp;random=0.59796335487386</text:p>
          </table:table-cell>
          <table:table-cell office:value-type="float" office:value="6547" table:style-name="ce1">
            <text:p>6547</text:p>
          </table:table-cell>
          <table:table-cell office:value-type="string" table:style-name="ce1">
            <text:p>Success</text:p>
          </table:table-cell>
          <table:table-cell office:value-type="float" office:value="41841" table:style-name="ce1">
            <text:p>41841</text:p>
          </table:table-cell>
          <table:table-cell table:number-columns-repeated="16377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time" office:time-value="PT14H44M11.195S" table:style-name="ce2">
            <text:p>44:11.2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time" office:time-value="PT14H44M6.121S" table:style-name="ce2">
            <text:p>44:06.1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6625" table:style-name="ce1">
            <text:p>6625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time" office:time-value="PT14H44M12.737S" table:style-name="ce2">
            <text:p>44:12.7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627" table:style-name="ce1">
            <text:p>627</text:p>
          </table:table-cell>
          <table:table-cell table:number-columns-repeated="16377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time" office:time-value="PT14H44M12.731S" table:style-name="ce2">
            <text:p>44:12.7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time" office:time-value="PT14H44M13.215S" table:style-name="ce2">
            <text:p>44:13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time" office:time-value="PT14H44M13.231S" table:style-name="ce2">
            <text:p>44:13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time" office:time-value="PT14H44M13.238S" table:style-name="ce2">
            <text:p>44:13.2</text:p>
          </table:table-cell>
          <table:table-cell office:value-type="string" table:style-name="ce1">
            <text:p>TC0001_PlannerA 1-7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time" office:time-value="PT14H44M12.286S" table:style-name="ce2">
            <text:p>44:12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Success</text:p>
          </table:table-cell>
          <table:table-cell office:value-type="float" office:value="34755" table:style-name="ce1">
            <text:p>34755</text:p>
          </table:table-cell>
          <table:table-cell table:number-columns-repeated="16377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time" office:time-value="PT14H44M12.630S" table:style-name="ce2">
            <text:p>44:12.6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plan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time" office:time-value="PT14H44M13.358S" table:style-name="ce2">
            <text:p>44:1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time" office:time-value="PT14H44M13.344S" table:style-name="ce2">
            <text:p>44:13.3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time" office:time-value="PT14H44M13.375S" table:style-name="ce2">
            <text:p>44:1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time" office:time-value="PT14H44M13.396S" table:style-name="ce2">
            <text:p>44:13.4</text:p>
          </table:table-cell>
          <table:table-cell office:value-type="string" table:style-name="ce1">
            <text:p>TC0001_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time" office:time-value="PT14H44M12.614S" table:style-name="ce2">
            <text:p>44:12.6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plan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25" table:style-name="ce1">
            <text:p>2625</text:p>
          </table:table-cell>
          <table:table-cell office:value-type="time" office:time-value="PT14H44M13.434S" table:style-name="ce2">
            <text:p>44:13.4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time" office:time-value="PT14H44M13.454S" table:style-name="ce2">
            <text:p>44:13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time" office:time-value="PT14H44M13.460S" table:style-name="ce2">
            <text:p>44:13.5</text:p>
          </table:table-cell>
          <table:table-cell office:value-type="string" table:style-name="ce1">
            <text:p>TC0002_PlannerB 2-2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time" office:time-value="PT14H44M12.628S" table:style-name="ce2">
            <text:p>44:12.6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plan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time" office:time-value="PT14H44M13.480S" table:style-name="ce2">
            <text:p>44:13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time" office:time-value="PT14H44M13.502S" table:style-name="ce2">
            <text:p>44:13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time" office:time-value="PT14H44M13.509S" table:style-name="ce2">
            <text:p>44:13.5</text:p>
          </table:table-cell>
          <table:table-cell office:value-type="string" table:style-name="ce1">
            <text:p>TC0001_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time" office:time-value="PT14H44M12.720S" table:style-name="ce2">
            <text:p>44:12.7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Success</text:p>
          </table:table-cell>
          <table:table-cell office:value-type="float" office:value="29075" table:style-name="ce1">
            <text:p>29075</text:p>
          </table:table-cell>
          <table:table-cell table:number-columns-repeated="16377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time" office:time-value="PT14H44M12.690S" table:style-name="ce2">
            <text:p>44:12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Success</text:p>
          </table:table-cell>
          <table:table-cell office:value-type="float" office:value="31087" table:style-name="ce1">
            <text:p>31087</text:p>
          </table:table-cell>
          <table:table-cell table:number-columns-repeated="16377"/>
        </table:table-row>
        <table:table-row table:style-name="ro1">
          <table:table-cell office:value-type="float" office:value="2634" table:style-name="ce1">
            <text:p>2634</text:p>
          </table:table-cell>
          <table:table-cell office:value-type="time" office:time-value="PT14H44M13.902S" table:style-name="ce2">
            <text:p>44:13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66" table:style-name="ce1">
            <text:p>266</text:p>
          </table:table-cell>
          <table:table-cell table:number-columns-repeated="16377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time" office:time-value="PT14H44M12.295S" table:style-name="ce2">
            <text:p>44:12.3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Success</text:p>
          </table:table-cell>
          <table:table-cell office:value-type="float" office:value="28830" table:style-name="ce1">
            <text:p>28830</text:p>
          </table:table-cell>
          <table:table-cell table:number-columns-repeated="16377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time" office:time-value="PT14H44M12.672S" table:style-name="ce2">
            <text:p>44:12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Success</text:p>
          </table:table-cell>
          <table:table-cell office:value-type="float" office:value="30800" table:style-name="ce1">
            <text:p>30800</text:p>
          </table:table-cell>
          <table:table-cell table:number-columns-repeated="16377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time" office:time-value="PT14H44M12.240S" table:style-name="ce2">
            <text:p>44:12.2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Success</text:p>
          </table:table-cell>
          <table:table-cell office:value-type="float" office:value="36525" table:style-name="ce1">
            <text:p>36525</text:p>
          </table:table-cell>
          <table:table-cell table:number-columns-repeated="16377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time" office:time-value="PT14H44M12.749S" table:style-name="ce2">
            <text:p>44:12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Success</text:p>
          </table:table-cell>
          <table:table-cell office:value-type="float" office:value="29218" table:style-name="ce1">
            <text:p>29218</text:p>
          </table:table-cell>
          <table:table-cell table:number-columns-repeated="16377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time" office:time-value="PT14H44M12.744S" table:style-name="ce2">
            <text:p>44:12.7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Success</text:p>
          </table:table-cell>
          <table:table-cell office:value-type="float" office:value="29122" table:style-name="ce1">
            <text:p>29122</text:p>
          </table:table-cell>
          <table:table-cell table:number-columns-repeated="16377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time" office:time-value="PT14H44M13.955S" table:style-name="ce2">
            <text:p>44:14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641" table:style-name="ce1">
            <text:p>2641</text:p>
          </table:table-cell>
          <table:table-cell office:value-type="time" office:time-value="PT14H44M13.960S" table:style-name="ce2">
            <text:p>44:14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6" table:style-name="ce1">
            <text:p>266</text:p>
          </table:table-cell>
          <table:table-cell table:number-columns-repeated="16377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time" office:time-value="PT14H44M13.960S" table:style-name="ce2">
            <text:p>44:14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9" table:style-name="ce1">
            <text:p>209</text:p>
          </table:table-cell>
          <table:table-cell table:number-columns-repeated="16377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time" office:time-value="PT14H44M13.843S" table:style-name="ce2">
            <text:p>44:13.8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2569" table:style-name="ce1">
            <text:p>2569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time" office:time-value="PT14H44M13.959S" table:style-name="ce2">
            <text:p>44:14.0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15603" table:style-name="ce1">
            <text:p>15603</text:p>
          </table:table-cell>
          <table:table-cell table:number-columns-repeated="16377"/>
        </table:table-row>
        <table:table-row table:style-name="ro1">
          <table:table-cell office:value-type="float" office:value="2645" table:style-name="ce1">
            <text:p>2645</text:p>
          </table:table-cell>
          <table:table-cell office:value-type="time" office:time-value="PT14H44M12.724S" table:style-name="ce2">
            <text:p>44:12.7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3732" table:style-name="ce1">
            <text:p>3732</text:p>
          </table:table-cell>
          <table:table-cell office:value-type="string" table:style-name="ce1">
            <text:p>Success</text:p>
          </table:table-cell>
          <table:table-cell office:value-type="float" office:value="17006" table:style-name="ce1">
            <text:p>17006</text:p>
          </table:table-cell>
          <table:table-cell table:number-columns-repeated="16377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time" office:time-value="PT14H44M13.393S" table:style-name="ce2">
            <text:p>44:13.4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3077" table:style-name="ce1">
            <text:p>3077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time" office:time-value="PT14H44M16.415S" table:style-name="ce2">
            <text:p>44:16.4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time" office:time-value="PT14H44M16.455S" table:style-name="ce2">
            <text:p>44:16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time" office:time-value="PT14H44M16.476S" table:style-name="ce2">
            <text:p>44:1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time" office:time-value="PT14H44M13.951S" table:style-name="ce2">
            <text:p>44:14.0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2560" table:style-name="ce1">
            <text:p>2560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time" office:time-value="PT14H44M16.507S" table:style-name="ce2">
            <text:p>44:1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time" office:time-value="PT14H44M13.989S" table:style-name="ce2">
            <text:p>44:14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526" table:style-name="ce1">
            <text:p>2526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time" office:time-value="PT14H44M16.515S" table:style-name="ce2">
            <text:p>44:16.5</text:p>
          </table:table-cell>
          <table:table-cell office:value-type="string" table:style-name="ce1">
            <text:p>TC0002_PlannerB 2-2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time" office:time-value="PT14H44M16.491S" table:style-name="ce2">
            <text:p>44:16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time" office:time-value="PT14H44M12.768S" table:style-name="ce2">
            <text:p>44:12.8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role:name::IBehaviorListener:0:-1&amp;random=0.7476230416708588</text:p>
          </table:table-cell>
          <table:table-cell office:value-type="float" office:value="3755" table:style-name="ce1">
            <text:p>3755</text:p>
          </table:table-cell>
          <table:table-cell office:value-type="string" table:style-name="ce1">
            <text:p>Success</text:p>
          </table:table-cell>
          <table:table-cell office:value-type="float" office:value="35850" table:style-name="ce1">
            <text:p>35850</text:p>
          </table:table-cell>
          <table:table-cell table:number-columns-repeated="16377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time" office:time-value="PT14H44M16.520S" table:style-name="ce2">
            <text:p>44:16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time" office:time-value="PT14H44M16.526S" table:style-name="ce2">
            <text:p>44:16.5</text:p>
          </table:table-cell>
          <table:table-cell office:value-type="string" table:style-name="ce1">
            <text:p>TC0002_PlannerB 2-2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time" office:time-value="PT14H44M12.727S" table:style-name="ce2">
            <text:p>44:12.7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Success</text:p>
          </table:table-cell>
          <table:table-cell office:value-type="float" office:value="38519" table:style-name="ce1">
            <text:p>38519</text:p>
          </table:table-cell>
          <table:table-cell table:number-columns-repeated="16377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time" office:time-value="PT14H44M16.459S" table:style-name="ce2">
            <text:p>44:16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time" office:time-value="PT14H44M16.538S" table:style-name="ce2">
            <text:p>44:16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time" office:time-value="PT14H44M16.548S" table:style-name="ce2">
            <text:p>44:16.5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time" office:time-value="PT14H44M16.553S" table:style-name="ce2">
            <text:p>44:16.6</text:p>
          </table:table-cell>
          <table:table-cell office:value-type="string" table:style-name="ce1">
            <text:p>TC0001_PlannerA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time" office:time-value="PT14H44M16.513S" table:style-name="ce2">
            <text:p>44:16.5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time" office:time-value="PT14H44M12.691S" table:style-name="ce2">
            <text:p>44:12.7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44874" table:style-name="ce1">
            <text:p>44874</text:p>
          </table:table-cell>
          <table:table-cell table:number-columns-repeated="16377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time" office:time-value="PT14H44M16.592S" table:style-name="ce2">
            <text:p>44:16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time" office:time-value="PT14H44M16.607S" table:style-name="ce2">
            <text:p>44:16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time" office:time-value="PT14H44M16.618S" table:style-name="ce2">
            <text:p>44:16.6</text:p>
          </table:table-cell>
          <table:table-cell office:value-type="string" table:style-name="ce1">
            <text:p>TC0002_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time" office:time-value="PT14H44M12.732S" table:style-name="ce2">
            <text:p>44:12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time" office:time-value="PT14H44M12.643S" table:style-name="ce2">
            <text:p>44:12.6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4048" table:style-name="ce1">
            <text:p>4048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time" office:time-value="PT14H44M12.725S" table:style-name="ce2">
            <text:p>44:12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3968" table:style-name="ce1">
            <text:p>3968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time" office:time-value="PT14H44M13.978S" table:style-name="ce2">
            <text:p>44:14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time" office:time-value="PT14H44M13.951S" table:style-name="ce2">
            <text:p>44:14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764" table:style-name="ce1">
            <text:p>2764</text:p>
          </table:table-cell>
          <table:table-cell office:value-type="string" table:style-name="ce1">
            <text:p>Success</text:p>
          </table:table-cell>
          <table:table-cell office:value-type="float" office:value="35875" table:style-name="ce1">
            <text:p>35875</text:p>
          </table:table-cell>
          <table:table-cell table:number-columns-repeated="16377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time" office:time-value="PT14H44M13.983S" table:style-name="ce2">
            <text:p>44:14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2748" table:style-name="ce1">
            <text:p>2748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time" office:time-value="PT14H44M16.686S" table:style-name="ce2">
            <text:p>44:16.7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time" office:time-value="PT14H44M16.755S" table:style-name="ce2">
            <text:p>44:16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76" table:style-name="ce1">
            <text:p>2676</text:p>
          </table:table-cell>
          <table:table-cell office:value-type="time" office:time-value="PT14H44M16.778S" table:style-name="ce2">
            <text:p>44:16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time" office:time-value="PT14H44M16.785S" table:style-name="ce2">
            <text:p>44:16.8</text:p>
          </table:table-cell>
          <table:table-cell office:value-type="string" table:style-name="ce1">
            <text:p>TC0001_PlannerA 1-26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time" office:time-value="PT14H44M16.694S" table:style-name="ce2">
            <text:p>44:16.7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time" office:time-value="PT14H44M16.823S" table:style-name="ce2">
            <text:p>44:1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time" office:time-value="PT14H44M16.840S" table:style-name="ce2">
            <text:p>44:16.8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time" office:time-value="PT14H44M16.854S" table:style-name="ce2">
            <text:p>44:16.9</text:p>
          </table:table-cell>
          <table:table-cell office:value-type="string" table:style-name="ce1">
            <text:p>TC0001_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time" office:time-value="PT14H44M16.693S" table:style-name="ce2">
            <text:p>44:16.7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plan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time" office:time-value="PT14H44M16.892S" table:style-name="ce2">
            <text:p>44:16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time" office:time-value="PT14H44M16.904S" table:style-name="ce2">
            <text:p>44:16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time" office:time-value="PT14H44M16.915S" table:style-name="ce2">
            <text:p>44:16.9</text:p>
          </table:table-cell>
          <table:table-cell office:value-type="string" table:style-name="ce1">
            <text:p>TC0001_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time" office:time-value="PT14H44M16.599S" table:style-name="ce2">
            <text:p>44:16.6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uccess</text:p>
          </table:table-cell>
          <table:table-cell office:value-type="float" office:value="21233" table:style-name="ce1">
            <text:p>21233</text:p>
          </table:table-cell>
          <table:table-cell table:number-columns-repeated="16377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time" office:time-value="PT14H44M16.531S" table:style-name="ce2">
            <text:p>44:16.5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Success</text:p>
          </table:table-cell>
          <table:table-cell office:value-type="float" office:value="21233" table:style-name="ce1">
            <text:p>21233</text:p>
          </table:table-cell>
          <table:table-cell table:number-columns-repeated="16377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time" office:time-value="PT14H44M16.524S" table:style-name="ce2">
            <text:p>44:16.5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19306" table:style-name="ce1">
            <text:p>19306</text:p>
          </table:table-cell>
          <table:table-cell table:number-columns-repeated="16377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time" office:time-value="PT14H44M17.323S" table:style-name="ce2">
            <text:p>44:17.3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83" table:style-name="ce1">
            <text:p>383</text:p>
          </table:table-cell>
          <table:table-cell table:number-columns-repeated="16377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time" office:time-value="PT14H44M17.302S" table:style-name="ce2">
            <text:p>44:17.3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time" office:time-value="PT14H44M16.475S" table:style-name="ce2">
            <text:p>44:16.5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time" office:time-value="PT14H44M17.322S" table:style-name="ce2">
            <text:p>44:17.3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time" office:time-value="PT14H44M16.716S" table:style-name="ce2">
            <text:p>44:16.7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17010" table:style-name="ce1">
            <text:p>17010</text:p>
          </table:table-cell>
          <table:table-cell table:number-columns-repeated="16377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time" office:time-value="PT14H44M16.733S" table:style-name="ce2">
            <text:p>44:16.7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2198" table:style-name="ce1">
            <text:p>2198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time" office:time-value="PT14H44M16.516S" table:style-name="ce2">
            <text:p>44:16.5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2418" table:style-name="ce1">
            <text:p>2418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time" office:time-value="PT14H44M16.700S" table:style-name="ce2">
            <text:p>44:16.7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2238" table:style-name="ce1">
            <text:p>2238</text:p>
          </table:table-cell>
          <table:table-cell office:value-type="string" table:style-name="ce1">
            <text:p>Success</text:p>
          </table:table-cell>
          <table:table-cell office:value-type="float" office:value="17007" table:style-name="ce1">
            <text:p>17007</text:p>
          </table:table-cell>
          <table:table-cell table:number-columns-repeated="16377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time" office:time-value="PT14H44M18.900S" table:style-name="ce2">
            <text:p>44:18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time" office:time-value="PT14H44M18.941S" table:style-name="ce2">
            <text:p>44:18.9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time" office:time-value="PT14H44M18.924S" table:style-name="ce2">
            <text:p>44:18.9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time" office:time-value="PT14H44M18.950S" table:style-name="ce2">
            <text:p>44:19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time" office:time-value="PT14H44M18.959S" table:style-name="ce2">
            <text:p>44:19.0</text:p>
          </table:table-cell>
          <table:table-cell office:value-type="string" table:style-name="ce1">
            <text:p>TC0002_PlannerB 2-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time" office:time-value="PT14H44M18.957S" table:style-name="ce2">
            <text:p>44:19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time" office:time-value="PT14H44M18.940S" table:style-name="ce2">
            <text:p>44:18.9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time" office:time-value="PT14H44M18.971S" table:style-name="ce2">
            <text:p>44:19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time" office:time-value="PT14H44M18.978S" table:style-name="ce2">
            <text:p>44:19.0</text:p>
          </table:table-cell>
          <table:table-cell office:value-type="string" table:style-name="ce1">
            <text:p>TC0002_PlannerB 2-2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time" office:time-value="PT14H44M18.973S" table:style-name="ce2">
            <text:p>44:19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time" office:time-value="PT14H44M18.939S" table:style-name="ce2">
            <text:p>44:18.9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time" office:time-value="PT14H44M18.933S" table:style-name="ce2">
            <text:p>44:18.9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plan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time" office:time-value="PT14H44M18.995S" table:style-name="ce2">
            <text:p>44:19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time" office:time-value="PT14H44M18.995S" table:style-name="ce2">
            <text:p>44:1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time" office:time-value="PT14H44M19.016S" table:style-name="ce2">
            <text:p>44:1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time" office:time-value="PT14H44M19.008S" table:style-name="ce2">
            <text:p>44:19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time" office:time-value="PT14H44M19.014S" table:style-name="ce2">
            <text:p>44:19.0</text:p>
          </table:table-cell>
          <table:table-cell office:value-type="string" table:style-name="ce1">
            <text:p>TC0001_PlannerA 1-25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time" office:time-value="PT14H44M18.920S" table:style-name="ce2">
            <text:p>44:18.9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time" office:time-value="PT14H44M19.026S" table:style-name="ce2">
            <text:p>44:19.0</text:p>
          </table:table-cell>
          <table:table-cell office:value-type="string" table:style-name="ce1">
            <text:p>TC0001_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time" office:time-value="PT14H44M18.925S" table:style-name="ce2">
            <text:p>44:18.9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time" office:time-value="PT14H44M19.028S" table:style-name="ce2">
            <text:p>44:19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time" office:time-value="PT14H44M19.040S" table:style-name="ce2">
            <text:p>44:19.0</text:p>
          </table:table-cell>
          <table:table-cell office:value-type="string" table:style-name="ce1">
            <text:p>TC0001_PlannerA 1-2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19" table:style-name="ce1">
            <text:p>2719</text:p>
          </table:table-cell>
          <table:table-cell office:value-type="time" office:time-value="PT14H44M19.032S" table:style-name="ce2">
            <text:p>44:19.0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time" office:time-value="PT14H44M19.040S" table:style-name="ce2">
            <text:p>44:19.0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time" office:time-value="PT14H44M17.357S" table:style-name="ce2">
            <text:p>44:17.4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?wicket:interface=:3:indicator:big-form:segment:part:organization:name::IBehaviorListener:0:-1&amp;random=0.21537356901461857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35874" table:style-name="ce1">
            <text:p>35874</text:p>
          </table:table-cell>
          <table:table-cell table:number-columns-repeated="16377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time" office:time-value="PT14H44M19.052S" table:style-name="ce2">
            <text:p>44:19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time" office:time-value="PT14H44M19.055S" table:style-name="ce2">
            <text:p>44:19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time" office:time-value="PT14H44M19.058S" table:style-name="ce2">
            <text:p>44:19.1</text:p>
          </table:table-cell>
          <table:table-cell office:value-type="string" table:style-name="ce1">
            <text:p>TC0001_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time" office:time-value="PT14H44M19.061S" table:style-name="ce2">
            <text:p>44:19.1</text:p>
          </table:table-cell>
          <table:table-cell office:value-type="string" table:style-name="ce1">
            <text:p>TC0001_PlannerA 1-6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726" table:style-name="ce1">
            <text:p>2726</text:p>
          </table:table-cell>
          <table:table-cell office:value-type="time" office:time-value="PT14H44M19.056S" table:style-name="ce2">
            <text:p>44:19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7011" table:style-name="ce1">
            <text:p>17011</text:p>
          </table:table-cell>
          <table:table-cell table:number-columns-repeated="16377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time" office:time-value="PT14H44M19.104S" table:style-name="ce2">
            <text:p>44:19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99" table:style-name="ce1">
            <text:p>199</text:p>
          </table:table-cell>
          <table:table-cell table:number-columns-repeated="16377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time" office:time-value="PT14H44M19.130S" table:style-name="ce2">
            <text:p>44:19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time" office:time-value="PT14H44M19.141S" table:style-name="ce2">
            <text:p>44:19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time" office:time-value="PT14H44M19.149S" table:style-name="ce2">
            <text:p>44:19.1</text:p>
          </table:table-cell>
          <table:table-cell office:value-type="string" table:style-name="ce1">
            <text:p>TC0001_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number-rows-repeated="104584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1-20T10:23:24Z</dc:date>
  </office:meta>
</office:document-meta>
</file>